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6618in">
            <draw:object draw:notify-on-update-of-ranges="Sheet1.A1:Sheet1.A1 Sheet1.A2:Sheet1.A601 Sheet1.B1:Sheet1.B1 Sheet1.B2:Sheet1.B601 Sheet1.A1:Sheet1.A1 Sheet1.A2:Sheet1.A601 Sheet1.C1:Sheet1.C1 Sheet1.C2:Sheet1.C601 Sheet1.A1:Sheet1.A1 Sheet1.A2:Sheet1.A601 Sheet1.D1:Sheet1.D1 Sheet1.D2:Sheet1.D601 Sheet1.A1:Sheet1.A1 Sheet1.A2:Sheet1.A601 Sheet1.E1:Sheet1.E1 Sheet1.E2:Sheet1.E6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d</text:p>
          </table:table-cell>
          <table:table-cell office:value-type="string">
            <text:p>cons_vt</text:p>
          </table:table-cell>
          <table:table-cell office:value-type="string">
            <text:p>dt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25">
            <text:p>0.0025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05">
            <text:p>0.005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75">
            <text:p>0.0075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1">
            <text:p>0.01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2499999">
            <text:p>0.012499999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14999999">
            <text:p>0.014999999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17499998">
            <text:p>0.017499998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19999998">
            <text:p>0.019999998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2499997">
            <text:p>0.022499997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24999997">
            <text:p>0.024999997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7499996">
            <text:p>0.027499996</text:p>
          </table:table-cell>
          <table:table-cell office:value-type="float" office:value="0.49999085">
            <text:p>0.49999085</text:p>
          </table:table-cell>
          <table:table-cell office:value-type="float" office:value="0.0000003986412">
            <text:p>3.986412E-007</text:p>
          </table:table-cell>
          <table:table-cell office:value-type="float" office:value="0.00019966">
            <text:p>0.00019966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29999996">
            <text:p>0.029999996</text:p>
          </table:table-cell>
          <table:table-cell office:value-type="float" office:value="0.4999817">
            <text:p>0.4999817</text:p>
          </table:table-cell>
          <table:table-cell office:value-type="float" office:value="0.00000017718355">
            <text:p>1.7718355E-007</text:p>
          </table:table-cell>
          <table:table-cell office:value-type="float" office:value="0.00013311031">
            <text:p>0.0001331103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2499995">
            <text:p>0.032499995</text:p>
          </table:table-cell>
          <table:table-cell office:value-type="float" office:value="0.4999268">
            <text:p>0.4999268</text:p>
          </table:table-cell>
          <table:table-cell office:value-type="float" office:value="0.00000017722245">
            <text:p>1.7722245E-007</text:p>
          </table:table-cell>
          <table:table-cell office:value-type="float" office:value="0.00013312492">
            <text:p>0.0001331249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34999996">
            <text:p>0.034999996</text:p>
          </table:table-cell>
          <table:table-cell office:value-type="float" office:value="0.49983528">
            <text:p>0.49983528</text:p>
          </table:table-cell>
          <table:table-cell office:value-type="float" office:value="0.0000007089808">
            <text:p>0.000000709</text:p>
          </table:table-cell>
          <table:table-cell office:value-type="float" office:value="0.00026626693">
            <text:p>0.0002662669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37499998">
            <text:p>0.037499998</text:p>
          </table:table-cell>
          <table:table-cell office:value-type="float" office:value="0.49972546">
            <text:p>0.49972546</text:p>
          </table:table-cell>
          <table:table-cell office:value-type="float" office:value="0.0000015955671">
            <text:p>1.5955671E-006</text:p>
          </table:table-cell>
          <table:table-cell office:value-type="float" office:value="0.0003994455">
            <text:p>0.0003994455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4">
            <text:p>0.04</text:p>
          </table:table-cell>
          <table:table-cell office:value-type="float" office:value="0.49959737">
            <text:p>0.49959737</text:p>
          </table:table-cell>
          <table:table-cell office:value-type="float" office:value="0.0000044328026">
            <text:p>4.4328026E-006</text:p>
          </table:table-cell>
          <table:table-cell office:value-type="float" office:value="0.00066579296">
            <text:p>0.00066579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25">
            <text:p>0.0425</text:p>
          </table:table-cell>
          <table:table-cell office:value-type="float" office:value="0.49946925">
            <text:p>0.49946925</text:p>
          </table:table-cell>
          <table:table-cell office:value-type="float" office:value="0.000006385388">
            <text:p>6.385388E-006</text:p>
          </table:table-cell>
          <table:table-cell office:value-type="float" office:value="0.00079908624">
            <text:p>0.0007990862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045">
            <text:p>0.045</text:p>
          </table:table-cell>
          <table:table-cell office:value-type="float" office:value="0.49934113">
            <text:p>0.49934113</text:p>
          </table:table-cell>
          <table:table-cell office:value-type="float" office:value="0.0000086939535">
            <text:p>0.000008694</text:p>
          </table:table-cell>
          <table:table-cell office:value-type="float" office:value="0.00093241374">
            <text:p>0.0009324137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47500003">
            <text:p>0.047500003</text:p>
          </table:table-cell>
          <table:table-cell office:value-type="float" office:value="0.4991947">
            <text:p>0.4991947</text:p>
          </table:table-cell>
          <table:table-cell office:value-type="float" office:value="0.000008699055">
            <text:p>8.699055E-006</text:p>
          </table:table-cell>
          <table:table-cell office:value-type="float" office:value="0.00093268725">
            <text:p>0.0009326873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50000004">
            <text:p>0.050000004</text:p>
          </table:table-cell>
          <table:table-cell office:value-type="float" office:value="0.4990666">
            <text:p>0.4990666</text:p>
          </table:table-cell>
          <table:table-cell office:value-type="float" office:value="0.000006396866">
            <text:p>6.396866E-006</text:p>
          </table:table-cell>
          <table:table-cell office:value-type="float" office:value="0.0007998041">
            <text:p>0.000799804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2500006">
            <text:p>0.052500006</text:p>
          </table:table-cell>
          <table:table-cell office:value-type="float" office:value="0.49892932">
            <text:p>0.49892932</text:p>
          </table:table-cell>
          <table:table-cell office:value-type="float" office:value="0.000005379669">
            <text:p>5.379669E-006</text:p>
          </table:table-cell>
          <table:table-cell office:value-type="float" office:value="0.0007334623">
            <text:p>0.0007334623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055000007">
            <text:p>0.055000007</text:p>
          </table:table-cell>
          <table:table-cell office:value-type="float" office:value="0.4987829">
            <text:p>0.4987829</text:p>
          </table:table-cell>
          <table:table-cell office:value-type="float" office:value="0.0000021848855">
            <text:p>2.1848855E-006</text:p>
          </table:table-cell>
          <table:table-cell office:value-type="float" office:value="0.0004674276">
            <text:p>0.0004674276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5750001">
            <text:p>0.05750001</text:p>
          </table:table-cell>
          <table:table-cell office:value-type="float" office:value="0.4986365">
            <text:p>0.4986365</text:p>
          </table:table-cell>
          <table:table-cell office:value-type="float" office:value="0.000002186169">
            <text:p>2.186169E-006</text:p>
          </table:table-cell>
          <table:table-cell office:value-type="float" office:value="0.00046756485">
            <text:p>0.0004675649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06000001">
            <text:p>0.06000001</text:p>
          </table:table-cell>
          <table:table-cell office:value-type="float" office:value="0.4984718">
            <text:p>0.4984718</text:p>
          </table:table-cell>
          <table:table-cell office:value-type="float" office:value="0.000002187614">
            <text:p>2.187614E-006</text:p>
          </table:table-cell>
          <table:table-cell office:value-type="float" office:value="0.00046771936">
            <text:p>0.0004677194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250001">
            <text:p>0.06250001</text:p>
          </table:table-cell>
          <table:table-cell office:value-type="float" office:value="0.4982796">
            <text:p>0.4982796</text:p>
          </table:table-cell>
          <table:table-cell office:value-type="float" office:value="0.0000044568496">
            <text:p>4.4568496E-006</text:p>
          </table:table-cell>
          <table:table-cell office:value-type="float" office:value="0.0006675964">
            <text:p>0.0006675964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065000005">
            <text:p>0.065000005</text:p>
          </table:table-cell>
          <table:table-cell office:value-type="float" office:value="0.4980783">
            <text:p>0.4980783</text:p>
          </table:table-cell>
          <table:table-cell office:value-type="float" office:value="0.0000064159863">
            <text:p>0.000006416</text:p>
          </table:table-cell>
          <table:table-cell office:value-type="float" office:value="0.00080099853">
            <text:p>0.000800998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675">
            <text:p>0.0675</text:p>
          </table:table-cell>
          <table:table-cell office:value-type="float" office:value="0.49785867">
            <text:p>0.49785867</text:p>
          </table:table-cell>
          <table:table-cell office:value-type="float" office:value="0.000011398157">
            <text:p>1.1398157E-005</text:p>
          </table:table-cell>
          <table:table-cell office:value-type="float" office:value="0.0010676215">
            <text:p>0.0010676215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07">
            <text:p>0.07</text:p>
          </table:table-cell>
          <table:table-cell office:value-type="float" office:value="0.49762988">
            <text:p>0.49762988</text:p>
          </table:table-cell>
          <table:table-cell office:value-type="float" office:value="0.000016073582">
            <text:p>1.6073582E-005</text:p>
          </table:table-cell>
          <table:table-cell office:value-type="float" office:value="0.0012678163">
            <text:p>0.0012678163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25">
            <text:p>0.0725</text:p>
          </table:table-cell>
          <table:table-cell office:value-type="float" office:value="0.49738282">
            <text:p>0.49738282</text:p>
          </table:table-cell>
          <table:table-cell office:value-type="float" office:value="0.000017822662">
            <text:p>1.7822662E-005</text:p>
          </table:table-cell>
          <table:table-cell office:value-type="float" office:value="0.0013350154">
            <text:p>0.0013350154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074999996">
            <text:p>0.074999996</text:p>
          </table:table-cell>
          <table:table-cell office:value-type="float" office:value="0.49712658">
            <text:p>0.49712658</text:p>
          </table:table-cell>
          <table:table-cell office:value-type="float" office:value="0.000017841036">
            <text:p>0.000017841</text:p>
          </table:table-cell>
          <table:table-cell office:value-type="float" office:value="0.0013357034">
            <text:p>0.0013357034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7749999">
            <text:p>0.07749999</text:p>
          </table:table-cell>
          <table:table-cell office:value-type="float" office:value="0.49686122">
            <text:p>0.49686122</text:p>
          </table:table-cell>
          <table:table-cell office:value-type="float" office:value="0.000012920991">
            <text:p>0.000012921</text:p>
          </table:table-cell>
          <table:table-cell office:value-type="float" office:value="0.0011367054">
            <text:p>0.0011367054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07999999">
            <text:p>0.07999999</text:p>
          </table:table-cell>
          <table:table-cell office:value-type="float" office:value="0.49658668">
            <text:p>0.49658668</text:p>
          </table:table-cell>
          <table:table-cell office:value-type="float" office:value="0.0000075872676">
            <text:p>7.5872676E-006</text:p>
          </table:table-cell>
          <table:table-cell office:value-type="float" office:value="0.00087104924">
            <text:p>0.0008710492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249999">
            <text:p>0.08249999</text:p>
          </table:table-cell>
          <table:table-cell office:value-type="float" office:value="0.4962847">
            <text:p>0.4962847</text:p>
          </table:table-cell>
          <table:table-cell office:value-type="float" office:value="0.0000045139627">
            <text:p>0.000004514</text:p>
          </table:table-cell>
          <table:table-cell office:value-type="float" office:value="0.0006718603">
            <text:p>0.0006718603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084999986">
            <text:p>0.084999986</text:p>
          </table:table-cell>
          <table:table-cell office:value-type="float" office:value="0.49597356">
            <text:p>0.49597356</text:p>
          </table:table-cell>
          <table:table-cell office:value-type="float" office:value="0.0000016482572">
            <text:p>1.6482572E-006</text:p>
          </table:table-cell>
          <table:table-cell office:value-type="float" office:value="0.00040598735">
            <text:p>0.0004059874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8749998">
            <text:p>0.08749998</text:p>
          </table:table-cell>
          <table:table-cell office:value-type="float" office:value="0.49566242">
            <text:p>0.49566242</text:p>
          </table:table-cell>
          <table:table-cell office:value-type="float" office:value="0.000001650327">
            <text:p>1.650327E-006</text:p>
          </table:table-cell>
          <table:table-cell office:value-type="float" office:value="0.00040624218">
            <text:p>0.0004062422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08999998">
            <text:p>0.08999998</text:p>
          </table:table-cell>
          <table:table-cell office:value-type="float" office:value="0.4953147">
            <text:p>0.4953147</text:p>
          </table:table-cell>
          <table:table-cell office:value-type="float" office:value="0.0000029125401">
            <text:p>2.9125401E-006</text:p>
          </table:table-cell>
          <table:table-cell office:value-type="float" office:value="0.00053967955">
            <text:p>0.0005396796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249998">
            <text:p>0.09249998</text:p>
          </table:table-cell>
          <table:table-cell office:value-type="float" office:value="0.4949578">
            <text:p>0.4949578</text:p>
          </table:table-cell>
          <table:table-cell office:value-type="float" office:value="0.000007620457">
            <text:p>7.620457E-006</text:p>
          </table:table-cell>
          <table:table-cell office:value-type="float" office:value="0.0008729523">
            <text:p>0.0008729523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09499998">
            <text:p>0.09499998</text:p>
          </table:table-cell>
          <table:table-cell office:value-type="float" office:value="0.49459177">
            <text:p>0.49459177</text:p>
          </table:table-cell>
          <table:table-cell office:value-type="float" office:value="0.0000129939">
            <text:p>1.29939E-005</text:p>
          </table:table-cell>
          <table:table-cell office:value-type="float" office:value="0.0011399079">
            <text:p>0.0011399079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097499974">
            <text:p>0.097499974</text:p>
          </table:table-cell>
          <table:table-cell office:value-type="float" office:value="0.4942074">
            <text:p>0.4942074</text:p>
          </table:table-cell>
          <table:table-cell office:value-type="float" office:value="0.000023724193">
            <text:p>2.3724193E-005</text:p>
          </table:table-cell>
          <table:table-cell office:value-type="float" office:value="0.001540266">
            <text:p>0.001540266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09999997">
            <text:p>0.09999997</text:p>
          </table:table-cell>
          <table:table-cell office:value-type="float" office:value="0.49381393">
            <text:p>0.49381393</text:p>
          </table:table-cell>
          <table:table-cell office:value-type="float" office:value="0.000030318855">
            <text:p>3.0318855E-005</text:p>
          </table:table-cell>
          <table:table-cell office:value-type="float" office:value="0.0017412311">
            <text:p>0.00174123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249997">
            <text:p>0.10249997</text:p>
          </table:table-cell>
          <table:table-cell office:value-type="float" office:value="0.49342042">
            <text:p>0.49342042</text:p>
          </table:table-cell>
          <table:table-cell office:value-type="float" office:value="0.000028091112">
            <text:p>2.8091112E-005</text:p>
          </table:table-cell>
          <table:table-cell office:value-type="float" office:value="0.0016760404">
            <text:p>0.0016760404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10499997">
            <text:p>0.10499997</text:p>
          </table:table-cell>
          <table:table-cell office:value-type="float" office:value="0.4930178">
            <text:p>0.4930178</text:p>
          </table:table-cell>
          <table:table-cell office:value-type="float" office:value="0.000019911738">
            <text:p>1.9911738E-005</text:p>
          </table:table-cell>
          <table:table-cell office:value-type="float" office:value="0.0014110896">
            <text:p>0.0014110896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07499965">
            <text:p>0.107499965</text:p>
          </table:table-cell>
          <table:table-cell office:value-type="float" office:value="0.49259683">
            <text:p>0.49259683</text:p>
          </table:table-cell>
          <table:table-cell office:value-type="float" office:value="0.0000102578115">
            <text:p>1.02578115E-005</text:p>
          </table:table-cell>
          <table:table-cell office:value-type="float" office:value="0.0010128085">
            <text:p>0.001012808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10999996">
            <text:p>0.10999996</text:p>
          </table:table-cell>
          <table:table-cell office:value-type="float" office:value="0.4921576">
            <text:p>0.4921576</text:p>
          </table:table-cell>
          <table:table-cell office:value-type="float" office:value="0.0000023141206">
            <text:p>2.3141206E-006</text:p>
          </table:table-cell>
          <table:table-cell office:value-type="float" office:value="0.00048105308">
            <text:p>0.0004810531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249996">
            <text:p>0.11249996</text:p>
          </table:table-cell>
          <table:table-cell office:value-type="float" office:value="0.49171835">
            <text:p>0.49171835</text:p>
          </table:table-cell>
          <table:table-cell office:value-type="float" office:value="0.000000067220576">
            <text:p>6.7220576E-008</text:p>
          </table:table-cell>
          <table:table-cell office:value-type="float" office:value="0.00008198815">
            <text:p>8.198815E-005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11499996">
            <text:p>0.11499996</text:p>
          </table:table-cell>
          <table:table-cell office:value-type="float" office:value="0.4912425">
            <text:p>0.4912425</text:p>
          </table:table-cell>
          <table:table-cell office:value-type="float" office:value="-0.0000003395628">
            <text:p>-3.395628E-007</text:p>
          </table:table-cell>
          <table:table-cell office:value-type="float" office:value="-0.0001842723">
            <text:p>-0.0001842723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17499955">
            <text:p>0.117499955</text:p>
          </table:table-cell>
          <table:table-cell office:value-type="float" office:value="0.49074835">
            <text:p>0.49074835</text:p>
          </table:table-cell>
          <table:table-cell office:value-type="float" office:value="-0.000000340247">
            <text:p>-3.40247E-007</text:p>
          </table:table-cell>
          <table:table-cell office:value-type="float" office:value="-0.00018445785">
            <text:p>-0.0001844579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11999995">
            <text:p>0.11999995</text:p>
          </table:table-cell>
          <table:table-cell office:value-type="float" office:value="0.4902359">
            <text:p>0.4902359</text:p>
          </table:table-cell>
          <table:table-cell office:value-type="float" office:value="0.000000066747916">
            <text:p>6.6747916E-008</text:p>
          </table:table-cell>
          <table:table-cell office:value-type="float" office:value="0.0000816994">
            <text:p>8.16994E-005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249995">
            <text:p>0.12249995</text:p>
          </table:table-cell>
          <table:table-cell office:value-type="float" office:value="0.48970512">
            <text:p>0.48970512</text:p>
          </table:table-cell>
          <table:table-cell office:value-type="float" office:value="0.000003776082">
            <text:p>3.776082E-006</text:p>
          </table:table-cell>
          <table:table-cell office:value-type="float" office:value="0.00061449833">
            <text:p>0.0006144983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12499995">
            <text:p>0.12499995</text:p>
          </table:table-cell>
          <table:table-cell office:value-type="float" office:value="0.48914692">
            <text:p>0.48914692</text:p>
          </table:table-cell>
          <table:table-cell office:value-type="float" office:value="0.000014750491">
            <text:p>1.4750491E-005</text:p>
          </table:table-cell>
          <table:table-cell office:value-type="float" office:value="0.001214516">
            <text:p>0.001214516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2749995">
            <text:p>0.12749995</text:p>
          </table:table-cell>
          <table:table-cell office:value-type="float" office:value="0.48858872">
            <text:p>0.48858872</text:p>
          </table:table-cell>
          <table:table-cell office:value-type="float" office:value="0.00002398959">
            <text:p>2.398959E-005</text:p>
          </table:table-cell>
          <table:table-cell office:value-type="float" office:value="0.0015488573">
            <text:p>0.0015488573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12999995">
            <text:p>0.12999995</text:p>
          </table:table-cell>
          <table:table-cell office:value-type="float" office:value="0.48802134">
            <text:p>0.48802134</text:p>
          </table:table-cell>
          <table:table-cell office:value-type="float" office:value="0.000038033053">
            <text:p>3.8033053E-005</text:p>
          </table:table-cell>
          <table:table-cell office:value-type="float" office:value="0.0019502065">
            <text:p>0.0019502065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249995">
            <text:p>0.13249995</text:p>
          </table:table-cell>
          <table:table-cell office:value-type="float" office:value="0.48744485">
            <text:p>0.48744485</text:p>
          </table:table-cell>
          <table:table-cell office:value-type="float" office:value="0.00004076786">
            <text:p>4.076786E-005</text:p>
          </table:table-cell>
          <table:table-cell office:value-type="float" office:value="0.0020191052">
            <text:p>0.0020191052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13499995">
            <text:p>0.13499995</text:p>
          </table:table-cell>
          <table:table-cell office:value-type="float" office:value="0.48685002">
            <text:p>0.48685002</text:p>
          </table:table-cell>
          <table:table-cell office:value-type="float" office:value="0.00003318926">
            <text:p>3.318926E-005</text:p>
          </table:table-cell>
          <table:table-cell office:value-type="float" office:value="0.0018217919">
            <text:p>0.0018217919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3749994">
            <text:p>0.13749994</text:p>
          </table:table-cell>
          <table:table-cell office:value-type="float" office:value="0.48624605">
            <text:p>0.48624605</text:p>
          </table:table-cell>
          <table:table-cell office:value-type="float" office:value="0.000020291729">
            <text:p>2.0291729E-005</text:p>
          </table:table-cell>
          <table:table-cell office:value-type="float" office:value="0.0014244904">
            <text:p>0.0014244904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13999994">
            <text:p>0.13999994</text:p>
          </table:table-cell>
          <table:table-cell office:value-type="float" office:value="0.48563293">
            <text:p>0.48563293</text:p>
          </table:table-cell>
          <table:table-cell office:value-type="float" office:value="0.000009218412">
            <text:p>9.218412E-006</text:p>
          </table:table-cell>
          <table:table-cell office:value-type="float" office:value="0.0009601256">
            <text:p>0.0009601256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249994">
            <text:p>0.14249994</text:p>
          </table:table-cell>
          <table:table-cell office:value-type="float" office:value="0.48499236">
            <text:p>0.48499236</text:p>
          </table:table-cell>
          <table:table-cell office:value-type="float" office:value="0.0000031563452">
            <text:p>3.1563452E-006</text:p>
          </table:table-cell>
          <table:table-cell office:value-type="float" office:value="0.0005618136">
            <text:p>0.0005618136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14499994">
            <text:p>0.14499994</text:p>
          </table:table-cell>
          <table:table-cell office:value-type="float" office:value="0.4843518">
            <text:p>0.4843518</text:p>
          </table:table-cell>
          <table:table-cell office:value-type="float" office:value="0.000000008870059">
            <text:p>8.870059E-009</text:p>
          </table:table-cell>
          <table:table-cell office:value-type="float" office:value="0.000029782645">
            <text:p>2.9782645E-00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749993">
            <text:p>0.14749993</text:p>
          </table:table-cell>
          <table:table-cell office:value-type="float" office:value="0.48371124">
            <text:p>0.48371124</text:p>
          </table:table-cell>
          <table:table-cell office:value-type="float" office:value="-0.0000005596305">
            <text:p>-5.596305E-007</text:p>
          </table:table-cell>
          <table:table-cell office:value-type="float" office:value="-0.00023656512">
            <text:p>-0.0002365651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14999993">
            <text:p>0.14999993</text:p>
          </table:table-cell>
          <table:table-cell office:value-type="float" office:value="0.48305237">
            <text:p>0.48305237</text:p>
          </table:table-cell>
          <table:table-cell office:value-type="float" office:value="-0.0000013696218">
            <text:p>-1.3696218E-006</text:p>
          </table:table-cell>
          <table:table-cell office:value-type="float" office:value="-0.00037008402">
            <text:p>-0.000370084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249993">
            <text:p>0.15249993</text:p>
          </table:table-cell>
          <table:table-cell office:value-type="float" office:value="0.48237517">
            <text:p>0.48237517</text:p>
          </table:table-cell>
          <table:table-cell office:value-type="float" office:value="-0.0000005636098">
            <text:p>-5.636098E-007</text:p>
          </table:table-cell>
          <table:table-cell office:value-type="float" office:value="-0.00023740467">
            <text:p>-0.0002374047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15499993">
            <text:p>0.15499993</text:p>
          </table:table-cell>
          <table:table-cell office:value-type="float" office:value="0.4816797">
            <text:p>0.4816797</text:p>
          </table:table-cell>
          <table:table-cell office:value-type="float" office:value="0.00000026197762">
            <text:p>0.000000262</text:p>
          </table:table-cell>
          <table:table-cell office:value-type="float" office:value="0.00016185723">
            <text:p>0.0001618572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749992">
            <text:p>0.15749992</text:p>
          </table:table-cell>
          <table:table-cell office:value-type="float" office:value="0.4809751">
            <text:p>0.4809751</text:p>
          </table:table-cell>
          <table:table-cell office:value-type="float" office:value="0.00000579894">
            <text:p>5.79894E-006</text:p>
          </table:table-cell>
          <table:table-cell office:value-type="float" office:value="0.0007615077">
            <text:p>0.0007615077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15999992">
            <text:p>0.15999992</text:p>
          </table:table-cell>
          <table:table-cell office:value-type="float" office:value="0.480243">
            <text:p>0.480243</text:p>
          </table:table-cell>
          <table:table-cell office:value-type="float" office:value="0.000016783106">
            <text:p>1.6783106E-005</text:p>
          </table:table-cell>
          <table:table-cell office:value-type="float" office:value="0.0012954962">
            <text:p>0.001295496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249992">
            <text:p>0.16249992</text:p>
          </table:table-cell>
          <table:table-cell office:value-type="float" office:value="0.47952008">
            <text:p>0.47952008</text:p>
          </table:table-cell>
          <table:table-cell office:value-type="float" office:value="0.000026584123">
            <text:p>2.6584123E-005</text:p>
          </table:table-cell>
          <table:table-cell office:value-type="float" office:value="0.0016304639">
            <text:p>0.0016304639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16499992">
            <text:p>0.16499992</text:p>
          </table:table-cell>
          <table:table-cell office:value-type="float" office:value="0.478788">
            <text:p>0.478788</text:p>
          </table:table-cell>
          <table:table-cell office:value-type="float" office:value="0.000026665479">
            <text:p>2.6665479E-005</text:p>
          </table:table-cell>
          <table:table-cell office:value-type="float" office:value="0.0016329568">
            <text:p>0.0016329568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749991">
            <text:p>0.16749991</text:p>
          </table:table-cell>
          <table:table-cell office:value-type="float" office:value="0.47804677">
            <text:p>0.47804677</text:p>
          </table:table-cell>
          <table:table-cell office:value-type="float" office:value="0.00002061165">
            <text:p>2.061165E-005</text:p>
          </table:table-cell>
          <table:table-cell office:value-type="float" office:value="0.0014356758">
            <text:p>0.0014356758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16999991">
            <text:p>0.16999991</text:p>
          </table:table-cell>
          <table:table-cell office:value-type="float" office:value="0.47730553">
            <text:p>0.47730553</text:p>
          </table:table-cell>
          <table:table-cell office:value-type="float" office:value="0.000018804662">
            <text:p>1.8804662E-005</text:p>
          </table:table-cell>
          <table:table-cell office:value-type="float" office:value="0.0013713009">
            <text:p>0.0013713009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249991">
            <text:p>0.17249991</text:p>
          </table:table-cell>
          <table:table-cell office:value-type="float" office:value="0.47653684">
            <text:p>0.47653684</text:p>
          </table:table-cell>
          <table:table-cell office:value-type="float" office:value="0.00001225642">
            <text:p>1.225642E-005</text:p>
          </table:table-cell>
          <table:table-cell office:value-type="float" office:value="0.0011070871">
            <text:p>0.0011070871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17499991">
            <text:p>0.17499991</text:p>
          </table:table-cell>
          <table:table-cell office:value-type="float" office:value="0.47573155">
            <text:p>0.47573155</text:p>
          </table:table-cell>
          <table:table-cell office:value-type="float" office:value="0.0000050311614">
            <text:p>5.0311614E-006</text:p>
          </table:table-cell>
          <table:table-cell office:value-type="float" office:value="0.0007093068">
            <text:p>0.0007093068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74999">
            <text:p>0.1774999</text:p>
          </table:table-cell>
          <table:table-cell office:value-type="float" office:value="0.4749171">
            <text:p>0.4749171</text:p>
          </table:table-cell>
          <table:table-cell office:value-type="float" office:value="0.0000001232881">
            <text:p>1.232881E-007</text:p>
          </table:table-cell>
          <table:table-cell office:value-type="float" office:value="0.00011103518">
            <text:p>0.0001110352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1799999">
            <text:p>0.1799999</text:p>
          </table:table-cell>
          <table:table-cell office:value-type="float" office:value="0.47410268">
            <text:p>0.47410268</text:p>
          </table:table-cell>
          <table:table-cell office:value-type="float" office:value="-0.0000023840075">
            <text:p>-0.000002384</text:p>
          </table:table-cell>
          <table:table-cell office:value-type="float" office:value="-0.00048826297">
            <text:p>-0.000488263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24999">
            <text:p>0.1824999</text:p>
          </table:table-cell>
          <table:table-cell office:value-type="float" office:value="0.4732974">
            <text:p>0.4732974</text:p>
          </table:table-cell>
          <table:table-cell office:value-type="float" office:value="-0.000010444192">
            <text:p>-1.0444192E-005</text:p>
          </table:table-cell>
          <table:table-cell office:value-type="float" office:value="-0.0010219683">
            <text:p>-0.0010219683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1849999">
            <text:p>0.1849999</text:p>
          </table:table-cell>
          <table:table-cell office:value-type="float" office:value="0.4724738">
            <text:p>0.4724738</text:p>
          </table:table-cell>
          <table:table-cell office:value-type="float" office:value="-0.000016645972">
            <text:p>-0.000016646</text:p>
          </table:table-cell>
          <table:table-cell office:value-type="float" office:value="-0.0012901927">
            <text:p>-0.0012901927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74999">
            <text:p>0.1874999</text:p>
          </table:table-cell>
          <table:table-cell office:value-type="float" office:value="0.47162277">
            <text:p>0.47162277</text:p>
          </table:table-cell>
          <table:table-cell office:value-type="float" office:value="-0.000018472447">
            <text:p>-1.8472447E-005</text:p>
          </table:table-cell>
          <table:table-cell office:value-type="float" office:value="-0.0013591337">
            <text:p>-0.0013591337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1899999">
            <text:p>0.1899999</text:p>
          </table:table-cell>
          <table:table-cell office:value-type="float" office:value="0.4707168">
            <text:p>0.4707168</text:p>
          </table:table-cell>
          <table:table-cell office:value-type="float" office:value="-0.00000801799">
            <text:p>-0.000008018</text:p>
          </table:table-cell>
          <table:table-cell office:value-type="float" office:value="-0.0008954323">
            <text:p>-0.000895432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249989">
            <text:p>0.19249989</text:p>
          </table:table-cell>
          <table:table-cell office:value-type="float" office:value="0.46981087">
            <text:p>0.46981087</text:p>
          </table:table-cell>
          <table:table-cell office:value-type="float" office:value="-0.0000031818022">
            <text:p>-3.1818022E-006</text:p>
          </table:table-cell>
          <table:table-cell office:value-type="float" office:value="-0.00056407467">
            <text:p>-0.0005640747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19499989">
            <text:p>0.19499989</text:p>
          </table:table-cell>
          <table:table-cell office:value-type="float" office:value="0.4688866">
            <text:p>0.4688866</text:p>
          </table:table-cell>
          <table:table-cell office:value-type="float" office:value="-0.00000053868064">
            <text:p>-5.3868064E-007</text:p>
          </table:table-cell>
          <table:table-cell office:value-type="float" office:value="-0.00023209494">
            <text:p>-0.0002320949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749989">
            <text:p>0.19749989</text:p>
          </table:table-cell>
          <table:table-cell office:value-type="float" office:value="0.4679349">
            <text:p>0.4679349</text:p>
          </table:table-cell>
          <table:table-cell office:value-type="float" office:value="0.0000009023795">
            <text:p>9.023795E-007</text:p>
          </table:table-cell>
          <table:table-cell office:value-type="float" office:value="0.00030039632">
            <text:p>0.0003003963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19999988">
            <text:p>0.19999988</text:p>
          </table:table-cell>
          <table:table-cell office:value-type="float" office:value="0.46697405">
            <text:p>0.46697405</text:p>
          </table:table-cell>
          <table:table-cell office:value-type="float" office:value="0.000010688405">
            <text:p>1.0688405E-005</text:p>
          </table:table-cell>
          <table:table-cell office:value-type="float" office:value="0.0010338475">
            <text:p>0.0010338475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249988">
            <text:p>0.20249988</text:p>
          </table:table-cell>
          <table:table-cell office:value-type="float" office:value="0.46598575">
            <text:p>0.46598575</text:p>
          </table:table-cell>
          <table:table-cell office:value-type="float" office:value="0.000028977338">
            <text:p>2.8977338E-005</text:p>
          </table:table-cell>
          <table:table-cell office:value-type="float" office:value="0.0017022731">
            <text:p>0.0017022731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20499988">
            <text:p>0.20499988</text:p>
          </table:table-cell>
          <table:table-cell office:value-type="float" office:value="0.46501574">
            <text:p>0.46501574</text:p>
          </table:table-cell>
          <table:table-cell office:value-type="float" office:value="0.000044333698">
            <text:p>4.4333698E-005</text:p>
          </table:table-cell>
          <table:table-cell office:value-type="float" office:value="0.002105557">
            <text:p>0.002105557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749988">
            <text:p>0.20749988</text:p>
          </table:table-cell>
          <table:table-cell office:value-type="float" office:value="0.46402743">
            <text:p>0.46402743</text:p>
          </table:table-cell>
          <table:table-cell office:value-type="float" office:value="0.000050323437">
            <text:p>5.0323437E-005</text:p>
          </table:table-cell>
          <table:table-cell office:value-type="float" office:value="0.0022432886">
            <text:p>0.0022432886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20999987">
            <text:p>0.20999987</text:p>
          </table:table-cell>
          <table:table-cell office:value-type="float" office:value="0.46305743">
            <text:p>0.46305743</text:p>
          </table:table-cell>
          <table:table-cell office:value-type="float" office:value="0.000050534487">
            <text:p>5.0534487E-005</text:p>
          </table:table-cell>
          <table:table-cell office:value-type="float" office:value="0.0022479878">
            <text:p>0.0022479878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249987">
            <text:p>0.21249987</text:p>
          </table:table-cell>
          <table:table-cell office:value-type="float" office:value="0.46206912">
            <text:p>0.46206912</text:p>
          </table:table-cell>
          <table:table-cell office:value-type="float" office:value="0.0000394539">
            <text:p>3.94539E-005</text:p>
          </table:table-cell>
          <table:table-cell office:value-type="float" office:value="0.0019863006">
            <text:p>0.0019863006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21499987">
            <text:p>0.21499987</text:p>
          </table:table-cell>
          <table:table-cell office:value-type="float" office:value="0.46106252">
            <text:p>0.46106252</text:p>
          </table:table-cell>
          <table:table-cell office:value-type="float" office:value="0.000017539907">
            <text:p>1.7539907E-005</text:p>
          </table:table-cell>
          <table:table-cell office:value-type="float" office:value="0.0013243832">
            <text:p>0.0013243832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749987">
            <text:p>0.21749987</text:p>
          </table:table-cell>
          <table:table-cell office:value-type="float" office:value="0.46007422">
            <text:p>0.46007422</text:p>
          </table:table-cell>
          <table:table-cell office:value-type="float" office:value="0.00000016382097">
            <text:p>1.6382097E-007</text:p>
          </table:table-cell>
          <table:table-cell office:value-type="float" office:value="0.00012799256">
            <text:p>0.0001279926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21999986">
            <text:p>0.21999986</text:p>
          </table:table-cell>
          <table:table-cell office:value-type="float" office:value="0.45905846">
            <text:p>0.45905846</text:p>
          </table:table-cell>
          <table:table-cell office:value-type="float" office:value="-0.000007588494">
            <text:p>-7.588494E-006</text:p>
          </table:table-cell>
          <table:table-cell office:value-type="float" office:value="-0.0008711196">
            <text:p>-0.0008711196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249986">
            <text:p>0.22249986</text:p>
          </table:table-cell>
          <table:table-cell office:value-type="float" office:value="0.45802438">
            <text:p>0.45802438</text:p>
          </table:table-cell>
          <table:table-cell office:value-type="float" office:value="-0.000021689544">
            <text:p>-2.1689544E-005</text:p>
          </table:table-cell>
          <table:table-cell office:value-type="float" office:value="-0.001472737">
            <text:p>-0.001472737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22499986">
            <text:p>0.22499986</text:p>
          </table:table-cell>
          <table:table-cell office:value-type="float" office:value="0.45698118">
            <text:p>0.45698118</text:p>
          </table:table-cell>
          <table:table-cell office:value-type="float" office:value="-0.000040365983">
            <text:p>-0.000040366</text:p>
          </table:table-cell>
          <table:table-cell office:value-type="float" office:value="-0.0020091287">
            <text:p>-0.0020091287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749986">
            <text:p>0.22749986</text:p>
          </table:table-cell>
          <table:table-cell office:value-type="float" office:value="0.4559288">
            <text:p>0.4559288</text:p>
          </table:table-cell>
          <table:table-cell office:value-type="float" office:value="-0.00006151257">
            <text:p>-6.151257E-005</text:p>
          </table:table-cell>
          <table:table-cell office:value-type="float" office:value="-0.0024801728">
            <text:p>-0.0024801728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22999986">
            <text:p>0.22999986</text:p>
          </table:table-cell>
          <table:table-cell office:value-type="float" office:value="0.45487645">
            <text:p>0.45487645</text:p>
          </table:table-cell>
          <table:table-cell office:value-type="float" office:value="-0.000065154636">
            <text:p>-6.5154636E-005</text:p>
          </table:table-cell>
          <table:table-cell office:value-type="float" office:value="-0.0025525405">
            <text:p>-0.0025525405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249985">
            <text:p>0.23249985</text:p>
          </table:table-cell>
          <table:table-cell office:value-type="float" office:value="0.4537875">
            <text:p>0.4537875</text:p>
          </table:table-cell>
          <table:table-cell office:value-type="float" office:value="-0.00005563788">
            <text:p>-5.563788E-005</text:p>
          </table:table-cell>
          <table:table-cell office:value-type="float" office:value="-0.0023587684">
            <text:p>-0.0023587684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23499985">
            <text:p>0.23499985</text:p>
          </table:table-cell>
          <table:table-cell office:value-type="float" office:value="0.45264363">
            <text:p>0.45264363</text:p>
          </table:table-cell>
          <table:table-cell office:value-type="float" office:value="-0.000026625235">
            <text:p>-2.6625235E-005</text:p>
          </table:table-cell>
          <table:table-cell office:value-type="float" office:value="-0.0016317241">
            <text:p>-0.0016317241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749985">
            <text:p>0.23749985</text:p>
          </table:table-cell>
          <table:table-cell office:value-type="float" office:value="0.45147228">
            <text:p>0.45147228</text:p>
          </table:table-cell>
          <table:table-cell office:value-type="float" office:value="-0.0000049422392">
            <text:p>-4.9422392E-006</text:p>
          </table:table-cell>
          <table:table-cell office:value-type="float" office:value="-0.0007030106">
            <text:p>-0.0007030106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23999985">
            <text:p>0.23999985</text:p>
          </table:table-cell>
          <table:table-cell office:value-type="float" office:value="0.45031926">
            <text:p>0.45031926</text:p>
          </table:table-cell>
          <table:table-cell office:value-type="float" office:value="0.0000013060734">
            <text:p>1.3060734E-006</text:p>
          </table:table-cell>
          <table:table-cell office:value-type="float" office:value="0.00036139638">
            <text:p>0.0003613964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249984">
            <text:p>0.24249984</text:p>
          </table:table-cell>
          <table:table-cell office:value-type="float" office:value="0.4491754">
            <text:p>0.4491754</text:p>
          </table:table-cell>
          <table:table-cell office:value-type="float" office:value="0.000026517806">
            <text:p>2.6517806E-005</text:p>
          </table:table-cell>
          <table:table-cell office:value-type="float" office:value="0.0016284288">
            <text:p>0.0016284288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24499984">
            <text:p>0.24499984</text:p>
          </table:table-cell>
          <table:table-cell office:value-type="float" office:value="0.44801322">
            <text:p>0.44801322</text:p>
          </table:table-cell>
          <table:table-cell office:value-type="float" office:value="0.00009193468">
            <text:p>9.193468E-005</text:p>
          </table:table-cell>
          <table:table-cell office:value-type="float" office:value="0.0030320731">
            <text:p>0.0030320731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749984">
            <text:p>0.24749984</text:p>
          </table:table-cell>
          <table:table-cell office:value-type="float" office:value="0.4468785">
            <text:p>0.4468785</text:p>
          </table:table-cell>
          <table:table-cell office:value-type="float" office:value="0.00015782293">
            <text:p>0.0001578229</text:p>
          </table:table-cell>
          <table:table-cell office:value-type="float" office:value="0.0039726933">
            <text:p>0.0039726933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24999984">
            <text:p>0.24999984</text:p>
          </table:table-cell>
          <table:table-cell office:value-type="float" office:value="0.44570717">
            <text:p>0.44570717</text:p>
          </table:table-cell>
          <table:table-cell office:value-type="float" office:value="0.00019210466">
            <text:p>0.0001921047</text:p>
          </table:table-cell>
          <table:table-cell office:value-type="float" office:value="0.0043829745">
            <text:p>0.0043829745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249985">
            <text:p>0.25249985</text:p>
          </table:table-cell>
          <table:table-cell office:value-type="float" office:value="0.44446266">
            <text:p>0.44446266</text:p>
          </table:table-cell>
          <table:table-cell office:value-type="float" office:value="0.00019318199">
            <text:p>0.000193182</text:p>
          </table:table-cell>
          <table:table-cell office:value-type="float" office:value="0.0043952474">
            <text:p>0.0043952474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25499985">
            <text:p>0.25499985</text:p>
          </table:table-cell>
          <table:table-cell office:value-type="float" office:value="0.44316322">
            <text:p>0.44316322</text:p>
          </table:table-cell>
          <table:table-cell office:value-type="float" office:value="0.00015015103">
            <text:p>0.000150151</text:p>
          </table:table-cell>
          <table:table-cell office:value-type="float" office:value="0.0038749326">
            <text:p>0.0038749326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749984">
            <text:p>0.25749984</text:p>
          </table:table-cell>
          <table:table-cell office:value-type="float" office:value="0.44183633">
            <text:p>0.44183633</text:p>
          </table:table-cell>
          <table:table-cell office:value-type="float" office:value="0.000075816206">
            <text:p>7.5816206E-005</text:p>
          </table:table-cell>
          <table:table-cell office:value-type="float" office:value="0.0027534743">
            <text:p>0.0027534743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25999984">
            <text:p>0.25999984</text:p>
          </table:table-cell>
          <table:table-cell office:value-type="float" office:value="0.44052774">
            <text:p>0.44052774</text:p>
          </table:table-cell>
          <table:table-cell office:value-type="float" office:value="0.00001199822">
            <text:p>1.199822E-005</text:p>
          </table:table-cell>
          <table:table-cell office:value-type="float" office:value="0.0010953639">
            <text:p>0.0010953639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249984">
            <text:p>0.26249984</text:p>
          </table:table-cell>
          <table:table-cell office:value-type="float" office:value="0.43925577">
            <text:p>0.43925577</text:p>
          </table:table-cell>
          <table:table-cell office:value-type="float" office:value="-0.0000018869758">
            <text:p>-0.000001887</text:p>
          </table:table-cell>
          <table:table-cell office:value-type="float" office:value="-0.00043439335">
            <text:p>-0.0004343934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26499984">
            <text:p>0.26499984</text:p>
          </table:table-cell>
          <table:table-cell office:value-type="float" office:value="0.43802038">
            <text:p>0.43802038</text:p>
          </table:table-cell>
          <table:table-cell office:value-type="float" office:value="-0.000038749527">
            <text:p>-3.8749527E-005</text:p>
          </table:table-cell>
          <table:table-cell office:value-type="float" office:value="-0.00196849">
            <text:p>-0.00196849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749983">
            <text:p>0.26749983</text:p>
          </table:table-cell>
          <table:table-cell office:value-type="float" office:value="0.43684906">
            <text:p>0.43684906</text:p>
          </table:table-cell>
          <table:table-cell office:value-type="float" office:value="-0.00013737837">
            <text:p>-0.0001373784</text:p>
          </table:table-cell>
          <table:table-cell office:value-type="float" office:value="-0.003706459">
            <text:p>-0.003706459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26999983">
            <text:p>0.26999983</text:p>
          </table:table-cell>
          <table:table-cell office:value-type="float" office:value="0.43569604">
            <text:p>0.43569604</text:p>
          </table:table-cell>
          <table:table-cell office:value-type="float" office:value="-0.00028256097">
            <text:p>-0.000282561</text:p>
          </table:table-cell>
          <table:table-cell office:value-type="float" office:value="-0.0053156465">
            <text:p>-0.0053156465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249983">
            <text:p>0.27249983</text:p>
          </table:table-cell>
          <table:table-cell office:value-type="float" office:value="0.434543">
            <text:p>0.434543</text:p>
          </table:table-cell>
          <table:table-cell office:value-type="float" office:value="-0.00046183632">
            <text:p>-0.0004618363</text:p>
          </table:table-cell>
          <table:table-cell office:value-type="float" office:value="-0.006795854">
            <text:p>-0.006795854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27499983">
            <text:p>0.27499983</text:p>
          </table:table-cell>
          <table:table-cell office:value-type="float" office:value="0.43328938">
            <text:p>0.43328938</text:p>
          </table:table-cell>
          <table:table-cell office:value-type="float" office:value="-0.00063179457">
            <text:p>-0.0006317946</text:p>
          </table:table-cell>
          <table:table-cell office:value-type="float" office:value="-0.00794855">
            <text:p>-0.00794855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7749982">
            <text:p>0.27749982</text:p>
          </table:table-cell>
          <table:table-cell office:value-type="float" office:value="0.43192592">
            <text:p>0.43192592</text:p>
          </table:table-cell>
          <table:table-cell office:value-type="float" office:value="-0.000690051">
            <text:p>-0.000690051</text:p>
          </table:table-cell>
          <table:table-cell office:value-type="float" office:value="-0.008306931">
            <text:p>-0.008306931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27999982">
            <text:p>0.27999982</text:p>
          </table:table-cell>
          <table:table-cell office:value-type="float" office:value="0.43047094">
            <text:p>0.43047094</text:p>
          </table:table-cell>
          <table:table-cell office:value-type="float" office:value="-0.0005778571">
            <text:p>-0.0005778571</text:p>
          </table:table-cell>
          <table:table-cell office:value-type="float" office:value="-0.007601691">
            <text:p>-0.007601691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8249982">
            <text:p>0.28249982</text:p>
          </table:table-cell>
          <table:table-cell office:value-type="float" office:value="0.42887872">
            <text:p>0.42887872</text:p>
          </table:table-cell>
          <table:table-cell office:value-type="float" office:value="-0.00031692683">
            <text:p>-0.0003169268</text:p>
          </table:table-cell>
          <table:table-cell office:value-type="float" office:value="-0.0056296256">
            <text:p>-0.0056296256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28499982">
            <text:p>0.28499982</text:p>
          </table:table-cell>
          <table:table-cell office:value-type="float" office:value="0.42728645">
            <text:p>0.42728645</text:p>
          </table:table-cell>
          <table:table-cell office:value-type="float" office:value="-0.00008901479">
            <text:p>-8.901479E-005</text:p>
          </table:table-cell>
          <table:table-cell office:value-type="float" office:value="-0.0029835347">
            <text:p>-0.0029835347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8749982">
            <text:p>0.28749982</text:p>
          </table:table-cell>
          <table:table-cell office:value-type="float" office:value="0.42579484">
            <text:p>0.42579484</text:p>
          </table:table-cell>
          <table:table-cell office:value-type="float" office:value="0.000000744248">
            <text:p>7.44248E-007</text:p>
          </table:table-cell>
          <table:table-cell office:value-type="float" office:value="0.0002728091">
            <text:p>0.0002728091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2899998">
            <text:p>0.2899998</text:p>
          </table:table-cell>
          <table:table-cell office:value-type="float" office:value="0.4244039">
            <text:p>0.4244039</text:p>
          </table:table-cell>
          <table:table-cell office:value-type="float" office:value="0.00013988468">
            <text:p>0.0001398847</text:p>
          </table:table-cell>
          <table:table-cell office:value-type="float" office:value="0.003740116">
            <text:p>0.003740116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924998">
            <text:p>0.2924998</text:p>
          </table:table-cell>
          <table:table-cell office:value-type="float" office:value="0.42309532">
            <text:p>0.42309532</text:p>
          </table:table-cell>
          <table:table-cell office:value-type="float" office:value="0.00049249653">
            <text:p>0.0004924965</text:p>
          </table:table-cell>
          <table:table-cell office:value-type="float" office:value="0.00701781">
            <text:p>0.00701781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2949998">
            <text:p>0.2949998</text:p>
          </table:table-cell>
          <table:table-cell office:value-type="float" office:value="0.42185998">
            <text:p>0.42185998</text:p>
          </table:table-cell>
          <table:table-cell office:value-type="float" office:value="0.0010617693">
            <text:p>0.0010617693</text:p>
          </table:table-cell>
          <table:table-cell office:value-type="float" office:value="0.010304219">
            <text:p>0.010304219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974998">
            <text:p>0.2974998</text:p>
          </table:table-cell>
          <table:table-cell office:value-type="float" office:value="0.42066127">
            <text:p>0.42066127</text:p>
          </table:table-cell>
          <table:table-cell office:value-type="float" office:value="0.001742249">
            <text:p>0.001742249</text:p>
          </table:table-cell>
          <table:table-cell office:value-type="float" office:value="0.013199428">
            <text:p>0.013199428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2999998">
            <text:p>0.2999998</text:p>
          </table:table-cell>
          <table:table-cell office:value-type="float" office:value="0.41949922">
            <text:p>0.41949922</text:p>
          </table:table-cell>
          <table:table-cell office:value-type="float" office:value="0.0020265423">
            <text:p>0.0020265423</text:p>
          </table:table-cell>
          <table:table-cell office:value-type="float" office:value="0.014235668">
            <text:p>0.014235668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3024998">
            <text:p>0.3024998</text:p>
          </table:table-cell>
          <table:table-cell office:value-type="float" office:value="0.418328">
            <text:p>0.418328</text:p>
          </table:table-cell>
          <table:table-cell office:value-type="float" office:value="0.001925337">
            <text:p>0.001925337</text:p>
          </table:table-cell>
          <table:table-cell office:value-type="float" office:value="0.013875651">
            <text:p>0.013875651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.3049998">
            <text:p>0.3049998</text:p>
          </table:table-cell>
          <table:table-cell office:value-type="float" office:value="0.41708356">
            <text:p>0.41708356</text:p>
          </table:table-cell>
          <table:table-cell office:value-type="float" office:value="0.0014522171">
            <text:p>0.0014522171</text:p>
          </table:table-cell>
          <table:table-cell office:value-type="float" office:value="0.012050797">
            <text:p>0.012050797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3074998">
            <text:p>0.3074998</text:p>
          </table:table-cell>
          <table:table-cell office:value-type="float" office:value="0.41582996">
            <text:p>0.41582996</text:p>
          </table:table-cell>
          <table:table-cell office:value-type="float" office:value="0.0007547826">
            <text:p>0.0007547826</text:p>
          </table:table-cell>
          <table:table-cell office:value-type="float" office:value="0.008687822">
            <text:p>0.008687822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3099998">
            <text:p>0.3099998</text:p>
          </table:table-cell>
          <table:table-cell office:value-type="float" office:value="0.41451222">
            <text:p>0.41451222</text:p>
          </table:table-cell>
          <table:table-cell office:value-type="float" office:value="0.00019796242">
            <text:p>0.0001979624</text:p>
          </table:table-cell>
          <table:table-cell office:value-type="float" office:value="0.0044492967">
            <text:p>0.0044492967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3124998">
            <text:p>0.3124998</text:p>
          </table:table-cell>
          <table:table-cell office:value-type="float" office:value="0.41313958">
            <text:p>0.41313958</text:p>
          </table:table-cell>
          <table:table-cell office:value-type="float" office:value="0.000000041348635">
            <text:p>4.1348635E-008</text:p>
          </table:table-cell>
          <table:table-cell office:value-type="float" office:value="0.000064302905">
            <text:p>6.4302905E-005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3149998">
            <text:p>0.3149998</text:p>
          </table:table-cell>
          <table:table-cell office:value-type="float" office:value="0.41168457">
            <text:p>0.41168457</text:p>
          </table:table-cell>
          <table:table-cell office:value-type="float" office:value="-0.0001938097">
            <text:p>-0.0001938097</text:p>
          </table:table-cell>
          <table:table-cell office:value-type="float" office:value="-0.0044023823">
            <text:p>-0.0044023823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3174998">
            <text:p>0.3174998</text:p>
          </table:table-cell>
          <table:table-cell office:value-type="float" office:value="0.40997338">
            <text:p>0.40997338</text:p>
          </table:table-cell>
          <table:table-cell office:value-type="float" office:value="-0.0008629011">
            <text:p>-0.0008629011</text:p>
          </table:table-cell>
          <table:table-cell office:value-type="float" office:value="-0.009289247">
            <text:p>-0.009289247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.31999978">
            <text:p>0.31999978</text:p>
          </table:table-cell>
          <table:table-cell office:value-type="float" office:value="0.40796944">
            <text:p>0.40796944</text:p>
          </table:table-cell>
          <table:table-cell office:value-type="float" office:value="-0.001980135">
            <text:p>-0.001980135</text:p>
          </table:table-cell>
          <table:table-cell office:value-type="float" office:value="-0.014071727">
            <text:p>-0.014071727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32249978">
            <text:p>0.32249978</text:p>
          </table:table-cell>
          <table:table-cell office:value-type="float" office:value="0.40579182">
            <text:p>0.40579182</text:p>
          </table:table-cell>
          <table:table-cell office:value-type="float" office:value="-0.0037969458">
            <text:p>-0.0037969458</text:p>
          </table:table-cell>
          <table:table-cell office:value-type="float" office:value="-0.019485753">
            <text:p>-0.019485753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.32499978">
            <text:p>0.32499978</text:p>
          </table:table-cell>
          <table:table-cell office:value-type="float" office:value="0.40366012">
            <text:p>0.40366012</text:p>
          </table:table-cell>
          <table:table-cell office:value-type="float" office:value="-0.005534563">
            <text:p>-0.005534563</text:p>
          </table:table-cell>
          <table:table-cell office:value-type="float" office:value="-0.023525652">
            <text:p>-0.023525652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32749978">
            <text:p>0.32749978</text:p>
          </table:table-cell>
          <table:table-cell office:value-type="float" office:value="0.4016659">
            <text:p>0.4016659</text:p>
          </table:table-cell>
          <table:table-cell office:value-type="float" office:value="-0.0074959253">
            <text:p>-0.0074959253</text:p>
          </table:table-cell>
          <table:table-cell office:value-type="float" office:value="-0.027378688">
            <text:p>-0.027378688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.32999977">
            <text:p>0.32999977</text:p>
          </table:table-cell>
          <table:table-cell office:value-type="float" office:value="0.3999279">
            <text:p>0.3999279</text:p>
          </table:table-cell>
          <table:table-cell office:value-type="float" office:value="-0.009754849">
            <text:p>-0.009754849</text:p>
          </table:table-cell>
          <table:table-cell office:value-type="float" office:value="-0.031232754">
            <text:p>-0.031232754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33249977">
            <text:p>0.33249977</text:p>
          </table:table-cell>
          <table:table-cell office:value-type="float" office:value="0.3983091">
            <text:p>0.3983091</text:p>
          </table:table-cell>
          <table:table-cell office:value-type="float" office:value="-0.01236293">
            <text:p>-0.01236293</text:p>
          </table:table-cell>
          <table:table-cell office:value-type="float" office:value="-0.03516096">
            <text:p>-0.03516096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33499977">
            <text:p>0.33499977</text:p>
          </table:table-cell>
          <table:table-cell office:value-type="float" office:value="0.39682764">
            <text:p>0.39682764</text:p>
          </table:table-cell>
          <table:table-cell office:value-type="float" office:value="-0.014714452">
            <text:p>-0.014714452</text:p>
          </table:table-cell>
          <table:table-cell office:value-type="float" office:value="-0.038359422">
            <text:p>-0.038359422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33749977">
            <text:p>0.33749977</text:p>
          </table:table-cell>
          <table:table-cell office:value-type="float" office:value="0.39538288">
            <text:p>0.39538288</text:p>
          </table:table-cell>
          <table:table-cell office:value-type="float" office:value="-0.015973212">
            <text:p>-0.015973212</text:p>
          </table:table-cell>
          <table:table-cell office:value-type="float" office:value="-0.0399665">
            <text:p>-0.0399665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.33999977">
            <text:p>0.33999977</text:p>
          </table:table-cell>
          <table:table-cell office:value-type="float" office:value="0.39393815">
            <text:p>0.39393815</text:p>
          </table:table-cell>
          <table:table-cell office:value-type="float" office:value="-0.016090648">
            <text:p>-0.016090648</text:p>
          </table:table-cell>
          <table:table-cell office:value-type="float" office:value="-0.04011315">
            <text:p>-0.04011315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34249976">
            <text:p>0.34249976</text:p>
          </table:table-cell>
          <table:table-cell office:value-type="float" office:value="0.39247516">
            <text:p>0.39247516</text:p>
          </table:table-cell>
          <table:table-cell office:value-type="float" office:value="-0.01474238">
            <text:p>-0.01474238</text:p>
          </table:table-cell>
          <table:table-cell office:value-type="float" office:value="-0.038395807">
            <text:p>-0.038395807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.34499976">
            <text:p>0.34499976</text:p>
          </table:table-cell>
          <table:table-cell office:value-type="float" office:value="0.39089307">
            <text:p>0.39089307</text:p>
          </table:table-cell>
          <table:table-cell office:value-type="float" office:value="-0.0117991995">
            <text:p>-0.0117991995</text:p>
          </table:table-cell>
          <table:table-cell office:value-type="float" office:value="-0.034349963">
            <text:p>-0.034349963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34749976">
            <text:p>0.34749976</text:p>
          </table:table-cell>
          <table:table-cell office:value-type="float" office:value="0.38921013">
            <text:p>0.38921013</text:p>
          </table:table-cell>
          <table:table-cell office:value-type="float" office:value="-0.008120132">
            <text:p>-0.008120132</text:p>
          </table:table-cell>
          <table:table-cell office:value-type="float" office:value="-0.028495844">
            <text:p>-0.028495844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.34999976">
            <text:p>0.34999976</text:p>
          </table:table-cell>
          <table:table-cell office:value-type="float" office:value="0.38745365">
            <text:p>0.38745365</text:p>
          </table:table-cell>
          <table:table-cell office:value-type="float" office:value="-0.004588619">
            <text:p>-0.004588619</text:p>
          </table:table-cell>
          <table:table-cell office:value-type="float" office:value="-0.021421062">
            <text:p>-0.021421062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35249975">
            <text:p>0.35249975</text:p>
          </table:table-cell>
          <table:table-cell office:value-type="float" office:value="0.3857793">
            <text:p>0.3857793</text:p>
          </table:table-cell>
          <table:table-cell office:value-type="float" office:value="-0.0019911067">
            <text:p>-0.0019911067</text:p>
          </table:table-cell>
          <table:table-cell office:value-type="float" office:value="-0.014110658">
            <text:p>-0.014110658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35499975">
            <text:p>0.35499975</text:p>
          </table:table-cell>
          <table:table-cell office:value-type="float" office:value="0.3841688">
            <text:p>0.3841688</text:p>
          </table:table-cell>
          <table:table-cell office:value-type="float" office:value="-0.00044893817">
            <text:p>-0.0004489382</text:p>
          </table:table-cell>
          <table:table-cell office:value-type="float" office:value="-0.006700285">
            <text:p>-0.006700285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35749975">
            <text:p>0.35749975</text:p>
          </table:table-cell>
          <table:table-cell office:value-type="float" office:value="0.38255823">
            <text:p>0.38255823</text:p>
          </table:table-cell>
          <table:table-cell office:value-type="float" office:value="0.000013024742">
            <text:p>1.3024742E-005</text:p>
          </table:table-cell>
          <table:table-cell office:value-type="float" office:value="0.0011412599">
            <text:p>0.0011412599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.35999975">
            <text:p>0.35999975</text:p>
          </table:table-cell>
          <table:table-cell office:value-type="float" office:value="0.3810941">
            <text:p>0.3810941</text:p>
          </table:table-cell>
          <table:table-cell office:value-type="float" office:value="0.00071919017">
            <text:p>0.0007191902</text:p>
          </table:table-cell>
          <table:table-cell office:value-type="float" office:value="0.008480508">
            <text:p>0.008480508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36249974">
            <text:p>0.36249974</text:p>
          </table:table-cell>
          <table:table-cell office:value-type="float" office:value="0.37959346">
            <text:p>0.37959346</text:p>
          </table:table-cell>
          <table:table-cell office:value-type="float" office:value="0.0025120054">
            <text:p>0.0025120054</text:p>
          </table:table-cell>
          <table:table-cell office:value-type="float" office:value="0.015849307">
            <text:p>0.015849307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.36499974">
            <text:p>0.36499974</text:p>
          </table:table-cell>
          <table:table-cell office:value-type="float" office:value="0.37816614">
            <text:p>0.37816614</text:p>
          </table:table-cell>
          <table:table-cell office:value-type="float" office:value="0.004977474">
            <text:p>0.004977474</text:p>
          </table:table-cell>
          <table:table-cell office:value-type="float" office:value="0.022310253">
            <text:p>0.022310253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36749974">
            <text:p>0.36749974</text:p>
          </table:table-cell>
          <table:table-cell office:value-type="float" office:value="0.3767116">
            <text:p>0.3767116</text:p>
          </table:table-cell>
          <table:table-cell office:value-type="float" office:value="0.008178324">
            <text:p>0.008178324</text:p>
          </table:table-cell>
          <table:table-cell office:value-type="float" office:value="0.02859777">
            <text:p>0.02859777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.36999974">
            <text:p>0.36999974</text:p>
          </table:table-cell>
          <table:table-cell office:value-type="float" office:value="0.37538537">
            <text:p>0.37538537</text:p>
          </table:table-cell>
          <table:table-cell office:value-type="float" office:value="0.011536753">
            <text:p>0.011536753</text:p>
          </table:table-cell>
          <table:table-cell office:value-type="float" office:value="0.033965796">
            <text:p>0.033965796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37249973">
            <text:p>0.37249973</text:p>
          </table:table-cell>
          <table:table-cell office:value-type="float" office:value="0.37411422">
            <text:p>0.37411422</text:p>
          </table:table-cell>
          <table:table-cell office:value-type="float" office:value="0.014756764">
            <text:p>0.014756764</text:p>
          </table:table-cell>
          <table:table-cell office:value-type="float" office:value="0.038414534">
            <text:p>0.038414534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table:number-columns-repeated="2" office:value-type="float" office:value="0.3728615">
            <text:p>0.3728615</text:p>
          </table:table-cell>
          <table:table-cell office:value-type="float" office:value="0.01725868">
            <text:p>0.01725868</text:p>
          </table:table-cell>
          <table:table-cell office:value-type="float" office:value="0.041543566">
            <text:p>0.041543566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table:number-columns-repeated="2" office:value-type="float" office:value="0.37164554">
            <text:p>0.37164554</text:p>
          </table:table-cell>
          <table:table-cell office:value-type="float" office:value="0.01832938">
            <text:p>0.01832938</text:p>
          </table:table-cell>
          <table:table-cell office:value-type="float" office:value="0.042812824">
            <text:p>0.042812824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table:number-columns-repeated="2" office:value-type="float" office:value="0.37038383">
            <text:p>0.37038383</text:p>
          </table:table-cell>
          <table:table-cell office:value-type="float" office:value="0.01788621">
            <text:p>0.01788621</text:p>
          </table:table-cell>
          <table:table-cell office:value-type="float" office:value="0.042292092">
            <text:p>0.042292092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number-columns-repeated="2" office:value-type="float" office:value="0.3690855">
            <text:p>0.3690855</text:p>
          </table:table-cell>
          <table:table-cell office:value-type="float" office:value="0.016246954">
            <text:p>0.016246954</text:p>
          </table:table-cell>
          <table:table-cell office:value-type="float" office:value="0.04030751">
            <text:p>0.04030751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table:number-columns-repeated="2" office:value-type="float" office:value="0.36781445">
            <text:p>0.36781445</text:p>
          </table:table-cell>
          <table:table-cell office:value-type="float" office:value="0.013332335">
            <text:p>0.013332335</text:p>
          </table:table-cell>
          <table:table-cell office:value-type="float" office:value="0.03651347">
            <text:p>0.03651347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table:number-columns-repeated="2" office:value-type="float" office:value="0.36654317">
            <text:p>0.36654317</text:p>
          </table:table-cell>
          <table:table-cell office:value-type="float" office:value="0.009511069">
            <text:p>0.009511069</text:p>
          </table:table-cell>
          <table:table-cell office:value-type="float" office:value="0.030840022">
            <text:p>0.030840022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table:number-columns-repeated="2" office:value-type="float" office:value="0.3652534">
            <text:p>0.3652534</text:p>
          </table:table-cell>
          <table:table-cell office:value-type="float" office:value="0.0058637867">
            <text:p>0.0058637867</text:p>
          </table:table-cell>
          <table:table-cell office:value-type="float" office:value="0.024215257">
            <text:p>0.02421525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number-columns-repeated="2" office:value-type="float" office:value="0.36379868">
            <text:p>0.36379868</text:p>
          </table:table-cell>
          <table:table-cell office:value-type="float" office:value="0.0029503969">
            <text:p>0.0029503969</text:p>
          </table:table-cell>
          <table:table-cell office:value-type="float" office:value="0.01717672">
            <text:p>0.01717672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table:number-columns-repeated="2" office:value-type="float" office:value="0.36227977">
            <text:p>0.36227977</text:p>
          </table:table-cell>
          <table:table-cell office:value-type="float" office:value="0.0011192614">
            <text:p>0.0011192614</text:p>
          </table:table-cell>
          <table:table-cell office:value-type="float" office:value="0.010579515">
            <text:p>0.010579515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table:number-columns-repeated="2" office:value-type="float" office:value="0.36073327">
            <text:p>0.36073327</text:p>
          </table:table-cell>
          <table:table-cell office:value-type="float" office:value="0.00017267506">
            <text:p>0.0001726751</text:p>
          </table:table-cell>
          <table:table-cell office:value-type="float" office:value="0.004155419">
            <text:p>0.004155419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table:number-columns-repeated="2" office:value-type="float" office:value="0.35925084">
            <text:p>0.35925084</text:p>
          </table:table-cell>
          <table:table-cell office:value-type="float" office:value="-0.000028769531">
            <text:p>-2.8769531E-005</text:p>
          </table:table-cell>
          <table:table-cell office:value-type="float" office:value="-0.0016961583">
            <text:p>-0.0016961583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number-columns-repeated="2" office:value-type="float" office:value="0.35785073">
            <text:p>0.35785073</text:p>
          </table:table-cell>
          <table:table-cell office:value-type="float" office:value="-0.0006038752">
            <text:p>-0.0006038752</text:p>
          </table:table-cell>
          <table:table-cell office:value-type="float" office:value="-0.0077709407">
            <text:p>-0.0077709407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table:number-columns-repeated="2" office:value-type="float" office:value="0.35654223">
            <text:p>0.35654223</text:p>
          </table:table-cell>
          <table:table-cell office:value-type="float" office:value="-0.0019229017">
            <text:p>-0.0019229017</text:p>
          </table:table-cell>
          <table:table-cell office:value-type="float" office:value="-0.013866873">
            <text:p>-0.013866873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table:number-columns-repeated="2" office:value-type="float" office:value="0.35522467">
            <text:p>0.35522467</text:p>
          </table:table-cell>
          <table:table-cell office:value-type="float" office:value="-0.0038621933">
            <text:p>-0.0038621933</text:p>
          </table:table-cell>
          <table:table-cell office:value-type="float" office:value="-0.019652463">
            <text:p>-0.019652463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table:number-columns-repeated="2" office:value-type="float" office:value="0.35385236">
            <text:p>0.35385236</text:p>
          </table:table-cell>
          <table:table-cell office:value-type="float" office:value="-0.0062816576">
            <text:p>-0.0062816576</text:p>
          </table:table-cell>
          <table:table-cell office:value-type="float" office:value="-0.025063235">
            <text:p>-0.025063235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number-columns-repeated="2" office:value-type="float" office:value="0.3524162">
            <text:p>0.3524162</text:p>
          </table:table-cell>
          <table:table-cell office:value-type="float" office:value="-0.008702584">
            <text:p>-0.008702584</text:p>
          </table:table-cell>
          <table:table-cell office:value-type="float" office:value="-0.029500142">
            <text:p>-0.029500142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table:number-columns-repeated="2" office:value-type="float" office:value="0.35082468">
            <text:p>0.35082468</text:p>
          </table:table-cell>
          <table:table-cell office:value-type="float" office:value="-0.010869682">
            <text:p>-0.010869682</text:p>
          </table:table-cell>
          <table:table-cell office:value-type="float" office:value="-0.0329692">
            <text:p>-0.0329692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table:number-columns-repeated="2" office:value-type="float" office:value="0.34912357">
            <text:p>0.34912357</text:p>
          </table:table-cell>
          <table:table-cell office:value-type="float" office:value="-0.012155328">
            <text:p>-0.012155328</text:p>
          </table:table-cell>
          <table:table-cell office:value-type="float" office:value="-0.034864493">
            <text:p>-0.034864493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table:number-columns-repeated="2" office:value-type="float" office:value="0.34749573">
            <text:p>0.34749573</text:p>
          </table:table-cell>
          <table:table-cell office:value-type="float" office:value="-0.01274131">
            <text:p>-0.01274131</text:p>
          </table:table-cell>
          <table:table-cell office:value-type="float" office:value="-0.03569497">
            <text:p>-0.03569497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number-columns-repeated="2" office:value-type="float" office:value="0.34588617">
            <text:p>0.34588617</text:p>
          </table:table-cell>
          <table:table-cell office:value-type="float" office:value="-0.012574755">
            <text:p>-0.012574755</text:p>
          </table:table-cell>
          <table:table-cell office:value-type="float" office:value="-0.0354609">
            <text:p>-0.0354609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table:number-columns-repeated="2" office:value-type="float" office:value="0.3442491">
            <text:p>0.3442491</text:p>
          </table:table-cell>
          <table:table-cell office:value-type="float" office:value="-0.011534053">
            <text:p>-0.011534053</text:p>
          </table:table-cell>
          <table:table-cell office:value-type="float" office:value="-0.03396182">
            <text:p>-0.03396182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table:number-columns-repeated="2" office:value-type="float" office:value="0.34263945">
            <text:p>0.34263945</text:p>
          </table:table-cell>
          <table:table-cell office:value-type="float" office:value="-0.010317044">
            <text:p>-0.010317044</text:p>
          </table:table-cell>
          <table:table-cell office:value-type="float" office:value="-0.032120157">
            <text:p>-0.032120157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table:number-columns-repeated="2" office:value-type="float" office:value="0.34091067">
            <text:p>0.34091067</text:p>
          </table:table-cell>
          <table:table-cell office:value-type="float" office:value="-0.008495579">
            <text:p>-0.008495579</text:p>
          </table:table-cell>
          <table:table-cell office:value-type="float" office:value="-0.029147176">
            <text:p>-0.029147176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number-columns-repeated="2" office:value-type="float" office:value="0.3391361">
            <text:p>0.3391361</text:p>
          </table:table-cell>
          <table:table-cell office:value-type="float" office:value="-0.006534684">
            <text:p>-0.006534684</text:p>
          </table:table-cell>
          <table:table-cell office:value-type="float" office:value="-0.025563028">
            <text:p>-0.025563028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table:number-columns-repeated="2" office:value-type="float" office:value="0.33729723">
            <text:p>0.33729723</text:p>
          </table:table-cell>
          <table:table-cell office:value-type="float" office:value="-0.004507649">
            <text:p>-0.004507649</text:p>
          </table:table-cell>
          <table:table-cell office:value-type="float" office:value="-0.021231225">
            <text:p>-0.021231225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table:number-columns-repeated="2" office:value-type="float" office:value="0.3352935">
            <text:p>0.3352935</text:p>
          </table:table-cell>
          <table:table-cell office:value-type="float" office:value="-0.0027618294">
            <text:p>-0.0027618294</text:p>
          </table:table-cell>
          <table:table-cell office:value-type="float" office:value="-0.016618753">
            <text:p>-0.016618753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table:number-columns-repeated="2" office:value-type="float" office:value="0.333006">
            <text:p>0.333006</text:p>
          </table:table-cell>
          <table:table-cell office:value-type="float" office:value="-0.0012671672">
            <text:p>-0.0012671672</text:p>
          </table:table-cell>
          <table:table-cell office:value-type="float" office:value="-0.011256852">
            <text:p>-0.01125685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.33064508">
            <text:p>0.33064508</text:p>
          </table:table-cell>
          <table:table-cell office:value-type="float" office:value="-0.00037547294">
            <text:p>-0.0003754729</text:p>
          </table:table-cell>
          <table:table-cell office:value-type="float" office:value="-0.0061275847">
            <text:p>-0.0061275847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table:number-columns-repeated="2" office:value-type="float" office:value="0.32830247">
            <text:p>0.32830247</text:p>
          </table:table-cell>
          <table:table-cell office:value-type="float" office:value="-0.000031087246">
            <text:p>-3.1087246E-005</text:p>
          </table:table-cell>
          <table:table-cell office:value-type="float" office:value="-0.0017631575">
            <text:p>-0.0017631575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table:number-columns-repeated="2" office:value-type="float" office:value="0.32617944">
            <text:p>0.32617944</text:p>
          </table:table-cell>
          <table:table-cell office:value-type="float" office:value="0.00006243015">
            <text:p>6.243015E-005</text:p>
          </table:table-cell>
          <table:table-cell office:value-type="float" office:value="0.0024986025">
            <text:p>0.0024986025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table:number-columns-repeated="2" office:value-type="float" office:value="0.32434925">
            <text:p>0.32434925</text:p>
          </table:table-cell>
          <table:table-cell office:value-type="float" office:value="0.0003579877">
            <text:p>0.0003579877</text:p>
          </table:table-cell>
          <table:table-cell office:value-type="float" office:value="0.0059832074">
            <text:p>0.0059832074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table:number-columns-repeated="2" office:value-type="float" office:value="0.3226838">
            <text:p>0.3226838</text:p>
          </table:table-cell>
          <table:table-cell office:value-type="float" office:value="0.000825084">
            <text:p>0.000825084</text:p>
          </table:table-cell>
          <table:table-cell office:value-type="float" office:value="0.0090834135">
            <text:p>0.0090834135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table:number-columns-repeated="2" office:value-type="float" office:value="0.32120144">
            <text:p>0.32120144</text:p>
          </table:table-cell>
          <table:table-cell office:value-type="float" office:value="0.0014545359">
            <text:p>0.0014545359</text:p>
          </table:table-cell>
          <table:table-cell office:value-type="float" office:value="0.012060414">
            <text:p>0.012060414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table:number-columns-repeated="2" office:value-type="float" office:value="0.319774">
            <text:p>0.319774</text:p>
          </table:table-cell>
          <table:table-cell office:value-type="float" office:value="0.0018446208">
            <text:p>0.0018446208</text:p>
          </table:table-cell>
          <table:table-cell office:value-type="float" office:value="0.013581682">
            <text:p>0.013581682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table:number-columns-repeated="2" office:value-type="float" office:value="0.3180446">
            <text:p>0.3180446</text:p>
          </table:table-cell>
          <table:table-cell office:value-type="float" office:value="0.0016013719">
            <text:p>0.0016013719</text:p>
          </table:table-cell>
          <table:table-cell office:value-type="float" office:value="0.012654533">
            <text:p>0.012654533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table:number-columns-repeated="2" office:value-type="float" office:value="0.3161413">
            <text:p>0.3161413</text:p>
          </table:table-cell>
          <table:table-cell office:value-type="float" office:value="0.00078482664">
            <text:p>0.0007848266</text:p>
          </table:table-cell>
          <table:table-cell office:value-type="float" office:value="0.008859044">
            <text:p>0.008859044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table:number-columns-repeated="2" office:value-type="float" office:value="0.3142654">
            <text:p>0.3142654</text:p>
          </table:table-cell>
          <table:table-cell office:value-type="float" office:value="0.00015253507">
            <text:p>0.0001525351</text:p>
          </table:table-cell>
          <table:table-cell office:value-type="float" office:value="0.0039055739">
            <text:p>0.0039055739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table:number-columns-repeated="2" office:value-type="float" office:value="0.31248096">
            <text:p>0.31248096</text:p>
          </table:table-cell>
          <table:table-cell office:value-type="float" office:value="-0.0000045883467">
            <text:p>-4.5883467E-006</text:p>
          </table:table-cell>
          <table:table-cell office:value-type="float" office:value="-0.0006773734">
            <text:p>-0.0006773734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table:number-columns-repeated="2" office:value-type="float" office:value="0.3108063">
            <text:p>0.3108063</text:p>
          </table:table-cell>
          <table:table-cell office:value-type="float" office:value="-0.00030829816">
            <text:p>-0.0003082982</text:p>
          </table:table-cell>
          <table:table-cell office:value-type="float" office:value="-0.0055524604">
            <text:p>-0.0055524604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table:number-columns-repeated="2" office:value-type="float" office:value="0.3092324">
            <text:p>0.3092324</text:p>
          </table:table-cell>
          <table:table-cell office:value-type="float" office:value="-0.0012511268">
            <text:p>-0.0012511268</text:p>
          </table:table-cell>
          <table:table-cell office:value-type="float" office:value="-0.011185378">
            <text:p>-0.011185378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table:number-columns-repeated="2" office:value-type="float" office:value="0.30767688">
            <text:p>0.30767688</text:p>
          </table:table-cell>
          <table:table-cell office:value-type="float" office:value="-0.0029286763">
            <text:p>-0.0029286763</text:p>
          </table:table-cell>
          <table:table-cell office:value-type="float" office:value="-0.017113376">
            <text:p>-0.017113376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table:number-columns-repeated="2" office:value-type="float" office:value="0.30615816">
            <text:p>0.30615816</text:p>
          </table:table-cell>
          <table:table-cell office:value-type="float" office:value="-0.005138901">
            <text:p>-0.005138901</text:p>
          </table:table-cell>
          <table:table-cell office:value-type="float" office:value="-0.022669144">
            <text:p>-0.022669144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table:number-columns-repeated="2" office:value-type="float" office:value="0.3047036">
            <text:p>0.3047036</text:p>
          </table:table-cell>
          <table:table-cell office:value-type="float" office:value="-0.008017077">
            <text:p>-0.008017077</text:p>
          </table:table-cell>
          <table:table-cell office:value-type="float" office:value="-0.028314443">
            <text:p>-0.028314443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table:number-columns-repeated="2" office:value-type="float" office:value="0.30334076">
            <text:p>0.30334076</text:p>
          </table:table-cell>
          <table:table-cell office:value-type="float" office:value="-0.011545032">
            <text:p>-0.011545032</text:p>
          </table:table-cell>
          <table:table-cell office:value-type="float" office:value="-0.03397798">
            <text:p>-0.03397798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table:number-columns-repeated="2" office:value-type="float" office:value="0.30205134">
            <text:p>0.30205134</text:p>
          </table:table-cell>
          <table:table-cell office:value-type="float" office:value="-0.01520362">
            <text:p>-0.01520362</text:p>
          </table:table-cell>
          <table:table-cell office:value-type="float" office:value="-0.03899182">
            <text:p>-0.03899182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table:number-columns-repeated="2" office:value-type="float" office:value="0.30077127">
            <text:p>0.30077127</text:p>
          </table:table-cell>
          <table:table-cell office:value-type="float" office:value="-0.018397877">
            <text:p>-0.018397877</text:p>
          </table:table-cell>
          <table:table-cell office:value-type="float" office:value="-0.042892747">
            <text:p>-0.042892747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table:number-columns-repeated="2" office:value-type="float" office:value="0.29948223">
            <text:p>0.29948223</text:p>
          </table:table-cell>
          <table:table-cell office:value-type="float" office:value="-0.02062236">
            <text:p>-0.02062236</text:p>
          </table:table-cell>
          <table:table-cell office:value-type="float" office:value="-0.045411848">
            <text:p>-0.045411848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table:number-columns-repeated="2" office:value-type="float" office:value="0.29822072">
            <text:p>0.29822072</text:p>
          </table:table-cell>
          <table:table-cell office:value-type="float" office:value="-0.022031711">
            <text:p>-0.022031711</text:p>
          </table:table-cell>
          <table:table-cell office:value-type="float" office:value="-0.04693795">
            <text:p>-0.04693795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table:number-columns-repeated="2" office:value-type="float" office:value="0.296941">
            <text:p>0.296941</text:p>
          </table:table-cell>
          <table:table-cell office:value-type="float" office:value="-0.021846473">
            <text:p>-0.021846473</text:p>
          </table:table-cell>
          <table:table-cell office:value-type="float" office:value="-0.04674021">
            <text:p>-0.04674021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table:number-columns-repeated="2" office:value-type="float" office:value="0.29568866">
            <text:p>0.29568866</text:p>
          </table:table-cell>
          <table:table-cell office:value-type="float" office:value="-0.020494604">
            <text:p>-0.020494604</text:p>
          </table:table-cell>
          <table:table-cell office:value-type="float" office:value="-0.04527097">
            <text:p>-0.04527097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table:number-columns-repeated="2" office:value-type="float" office:value="0.29453674">
            <text:p>0.29453674</text:p>
          </table:table-cell>
          <table:table-cell office:value-type="float" office:value="-0.018301982">
            <text:p>-0.018301982</text:p>
          </table:table-cell>
          <table:table-cell office:value-type="float" office:value="-0.042780817">
            <text:p>-0.042780817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table:number-columns-repeated="2" office:value-type="float" office:value="0.2933481">
            <text:p>0.2933481</text:p>
          </table:table-cell>
          <table:table-cell office:value-type="float" office:value="-0.015173364">
            <text:p>-0.015173364</text:p>
          </table:table-cell>
          <table:table-cell office:value-type="float" office:value="-0.038953003">
            <text:p>-0.038953003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table:number-columns-repeated="2" office:value-type="float" office:value="0.29215926">
            <text:p>0.29215926</text:p>
          </table:table-cell>
          <table:table-cell office:value-type="float" office:value="-0.011318615">
            <text:p>-0.011318615</text:p>
          </table:table-cell>
          <table:table-cell office:value-type="float" office:value="-0.03364315">
            <text:p>-0.03364315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0.2909153">
            <text:p>0.2909153</text:p>
          </table:table-cell>
          <table:table-cell office:value-type="float" office:value="-0.007281445">
            <text:p>-0.007281445</text:p>
          </table:table-cell>
          <table:table-cell office:value-type="float" office:value="-0.026984153">
            <text:p>-0.026984153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table:number-columns-repeated="2" office:value-type="float" office:value="0.28957048">
            <text:p>0.28957048</text:p>
          </table:table-cell>
          <table:table-cell office:value-type="float" office:value="-0.0038828647">
            <text:p>-0.0038828647</text:p>
          </table:table-cell>
          <table:table-cell office:value-type="float" office:value="-0.019704986">
            <text:p>-0.019704986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table:number-columns-repeated="2" office:value-type="float" office:value="0.28813392">
            <text:p>0.28813392</text:p>
          </table:table-cell>
          <table:table-cell office:value-type="float" office:value="-0.0016038552">
            <text:p>-0.0016038552</text:p>
          </table:table-cell>
          <table:table-cell office:value-type="float" office:value="-0.01266434">
            <text:p>-0.01266434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table:number-columns-repeated="2" office:value-type="float" office:value="0.28656918">
            <text:p>0.28656918</text:p>
          </table:table-cell>
          <table:table-cell office:value-type="float" office:value="-0.0002696209">
            <text:p>-0.0002696209</text:p>
          </table:table-cell>
          <table:table-cell office:value-type="float" office:value="-0.0051925033">
            <text:p>-0.0051925033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table:number-columns-repeated="2" office:value-type="float" office:value="0.28505012">
            <text:p>0.28505012</text:p>
          </table:table-cell>
          <table:table-cell office:value-type="float" office:value="0.000025163221">
            <text:p>2.5163221E-005</text:p>
          </table:table-cell>
          <table:table-cell office:value-type="float" office:value="0.0015862919">
            <text:p>0.0015862919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table:number-columns-repeated="2" office:value-type="float" office:value="0.28363174">
            <text:p>0.28363174</text:p>
          </table:table-cell>
          <table:table-cell office:value-type="float" office:value="0.0005474208">
            <text:p>0.0005474208</text:p>
          </table:table-cell>
          <table:table-cell office:value-type="float" office:value="0.0073987893">
            <text:p>0.0073987893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table:number-columns-repeated="2" office:value-type="float" office:value="0.2822317">
            <text:p>0.2822317</text:p>
          </table:table-cell>
          <table:table-cell office:value-type="float" office:value="0.0017178046">
            <text:p>0.0017178046</text:p>
          </table:table-cell>
          <table:table-cell office:value-type="float" office:value="0.013106504">
            <text:p>0.013106504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table:number-columns-repeated="2" office:value-type="float" office:value="0.28094158">
            <text:p>0.28094158</text:p>
          </table:table-cell>
          <table:table-cell office:value-type="float" office:value="0.0032530457">
            <text:p>0.0032530457</text:p>
          </table:table-cell>
          <table:table-cell office:value-type="float" office:value="0.018036202">
            <text:p>0.018036202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table:number-columns-repeated="2" office:value-type="float" office:value="0.2796607">
            <text:p>0.2796607</text:p>
          </table:table-cell>
          <table:table-cell office:value-type="float" office:value="0.0044889995">
            <text:p>0.0044889995</text:p>
          </table:table-cell>
          <table:table-cell office:value-type="float" office:value="0.021187259">
            <text:p>0.021187259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table:number-columns-repeated="2" office:value-type="float" office:value="0.27824262">
            <text:p>0.27824262</text:p>
          </table:table-cell>
          <table:table-cell office:value-type="float" office:value="0.0052120294">
            <text:p>0.0052120294</text:p>
          </table:table-cell>
          <table:table-cell office:value-type="float" office:value="0.02282987">
            <text:p>0.02282987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table:number-columns-repeated="2" office:value-type="float" office:value="0.27677882">
            <text:p>0.27677882</text:p>
          </table:table-cell>
          <table:table-cell office:value-type="float" office:value="0.0053905435">
            <text:p>0.0053905435</text:p>
          </table:table-cell>
          <table:table-cell office:value-type="float" office:value="0.023217544">
            <text:p>0.023217544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table:number-columns-repeated="2" office:value-type="float" office:value="0.27535164">
            <text:p>0.27535164</text:p>
          </table:table-cell>
          <table:table-cell office:value-type="float" office:value="0.005261313">
            <text:p>0.005261313</text:p>
          </table:table-cell>
          <table:table-cell office:value-type="float" office:value="0.022937553">
            <text:p>0.022937553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table:number-columns-repeated="2" office:value-type="float" office:value="0.27396104">
            <text:p>0.27396104</text:p>
          </table:table-cell>
          <table:table-cell office:value-type="float" office:value="0.0046596085">
            <text:p>0.0046596085</text:p>
          </table:table-cell>
          <table:table-cell office:value-type="float" office:value="0.021586126">
            <text:p>0.021586126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table:number-columns-repeated="2" office:value-type="float" office:value="0.27259782">
            <text:p>0.27259782</text:p>
          </table:table-cell>
          <table:table-cell office:value-type="float" office:value="0.0036961907">
            <text:p>0.0036961907</text:p>
          </table:table-cell>
          <table:table-cell office:value-type="float" office:value="0.01922548">
            <text:p>0.01922548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number-columns-repeated="2" office:value-type="float" office:value="0.2712437">
            <text:p>0.2712437</text:p>
          </table:table-cell>
          <table:table-cell office:value-type="float" office:value="0.002305812">
            <text:p>0.002305812</text:p>
          </table:table-cell>
          <table:table-cell office:value-type="float" office:value="0.015184901">
            <text:p>0.015184901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table:number-columns-repeated="2" office:value-type="float" office:value="0.26990774">
            <text:p>0.26990774</text:p>
          </table:table-cell>
          <table:table-cell office:value-type="float" office:value="0.00095829123">
            <text:p>0.0009582912</text:p>
          </table:table-cell>
          <table:table-cell office:value-type="float" office:value="0.009789235">
            <text:p>0.009789235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table:number-columns-repeated="2" office:value-type="float" office:value="0.26864493">
            <text:p>0.26864493</text:p>
          </table:table-cell>
          <table:table-cell office:value-type="float" office:value="0.00010013021">
            <text:p>0.0001001302</text:p>
          </table:table-cell>
          <table:table-cell office:value-type="float" office:value="0.0031643359">
            <text:p>0.0031643359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table:number-columns-repeated="2" office:value-type="float" office:value="0.26742783">
            <text:p>0.26742783</text:p>
          </table:table-cell>
          <table:table-cell office:value-type="float" office:value="-0.00020180245">
            <text:p>-0.0002018025</text:p>
          </table:table-cell>
          <table:table-cell office:value-type="float" office:value="-0.004492243">
            <text:p>-0.004492243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table:number-columns-repeated="2" office:value-type="float" office:value="0.26613757">
            <text:p>0.26613757</text:p>
          </table:table-cell>
          <table:table-cell office:value-type="float" office:value="-0.001517717">
            <text:p>-0.001517717</text:p>
          </table:table-cell>
          <table:table-cell office:value-type="float" office:value="-0.012319566">
            <text:p>-0.012319566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table:number-columns-repeated="2" office:value-type="float" office:value="0.26474681">
            <text:p>0.26474681</text:p>
          </table:table-cell>
          <table:table-cell office:value-type="float" office:value="-0.0038380194">
            <text:p>-0.0038380194</text:p>
          </table:table-cell>
          <table:table-cell office:value-type="float" office:value="-0.019590864">
            <text:p>-0.019590864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table:number-columns-repeated="2" office:value-type="float" office:value="0.2633745">
            <text:p>0.2633745</text:p>
          </table:table-cell>
          <table:table-cell office:value-type="float" office:value="-0.0067419247">
            <text:p>-0.0067419247</text:p>
          </table:table-cell>
          <table:table-cell office:value-type="float" office:value="-0.025965216">
            <text:p>-0.025965216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table:number-columns-repeated="2" office:value-type="float" office:value="0.26202986">
            <text:p>0.26202986</text:p>
          </table:table-cell>
          <table:table-cell office:value-type="float" office:value="-0.009924456">
            <text:p>-0.009924456</text:p>
          </table:table-cell>
          <table:table-cell office:value-type="float" office:value="-0.031503104">
            <text:p>-0.031503104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table:number-columns-repeated="2" office:value-type="float" office:value="0.26071286">
            <text:p>0.26071286</text:p>
          </table:table-cell>
          <table:table-cell office:value-type="float" office:value="-0.012815681">
            <text:p>-0.012815681</text:p>
          </table:table-cell>
          <table:table-cell office:value-type="float" office:value="-0.035798997">
            <text:p>-0.035798997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table:number-columns-repeated="2" office:value-type="float" office:value="0.2593686">
            <text:p>0.2593686</text:p>
          </table:table-cell>
          <table:table-cell office:value-type="float" office:value="-0.015408889">
            <text:p>-0.015408889</text:p>
          </table:table-cell>
          <table:table-cell office:value-type="float" office:value="-0.03925416">
            <text:p>-0.03925416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table:number-columns-repeated="2" office:value-type="float" office:value="0.25802454">
            <text:p>0.25802454</text:p>
          </table:table-cell>
          <table:table-cell office:value-type="float" office:value="-0.017356152">
            <text:p>-0.017356152</text:p>
          </table:table-cell>
          <table:table-cell office:value-type="float" office:value="-0.041660715">
            <text:p>-0.041660715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table:number-columns-repeated="2" office:value-type="float" office:value="0.2566348">
            <text:p>0.2566348</text:p>
          </table:table-cell>
          <table:table-cell office:value-type="float" office:value="-0.018108241">
            <text:p>-0.018108241</text:p>
          </table:table-cell>
          <table:table-cell office:value-type="float" office:value="-0.04255378">
            <text:p>-0.04255378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table:number-columns-repeated="2" office:value-type="float" office:value="0.25522685">
            <text:p>0.25522685</text:p>
          </table:table-cell>
          <table:table-cell office:value-type="float" office:value="-0.017967641">
            <text:p>-0.017967641</text:p>
          </table:table-cell>
          <table:table-cell office:value-type="float" office:value="-0.042388253">
            <text:p>-0.042388253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table:number-columns-repeated="2" office:value-type="float" office:value="0.25387368">
            <text:p>0.25387368</text:p>
          </table:table-cell>
          <table:table-cell office:value-type="float" office:value="-0.017261226">
            <text:p>-0.017261226</text:p>
          </table:table-cell>
          <table:table-cell office:value-type="float" office:value="-0.04154663">
            <text:p>-0.04154663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table:number-columns-repeated="2" office:value-type="float" office:value="0.2525936">
            <text:p>0.2525936</text:p>
          </table:table-cell>
          <table:table-cell office:value-type="float" office:value="-0.015699197">
            <text:p>-0.015699197</text:p>
          </table:table-cell>
          <table:table-cell office:value-type="float" office:value="-0.03962221">
            <text:p>-0.03962221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table:number-columns-repeated="2" office:value-type="float" office:value="0.25127682">
            <text:p>0.25127682</text:p>
          </table:table-cell>
          <table:table-cell office:value-type="float" office:value="-0.01293105">
            <text:p>-0.01293105</text:p>
          </table:table-cell>
          <table:table-cell office:value-type="float" office:value="-0.03595977">
            <text:p>-0.03595977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table:number-columns-repeated="2" office:value-type="float" office:value="0.24999638">
            <text:p>0.24999638</text:p>
          </table:table-cell>
          <table:table-cell office:value-type="float" office:value="-0.010074454">
            <text:p>-0.010074454</text:p>
          </table:table-cell>
          <table:table-cell office:value-type="float" office:value="-0.03174028">
            <text:p>-0.03174028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table:number-columns-repeated="2" office:value-type="float" office:value="0.24866089">
            <text:p>0.24866089</text:p>
          </table:table-cell>
          <table:table-cell office:value-type="float" office:value="-0.0068496782">
            <text:p>-0.0068496782</text:p>
          </table:table-cell>
          <table:table-cell office:value-type="float" office:value="-0.02617189">
            <text:p>-0.02617189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table:number-columns-repeated="2" office:value-type="float" office:value="0.24733433">
            <text:p>0.24733433</text:p>
          </table:table-cell>
          <table:table-cell office:value-type="float" office:value="-0.0038307998">
            <text:p>-0.0038307998</text:p>
          </table:table-cell>
          <table:table-cell office:value-type="float" office:value="-0.01957243">
            <text:p>-0.01957243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table:number-columns-repeated="2" office:value-type="float" office:value="0.24608995">
            <text:p>0.24608995</text:p>
          </table:table-cell>
          <table:table-cell office:value-type="float" office:value="-0.0015208056">
            <text:p>-0.0015208056</text:p>
          </table:table-cell>
          <table:table-cell office:value-type="float" office:value="-0.012332095">
            <text:p>-0.012332095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table:number-columns-repeated="2" office:value-type="float" office:value="0.24485461">
            <text:p>0.24485461</text:p>
          </table:table-cell>
          <table:table-cell office:value-type="float" office:value="-0.00023569903">
            <text:p>-0.000235699</text:p>
          </table:table-cell>
          <table:table-cell office:value-type="float" office:value="-0.0048548845">
            <text:p>-0.0048548845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table:number-columns-repeated="2" office:value-type="float" office:value="0.24363753">
            <text:p>0.24363753</text:p>
          </table:table-cell>
          <table:table-cell office:value-type="float" office:value="0.00005727549">
            <text:p>5.727549E-005</text:p>
          </table:table-cell>
          <table:table-cell office:value-type="float" office:value="0.0023932299">
            <text:p>0.0023932299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table:number-columns-repeated="2" office:value-type="float" office:value="0.24241132">
            <text:p>0.24241132</text:p>
          </table:table-cell>
          <table:table-cell office:value-type="float" office:value="0.0006850526">
            <text:p>0.0006850526</text:p>
          </table:table-cell>
          <table:table-cell office:value-type="float" office:value="0.00827679">
            <text:p>0.00827679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table:number-columns-repeated="2" office:value-type="float" office:value="0.24127667">
            <text:p>0.24127667</text:p>
          </table:table-cell>
          <table:table-cell office:value-type="float" office:value="0.0016176088">
            <text:p>0.0016176088</text:p>
          </table:table-cell>
          <table:table-cell office:value-type="float" office:value="0.012718525">
            <text:p>0.012718525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table:number-columns-repeated="2" office:value-type="float" office:value="0.24013291">
            <text:p>0.24013291</text:p>
          </table:table-cell>
          <table:table-cell office:value-type="float" office:value="0.002618371">
            <text:p>0.002618371</text:p>
          </table:table-cell>
          <table:table-cell office:value-type="float" office:value="0.016181381">
            <text:p>0.016181381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table:number-columns-repeated="2" office:value-type="float" office:value="0.2390258">
            <text:p>0.2390258</text:p>
          </table:table-cell>
          <table:table-cell office:value-type="float" office:value="0.0034068532">
            <text:p>0.0034068532</text:p>
          </table:table-cell>
          <table:table-cell office:value-type="float" office:value="0.018457662">
            <text:p>0.018457662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table:number-columns-repeated="2" office:value-type="float" office:value="0.23797363">
            <text:p>0.23797363</text:p>
          </table:table-cell>
          <table:table-cell office:value-type="float" office:value="0.0036123493">
            <text:p>0.0036123493</text:p>
          </table:table-cell>
          <table:table-cell office:value-type="float" office:value="0.019006182">
            <text:p>0.019006182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table:number-columns-repeated="2" office:value-type="float" office:value="0.23693976">
            <text:p>0.23693976</text:p>
          </table:table-cell>
          <table:table-cell office:value-type="float" office:value="0.0034678774">
            <text:p>0.0034678774</text:p>
          </table:table-cell>
          <table:table-cell office:value-type="float" office:value="0.018622238">
            <text:p>0.018622238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table:number-columns-repeated="2" office:value-type="float" office:value="0.23595162">
            <text:p>0.23595162</text:p>
          </table:table-cell>
          <table:table-cell office:value-type="float" office:value="0.0028334507">
            <text:p>0.0028334507</text:p>
          </table:table-cell>
          <table:table-cell office:value-type="float" office:value="0.016832856">
            <text:p>0.016832856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table:number-columns-repeated="2" office:value-type="float" office:value="0.23500916">
            <text:p>0.23500916</text:p>
          </table:table-cell>
          <table:table-cell office:value-type="float" office:value="0.0018950588">
            <text:p>0.0018950588</text:p>
          </table:table-cell>
          <table:table-cell office:value-type="float" office:value="0.013766114">
            <text:p>0.013766114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table:number-columns-repeated="2" office:value-type="float" office:value="0.23411246">
            <text:p>0.23411246</text:p>
          </table:table-cell>
          <table:table-cell office:value-type="float" office:value="0.0008374504">
            <text:p>0.0008374504</text:p>
          </table:table-cell>
          <table:table-cell office:value-type="float" office:value="0.0091512315">
            <text:p>0.0091512315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table:number-columns-repeated="2" office:value-type="float" office:value="0.23323397">
            <text:p>0.23323397</text:p>
          </table:table-cell>
          <table:table-cell office:value-type="float" office:value="0.000119120756">
            <text:p>0.0001191208</text:p>
          </table:table-cell>
          <table:table-cell office:value-type="float" office:value="0.0034513874">
            <text:p>0.0034513874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table:number-columns-repeated="2" office:value-type="float" office:value="0.23232804">
            <text:p>0.23232804</text:p>
          </table:table-cell>
          <table:table-cell office:value-type="float" office:value="-0.00009839013">
            <text:p>-9.839013E-005</text:p>
          </table:table-cell>
          <table:table-cell office:value-type="float" office:value="-0.00313672">
            <text:p>-0.00313672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table:number-columns-repeated="2" office:value-type="float" office:value="0.2313306">
            <text:p>0.2313306</text:p>
          </table:table-cell>
          <table:table-cell office:value-type="float" office:value="-0.0010857916">
            <text:p>-0.0010857916</text:p>
          </table:table-cell>
          <table:table-cell office:value-type="float" office:value="-0.010420132">
            <text:p>-0.010420132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table:number-columns-repeated="2" office:value-type="float" office:value="0.23021428">
            <text:p>0.23021428</text:p>
          </table:table-cell>
          <table:table-cell office:value-type="float" office:value="-0.0030307083">
            <text:p>-0.0030307083</text:p>
          </table:table-cell>
          <table:table-cell office:value-type="float" office:value="-0.01740893">
            <text:p>-0.01740893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table:number-columns-repeated="2" office:value-type="float" office:value="0.22896086">
            <text:p>0.22896086</text:p>
          </table:table-cell>
          <table:table-cell office:value-type="float" office:value="-0.0059428406">
            <text:p>-0.0059428406</text:p>
          </table:table-cell>
          <table:table-cell office:value-type="float" office:value="-0.024377942">
            <text:p>-0.024377942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table:number-columns-repeated="2" office:value-type="float" office:value="0.22765277">
            <text:p>0.22765277</text:p>
          </table:table-cell>
          <table:table-cell office:value-type="float" office:value="-0.009605178">
            <text:p>-0.009605178</text:p>
          </table:table-cell>
          <table:table-cell office:value-type="float" office:value="-0.030992221">
            <text:p>-0.030992221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table:number-columns-repeated="2" office:value-type="float" office:value="0.22639066">
            <text:p>0.22639066</text:p>
          </table:table-cell>
          <table:table-cell office:value-type="float" office:value="-0.013521127">
            <text:p>-0.013521127</text:p>
          </table:table-cell>
          <table:table-cell office:value-type="float" office:value="-0.036771085">
            <text:p>-0.036771085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table:number-columns-repeated="2" office:value-type="float" office:value="0.22523853">
            <text:p>0.22523853</text:p>
          </table:table-cell>
          <table:table-cell office:value-type="float" office:value="-0.0175534">
            <text:p>-0.0175534</text:p>
          </table:table-cell>
          <table:table-cell office:value-type="float" office:value="-0.04189678">
            <text:p>-0.04189678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table:number-columns-repeated="2" office:value-type="float" office:value="0.22414145">
            <text:p>0.22414145</text:p>
          </table:table-cell>
          <table:table-cell office:value-type="float" office:value="-0.020889124">
            <text:p>-0.020889124</text:p>
          </table:table-cell>
          <table:table-cell office:value-type="float" office:value="-0.04570462">
            <text:p>-0.04570462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table:number-columns-repeated="2" office:value-type="float" office:value="0.22302626">
            <text:p>0.22302626</text:p>
          </table:table-cell>
          <table:table-cell office:value-type="float" office:value="-0.02272241">
            <text:p>-0.02272241</text:p>
          </table:table-cell>
          <table:table-cell office:value-type="float" office:value="-0.04766803">
            <text:p>-0.04766803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table:number-columns-repeated="2" office:value-type="float" office:value="0.22180142">
            <text:p>0.22180142</text:p>
          </table:table-cell>
          <table:table-cell office:value-type="float" office:value="-0.022719065">
            <text:p>-0.022719065</text:p>
          </table:table-cell>
          <table:table-cell office:value-type="float" office:value="-0.04766452">
            <text:p>-0.04766452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table:number-columns-repeated="2" office:value-type="float" office:value="0.22049426">
            <text:p>0.22049426</text:p>
          </table:table-cell>
          <table:table-cell office:value-type="float" office:value="-0.021293648">
            <text:p>-0.021293648</text:p>
          </table:table-cell>
          <table:table-cell office:value-type="float" office:value="-0.04614504">
            <text:p>-0.04614504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table:number-columns-repeated="2" office:value-type="float" office:value="0.21913211">
            <text:p>0.21913211</text:p>
          </table:table-cell>
          <table:table-cell office:value-type="float" office:value="-0.018513508">
            <text:p>-0.018513508</text:p>
          </table:table-cell>
          <table:table-cell office:value-type="float" office:value="-0.043027326">
            <text:p>-0.043027326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table:number-columns-repeated="2" office:value-type="float" office:value="0.21766916">
            <text:p>0.21766916</text:p>
          </table:table-cell>
          <table:table-cell office:value-type="float" office:value="-0.014218517">
            <text:p>-0.014218517</text:p>
          </table:table-cell>
          <table:table-cell office:value-type="float" office:value="-0.037707448">
            <text:p>-0.037707448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table:number-columns-repeated="2" office:value-type="float" office:value="0.21634306">
            <text:p>0.21634306</text:p>
          </table:table-cell>
          <table:table-cell office:value-type="float" office:value="-0.010153023">
            <text:p>-0.010153023</text:p>
          </table:table-cell>
          <table:table-cell office:value-type="float" office:value="-0.03186381">
            <text:p>-0.03186381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table:number-columns-repeated="2" office:value-type="float" office:value="0.2149801">
            <text:p>0.2149801</text:p>
          </table:table-cell>
          <table:table-cell office:value-type="float" office:value="-0.005947767">
            <text:p>-0.005947767</text:p>
          </table:table-cell>
          <table:table-cell office:value-type="float" office:value="-0.024388043">
            <text:p>-0.024388043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table:number-columns-repeated="2" office:value-type="float" office:value="0.21375413">
            <text:p>0.21375413</text:p>
          </table:table-cell>
          <table:table-cell office:value-type="float" office:value="-0.002817591">
            <text:p>-0.002817591</text:p>
          </table:table-cell>
          <table:table-cell office:value-type="float" office:value="-0.016785681">
            <text:p>-0.016785681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table:number-columns-repeated="2" office:value-type="float" office:value="0.21250056">
            <text:p>0.21250056</text:p>
          </table:table-cell>
          <table:table-cell office:value-type="float" office:value="-0.0006411341">
            <text:p>-0.0006411341</text:p>
          </table:table-cell>
          <table:table-cell office:value-type="float" office:value="-0.008007085">
            <text:p>-0.008007085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table:number-columns-repeated="2" office:value-type="float" office:value="0.21149395">
            <text:p>0.21149395</text:p>
          </table:table-cell>
          <table:table-cell office:value-type="float" office:value="-0.000000015890164">
            <text:p>-1.5890164E-008</text:p>
          </table:table-cell>
          <table:table-cell office:value-type="float" office:value="-0.00003986247">
            <text:p>-3.986247E-005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table:number-columns-repeated="2" office:value-type="float" office:value="0.21049649">
            <text:p>0.21049649</text:p>
          </table:table-cell>
          <table:table-cell office:value-type="float" office:value="0.0006667258">
            <text:p>0.0006667258</text:p>
          </table:table-cell>
          <table:table-cell office:value-type="float" office:value="0.008165328">
            <text:p>0.008165328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table:number-columns-repeated="2" office:value-type="float" office:value="0.20959973">
            <text:p>0.20959973</text:p>
          </table:table-cell>
          <table:table-cell office:value-type="float" office:value="0.0022911525">
            <text:p>0.0022911525</text:p>
          </table:table-cell>
          <table:table-cell office:value-type="float" office:value="0.015136553">
            <text:p>0.015136553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table:number-columns-repeated="2" office:value-type="float" office:value="0.20867565">
            <text:p>0.20867565</text:p>
          </table:table-cell>
          <table:table-cell office:value-type="float" office:value="0.0048137675">
            <text:p>0.0048137675</text:p>
          </table:table-cell>
          <table:table-cell office:value-type="float" office:value="0.0219403">
            <text:p>0.0219403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table:number-columns-repeated="2" office:value-type="float" office:value="0.20777914">
            <text:p>0.20777914</text:p>
          </table:table-cell>
          <table:table-cell office:value-type="float" office:value="0.0077864802">
            <text:p>0.0077864802</text:p>
          </table:table-cell>
          <table:table-cell office:value-type="float" office:value="0.027904265">
            <text:p>0.027904265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table:number-columns-repeated="2" office:value-type="float" office:value="0.20691936">
            <text:p>0.20691936</text:p>
          </table:table-cell>
          <table:table-cell office:value-type="float" office:value="0.010685462">
            <text:p>0.010685462</text:p>
          </table:table-cell>
          <table:table-cell office:value-type="float" office:value="0.032688625">
            <text:p>0.032688625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table:number-columns-repeated="2" office:value-type="float" office:value="0.20605966">
            <text:p>0.20605966</text:p>
          </table:table-cell>
          <table:table-cell office:value-type="float" office:value="0.012882981">
            <text:p>0.012882981</text:p>
          </table:table-cell>
          <table:table-cell office:value-type="float" office:value="0.03589287">
            <text:p>0.03589287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table:number-columns-repeated="2" office:value-type="float" office:value="0.20521833">
            <text:p>0.20521833</text:p>
          </table:table-cell>
          <table:table-cell office:value-type="float" office:value="0.014067933">
            <text:p>0.014067933</text:p>
          </table:table-cell>
          <table:table-cell office:value-type="float" office:value="0.037507243">
            <text:p>0.037507243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table:number-columns-repeated="2" office:value-type="float" office:value="0.20445932">
            <text:p>0.20445932</text:p>
          </table:table-cell>
          <table:table-cell office:value-type="float" office:value="0.013724402">
            <text:p>0.013724402</text:p>
          </table:table-cell>
          <table:table-cell office:value-type="float" office:value="0.03704646">
            <text:p>0.03704646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table:number-columns-repeated="2" office:value-type="float" office:value="0.2038009">
            <text:p>0.2038009</text:p>
          </table:table-cell>
          <table:table-cell office:value-type="float" office:value="0.01227316">
            <text:p>0.01227316</text:p>
          </table:table-cell>
          <table:table-cell office:value-type="float" office:value="0.03503307">
            <text:p>0.03503307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table:number-columns-repeated="2" office:value-type="float" office:value="0.2032247">
            <text:p>0.2032247</text:p>
          </table:table-cell>
          <table:table-cell office:value-type="float" office:value="0.010154884">
            <text:p>0.010154884</text:p>
          </table:table-cell>
          <table:table-cell office:value-type="float" office:value="0.03186673">
            <text:p>0.03186673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table:number-columns-repeated="2" office:value-type="float" office:value="0.20265758">
            <text:p>0.20265758</text:p>
          </table:table-cell>
          <table:table-cell office:value-type="float" office:value="0.0075940504">
            <text:p>0.0075940504</text:p>
          </table:table-cell>
          <table:table-cell office:value-type="float" office:value="0.027557304">
            <text:p>0.027557304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table:number-columns-repeated="2" office:value-type="float" office:value="0.2021087">
            <text:p>0.2021087</text:p>
          </table:table-cell>
          <table:table-cell office:value-type="float" office:value="0.004796473">
            <text:p>0.004796473</text:p>
          </table:table-cell>
          <table:table-cell office:value-type="float" office:value="0.021900851">
            <text:p>0.021900851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table:number-columns-repeated="2" office:value-type="float" office:value="0.20148654">
            <text:p>0.20148654</text:p>
          </table:table-cell>
          <table:table-cell office:value-type="float" office:value="0.0024658013">
            <text:p>0.0024658013</text:p>
          </table:table-cell>
          <table:table-cell office:value-type="float" office:value="0.01570287">
            <text:p>0.01570287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table:number-columns-repeated="2" office:value-type="float" office:value="0.20078196">
            <text:p>0.20078196</text:p>
          </table:table-cell>
          <table:table-cell office:value-type="float" office:value="0.0008143901">
            <text:p>0.0008143901</text:p>
          </table:table-cell>
          <table:table-cell office:value-type="float" office:value="0.0090243565">
            <text:p>0.0090243565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table:number-columns-repeated="2" office:value-type="float" office:value="0.19991262">
            <text:p>0.19991262</text:p>
          </table:table-cell>
          <table:table-cell office:value-type="float" office:value="0.000037132322">
            <text:p>3.7132322E-005</text:p>
          </table:table-cell>
          <table:table-cell office:value-type="float" office:value="0.0019269749">
            <text:p>0.0019269749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table:number-columns-repeated="2" office:value-type="float" office:value="0.19896095">
            <text:p>0.19896095</text:p>
          </table:table-cell>
          <table:table-cell office:value-type="float" office:value="-0.00023701522">
            <text:p>-0.0002370152</text:p>
          </table:table-cell>
          <table:table-cell office:value-type="float" office:value="-0.004868421">
            <text:p>-0.004868421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table:number-columns-repeated="2" office:value-type="float" office:value="0.19797267">
            <text:p>0.19797267</text:p>
          </table:table-cell>
          <table:table-cell office:value-type="float" office:value="-0.0012167984">
            <text:p>-0.0012167984</text:p>
          </table:table-cell>
          <table:table-cell office:value-type="float" office:value="-0.011030858">
            <text:p>-0.011030858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table:number-columns-repeated="2" office:value-type="float" office:value="0.19703022">
            <text:p>0.19703022</text:p>
          </table:table-cell>
          <table:table-cell office:value-type="float" office:value="-0.0028971394">
            <text:p>-0.0028971394</text:p>
          </table:table-cell>
          <table:table-cell office:value-type="float" office:value="-0.017020985">
            <text:p>-0.017020985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table:number-columns-repeated="2" office:value-type="float" office:value="0.19613358">
            <text:p>0.19613358</text:p>
          </table:table-cell>
          <table:table-cell office:value-type="float" office:value="-0.0052756737">
            <text:p>-0.0052756737</text:p>
          </table:table-cell>
          <table:table-cell office:value-type="float" office:value="-0.022968834">
            <text:p>-0.022968834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table:number-columns-repeated="2" office:value-type="float" office:value="0.19531943">
            <text:p>0.19531943</text:p>
          </table:table-cell>
          <table:table-cell office:value-type="float" office:value="-0.008027716">
            <text:p>-0.008027716</text:p>
          </table:table-cell>
          <table:table-cell office:value-type="float" office:value="-0.028333224">
            <text:p>-0.028333224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table:number-columns-repeated="2" office:value-type="float" office:value="0.19450535">
            <text:p>0.19450535</text:p>
          </table:table-cell>
          <table:table-cell office:value-type="float" office:value="-0.010402748">
            <text:p>-0.010402748</text:p>
          </table:table-cell>
          <table:table-cell office:value-type="float" office:value="-0.03225329">
            <text:p>-0.03225329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table:number-columns-repeated="2" office:value-type="float" office:value="0.19354503">
            <text:p>0.19354503</text:p>
          </table:table-cell>
          <table:table-cell office:value-type="float" office:value="-0.011982033">
            <text:p>-0.011982033</text:p>
          </table:table-cell>
          <table:table-cell office:value-type="float" office:value="-0.034615073">
            <text:p>-0.034615073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table:number-columns-repeated="2" office:value-type="float" office:value="0.19250247">
            <text:p>0.19250247</text:p>
          </table:table-cell>
          <table:table-cell office:value-type="float" office:value="-0.013059032">
            <text:p>-0.013059032</text:p>
          </table:table-cell>
          <table:table-cell office:value-type="float" office:value="-0.036137283">
            <text:p>-0.036137283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table:number-columns-repeated="2" office:value-type="float" office:value="0.19140506">
            <text:p>0.19140506</text:p>
          </table:table-cell>
          <table:table-cell office:value-type="float" office:value="-0.013404044">
            <text:p>-0.013404044</text:p>
          </table:table-cell>
          <table:table-cell office:value-type="float" office:value="-0.036611535">
            <text:p>-0.036611535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table:number-columns-repeated="2" office:value-type="float" office:value="0.1903351">
            <text:p>0.1903351</text:p>
          </table:table-cell>
          <table:table-cell office:value-type="float" office:value="-0.012732665">
            <text:p>-0.012732665</text:p>
          </table:table-cell>
          <table:table-cell office:value-type="float" office:value="-0.03568286">
            <text:p>-0.03568286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table:number-columns-repeated="2" office:value-type="float" office:value="0.1893291">
            <text:p>0.1893291</text:p>
          </table:table-cell>
          <table:table-cell office:value-type="float" office:value="-0.011381979">
            <text:p>-0.011381979</text:p>
          </table:table-cell>
          <table:table-cell office:value-type="float" office:value="-0.03373719">
            <text:p>-0.03373719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table:number-columns-repeated="2" office:value-type="float" office:value="0.18833219">
            <text:p>0.18833219</text:p>
          </table:table-cell>
          <table:table-cell office:value-type="float" office:value="-0.009638849">
            <text:p>-0.009638849</text:p>
          </table:table-cell>
          <table:table-cell office:value-type="float" office:value="-0.031046495">
            <text:p>-0.031046495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table:number-columns-repeated="2" office:value-type="float" office:value="0.18728025">
            <text:p>0.18728025</text:p>
          </table:table-cell>
          <table:table-cell office:value-type="float" office:value="-0.0071552875">
            <text:p>-0.0071552875</text:p>
          </table:table-cell>
          <table:table-cell office:value-type="float" office:value="-0.026749369">
            <text:p>-0.026749369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table:number-columns-repeated="2" office:value-type="float" office:value="0.1862831">
            <text:p>0.1862831</text:p>
          </table:table-cell>
          <table:table-cell office:value-type="float" office:value="-0.0045599">
            <text:p>-0.0045599</text:p>
          </table:table-cell>
          <table:table-cell office:value-type="float" office:value="-0.021353923">
            <text:p>-0.021353923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table:number-columns-repeated="2" office:value-type="float" office:value="0.1852675">
            <text:p>0.1852675</text:p>
          </table:table-cell>
          <table:table-cell office:value-type="float" office:value="-0.002130803">
            <text:p>-0.002130803</text:p>
          </table:table-cell>
          <table:table-cell office:value-type="float" office:value="-0.014597271">
            <text:p>-0.01459727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table:number-columns-repeated="2" office:value-type="float" office:value="0.18419687">
            <text:p>0.18419687</text:p>
          </table:table-cell>
          <table:table-cell office:value-type="float" office:value="-0.00047235633">
            <text:p>-0.0004723563</text:p>
          </table:table-cell>
          <table:table-cell office:value-type="float" office:value="-0.0068728183">
            <text:p>-0.0068728183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table:number-columns-repeated="2" office:value-type="float" office:value="0.18311706">
            <text:p>0.18311706</text:p>
          </table:table-cell>
          <table:table-cell office:value-type="float" office:value="0.000018591983">
            <text:p>0.000018592</text:p>
          </table:table-cell>
          <table:table-cell office:value-type="float" office:value="0.0013635242">
            <text:p>0.0013635242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table:number-columns-repeated="2" office:value-type="float" office:value="0.1819915">
            <text:p>0.1819915</text:p>
          </table:table-cell>
          <table:table-cell office:value-type="float" office:value="0.0009967642">
            <text:p>0.0009967642</text:p>
          </table:table-cell>
          <table:table-cell office:value-type="float" office:value="0.009983808">
            <text:p>0.009983808</text:p>
          </table:table-cell>
        </table:table-row>
        <table:table-row table:style-name="ro2">
          <table:table-cell office:value-type="float" office:value="1615">
            <text:p>1615</text:p>
          </table:table-cell>
          <table:table-cell table:number-columns-repeated="2" office:value-type="float" office:value="0.18096668">
            <text:p>0.18096668</text:p>
          </table:table-cell>
          <table:table-cell office:value-type="float" office:value="0.0029750715">
            <text:p>0.0029750715</text:p>
          </table:table-cell>
          <table:table-cell office:value-type="float" office:value="0.017248396">
            <text:p>0.017248396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table:number-columns-repeated="2" office:value-type="float" office:value="0.17991456">
            <text:p>0.17991456</text:p>
          </table:table-cell>
          <table:table-cell office:value-type="float" office:value="0.005675723">
            <text:p>0.005675723</text:p>
          </table:table-cell>
          <table:table-cell office:value-type="float" office:value="0.023823775">
            <text:p>0.023823775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table:number-columns-repeated="2" office:value-type="float" office:value="0.17895404">
            <text:p>0.17895404</text:p>
          </table:table-cell>
          <table:table-cell office:value-type="float" office:value="0.008230935">
            <text:p>0.008230935</text:p>
          </table:table-cell>
          <table:table-cell office:value-type="float" office:value="0.028689606">
            <text:p>0.028689606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table:number-columns-repeated="2" office:value-type="float" office:value="0.17797534">
            <text:p>0.17797534</text:p>
          </table:table-cell>
          <table:table-cell office:value-type="float" office:value="0.010401236">
            <text:p>0.010401236</text:p>
          </table:table-cell>
          <table:table-cell office:value-type="float" office:value="0.03225095">
            <text:p>0.03225095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table:number-columns-repeated="2" office:value-type="float" office:value="0.17694187">
            <text:p>0.17694187</text:p>
          </table:table-cell>
          <table:table-cell office:value-type="float" office:value="0.012279787">
            <text:p>0.012279787</text:p>
          </table:table-cell>
          <table:table-cell office:value-type="float" office:value="0.035042528">
            <text:p>0.035042528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table:number-columns-repeated="2" office:value-type="float" office:value="0.17598164">
            <text:p>0.17598164</text:p>
          </table:table-cell>
          <table:table-cell office:value-type="float" office:value="0.013421407">
            <text:p>0.013421407</text:p>
          </table:table-cell>
          <table:table-cell office:value-type="float" office:value="0.03663524">
            <text:p>0.03663524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table:number-columns-repeated="2" office:value-type="float" office:value="0.17503972">
            <text:p>0.17503972</text:p>
          </table:table-cell>
          <table:table-cell office:value-type="float" office:value="0.0138132125">
            <text:p>0.0138132125</text:p>
          </table:table-cell>
          <table:table-cell office:value-type="float" office:value="0.03716613">
            <text:p>0.03716613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table:number-columns-repeated="2" office:value-type="float" office:value="0.17413439">
            <text:p>0.17413439</text:p>
          </table:table-cell>
          <table:table-cell office:value-type="float" office:value="0.01331667">
            <text:p>0.01331667</text:p>
          </table:table-cell>
          <table:table-cell office:value-type="float" office:value="0.036492012">
            <text:p>0.036492012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table:number-columns-repeated="2" office:value-type="float" office:value="0.17325644">
            <text:p>0.17325644</text:p>
          </table:table-cell>
          <table:table-cell office:value-type="float" office:value="0.012023808">
            <text:p>0.012023808</text:p>
          </table:table-cell>
          <table:table-cell office:value-type="float" office:value="0.034675363">
            <text:p>0.034675363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table:number-columns-repeated="2" office:value-type="float" office:value="0.17239672">
            <text:p>0.17239672</text:p>
          </table:table-cell>
          <table:table-cell office:value-type="float" office:value="0.009930319">
            <text:p>0.009930319</text:p>
          </table:table-cell>
          <table:table-cell office:value-type="float" office:value="0.03151241">
            <text:p>0.03151241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table:number-columns-repeated="2" office:value-type="float" office:value="0.17158262">
            <text:p>0.17158262</text:p>
          </table:table-cell>
          <table:table-cell office:value-type="float" office:value="0.0072498308">
            <text:p>0.0072498308</text:p>
          </table:table-cell>
          <table:table-cell office:value-type="float" office:value="0.02692551">
            <text:p>0.02692551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table:number-columns-repeated="2" office:value-type="float" office:value="0.17074098">
            <text:p>0.17074098</text:p>
          </table:table-cell>
          <table:table-cell office:value-type="float" office:value="0.0043765972">
            <text:p>0.0043765972</text:p>
          </table:table-cell>
          <table:table-cell office:value-type="float" office:value="0.020920318">
            <text:p>0.020920318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table:number-columns-repeated="2" office:value-type="float" office:value="0.16992666">
            <text:p>0.16992666</text:p>
          </table:table-cell>
          <table:table-cell office:value-type="float" office:value="0.0018903371">
            <text:p>0.0018903371</text:p>
          </table:table-cell>
          <table:table-cell office:value-type="float" office:value="0.013748953">
            <text:p>0.013748953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table:number-columns-repeated="2" office:value-type="float" office:value="0.16907567">
            <text:p>0.16907567</text:p>
          </table:table-cell>
          <table:table-cell office:value-type="float" office:value="0.00030009905">
            <text:p>0.0003000991</text:p>
          </table:table-cell>
          <table:table-cell office:value-type="float" office:value="0.0054781297">
            <text:p>0.0054781297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table:number-columns-repeated="2" office:value-type="float" office:value="0.16815141">
            <text:p>0.16815141</text:p>
          </table:table-cell>
          <table:table-cell office:value-type="float" office:value="-0.00008029939">
            <text:p>-8.029939E-005</text:p>
          </table:table-cell>
          <table:table-cell office:value-type="float" office:value="-0.0028337147">
            <text:p>-0.0028337147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table:number-columns-repeated="2" office:value-type="float" office:value="0.16720887">
            <text:p>0.16720887</text:p>
          </table:table-cell>
          <table:table-cell office:value-type="float" office:value="-0.001107719">
            <text:p>-0.001107719</text:p>
          </table:table-cell>
          <table:table-cell office:value-type="float" office:value="-0.010524823">
            <text:p>-0.010524823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table:number-columns-repeated="2" office:value-type="float" office:value="0.16625726">
            <text:p>0.16625726</text:p>
          </table:table-cell>
          <table:table-cell office:value-type="float" office:value="-0.0031187017">
            <text:p>-0.0031187017</text:p>
          </table:table-cell>
          <table:table-cell office:value-type="float" office:value="-0.017659847">
            <text:p>-0.017659847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table:number-columns-repeated="2" office:value-type="float" office:value="0.16539724">
            <text:p>0.16539724</text:p>
          </table:table-cell>
          <table:table-cell office:value-type="float" office:value="-0.0055178483">
            <text:p>-0.0055178483</text:p>
          </table:table-cell>
          <table:table-cell office:value-type="float" office:value="-0.023490101">
            <text:p>-0.023490101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table:number-columns-repeated="2" office:value-type="float" office:value="0.16455564">
            <text:p>0.16455564</text:p>
          </table:table-cell>
          <table:table-cell office:value-type="float" office:value="-0.0078478325">
            <text:p>-0.0078478325</text:p>
          </table:table-cell>
          <table:table-cell office:value-type="float" office:value="-0.028013984">
            <text:p>-0.028013984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table:number-columns-repeated="2" office:value-type="float" office:value="0.16365008">
            <text:p>0.16365008</text:p>
          </table:table-cell>
          <table:table-cell office:value-type="float" office:value="-0.009717063">
            <text:p>-0.009717063</text:p>
          </table:table-cell>
          <table:table-cell office:value-type="float" office:value="-0.031172205">
            <text:p>-0.031172205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table:number-columns-repeated="2" office:value-type="float" office:value="0.16271716">
            <text:p>0.16271716</text:p>
          </table:table-cell>
          <table:table-cell office:value-type="float" office:value="-0.010858892">
            <text:p>-0.010858892</text:p>
          </table:table-cell>
          <table:table-cell office:value-type="float" office:value="-0.032952834">
            <text:p>-0.032952834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table:number-columns-repeated="2" office:value-type="float" office:value="0.16180256">
            <text:p>0.16180256</text:p>
          </table:table-cell>
          <table:table-cell office:value-type="float" office:value="-0.011249059">
            <text:p>-0.011249059</text:p>
          </table:table-cell>
          <table:table-cell office:value-type="float" office:value="-0.033539616">
            <text:p>-0.033539616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table:number-columns-repeated="2" office:value-type="float" office:value="0.1608971">
            <text:p>0.1608971</text:p>
          </table:table-cell>
          <table:table-cell office:value-type="float" office:value="-0.010798328">
            <text:p>-0.010798328</text:p>
          </table:table-cell>
          <table:table-cell office:value-type="float" office:value="-0.032860808">
            <text:p>-0.032860808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table:number-columns-repeated="2" office:value-type="float" office:value="0.1600282">
            <text:p>0.1600282</text:p>
          </table:table-cell>
          <table:table-cell office:value-type="float" office:value="-0.009591753">
            <text:p>-0.009591753</text:p>
          </table:table-cell>
          <table:table-cell office:value-type="float" office:value="-0.030970555">
            <text:p>-0.030970555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table:number-columns-repeated="2" office:value-type="float" office:value="0.15916836">
            <text:p>0.15916836</text:p>
          </table:table-cell>
          <table:table-cell office:value-type="float" office:value="-0.0076550795">
            <text:p>-0.0076550795</text:p>
          </table:table-cell>
          <table:table-cell office:value-type="float" office:value="-0.027667815">
            <text:p>-0.027667815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table:number-columns-repeated="2" office:value-type="float" office:value="0.15837249">
            <text:p>0.15837249</text:p>
          </table:table-cell>
          <table:table-cell office:value-type="float" office:value="-0.005445991">
            <text:p>-0.005445991</text:p>
          </table:table-cell>
          <table:table-cell office:value-type="float" office:value="-0.023336647">
            <text:p>-0.023336647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table:number-columns-repeated="2" office:value-type="float" office:value="0.15757652">
            <text:p>0.15757652</text:p>
          </table:table-cell>
          <table:table-cell office:value-type="float" office:value="-0.0032100868">
            <text:p>-0.0032100868</text:p>
          </table:table-cell>
          <table:table-cell office:value-type="float" office:value="-0.017916715">
            <text:p>-0.017916715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table:number-columns-repeated="2" office:value-type="float" office:value="0.15670726">
            <text:p>0.15670726</text:p>
          </table:table-cell>
          <table:table-cell office:value-type="float" office:value="-0.001211912">
            <text:p>-0.001211912</text:p>
          </table:table-cell>
          <table:table-cell office:value-type="float" office:value="-0.011008687">
            <text:p>-0.011008687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table:number-columns-repeated="2" office:value-type="float" office:value="0.15592028">
            <text:p>0.15592028</text:p>
          </table:table-cell>
          <table:table-cell office:value-type="float" office:value="-0.00011958413">
            <text:p>-0.0001195841</text:p>
          </table:table-cell>
          <table:table-cell office:value-type="float" office:value="-0.0034580939">
            <text:p>-0.0034580939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table:number-columns-repeated="2" office:value-type="float" office:value="0.15510584">
            <text:p>0.15510584</text:p>
          </table:table-cell>
          <table:table-cell office:value-type="float" office:value="0.00017618206">
            <text:p>0.0001761821</text:p>
          </table:table-cell>
          <table:table-cell office:value-type="float" office:value="0.0041974047">
            <text:p>0.0041974047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table:number-columns-repeated="2" office:value-type="float" office:value="0.15436465">
            <text:p>0.15436465</text:p>
          </table:table-cell>
          <table:table-cell office:value-type="float" office:value="0.0013508598">
            <text:p>0.0013508598</text:p>
          </table:table-cell>
          <table:table-cell office:value-type="float" office:value="0.01162265">
            <text:p>0.01162265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table:number-columns-repeated="2" office:value-type="float" office:value="0.15368755">
            <text:p>0.15368755</text:p>
          </table:table-cell>
          <table:table-cell office:value-type="float" office:value="0.0032197272">
            <text:p>0.0032197272</text:p>
          </table:table-cell>
          <table:table-cell office:value-type="float" office:value="0.017943598">
            <text:p>0.017943598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table:number-columns-repeated="2" office:value-type="float" office:value="0.1529922">
            <text:p>0.1529922</text:p>
          </table:table-cell>
          <table:table-cell office:value-type="float" office:value="0.005333634">
            <text:p>0.005333634</text:p>
          </table:table-cell>
          <table:table-cell office:value-type="float" office:value="0.023094662">
            <text:p>0.023094662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table:number-columns-repeated="2" office:value-type="float" office:value="0.15226035">
            <text:p>0.15226035</text:p>
          </table:table-cell>
          <table:table-cell office:value-type="float" office:value="0.007186783">
            <text:p>0.007186783</text:p>
          </table:table-cell>
          <table:table-cell office:value-type="float" office:value="0.026808176">
            <text:p>0.026808176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table:number-columns-repeated="2" office:value-type="float" office:value="0.15154685">
            <text:p>0.15154685</text:p>
          </table:table-cell>
          <table:table-cell office:value-type="float" office:value="0.008372752">
            <text:p>0.008372752</text:p>
          </table:table-cell>
          <table:table-cell office:value-type="float" office:value="0.028935708">
            <text:p>0.028935708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table:number-columns-repeated="2" office:value-type="float" office:value="0.15086998">
            <text:p>0.15086998</text:p>
          </table:table-cell>
          <table:table-cell office:value-type="float" office:value="0.008840268">
            <text:p>0.008840268</text:p>
          </table:table-cell>
          <table:table-cell office:value-type="float" office:value="0.029732587">
            <text:p>0.029732587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table:number-columns-repeated="2" office:value-type="float" office:value="0.15021138">
            <text:p>0.15021138</text:p>
          </table:table-cell>
          <table:table-cell office:value-type="float" office:value="0.008446348">
            <text:p>0.008446348</text:p>
          </table:table-cell>
          <table:table-cell office:value-type="float" office:value="0.0290626">
            <text:p>0.0290626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table:number-columns-repeated="2" office:value-type="float" office:value="0.14956193">
            <text:p>0.14956193</text:p>
          </table:table-cell>
          <table:table-cell office:value-type="float" office:value="0.0072116056">
            <text:p>0.0072116056</text:p>
          </table:table-cell>
          <table:table-cell office:value-type="float" office:value="0.026854433">
            <text:p>0.026854433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table:number-columns-repeated="2" office:value-type="float" office:value="0.14893071">
            <text:p>0.14893071</text:p>
          </table:table-cell>
          <table:table-cell office:value-type="float" office:value="0.005553984">
            <text:p>0.005553984</text:p>
          </table:table-cell>
          <table:table-cell office:value-type="float" office:value="0.023566892">
            <text:p>0.023566892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table:number-columns-repeated="2" office:value-type="float" office:value="0.14828114">
            <text:p>0.14828114</text:p>
          </table:table-cell>
          <table:table-cell office:value-type="float" office:value="0.0035851724">
            <text:p>0.0035851724</text:p>
          </table:table-cell>
          <table:table-cell office:value-type="float" office:value="0.018934552">
            <text:p>0.018934552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table:number-columns-repeated="2" office:value-type="float" office:value="0.14762235">
            <text:p>0.14762235</text:p>
          </table:table-cell>
          <table:table-cell office:value-type="float" office:value="0.001659599">
            <text:p>0.001659599</text:p>
          </table:table-cell>
          <table:table-cell office:value-type="float" office:value="0.012882543">
            <text:p>0.012882543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table:number-columns-repeated="2" office:value-type="float" office:value="0.1469818">
            <text:p>0.1469818</text:p>
          </table:table-cell>
          <table:table-cell office:value-type="float" office:value="0.0003602545">
            <text:p>0.0003602545</text:p>
          </table:table-cell>
          <table:table-cell office:value-type="float" office:value="0.00600212">
            <text:p>0.00600212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table:number-columns-repeated="2" office:value-type="float" office:value="0.14617652">
            <text:p>0.14617652</text:p>
          </table:table-cell>
          <table:table-cell office:value-type="float" office:value="-0.0000170506">
            <text:p>-1.70506E-005</text:p>
          </table:table-cell>
          <table:table-cell office:value-type="float" office:value="-0.0013057794">
            <text:p>-0.0013057794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table:number-columns-repeated="2" office:value-type="float" office:value="0.14523396">
            <text:p>0.14523396</text:p>
          </table:table-cell>
          <table:table-cell office:value-type="float" office:value="-0.0007613573">
            <text:p>-0.0007613573</text:p>
          </table:table-cell>
          <table:table-cell office:value-type="float" office:value="-0.008725579">
            <text:p>-0.008725579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table:number-columns-repeated="2" office:value-type="float" office:value="0.14424573">
            <text:p>0.14424573</text:p>
          </table:table-cell>
          <table:table-cell office:value-type="float" office:value="-0.002559257">
            <text:p>-0.002559257</text:p>
          </table:table-cell>
          <table:table-cell office:value-type="float" office:value="-0.015997678">
            <text:p>-0.015997678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table:number-columns-repeated="2" office:value-type="float" office:value="0.14327589">
            <text:p>0.14327589</text:p>
          </table:table-cell>
          <table:table-cell office:value-type="float" office:value="-0.005070003">
            <text:p>-0.005070003</text:p>
          </table:table-cell>
          <table:table-cell office:value-type="float" office:value="-0.022516668">
            <text:p>-0.022516668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table:number-columns-repeated="2" office:value-type="float" office:value="0.14241597">
            <text:p>0.14241597</text:p>
          </table:table-cell>
          <table:table-cell office:value-type="float" office:value="-0.007910974">
            <text:p>-0.007910974</text:p>
          </table:table-cell>
          <table:table-cell office:value-type="float" office:value="-0.028126456">
            <text:p>-0.028126456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table:number-columns-repeated="2" office:value-type="float" office:value="0.14165679">
            <text:p>0.14165679</text:p>
          </table:table-cell>
          <table:table-cell office:value-type="float" office:value="-0.010724463">
            <text:p>-0.010724463</text:p>
          </table:table-cell>
          <table:table-cell office:value-type="float" office:value="-0.032748226">
            <text:p>-0.032748226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table:number-columns-repeated="2" office:value-type="float" office:value="0.14094344">
            <text:p>0.14094344</text:p>
          </table:table-cell>
          <table:table-cell office:value-type="float" office:value="-0.012947919">
            <text:p>-0.012947919</text:p>
          </table:table-cell>
          <table:table-cell office:value-type="float" office:value="-0.035983216">
            <text:p>-0.035983216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table:number-columns-repeated="2" office:value-type="float" office:value="0.14012955">
            <text:p>0.14012955</text:p>
          </table:table-cell>
          <table:table-cell office:value-type="float" office:value="-0.013933043">
            <text:p>-0.013933043</text:p>
          </table:table-cell>
          <table:table-cell office:value-type="float" office:value="-0.03732699">
            <text:p>-0.03732699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table:number-columns-repeated="2" office:value-type="float" office:value="0.13922423">
            <text:p>0.13922423</text:p>
          </table:table-cell>
          <table:table-cell office:value-type="float" office:value="-0.0137659125">
            <text:p>-0.0137659125</text:p>
          </table:table-cell>
          <table:table-cell office:value-type="float" office:value="-0.037102442">
            <text:p>-0.037102442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table:number-columns-repeated="2" office:value-type="float" office:value="0.13831888">
            <text:p>0.13831888</text:p>
          </table:table-cell>
          <table:table-cell office:value-type="float" office:value="-0.013111857">
            <text:p>-0.013111857</text:p>
          </table:table-cell>
          <table:table-cell office:value-type="float" office:value="-0.0362103">
            <text:p>-0.0362103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table:number-columns-repeated="2" office:value-type="float" office:value="0.13745008">
            <text:p>0.13745008</text:p>
          </table:table-cell>
          <table:table-cell office:value-type="float" office:value="-0.011721098">
            <text:p>-0.011721098</text:p>
          </table:table-cell>
          <table:table-cell office:value-type="float" office:value="-0.03423609">
            <text:p>-0.03423609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table:number-columns-repeated="2" office:value-type="float" office:value="0.1366178">
            <text:p>0.1366178</text:p>
          </table:table-cell>
          <table:table-cell office:value-type="float" office:value="-0.009552237">
            <text:p>-0.009552237</text:p>
          </table:table-cell>
          <table:table-cell office:value-type="float" office:value="-0.030906692">
            <text:p>-0.030906692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table:number-columns-repeated="2" office:value-type="float" office:value="0.13579454">
            <text:p>0.13579454</text:p>
          </table:table-cell>
          <table:table-cell office:value-type="float" office:value="-0.006910478">
            <text:p>-0.006910478</text:p>
          </table:table-cell>
          <table:table-cell office:value-type="float" office:value="-0.026287789">
            <text:p>-0.026287789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table:number-columns-repeated="2" office:value-type="float" office:value="0.13503522">
            <text:p>0.13503522</text:p>
          </table:table-cell>
          <table:table-cell office:value-type="float" office:value="-0.004422486">
            <text:p>-0.004422486</text:p>
          </table:table-cell>
          <table:table-cell office:value-type="float" office:value="-0.021029707">
            <text:p>-0.021029707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table:number-columns-repeated="2" office:value-type="float" office:value="0.13427581">
            <text:p>0.13427581</text:p>
          </table:table-cell>
          <table:table-cell office:value-type="float" office:value="-0.0021534925">
            <text:p>-0.0021534925</text:p>
          </table:table-cell>
          <table:table-cell office:value-type="float" office:value="-0.014674783">
            <text:p>-0.014674783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table:number-columns-repeated="2" office:value-type="float" office:value="0.13357124">
            <text:p>0.13357124</text:p>
          </table:table-cell>
          <table:table-cell office:value-type="float" office:value="-0.0005794667">
            <text:p>-0.0005794667</text:p>
          </table:table-cell>
          <table:table-cell office:value-type="float" office:value="-0.007612271">
            <text:p>-0.007612271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table:number-columns-repeated="2" office:value-type="float" office:value="0.1329398">
            <text:p>0.1329398</text:p>
          </table:table-cell>
          <table:table-cell office:value-type="float" office:value="-0.0000026048076">
            <text:p>-2.6048076E-006</text:p>
          </table:table-cell>
          <table:table-cell office:value-type="float" office:value="-0.00051037315">
            <text:p>-0.0005103732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table:number-columns-repeated="2" office:value-type="float" office:value="0.1322901">
            <text:p>0.1322901</text:p>
          </table:table-cell>
          <table:table-cell office:value-type="float" office:value="0.00042150175">
            <text:p>0.0004215018</text:p>
          </table:table-cell>
          <table:table-cell office:value-type="float" office:value="0.0064923167">
            <text:p>0.0064923167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table:number-columns-repeated="2" office:value-type="float" office:value="0.13166785">
            <text:p>0.13166785</text:p>
          </table:table-cell>
          <table:table-cell office:value-type="float" office:value="0.0016367972">
            <text:p>0.0016367972</text:p>
          </table:table-cell>
          <table:table-cell office:value-type="float" office:value="0.012793737">
            <text:p>0.012793737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0.13105482">
            <text:p>0.13105482</text:p>
          </table:table-cell>
          <table:table-cell office:value-type="float" office:value="0.0030940408">
            <text:p>0.0030940408</text:p>
          </table:table-cell>
          <table:table-cell office:value-type="float" office:value="0.017589886">
            <text:p>0.017589886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0.13044183">
            <text:p>0.13044183</text:p>
          </table:table-cell>
          <table:table-cell office:value-type="float" office:value="0.004497853">
            <text:p>0.004497853</text:p>
          </table:table-cell>
          <table:table-cell office:value-type="float" office:value="0.021208143">
            <text:p>0.021208143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0.12982887">
            <text:p>0.12982887</text:p>
          </table:table-cell>
          <table:table-cell office:value-type="float" office:value="0.005653247">
            <text:p>0.005653247</text:p>
          </table:table-cell>
          <table:table-cell office:value-type="float" office:value="0.023776557">
            <text:p>0.023776557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0.12924337">
            <text:p>0.12924337</text:p>
          </table:table-cell>
          <table:table-cell office:value-type="float" office:value="0.006159401">
            <text:p>0.006159401</text:p>
          </table:table-cell>
          <table:table-cell office:value-type="float" office:value="0.024818141">
            <text:p>0.024818141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0.12867616">
            <text:p>0.12867616</text:p>
          </table:table-cell>
          <table:table-cell office:value-type="float" office:value="0.006081532">
            <text:p>0.006081532</text:p>
          </table:table-cell>
          <table:table-cell office:value-type="float" office:value="0.024660762">
            <text:p>0.024660762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0.12812728">
            <text:p>0.12812728</text:p>
          </table:table-cell>
          <table:table-cell office:value-type="float" office:value="0.005366516">
            <text:p>0.005366516</text:p>
          </table:table-cell>
          <table:table-cell office:value-type="float" office:value="0.023165742">
            <text:p>0.023165742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0.12759665">
            <text:p>0.12759665</text:p>
          </table:table-cell>
          <table:table-cell office:value-type="float" office:value="0.004463915">
            <text:p>0.004463915</text:p>
          </table:table-cell>
          <table:table-cell office:value-type="float" office:value="0.021127978">
            <text:p>0.021127978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0.12703852">
            <text:p>0.12703852</text:p>
          </table:table-cell>
          <table:table-cell office:value-type="float" office:value="0.0031752263">
            <text:p>0.0031752263</text:p>
          </table:table-cell>
          <table:table-cell office:value-type="float" office:value="0.017819164">
            <text:p>0.017819164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0.12649868">
            <text:p>0.12649868</text:p>
          </table:table-cell>
          <table:table-cell office:value-type="float" office:value="0.0018751045">
            <text:p>0.0018751045</text:p>
          </table:table-cell>
          <table:table-cell office:value-type="float" office:value="0.013693445">
            <text:p>0.013693445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0.12594965">
            <text:p>0.12594965</text:p>
          </table:table-cell>
          <table:table-cell office:value-type="float" office:value="0.0007085119">
            <text:p>0.0007085119</text:p>
          </table:table-cell>
          <table:table-cell office:value-type="float" office:value="0.008417315">
            <text:p>0.008417315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0.12535484">
            <text:p>0.12535484</text:p>
          </table:table-cell>
          <table:table-cell office:value-type="float" office:value="0.00006350445">
            <text:p>6.350445E-005</text:p>
          </table:table-cell>
          <table:table-cell office:value-type="float" office:value="0.002520009">
            <text:p>0.002520009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0.12468682">
            <text:p>0.12468682</text:p>
          </table:table-cell>
          <table:table-cell office:value-type="float" office:value="-0.00012524604">
            <text:p>-0.000125246</text:p>
          </table:table-cell>
          <table:table-cell office:value-type="float" office:value="-0.0035390118">
            <text:p>-0.0035390118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0.12393644">
            <text:p>0.12393644</text:p>
          </table:table-cell>
          <table:table-cell office:value-type="float" office:value="-0.0009155272">
            <text:p>-0.0009155272</text:p>
          </table:table-cell>
          <table:table-cell office:value-type="float" office:value="-0.009568319">
            <text:p>-0.009568319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0.12314951">
            <text:p>0.12314951</text:p>
          </table:table-cell>
          <table:table-cell office:value-type="float" office:value="-0.0024455793">
            <text:p>-0.0024455793</text:p>
          </table:table-cell>
          <table:table-cell office:value-type="float" office:value="-0.015638348">
            <text:p>-0.015638348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0.12240842">
            <text:p>0.12240842</text:p>
          </table:table-cell>
          <table:table-cell office:value-type="float" office:value="-0.00446905">
            <text:p>-0.00446905</text:p>
          </table:table-cell>
          <table:table-cell office:value-type="float" office:value="-0.021140128">
            <text:p>-0.021140128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0.121685684">
            <text:p>0.121685684</text:p>
          </table:table-cell>
          <table:table-cell office:value-type="float" office:value="-0.006555897">
            <text:p>-0.006555897</text:p>
          </table:table-cell>
          <table:table-cell office:value-type="float" office:value="-0.025604486">
            <text:p>-0.025604486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0.120963044">
            <text:p>0.120963044</text:p>
          </table:table-cell>
          <table:table-cell office:value-type="float" office:value="-0.008504119">
            <text:p>-0.008504119</text:p>
          </table:table-cell>
          <table:table-cell office:value-type="float" office:value="-0.029161822">
            <text:p>-0.029161822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0.12015813">
            <text:p>0.12015813</text:p>
          </table:table-cell>
          <table:table-cell office:value-type="float" office:value="-0.009918753">
            <text:p>-0.009918753</text:p>
          </table:table-cell>
          <table:table-cell office:value-type="float" office:value="-0.03149405">
            <text:p>-0.0314940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0.1193624">
            <text:p>0.1193624</text:p>
          </table:table-cell>
          <table:table-cell office:value-type="float" office:value="-0.01078416">
            <text:p>-0.01078416</text:p>
          </table:table-cell>
          <table:table-cell office:value-type="float" office:value="-0.032839246">
            <text:p>-0.032839246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0.118603274">
            <text:p>0.118603274</text:p>
          </table:table-cell>
          <table:table-cell office:value-type="float" office:value="-0.010966878">
            <text:p>-0.010966878</text:p>
          </table:table-cell>
          <table:table-cell office:value-type="float" office:value="-0.033116277">
            <text:p>-0.033116277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0.1178716">
            <text:p>0.1178716</text:p>
          </table:table-cell>
          <table:table-cell office:value-type="float" office:value="-0.01066305">
            <text:p>-0.01066305</text:p>
          </table:table-cell>
          <table:table-cell office:value-type="float" office:value="-0.032654326">
            <text:p>-0.032654326</text:p>
          </table:table-cell>
        </table:table-row>
        <table:table-row table:style-name="ro2">
          <table:table-cell office:value-type="float" office:value="2025">
            <text:p>2025</text:p>
          </table:table-cell>
          <table:table-cell table:number-columns-repeated="2" office:value-type="float" office:value="0.117130734">
            <text:p>0.117130734</text:p>
          </table:table-cell>
          <table:table-cell office:value-type="float" office:value="-0.009729318">
            <text:p>-0.009729318</text:p>
          </table:table-cell>
          <table:table-cell office:value-type="float" office:value="-0.031191856">
            <text:p>-0.031191856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table:number-columns-repeated="2" office:value-type="float" office:value="0.116435565">
            <text:p>0.116435565</text:p>
          </table:table-cell>
          <table:table-cell office:value-type="float" office:value="-0.008241538">
            <text:p>-0.008241538</text:p>
          </table:table-cell>
          <table:table-cell office:value-type="float" office:value="-0.02870808">
            <text:p>-0.02870808</text:p>
          </table:table-cell>
        </table:table-row>
        <table:table-row table:style-name="ro2">
          <table:table-cell office:value-type="float" office:value="2035">
            <text:p>2035</text:p>
          </table:table-cell>
          <table:table-cell table:number-columns-repeated="2" office:value-type="float" office:value="0.11575864">
            <text:p>0.11575864</text:p>
          </table:table-cell>
          <table:table-cell office:value-type="float" office:value="-0.006454209">
            <text:p>-0.006454209</text:p>
          </table:table-cell>
          <table:table-cell office:value-type="float" office:value="-0.025405135">
            <text:p>-0.025405135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table:number-columns-repeated="2" office:value-type="float" office:value="0.11509996">
            <text:p>0.11509996</text:p>
          </table:table-cell>
          <table:table-cell office:value-type="float" office:value="-0.0044713216">
            <text:p>-0.0044713216</text:p>
          </table:table-cell>
          <table:table-cell office:value-type="float" office:value="-0.0211455">
            <text:p>-0.0211455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table:number-columns-repeated="2" office:value-type="float" office:value="0.11439544">
            <text:p>0.11439544</text:p>
          </table:table-cell>
          <table:table-cell office:value-type="float" office:value="-0.0025180508">
            <text:p>-0.0025180508</text:p>
          </table:table-cell>
          <table:table-cell office:value-type="float" office:value="-0.015868368">
            <text:p>-0.015868368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table:number-columns-repeated="2" office:value-type="float" office:value="0.113709174">
            <text:p>0.113709174</text:p>
          </table:table-cell>
          <table:table-cell office:value-type="float" office:value="-0.00087526115">
            <text:p>-0.0008752612</text:p>
          </table:table-cell>
          <table:table-cell office:value-type="float" office:value="-0.009355539">
            <text:p>-0.009355539</text:p>
          </table:table-cell>
        </table:table-row>
        <table:table-row table:style-name="ro2">
          <table:table-cell office:value-type="float" office:value="2055">
            <text:p>2055</text:p>
          </table:table-cell>
          <table:table-cell table:number-columns-repeated="2" office:value-type="float" office:value="0.11299541">
            <text:p>0.11299541</text:p>
          </table:table-cell>
          <table:table-cell office:value-type="float" office:value="-0.000037527017">
            <text:p>-0.000037527</text:p>
          </table:table-cell>
          <table:table-cell office:value-type="float" office:value="-0.0019371891">
            <text:p>-0.0019371891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table:number-columns-repeated="2" office:value-type="float" office:value="0.1123091">
            <text:p>0.1123091</text:p>
          </table:table-cell>
          <table:table-cell office:value-type="float" office:value="0.00028381048">
            <text:p>0.0002838105</text:p>
          </table:table-cell>
          <table:table-cell office:value-type="float" office:value="0.005327387">
            <text:p>0.005327387</text:p>
          </table:table-cell>
        </table:table-row>
        <table:table-row table:style-name="ro2">
          <table:table-cell office:value-type="float" office:value="2065">
            <text:p>2065</text:p>
          </table:table-cell>
          <table:table-cell table:number-columns-repeated="2" office:value-type="float" office:value="0.11174176">
            <text:p>0.11174176</text:p>
          </table:table-cell>
          <table:table-cell office:value-type="float" office:value="0.0013829096">
            <text:p>0.0013829096</text:p>
          </table:table-cell>
          <table:table-cell office:value-type="float" office:value="0.011759718">
            <text:p>0.011759718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table:number-columns-repeated="2" office:value-type="float" office:value="0.11118361">
            <text:p>0.11118361</text:p>
          </table:table-cell>
          <table:table-cell office:value-type="float" office:value="0.003012481">
            <text:p>0.003012481</text:p>
          </table:table-cell>
          <table:table-cell office:value-type="float" office:value="0.0173565">
            <text:p>0.0173565</text:p>
          </table:table-cell>
        </table:table-row>
        <table:table-row table:style-name="ro2">
          <table:table-cell office:value-type="float" office:value="2075">
            <text:p>2075</text:p>
          </table:table-cell>
          <table:table-cell table:number-columns-repeated="2" office:value-type="float" office:value="0.11057978">
            <text:p>0.11057978</text:p>
          </table:table-cell>
          <table:table-cell office:value-type="float" office:value="0.0048352657">
            <text:p>0.0048352657</text:p>
          </table:table-cell>
          <table:table-cell office:value-type="float" office:value="0.021989238">
            <text:p>0.021989238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table:number-columns-repeated="2" office:value-type="float" office:value="0.11001258">
            <text:p>0.11001258</text:p>
          </table:table-cell>
          <table:table-cell office:value-type="float" office:value="0.006403631">
            <text:p>0.006403631</text:p>
          </table:table-cell>
          <table:table-cell office:value-type="float" office:value="0.025305398">
            <text:p>0.025305398</text:p>
          </table:table-cell>
        </table:table-row>
        <table:table-row table:style-name="ro2">
          <table:table-cell office:value-type="float" office:value="2085">
            <text:p>2085</text:p>
          </table:table-cell>
          <table:table-cell table:number-columns-repeated="2" office:value-type="float" office:value="0.10946371">
            <text:p>0.10946371</text:p>
          </table:table-cell>
          <table:table-cell office:value-type="float" office:value="0.0075261886">
            <text:p>0.0075261886</text:p>
          </table:table-cell>
          <table:table-cell office:value-type="float" office:value="0.0274339">
            <text:p>0.0274339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table:number-columns-repeated="2" office:value-type="float" office:value="0.10891485">
            <text:p>0.10891485</text:p>
          </table:table-cell>
          <table:table-cell office:value-type="float" office:value="0.008050173">
            <text:p>0.008050173</text:p>
          </table:table-cell>
          <table:table-cell office:value-type="float" office:value="0.028372826">
            <text:p>0.028372826</text:p>
          </table:table-cell>
        </table:table-row>
        <table:table-row table:style-name="ro2">
          <table:table-cell office:value-type="float" office:value="2095">
            <text:p>2095</text:p>
          </table:table-cell>
          <table:table-cell table:number-columns-repeated="2" office:value-type="float" office:value="0.10838431">
            <text:p>0.10838431</text:p>
          </table:table-cell>
          <table:table-cell office:value-type="float" office:value="0.007977737">
            <text:p>0.007977737</text:p>
          </table:table-cell>
          <table:table-cell office:value-type="float" office:value="0.028244888">
            <text:p>0.028244888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table:number-columns-repeated="2" office:value-type="float" office:value="0.1078812">
            <text:p>0.1078812</text:p>
          </table:table-cell>
          <table:table-cell office:value-type="float" office:value="0.007421597">
            <text:p>0.007421597</text:p>
          </table:table-cell>
          <table:table-cell office:value-type="float" office:value="0.027242608">
            <text:p>0.027242608</text:p>
          </table:table-cell>
        </table:table-row>
        <table:table-row table:style-name="ro2">
          <table:table-cell office:value-type="float" office:value="2105">
            <text:p>2105</text:p>
          </table:table-cell>
          <table:table-cell table:number-columns-repeated="2" office:value-type="float" office:value="0.10737807">
            <text:p>0.10737807</text:p>
          </table:table-cell>
          <table:table-cell office:value-type="float" office:value="0.0064020725">
            <text:p>0.0064020725</text:p>
          </table:table-cell>
          <table:table-cell office:value-type="float" office:value="0.025302317">
            <text:p>0.025302317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table:number-columns-repeated="2" office:value-type="float" office:value="0.10687492">
            <text:p>0.10687492</text:p>
          </table:table-cell>
          <table:table-cell office:value-type="float" office:value="0.0050263572">
            <text:p>0.0050263572</text:p>
          </table:table-cell>
          <table:table-cell office:value-type="float" office:value="0.022419538">
            <text:p>0.022419538</text:p>
          </table:table-cell>
        </table:table-row>
        <table:table-row table:style-name="ro2">
          <table:table-cell office:value-type="float" office:value="2115">
            <text:p>2115</text:p>
          </table:table-cell>
          <table:table-cell table:number-columns-repeated="2" office:value-type="float" office:value="0.106353424">
            <text:p>0.106353424</text:p>
          </table:table-cell>
          <table:table-cell office:value-type="float" office:value="0.0035068854">
            <text:p>0.0035068854</text:p>
          </table:table-cell>
          <table:table-cell office:value-type="float" office:value="0.01872668">
            <text:p>0.01872668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table:number-columns-repeated="2" office:value-type="float" office:value="0.10588677">
            <text:p>0.10588677</text:p>
          </table:table-cell>
          <table:table-cell office:value-type="float" office:value="0.0019806495">
            <text:p>0.0019806495</text:p>
          </table:table-cell>
          <table:table-cell office:value-type="float" office:value="0.014073555">
            <text:p>0.014073555</text:p>
          </table:table-cell>
        </table:table-row>
        <table:table-row table:style-name="ro2">
          <table:table-cell office:value-type="float" office:value="2125">
            <text:p>2125</text:p>
          </table:table-cell>
          <table:table-cell table:number-columns-repeated="2" office:value-type="float" office:value="0.10541096">
            <text:p>0.10541096</text:p>
          </table:table-cell>
          <table:table-cell office:value-type="float" office:value="0.0007512463">
            <text:p>0.0007512463</text:p>
          </table:table-cell>
          <table:table-cell office:value-type="float" office:value="0.008667447">
            <text:p>0.008667447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table:number-columns-repeated="2" office:value-type="float" office:value="0.10488937">
            <text:p>0.10488937</text:p>
          </table:table-cell>
          <table:table-cell office:value-type="float" office:value="0.000084452106">
            <text:p>8.4452106E-005</text:p>
          </table:table-cell>
          <table:table-cell office:value-type="float" office:value="0.0029060645">
            <text:p>0.0029060645</text:p>
          </table:table-cell>
        </table:table-row>
        <table:table-row table:style-name="ro2">
          <table:table-cell office:value-type="float" office:value="2135">
            <text:p>2135</text:p>
          </table:table-cell>
          <table:table-cell table:number-columns-repeated="2" office:value-type="float" office:value="0.1042671">
            <text:p>0.1042671</text:p>
          </table:table-cell>
          <table:table-cell office:value-type="float" office:value="-0.00008706683">
            <text:p>-8.706683E-005</text:p>
          </table:table-cell>
          <table:table-cell office:value-type="float" office:value="-0.0029507088">
            <text:p>-0.0029507088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table:number-columns-repeated="2" office:value-type="float" office:value="0.103599094">
            <text:p>0.103599094</text:p>
          </table:table-cell>
          <table:table-cell office:value-type="float" office:value="-0.0007706189">
            <text:p>-0.0007706189</text:p>
          </table:table-cell>
          <table:table-cell office:value-type="float" office:value="-0.00877849">
            <text:p>-0.00877849</text:p>
          </table:table-cell>
        </table:table-row>
        <table:table-row table:style-name="ro2">
          <table:table-cell office:value-type="float" office:value="2145">
            <text:p>2145</text:p>
          </table:table-cell>
          <table:table-cell table:number-columns-repeated="2" office:value-type="float" office:value="0.10296771">
            <text:p>0.10296771</text:p>
          </table:table-cell>
          <table:table-cell office:value-type="float" office:value="-0.0019152013">
            <text:p>-0.0019152013</text:p>
          </table:table-cell>
          <table:table-cell office:value-type="float" office:value="-0.01383908">
            <text:p>-0.01383908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table:number-columns-repeated="2" office:value-type="float" office:value="0.10238212">
            <text:p>0.10238212</text:p>
          </table:table-cell>
          <table:table-cell office:value-type="float" office:value="-0.0033086871">
            <text:p>-0.0033086871</text:p>
          </table:table-cell>
          <table:table-cell office:value-type="float" office:value="-0.018189797">
            <text:p>-0.018189797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table:number-columns-repeated="2" office:value-type="float" office:value="0.10180571">
            <text:p>0.10180571</text:p>
          </table:table-cell>
          <table:table-cell office:value-type="float" office:value="-0.004765524">
            <text:p>-0.004765524</text:p>
          </table:table-cell>
          <table:table-cell office:value-type="float" office:value="-0.02183008">
            <text:p>-0.02183008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table:number-columns-repeated="2" office:value-type="float" office:value="0.101192765">
            <text:p>0.101192765</text:p>
          </table:table-cell>
          <table:table-cell office:value-type="float" office:value="-0.0059042852">
            <text:p>-0.0059042852</text:p>
          </table:table-cell>
          <table:table-cell office:value-type="float" office:value="-0.024298735">
            <text:p>-0.024298735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table:number-columns-repeated="2" office:value-type="float" office:value="0.10050664">
            <text:p>0.10050664</text:p>
          </table:table-cell>
          <table:table-cell office:value-type="float" office:value="-0.006485348">
            <text:p>-0.006485348</text:p>
          </table:table-cell>
          <table:table-cell office:value-type="float" office:value="-0.025466347">
            <text:p>-0.025466347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table:number-columns-repeated="2" office:value-type="float" office:value="0.09982968">
            <text:p>0.09982968</text:p>
          </table:table-cell>
          <table:table-cell office:value-type="float" office:value="-0.0014853482">
            <text:p>-0.0014853482</text:p>
          </table:table-cell>
          <table:table-cell office:value-type="float" office:value="-0.025772633">
            <text:p>-0.025772633</text:p>
          </table:table-cell>
        </table:table-row>
        <table:table-row table:style-name="ro2">
          <table:table-cell office:value-type="float" office:value="2175">
            <text:p>2175</text:p>
          </table:table-cell>
          <table:table-cell table:number-columns-repeated="2" office:value-type="float" office:value="0.099161856">
            <text:p>0.099161856</text:p>
          </table:table-cell>
          <table:table-cell office:value-type="float" office:value="-0.00024452832">
            <text:p>-0.0002445283</text:p>
          </table:table-cell>
          <table:table-cell office:value-type="float" office:value="-0.025078136">
            <text:p>-0.025078136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table:number-columns-repeated="2" office:value-type="float" office:value="0.09855807">
            <text:p>0.09855807</text:p>
          </table:table-cell>
          <table:table-cell office:value-type="float" office:value="-0.0002249432">
            <text:p>-0.0002249432</text:p>
          </table:table-cell>
          <table:table-cell office:value-type="float" office:value="-0.02349613">
            <text:p>-0.02349613</text:p>
          </table:table-cell>
        </table:table-row>
        <table:table-row table:style-name="ro2">
          <table:table-cell office:value-type="float" office:value="2185">
            <text:p>2185</text:p>
          </table:table-cell>
          <table:table-cell table:number-columns-repeated="2" office:value-type="float" office:value="0.09797256">
            <text:p>0.09797256</text:p>
          </table:table-cell>
          <table:table-cell office:value-type="float" office:value="-0.00019591392">
            <text:p>-0.0001959139</text:p>
          </table:table-cell>
          <table:table-cell office:value-type="float" office:value="-0.020833006">
            <text:p>-0.020833006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table:number-columns-repeated="2" office:value-type="float" office:value="0.09739615">
            <text:p>0.09739615</text:p>
          </table:table-cell>
          <table:table-cell office:value-type="float" office:value="-0.00015969701">
            <text:p>-0.000159697</text:p>
          </table:table-cell>
          <table:table-cell office:value-type="float" office:value="-0.01728508">
            <text:p>-0.01728508</text:p>
          </table:table-cell>
        </table:table-row>
        <table:table-row table:style-name="ro2">
          <table:table-cell office:value-type="float" office:value="2195">
            <text:p>2195</text:p>
          </table:table-cell>
          <table:table-cell table:number-columns-repeated="2" office:value-type="float" office:value="0.09677394">
            <text:p>0.09677394</text:p>
          </table:table-cell>
          <table:table-cell office:value-type="float" office:value="-0.00011409517">
            <text:p>-0.0001140952</text:p>
          </table:table-cell>
          <table:table-cell office:value-type="float" office:value="-0.0125890225">
            <text:p>-0.0125890225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table:number-columns-repeated="2" office:value-type="float" office:value="0.096151695">
            <text:p>0.096151695</text:p>
          </table:table-cell>
          <table:table-cell office:value-type="float" office:value="-0.000058028283">
            <text:p>-5.8028283E-005</text:p>
          </table:table-cell>
          <table:table-cell office:value-type="float" office:value="-0.0065278313">
            <text:p>-0.0065278313</text:p>
          </table:table-cell>
        </table:table-row>
        <table:table-row table:style-name="ro2">
          <table:table-cell office:value-type="float" office:value="2205">
            <text:p>2205</text:p>
          </table:table-cell>
          <table:table-cell table:number-columns-repeated="2" office:value-type="float" office:value="0.095556885">
            <text:p>0.095556885</text:p>
          </table:table-cell>
          <table:table-cell office:value-type="float" office:value="0.0000026856924">
            <text:p>2.6856924E-006</text:p>
          </table:table-cell>
          <table:table-cell office:value-type="float" office:value="0.00030780118">
            <text:p>0.0003078012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table:number-columns-repeated="2" office:value-type="float" office:value="0.09492548">
            <text:p>0.09492548</text:p>
          </table:table-cell>
          <table:table-cell office:value-type="float" office:value="0.00006947581">
            <text:p>6.947581E-005</text:p>
          </table:table-cell>
          <table:table-cell office:value-type="float" office:value="0.008122416">
            <text:p>0.008122416</text:p>
          </table:table-cell>
        </table:table-row>
        <table:table-row table:style-name="ro2">
          <table:table-cell office:value-type="float" office:value="2215">
            <text:p>2215</text:p>
          </table:table-cell>
          <table:table-cell table:number-columns-repeated="2" office:value-type="float" office:value="0.09433072">
            <text:p>0.09433072</text:p>
          </table:table-cell>
          <table:table-cell office:value-type="float" office:value="0.00013081158">
            <text:p>0.0001308116</text:p>
          </table:table-cell>
          <table:table-cell office:value-type="float" office:value="0.015584278">
            <text:p>0.015584278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table:number-columns-repeated="2" office:value-type="float" office:value="0.09385495">
            <text:p>0.09385495</text:p>
          </table:table-cell>
          <table:table-cell office:value-type="float" office:value="0.00018134736">
            <text:p>0.0001813474</text:p>
          </table:table-cell>
          <table:table-cell office:value-type="float" office:value="0.021935103">
            <text:p>0.021935103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table:number-columns-repeated="2" office:value-type="float" office:value="0.09337924">
            <text:p>0.09337924</text:p>
          </table:table-cell>
          <table:table-cell office:value-type="float" office:value="0.00022297604">
            <text:p>0.000222976</text:p>
          </table:table-cell>
          <table:table-cell office:value-type="float" office:value="0.027384654">
            <text:p>0.027384654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table:number-columns-repeated="2" office:value-type="float" office:value="0.09285786">
            <text:p>0.09285786</text:p>
          </table:table-cell>
          <table:table-cell office:value-type="float" office:value="0.0002541585">
            <text:p>0.0002541585</text:p>
          </table:table-cell>
          <table:table-cell office:value-type="float" office:value="0.031743053">
            <text:p>0.031743053</text:p>
          </table:table-cell>
        </table:table-row>
        <table:table-row table:style-name="ro2">
          <table:table-cell office:value-type="float" office:value="2235">
            <text:p>2235</text:p>
          </table:table-cell>
          <table:table-cell table:number-columns-repeated="2" office:value-type="float" office:value="0.092400566">
            <text:p>0.092400566</text:p>
          </table:table-cell>
          <table:table-cell office:value-type="float" office:value="0.00027587335">
            <text:p>0.0002758734</text:p>
          </table:table-cell>
          <table:table-cell office:value-type="float" office:value="0.034969214">
            <text:p>0.034969214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table:number-columns-repeated="2" office:value-type="float" office:value="0.09197075">
            <text:p>0.09197075</text:p>
          </table:table-cell>
          <table:table-cell office:value-type="float" office:value="0.00028628722">
            <text:p>0.0002862872</text:p>
          </table:table-cell>
          <table:table-cell office:value-type="float" office:value="0.03680042">
            <text:p>0.03680042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table:number-columns-repeated="2" office:value-type="float" office:value="0.091568395">
            <text:p>0.091568395</text:p>
          </table:table-cell>
          <table:table-cell office:value-type="float" office:value="0.00028788522">
            <text:p>0.0002878852</text:p>
          </table:table-cell>
          <table:table-cell office:value-type="float" office:value="0.037495796">
            <text:p>0.037495796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table:number-columns-repeated="2" office:value-type="float" office:value="0.09116604">
            <text:p>0.09116604</text:p>
          </table:table-cell>
          <table:table-cell office:value-type="float" office:value="0.0002792969">
            <text:p>0.0002792969</text:p>
          </table:table-cell>
          <table:table-cell office:value-type="float" office:value="0.03686097">
            <text:p>0.03686097</text:p>
          </table:table-cell>
        </table:table-row>
        <table:table-row table:style-name="ro2">
          <table:table-cell office:value-type="float" office:value="2255">
            <text:p>2255</text:p>
          </table:table-cell>
          <table:table-cell table:number-columns-repeated="2" office:value-type="float" office:value="0.0907911">
            <text:p>0.0907911</text:p>
          </table:table-cell>
          <table:table-cell office:value-type="float" office:value="0.00026452707">
            <text:p>0.0002645271</text:p>
          </table:table-cell>
          <table:table-cell office:value-type="float" office:value="0.035346005">
            <text:p>0.035346005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table:number-columns-repeated="2" office:value-type="float" office:value="0.090425275">
            <text:p>0.090425275</text:p>
          </table:table-cell>
          <table:table-cell office:value-type="float" office:value="0.00024366322">
            <text:p>0.0002436632</text:p>
          </table:table-cell>
          <table:table-cell office:value-type="float" office:value="0.03295494">
            <text:p>0.03295494</text:p>
          </table:table-cell>
        </table:table-row>
        <table:table-row table:style-name="ro2">
          <table:table-cell office:value-type="float" office:value="2265">
            <text:p>2265</text:p>
          </table:table-cell>
          <table:table-cell table:number-columns-repeated="2" office:value-type="float" office:value="0.090050265">
            <text:p>0.090050265</text:p>
          </table:table-cell>
          <table:table-cell office:value-type="float" office:value="0.00021680997">
            <text:p>0.00021681</text:p>
          </table:table-cell>
          <table:table-cell office:value-type="float" office:value="0.029690962">
            <text:p>0.029690962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table:number-columns-repeated="2" office:value-type="float" office:value="0.08972097">
            <text:p>0.08972097</text:p>
          </table:table-cell>
          <table:table-cell office:value-type="float" office:value="0.00018248186">
            <text:p>0.0001824819</text:p>
          </table:table-cell>
          <table:table-cell office:value-type="float" office:value="0.025266074">
            <text:p>0.025266074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table:number-columns-repeated="2" office:value-type="float" office:value="0.08943735">
            <text:p>0.08943735</text:p>
          </table:table-cell>
          <table:table-cell office:value-type="float" office:value="0.00014270261">
            <text:p>0.0001427026</text:p>
          </table:table-cell>
          <table:table-cell office:value-type="float" office:value="0.019946888">
            <text:p>0.019946888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table:number-columns-repeated="2" office:value-type="float" office:value="0.08908052">
            <text:p>0.08908052</text:p>
          </table:table-cell>
          <table:table-cell office:value-type="float" office:value="0.00010244064">
            <text:p>0.0001024406</text:p>
          </table:table-cell>
          <table:table-cell office:value-type="float" office:value="0.014491858">
            <text:p>0.014491858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table:number-columns-repeated="2" office:value-type="float" office:value="0.088641316">
            <text:p>0.088641316</text:p>
          </table:table-cell>
          <table:table-cell office:value-type="float" office:value="0.000062400344">
            <text:p>6.2400344E-005</text:p>
          </table:table-cell>
          <table:table-cell office:value-type="float" office:value="0.008959389">
            <text:p>0.008959389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table:number-columns-repeated="2" office:value-type="float" office:value="0.088101424">
            <text:p>0.088101424</text:p>
          </table:table-cell>
          <table:table-cell office:value-type="float" office:value="0.000022839817">
            <text:p>2.2839817E-005</text:p>
          </table:table-cell>
          <table:table-cell office:value-type="float" office:value="0.0033399798">
            <text:p>0.0033399798</text:p>
          </table:table-cell>
        </table:table-row>
        <table:table-row table:style-name="ro2">
          <table:table-cell office:value-type="float" office:value="2295">
            <text:p>2295</text:p>
          </table:table-cell>
          <table:table-cell table:number-columns-repeated="2" office:value-type="float" office:value="0.08747">
            <text:p>0.08747</text:p>
          </table:table-cell>
          <table:table-cell office:value-type="float" office:value="-0.00001190543">
            <text:p>-1.190543E-005</text:p>
          </table:table-cell>
          <table:table-cell office:value-type="float" office:value="-0.0017789663">
            <text:p>-0.0017789663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table:number-columns-repeated="2" office:value-type="float" office:value="0.08684772">
            <text:p>0.08684772</text:p>
          </table:table-cell>
          <table:table-cell office:value-type="float" office:value="-0.00004148776">
            <text:p>-4.148776E-005</text:p>
          </table:table-cell>
          <table:table-cell office:value-type="float" office:value="-0.006333513">
            <text:p>-0.006333513</text:p>
          </table:table-cell>
        </table:table-row>
        <table:table-row table:style-name="ro2">
          <table:table-cell office:value-type="float" office:value="2305">
            <text:p>2305</text:p>
          </table:table-cell>
          <table:table-cell table:number-columns-repeated="2" office:value-type="float" office:value="0.08628954">
            <text:p>0.08628954</text:p>
          </table:table-cell>
          <table:table-cell office:value-type="float" office:value="-0.000065408356">
            <text:p>-6.5408356E-005</text:p>
          </table:table-cell>
          <table:table-cell office:value-type="float" office:value="-0.010180258">
            <text:p>-0.010180258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table:number-columns-repeated="2" office:value-type="float" office:value="0.08581372">
            <text:p>0.08581372</text:p>
          </table:table-cell>
          <table:table-cell office:value-type="float" office:value="-0.00008155837">
            <text:p>-8.155837E-005</text:p>
          </table:table-cell>
          <table:table-cell office:value-type="float" office:value="-0.012906198">
            <text:p>-0.012906198</text:p>
          </table:table-cell>
        </table:table-row>
        <table:table-row table:style-name="ro2">
          <table:table-cell office:value-type="float" office:value="2315">
            <text:p>2315</text:p>
          </table:table-cell>
          <table:table-cell table:number-columns-repeated="2" office:value-type="float" office:value="0.08529217">
            <text:p>0.08529217</text:p>
          </table:table-cell>
          <table:table-cell office:value-type="float" office:value="-0.00008926841">
            <text:p>-8.926841E-005</text:p>
          </table:table-cell>
          <table:table-cell office:value-type="float" office:value="-0.014387004">
            <text:p>-0.014387004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table:number-columns-repeated="2" office:value-type="float" office:value="0.084688276">
            <text:p>0.084688276</text:p>
          </table:table-cell>
          <table:table-cell office:value-type="float" office:value="-0.0000888202">
            <text:p>-8.88202E-005</text:p>
          </table:table-cell>
          <table:table-cell office:value-type="float" office:value="-0.014623182">
            <text:p>-0.014623182</text:p>
          </table:table-cell>
        </table:table-row>
        <table:table-row table:style-name="ro2">
          <table:table-cell office:value-type="float" office:value="2325">
            <text:p>2325</text:p>
          </table:table-cell>
          <table:table-cell table:number-columns-repeated="2" office:value-type="float" office:value="0.084075205">
            <text:p>0.084075205</text:p>
          </table:table-cell>
          <table:table-cell office:value-type="float" office:value="-0.00008237841">
            <text:p>-8.237841E-005</text:p>
          </table:table-cell>
          <table:table-cell office:value-type="float" office:value="-0.013861479">
            <text:p>-0.013861479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table:number-columns-repeated="2" office:value-type="float" office:value="0.08342554">
            <text:p>0.08342554</text:p>
          </table:table-cell>
          <table:table-cell office:value-type="float" office:value="-0.00006830863">
            <text:p>-6.830863E-005</text:p>
          </table:table-cell>
          <table:table-cell office:value-type="float" office:value="-0.011764638">
            <text:p>-0.011764638</text:p>
          </table:table-cell>
        </table:table-row>
        <table:table-row table:style-name="ro2">
          <table:table-cell office:value-type="float" office:value="2335">
            <text:p>2335</text:p>
          </table:table-cell>
          <table:table-cell table:number-columns-repeated="2" office:value-type="float" office:value="0.082766704">
            <text:p>0.082766704</text:p>
          </table:table-cell>
          <table:table-cell office:value-type="float" office:value="-0.00004753424">
            <text:p>-4.753424E-005</text:p>
          </table:table-cell>
          <table:table-cell office:value-type="float" office:value="-0.008383774">
            <text:p>-0.008383774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table:number-columns-repeated="2" office:value-type="float" office:value="0.08214444">
            <text:p>0.08214444</text:p>
          </table:table-cell>
          <table:table-cell office:value-type="float" office:value="-0.000022383023">
            <text:p>-0.000022383</text:p>
          </table:table-cell>
          <table:table-cell office:value-type="float" office:value="-0.0040381667">
            <text:p>-0.0040381667</text:p>
          </table:table-cell>
        </table:table-row>
        <table:table-row table:style-name="ro2">
          <table:table-cell office:value-type="float" office:value="2345">
            <text:p>2345</text:p>
          </table:table-cell>
          <table:table-cell table:number-columns-repeated="2" office:value-type="float" office:value="0.08158622">
            <text:p>0.08158622</text:p>
          </table:table-cell>
          <table:table-cell office:value-type="float" office:value="0.0000051196375">
            <text:p>5.1196375E-006</text:p>
          </table:table-cell>
          <table:table-cell office:value-type="float" office:value="0.00094273314">
            <text:p>0.0009427331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table:number-columns-repeated="2" office:value-type="float" office:value="0.08100055">
            <text:p>0.08100055</text:p>
          </table:table-cell>
          <table:table-cell office:value-type="float" office:value="0.000038413982">
            <text:p>0.000038414</text:p>
          </table:table-cell>
          <table:table-cell office:value-type="float" office:value="0.007228121">
            <text:p>0.007228121</text:p>
          </table:table-cell>
        </table:table-row>
        <table:table-row table:style-name="ro2">
          <table:table-cell office:value-type="float" office:value="2355">
            <text:p>2355</text:p>
          </table:table-cell>
          <table:table-cell table:number-columns-repeated="2" office:value-type="float" office:value="0.08038748">
            <text:p>0.08038748</text:p>
          </table:table-cell>
          <table:table-cell office:value-type="float" office:value="0.00007635657">
            <text:p>7.635657E-005</text:p>
          </table:table-cell>
          <table:table-cell office:value-type="float" office:value="0.014698775">
            <text:p>0.014698775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table:number-columns-repeated="2" office:value-type="float" office:value="0.07993916">
            <text:p>0.07993916</text:p>
          </table:table-cell>
          <table:table-cell office:value-type="float" office:value="0.00011062273">
            <text:p>0.0001106227</text:p>
          </table:table-cell>
          <table:table-cell office:value-type="float" office:value="0.021655373">
            <text:p>0.021655373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table:number-columns-repeated="2" office:value-type="float" office:value="0.07949089">
            <text:p>0.07949089</text:p>
          </table:table-cell>
          <table:table-cell office:value-type="float" office:value="0.00014056194">
            <text:p>0.0001405619</text:p>
          </table:table-cell>
          <table:table-cell office:value-type="float" office:value="0.027984373">
            <text:p>0.027984373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table:number-columns-repeated="2" office:value-type="float" office:value="0.07901526">
            <text:p>0.07901526</text:p>
          </table:table-cell>
          <table:table-cell office:value-type="float" office:value="0.00016786436">
            <text:p>0.0001678644</text:p>
          </table:table-cell>
          <table:table-cell office:value-type="float" office:value="0.034027148">
            <text:p>0.034027148</text:p>
          </table:table-cell>
        </table:table-row>
        <table:table-row table:style-name="ro2">
          <table:table-cell office:value-type="float" office:value="2375">
            <text:p>2375</text:p>
          </table:table-cell>
          <table:table-cell table:number-columns-repeated="2" office:value-type="float" office:value="0.07853974">
            <text:p>0.07853974</text:p>
          </table:table-cell>
          <table:table-cell office:value-type="float" office:value="0.0001871952">
            <text:p>0.0001871952</text:p>
          </table:table-cell>
          <table:table-cell office:value-type="float" office:value="0.038639046">
            <text:p>0.038639046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table:number-columns-repeated="2" office:value-type="float" office:value="0.07814658">
            <text:p>0.07814658</text:p>
          </table:table-cell>
          <table:table-cell office:value-type="float" office:value="0.00019838114">
            <text:p>0.0001983811</text:p>
          </table:table-cell>
          <table:table-cell office:value-type="float" office:value="0.041569088">
            <text:p>0.041569088</text:p>
          </table:table-cell>
        </table:table-row>
        <table:table-row table:style-name="ro2">
          <table:table-cell office:value-type="float" office:value="2385">
            <text:p>2385</text:p>
          </table:table-cell>
          <table:table-cell table:number-columns-repeated="2" office:value-type="float" office:value="0.07774428">
            <text:p>0.07774428</text:p>
          </table:table-cell>
          <table:table-cell office:value-type="float" office:value="0.00020261527">
            <text:p>0.0002026153</text:p>
          </table:table-cell>
          <table:table-cell office:value-type="float" office:value="0.043118812">
            <text:p>0.043118812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table:number-columns-repeated="2" office:value-type="float" office:value="0.07736946">
            <text:p>0.07736946</text:p>
          </table:table-cell>
          <table:table-cell office:value-type="float" office:value="0.00019974">
            <text:p>0.00019974</text:p>
          </table:table-cell>
          <table:table-cell office:value-type="float" office:value="0.043127708">
            <text:p>0.043127708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table:number-columns-repeated="2" office:value-type="float" office:value="0.07703119">
            <text:p>0.07703119</text:p>
          </table:table-cell>
          <table:table-cell office:value-type="float" office:value="0.0001909857">
            <text:p>0.0001909857</text:p>
          </table:table-cell>
          <table:table-cell office:value-type="float" office:value="0.04178314">
            <text:p>0.04178314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table:number-columns-repeated="2" office:value-type="float" office:value="0.07672033">
            <text:p>0.07672033</text:p>
          </table:table-cell>
          <table:table-cell office:value-type="float" office:value="0.0001780043">
            <text:p>0.0001780043</text:p>
          </table:table-cell>
          <table:table-cell office:value-type="float" office:value="0.039418414">
            <text:p>0.039418414</text:p>
          </table:table-cell>
        </table:table-row>
        <table:table-row table:style-name="ro2">
          <table:table-cell office:value-type="float" office:value="2405">
            <text:p>2405</text:p>
          </table:table-cell>
          <table:table-cell table:number-columns-repeated="2" office:value-type="float" office:value="0.07648257">
            <text:p>0.07648257</text:p>
          </table:table-cell>
          <table:table-cell office:value-type="float" office:value="0.00015901016">
            <text:p>0.0001590102</text:p>
          </table:table-cell>
          <table:table-cell office:value-type="float" office:value="0.03554164">
            <text:p>0.03554164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table:number-columns-repeated="2" office:value-type="float" office:value="0.07625392">
            <text:p>0.07625392</text:p>
          </table:table-cell>
          <table:table-cell office:value-type="float" office:value="0.00013412298">
            <text:p>0.000134123</text:p>
          </table:table-cell>
          <table:table-cell office:value-type="float" office:value="0.030249394">
            <text:p>0.030249394</text:p>
          </table:table-cell>
        </table:table-row>
        <table:table-row table:style-name="ro2">
          <table:table-cell office:value-type="float" office:value="2415">
            <text:p>2415</text:p>
          </table:table-cell>
          <table:table-cell table:number-columns-repeated="2" office:value-type="float" office:value="0.07601607">
            <text:p>0.07601607</text:p>
          </table:table-cell>
          <table:table-cell office:value-type="float" office:value="0.00010576508">
            <text:p>0.0001057651</text:p>
          </table:table-cell>
          <table:table-cell office:value-type="float" office:value="0.024078315">
            <text:p>0.024078315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table:number-columns-repeated="2" office:value-type="float" office:value="0.07571414">
            <text:p>0.07571414</text:p>
          </table:table-cell>
          <table:table-cell office:value-type="float" office:value="0.000076271834">
            <text:p>7.6271834E-005</text:p>
          </table:table-cell>
          <table:table-cell office:value-type="float" office:value="0.017572485">
            <text:p>0.017572485</text:p>
          </table:table-cell>
        </table:table-row>
        <table:table-row table:style-name="ro2">
          <table:table-cell office:value-type="float" office:value="2425">
            <text:p>2425</text:p>
          </table:table-cell>
          <table:table-cell table:number-columns-repeated="2" office:value-type="float" office:value="0.07532985">
            <text:p>0.07532985</text:p>
          </table:table-cell>
          <table:table-cell office:value-type="float" office:value="0.000046407575">
            <text:p>4.6407575E-005</text:p>
          </table:table-cell>
          <table:table-cell office:value-type="float" office:value="0.010856444">
            <text:p>0.010856444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table:number-columns-repeated="2" office:value-type="float" office:value="0.07482656">
            <text:p>0.07482656</text:p>
          </table:table-cell>
          <table:table-cell office:value-type="float" office:value="0.000017533413">
            <text:p>1.7533413E-005</text:p>
          </table:table-cell>
          <table:table-cell office:value-type="float" office:value="0.0041850354">
            <text:p>0.0041850354</text:p>
          </table:table-cell>
        </table:table-row>
        <table:table-row table:style-name="ro2">
          <table:table-cell office:value-type="float" office:value="2435">
            <text:p>2435</text:p>
          </table:table-cell>
          <table:table-cell table:number-columns-repeated="2" office:value-type="float" office:value="0.074350715">
            <text:p>0.074350715</text:p>
          </table:table-cell>
          <table:table-cell office:value-type="float" office:value="-0.0000057397856">
            <text:p>-5.7397856E-006</text:p>
          </table:table-cell>
          <table:table-cell office:value-type="float" office:value="-0.0013964977">
            <text:p>-0.0013964977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table:number-columns-repeated="2" office:value-type="float" office:value="0.07392061">
            <text:p>0.07392061</text:p>
          </table:table-cell>
          <table:table-cell office:value-type="float" office:value="-0.000024815357">
            <text:p>-2.4815357E-005</text:p>
          </table:table-cell>
          <table:table-cell office:value-type="float" office:value="-0.006143614">
            <text:p>-0.006143614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table:number-columns-repeated="2" office:value-type="float" office:value="0.07357288">
            <text:p>0.07357288</text:p>
          </table:table-cell>
          <table:table-cell office:value-type="float" office:value="-0.00003839734">
            <text:p>-3.839734E-005</text:p>
          </table:table-cell>
          <table:table-cell office:value-type="float" office:value="-0.009641572">
            <text:p>-0.009641572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table:number-columns-repeated="2" office:value-type="float" office:value="0.07324347">
            <text:p>0.07324347</text:p>
          </table:table-cell>
          <table:table-cell office:value-type="float" office:value="-0.00004801364">
            <text:p>-4.801364E-005</text:p>
          </table:table-cell>
          <table:table-cell office:value-type="float" office:value="-0.012219627">
            <text:p>-0.012219627</text:p>
          </table:table-cell>
        </table:table-row>
        <table:table-row table:style-name="ro2">
          <table:table-cell office:value-type="float" office:value="2455">
            <text:p>2455</text:p>
          </table:table-cell>
          <table:table-cell table:number-columns-repeated="2" office:value-type="float" office:value="0.072758496">
            <text:p>0.072758496</text:p>
          </table:table-cell>
          <table:table-cell office:value-type="float" office:value="-0.000048665905">
            <text:p>-4.8665905E-005</text:p>
          </table:table-cell>
          <table:table-cell office:value-type="float" office:value="-0.0126349535">
            <text:p>-0.0126349535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table:number-columns-repeated="2" office:value-type="float" office:value="0.07218204">
            <text:p>0.07218204</text:p>
          </table:table-cell>
          <table:table-cell office:value-type="float" office:value="-0.0000441284">
            <text:p>-4.41284E-005</text:p>
          </table:table-cell>
          <table:table-cell office:value-type="float" office:value="-0.011733587">
            <text:p>-0.011733587</text:p>
          </table:table-cell>
        </table:table-row>
        <table:table-row table:style-name="ro2">
          <table:table-cell office:value-type="float" office:value="2465">
            <text:p>2465</text:p>
          </table:table-cell>
          <table:table-cell table:number-columns-repeated="2" office:value-type="float" office:value="0.07162387">
            <text:p>0.07162387</text:p>
          </table:table-cell>
          <table:table-cell office:value-type="float" office:value="-0.000036820435">
            <text:p>-3.6820435E-005</text:p>
          </table:table-cell>
          <table:table-cell office:value-type="float" office:value="-0.0100211045">
            <text:p>-0.0100211045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table:number-columns-repeated="2" office:value-type="float" office:value="0.07111144">
            <text:p>0.07111144</text:p>
          </table:table-cell>
          <table:table-cell office:value-type="float" office:value="-0.000025727324">
            <text:p>-2.5727324E-005</text:p>
          </table:table-cell>
          <table:table-cell office:value-type="float" office:value="-0.0071544484">
            <text:p>-0.0071544484</text:p>
          </table:table-cell>
        </table:table-row>
        <table:table-row table:style-name="ro2">
          <table:table-cell office:value-type="float" office:value="2475">
            <text:p>2475</text:p>
          </table:table-cell>
          <table:table-cell table:number-columns-repeated="2" office:value-type="float" office:value="0.07058984">
            <text:p>0.07058984</text:p>
          </table:table-cell>
          <table:table-cell office:value-type="float" office:value="-0.000011488642">
            <text:p>-1.1488642E-005</text:p>
          </table:table-cell>
          <table:table-cell office:value-type="float" office:value="-0.0032661948">
            <text:p>-0.0032661948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table:number-columns-repeated="2" office:value-type="float" office:value="0.070059076">
            <text:p>0.070059076</text:p>
          </table:table-cell>
          <table:table-cell office:value-type="float" office:value="0.000007980054">
            <text:p>7.980054E-006</text:p>
          </table:table-cell>
          <table:table-cell office:value-type="float" office:value="0.0023206659">
            <text:p>0.0023206659</text:p>
          </table:table-cell>
        </table:table-row>
        <table:table-row table:style-name="ro2">
          <table:table-cell office:value-type="float" office:value="2485">
            <text:p>2485</text:p>
          </table:table-cell>
          <table:table-cell table:number-columns-repeated="2" office:value-type="float" office:value="0.06953747">
            <text:p>0.06953747</text:p>
          </table:table-cell>
          <table:table-cell office:value-type="float" office:value="0.00003054828">
            <text:p>3.054828E-005</text:p>
          </table:table-cell>
          <table:table-cell office:value-type="float" office:value="0.0090851085">
            <text:p>0.0090851085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table:number-columns-repeated="2" office:value-type="float" office:value="0.06911655">
            <text:p>0.06911655</text:p>
          </table:table-cell>
          <table:table-cell office:value-type="float" office:value="0.000053983917">
            <text:p>5.3983917E-005</text:p>
          </table:table-cell>
          <table:table-cell office:value-type="float" office:value="0.01635002">
            <text:p>0.01635002</text:p>
          </table:table-cell>
        </table:table-row>
        <table:table-row table:style-name="ro2">
          <table:table-cell office:value-type="float" office:value="2495">
            <text:p>2495</text:p>
          </table:table-cell>
          <table:table-cell table:number-columns-repeated="2" office:value-type="float" office:value="0.06868653">
            <text:p>0.06868653</text:p>
          </table:table-cell>
          <table:table-cell office:value-type="float" office:value="0.00007819347">
            <text:p>7.819347E-005</text:p>
          </table:table-cell>
          <table:table-cell office:value-type="float" office:value="0.024129914">
            <text:p>0.024129914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table:number-columns-repeated="2" office:value-type="float" office:value="0.06822916">
            <text:p>0.06822916</text:p>
          </table:table-cell>
          <table:table-cell office:value-type="float" office:value="0.000100486126">
            <text:p>0.0001004861</text:p>
          </table:table-cell>
          <table:table-cell office:value-type="float" office:value="0.031637054">
            <text:p>0.031637054</text:p>
          </table:table-cell>
        </table:table-row>
        <table:table-row table:style-name="ro2">
          <table:table-cell office:value-type="float" office:value="2505">
            <text:p>2505</text:p>
          </table:table-cell>
          <table:table-cell table:number-columns-repeated="2" office:value-type="float" office:value="0.06789078">
            <text:p>0.06789078</text:p>
          </table:table-cell>
          <table:table-cell office:value-type="float" office:value="0.000116820454">
            <text:p>0.0001168205</text:p>
          </table:table-cell>
          <table:table-cell office:value-type="float" office:value="0.037332453">
            <text:p>0.037332453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table:number-columns-repeated="2" office:value-type="float" office:value="0.06755244">
            <text:p>0.06755244</text:p>
          </table:table-cell>
          <table:table-cell office:value-type="float" office:value="0.00012861661">
            <text:p>0.0001286166</text:p>
          </table:table-cell>
          <table:table-cell office:value-type="float" office:value="0.041722845">
            <text:p>0.041722845</text:p>
          </table:table-cell>
        </table:table-row>
        <table:table-row table:style-name="ro2">
          <table:table-cell office:value-type="float" office:value="2515">
            <text:p>2515</text:p>
          </table:table-cell>
          <table:table-cell table:number-columns-repeated="2" office:value-type="float" office:value="0.067195885">
            <text:p>0.067195885</text:p>
          </table:table-cell>
          <table:table-cell office:value-type="float" office:value="0.00013596879">
            <text:p>0.0001359688</text:p>
          </table:table-cell>
          <table:table-cell office:value-type="float" office:value="0.04481374">
            <text:p>0.04481374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table:number-columns-repeated="2" office:value-type="float" office:value="0.066875935">
            <text:p>0.066875935</text:p>
          </table:table-cell>
          <table:table-cell office:value-type="float" office:value="0.000140863">
            <text:p>0.000140863</text:p>
          </table:table-cell>
          <table:table-cell office:value-type="float" office:value="0.04709636">
            <text:p>0.04709636</text:p>
          </table:table-cell>
        </table:table-row>
        <table:table-row table:style-name="ro2">
          <table:table-cell office:value-type="float" office:value="2525">
            <text:p>2525</text:p>
          </table:table-cell>
          <table:table-cell table:number-columns-repeated="2" office:value-type="float" office:value="0.06656514">
            <text:p>0.06656514</text:p>
          </table:table-cell>
          <table:table-cell office:value-type="float" office:value="0.00014034423">
            <text:p>0.0001403442</text:p>
          </table:table-cell>
          <table:table-cell office:value-type="float" office:value="0.04758324">
            <text:p>0.04758324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table:number-columns-repeated="2" office:value-type="float" office:value="0.066272624">
            <text:p>0.066272624</text:p>
          </table:table-cell>
          <table:table-cell office:value-type="float" office:value="0.000135231">
            <text:p>0.000135231</text:p>
          </table:table-cell>
          <table:table-cell office:value-type="float" office:value="0.04645942">
            <text:p>0.04645942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table:number-columns-repeated="2" office:value-type="float" office:value="0.06598923">
            <text:p>0.06598923</text:p>
          </table:table-cell>
          <table:table-cell office:value-type="float" office:value="0.00012736947">
            <text:p>0.0001273695</text:p>
          </table:table-cell>
          <table:table-cell office:value-type="float" office:value="0.044324726">
            <text:p>0.044324726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table:number-columns-repeated="2" office:value-type="float" office:value="0.06574237">
            <text:p>0.06574237</text:p>
          </table:table-cell>
          <table:table-cell office:value-type="float" office:value="0.00011524042">
            <text:p>0.0001152404</text:p>
          </table:table-cell>
          <table:table-cell office:value-type="float" office:value="0.040557273">
            <text:p>0.040557273</text:p>
          </table:table-cell>
        </table:table-row>
        <table:table-row table:style-name="ro2">
          <table:table-cell office:value-type="float" office:value="2545">
            <text:p>2545</text:p>
          </table:table-cell>
          <table:table-cell table:number-columns-repeated="2" office:value-type="float" office:value="0.065541185">
            <text:p>0.065541185</text:p>
          </table:table-cell>
          <table:table-cell office:value-type="float" office:value="0.00009952342">
            <text:p>9.952342E-005</text:p>
          </table:table-cell>
          <table:table-cell office:value-type="float" office:value="0.03534943">
            <text:p>0.03534943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table:number-columns-repeated="2" office:value-type="float" office:value="0.065330826">
            <text:p>0.065330826</text:p>
          </table:table-cell>
          <table:table-cell office:value-type="float" office:value="0.000081227634">
            <text:p>8.1227634E-005</text:p>
          </table:table-cell>
          <table:table-cell office:value-type="float" office:value="0.029130597">
            <text:p>0.029130597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table:number-columns-repeated="2" office:value-type="float" office:value="0.06504724">
            <text:p>0.06504724</text:p>
          </table:table-cell>
          <table:table-cell office:value-type="float" office:value="0.00006161652">
            <text:p>6.161652E-005</text:p>
          </table:table-cell>
          <table:table-cell office:value-type="float" office:value="0.02238775">
            <text:p>0.02238775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table:number-columns-repeated="2" office:value-type="float" office:value="0.064662986">
            <text:p>0.064662986</text:p>
          </table:table-cell>
          <table:table-cell office:value-type="float" office:value="0.00004212114">
            <text:p>4.212114E-005</text:p>
          </table:table-cell>
          <table:table-cell office:value-type="float" office:value="0.015578758">
            <text:p>0.015578758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table:number-columns-repeated="2" office:value-type="float" office:value="0.06415058">
            <text:p>0.06415058</text:p>
          </table:table-cell>
          <table:table-cell office:value-type="float" office:value="0.000023110646">
            <text:p>2.3110646E-005</text:p>
          </table:table-cell>
          <table:table-cell office:value-type="float" office:value="0.008754076">
            <text:p>0.008754076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table:number-columns-repeated="2" office:value-type="float" office:value="0.06367473">
            <text:p>0.06367473</text:p>
          </table:table-cell>
          <table:table-cell office:value-type="float" office:value="0.0000075926337">
            <text:p>7.5926337E-006</text:p>
          </table:table-cell>
          <table:table-cell office:value-type="float" office:value="0.0029409728">
            <text:p>0.0029409728</text:p>
          </table:table-cell>
        </table:table-row>
        <table:table-row table:style-name="ro2">
          <table:table-cell office:value-type="float" office:value="2575">
            <text:p>2575</text:p>
          </table:table-cell>
          <table:table-cell table:number-columns-repeated="2" office:value-type="float" office:value="0.063272096">
            <text:p>0.063272096</text:p>
          </table:table-cell>
          <table:table-cell office:value-type="float" office:value="-0.0000050175936">
            <text:p>-5.0175936E-006</text:p>
          </table:table-cell>
          <table:table-cell office:value-type="float" office:value="-0.001980883">
            <text:p>-0.001980883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table:number-columns-repeated="2" office:value-type="float" office:value="0.06293351">
            <text:p>0.06293351</text:p>
          </table:table-cell>
          <table:table-cell office:value-type="float" office:value="-0.000014112352">
            <text:p>-1.4112352E-005</text:p>
          </table:table-cell>
          <table:table-cell office:value-type="float" office:value="-0.0056617865">
            <text:p>-0.0056617865</text:p>
          </table:table-cell>
        </table:table-row>
        <table:table-row table:style-name="ro2">
          <table:table-cell office:value-type="float" office:value="2585">
            <text:p>2585</text:p>
          </table:table-cell>
          <table:table-cell table:number-columns-repeated="2" office:value-type="float" office:value="0.062613234">
            <text:p>0.062613234</text:p>
          </table:table-cell>
          <table:table-cell office:value-type="float" office:value="-0.000020356687">
            <text:p>-2.0356687E-005</text:p>
          </table:table-cell>
          <table:table-cell office:value-type="float" office:value="-0.008292943">
            <text:p>-0.008292943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table:number-columns-repeated="2" office:value-type="float" office:value="0.062320407">
            <text:p>0.062320407</text:p>
          </table:table-cell>
          <table:table-cell office:value-type="float" office:value="-0.000023073082">
            <text:p>-2.3073082E-005</text:p>
          </table:table-cell>
          <table:table-cell office:value-type="float" office:value="-0.009532673">
            <text:p>-0.009532673</text:p>
          </table:table-cell>
        </table:table-row>
        <table:table-row table:style-name="ro2">
          <table:table-cell office:value-type="float" office:value="2595">
            <text:p>2595</text:p>
          </table:table-cell>
          <table:table-cell table:number-columns-repeated="2" office:value-type="float" office:value="0.061890315">
            <text:p>0.061890315</text:p>
          </table:table-cell>
          <table:table-cell office:value-type="float" office:value="-0.000021014177">
            <text:p>-2.1014177E-005</text:p>
          </table:table-cell>
          <table:table-cell office:value-type="float" office:value="-0.008864297">
            <text:p>-0.008864297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table:number-columns-repeated="2" office:value-type="float" office:value="0.061432775">
            <text:p>0.061432775</text:p>
          </table:table-cell>
          <table:table-cell office:value-type="float" office:value="-0.000016677875">
            <text:p>-1.6677875E-005</text:p>
          </table:table-cell>
          <table:table-cell office:value-type="float" office:value="-0.0071935016">
            <text:p>-0.0071935016</text:p>
          </table:table-cell>
        </table:table-row>
        <table:table-row table:style-name="ro2">
          <table:table-cell office:value-type="float" office:value="2605">
            <text:p>2605</text:p>
          </table:table-cell>
          <table:table-cell table:number-columns-repeated="2" office:value-type="float" office:value="0.06096608">
            <text:p>0.06096608</text:p>
          </table:table-cell>
          <table:table-cell office:value-type="float" office:value="-0.000009613008">
            <text:p>-0.000009613</text:p>
          </table:table-cell>
          <table:table-cell office:value-type="float" office:value="-0.004242233">
            <text:p>-0.004242233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table:number-columns-repeated="2" office:value-type="float" office:value="0.060462773">
            <text:p>0.060462773</text:p>
          </table:table-cell>
          <table:table-cell office:value-type="float" office:value="0.0000004421733">
            <text:p>4.421733E-007</text:p>
          </table:table-cell>
          <table:table-cell office:value-type="float" office:value="0.0002000453">
            <text:p>0.0002000453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table:number-columns-repeated="2" office:value-type="float" office:value="0.059986934">
            <text:p>0.059986934</text:p>
          </table:table-cell>
          <table:table-cell office:value-type="float" office:value="0.0000131274655">
            <text:p>1.31274655E-005</text:p>
          </table:table-cell>
          <table:table-cell office:value-type="float" office:value="0.0060815024">
            <text:p>0.0060815024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table:number-columns-repeated="2" office:value-type="float" office:value="0.059575155">
            <text:p>0.059575155</text:p>
          </table:table-cell>
          <table:table-cell office:value-type="float" office:value="0.000027492299">
            <text:p>2.7492299E-005</text:p>
          </table:table-cell>
          <table:table-cell office:value-type="float" office:value="0.013002161">
            <text:p>0.013002161</text:p>
          </table:table-cell>
        </table:table-row>
        <table:table-row table:style-name="ro2">
          <table:table-cell office:value-type="float" office:value="2625">
            <text:p>2625</text:p>
          </table:table-cell>
          <table:table-cell table:number-columns-repeated="2" office:value-type="float" office:value="0.05914512">
            <text:p>0.05914512</text:p>
          </table:table-cell>
          <table:table-cell office:value-type="float" office:value="0.00004298951">
            <text:p>4.298951E-005</text:p>
          </table:table-cell>
          <table:table-cell office:value-type="float" office:value="0.020778097">
            <text:p>0.020778097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table:number-columns-repeated="2" office:value-type="float" office:value="0.058715153">
            <text:p>0.058715153</text:p>
          </table:table-cell>
          <table:table-cell office:value-type="float" office:value="0.000058727037">
            <text:p>0.000058727</text:p>
          </table:table-cell>
          <table:table-cell office:value-type="float" office:value="0.029012658">
            <text:p>0.029012658</text:p>
          </table:table-cell>
        </table:table-row>
        <table:table-row table:style-name="ro2">
          <table:table-cell office:value-type="float" office:value="2635">
            <text:p>2635</text:p>
          </table:table-cell>
          <table:table-cell table:number-columns-repeated="2" office:value-type="float" office:value="0.05833102">
            <text:p>0.05833102</text:p>
          </table:table-cell>
          <table:table-cell office:value-type="float" office:value="0.000072803894">
            <text:p>7.2803894E-005</text:p>
          </table:table-cell>
          <table:table-cell office:value-type="float" office:value="0.036682244">
            <text:p>0.036682244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table:number-columns-repeated="2" office:value-type="float" office:value="0.057965267">
            <text:p>0.057965267</text:p>
          </table:table-cell>
          <table:table-cell office:value-type="float" office:value="0.000083076426">
            <text:p>8.3076426E-005</text:p>
          </table:table-cell>
          <table:table-cell office:value-type="float" office:value="0.042655427">
            <text:p>0.042655427</text:p>
          </table:table-cell>
        </table:table-row>
        <table:table-row table:style-name="ro2">
          <table:table-cell office:value-type="float" office:value="2645">
            <text:p>2645</text:p>
          </table:table-cell>
          <table:table-cell table:number-columns-repeated="2" office:value-type="float" office:value="0.05760875">
            <text:p>0.05760875</text:p>
          </table:table-cell>
          <table:table-cell office:value-type="float" office:value="0.000090609625">
            <text:p>9.0609625E-005</text:p>
          </table:table-cell>
          <table:table-cell office:value-type="float" office:value="0.04739243">
            <text:p>0.04739243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table:number-columns-repeated="2" office:value-type="float" office:value="0.057288837">
            <text:p>0.057288837</text:p>
          </table:table-cell>
          <table:table-cell office:value-type="float" office:value="0.00009500226">
            <text:p>9.500226E-005</text:p>
          </table:table-cell>
          <table:table-cell office:value-type="float" office:value="0.050527047">
            <text:p>0.050527047</text:p>
          </table:table-cell>
        </table:table-row>
        <table:table-row table:style-name="ro2">
          <table:table-cell office:value-type="float" office:value="2655">
            <text:p>2655</text:p>
          </table:table-cell>
          <table:table-cell table:number-columns-repeated="2" office:value-type="float" office:value="0.056996383">
            <text:p>0.056996383</text:p>
          </table:table-cell>
          <table:table-cell office:value-type="float" office:value="0.000097000244">
            <text:p>9.7000244E-005</text:p>
          </table:table-cell>
          <table:table-cell office:value-type="float" office:value="0.052387893">
            <text:p>0.052387893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table:number-columns-repeated="2" office:value-type="float" office:value="0.05673138">
            <text:p>0.05673138</text:p>
          </table:table-cell>
          <table:table-cell office:value-type="float" office:value="0.00009573538">
            <text:p>9.573538E-005</text:p>
          </table:table-cell>
          <table:table-cell office:value-type="float" office:value="0.05243272">
            <text:p>0.05243272</text:p>
          </table:table-cell>
        </table:table-row>
        <table:table-row table:style-name="ro2">
          <table:table-cell office:value-type="float" office:value="2665">
            <text:p>2665</text:p>
          </table:table-cell>
          <table:table-cell table:number-columns-repeated="2" office:value-type="float" office:value="0.056457203">
            <text:p>0.056457203</text:p>
          </table:table-cell>
          <table:table-cell office:value-type="float" office:value="0.00009193133">
            <text:p>9.193133E-005</text:p>
          </table:table-cell>
          <table:table-cell office:value-type="float" office:value="0.05108642">
            <text:p>0.05108642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table:number-columns-repeated="2" office:value-type="float" office:value="0.056219578">
            <text:p>0.056219578</text:p>
          </table:table-cell>
          <table:table-cell office:value-type="float" office:value="0.00008618209">
            <text:p>8.618209E-005</text:p>
          </table:table-cell>
          <table:table-cell office:value-type="float" office:value="0.048501402">
            <text:p>0.048501402</text:p>
          </table:table-cell>
        </table:table-row>
        <table:table-row table:style-name="ro2">
          <table:table-cell office:value-type="float" office:value="2675">
            <text:p>2675</text:p>
          </table:table-cell>
          <table:table-cell table:number-columns-repeated="2" office:value-type="float" office:value="0.05603674">
            <text:p>0.05603674</text:p>
          </table:table-cell>
          <table:table-cell office:value-type="float" office:value="0.000077880926">
            <text:p>7.7880926E-005</text:p>
          </table:table-cell>
          <table:table-cell office:value-type="float" office:value="0.044260107">
            <text:p>0.044260107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table:number-columns-repeated="2" office:value-type="float" office:value="0.0558813">
            <text:p>0.0558813</text:p>
          </table:table-cell>
          <table:table-cell office:value-type="float" office:value="0.000067796886">
            <text:p>6.7796886E-005</text:p>
          </table:table-cell>
          <table:table-cell office:value-type="float" office:value="0.038851723">
            <text:p>0.038851723</text:p>
          </table:table-cell>
        </table:table-row>
        <table:table-row table:style-name="ro2">
          <table:table-cell office:value-type="float" office:value="2685">
            <text:p>2685</text:p>
          </table:table-cell>
          <table:table-cell table:number-columns-repeated="2" office:value-type="float" office:value="0.055744134">
            <text:p>0.055744134</text:p>
          </table:table-cell>
          <table:table-cell office:value-type="float" office:value="0.00005580669">
            <text:p>5.580669E-005</text:p>
          </table:table-cell>
          <table:table-cell office:value-type="float" office:value="0.03221727">
            <text:p>0.03221727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table:number-columns-repeated="2" office:value-type="float" office:value="0.05557034">
            <text:p>0.05557034</text:p>
          </table:table-cell>
          <table:table-cell office:value-type="float" office:value="0.00004276244">
            <text:p>4.276244E-005</text:p>
          </table:table-cell>
          <table:table-cell office:value-type="float" office:value="0.024919152">
            <text:p>0.024919152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table:number-columns-repeated="2" office:value-type="float" office:value="0.05528672">
            <text:p>0.05528672</text:p>
          </table:table-cell>
          <table:table-cell office:value-type="float" office:value="0.000029811124">
            <text:p>2.9811124E-005</text:p>
          </table:table-cell>
          <table:table-cell office:value-type="float" office:value="0.017640702">
            <text:p>0.017640702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table:number-columns-repeated="2" office:value-type="float" office:value="0.05493903">
            <text:p>0.05493903</text:p>
          </table:table-cell>
          <table:table-cell office:value-type="float" office:value="0.00001748085">
            <text:p>1.748085E-005</text:p>
          </table:table-cell>
          <table:table-cell office:value-type="float" office:value="0.010541915">
            <text:p>0.010541915</text:p>
          </table:table-cell>
        </table:table-row>
        <table:table-row table:style-name="ro2">
          <table:table-cell office:value-type="float" office:value="2705">
            <text:p>2705</text:p>
          </table:table-cell>
          <table:table-cell table:number-columns-repeated="2" office:value-type="float" office:value="0.05461877">
            <text:p>0.05461877</text:p>
          </table:table-cell>
          <table:table-cell office:value-type="float" office:value="0.0000071631066">
            <text:p>7.1631066E-006</text:p>
          </table:table-cell>
          <table:table-cell office:value-type="float" office:value="0.0043961825">
            <text:p>0.0043961825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table:number-columns-repeated="2" office:value-type="float" office:value="0.05435338">
            <text:p>0.05435338</text:p>
          </table:table-cell>
          <table:table-cell office:value-type="float" office:value="-0.0000005124499">
            <text:p>-5.124499E-007</text:p>
          </table:table-cell>
          <table:table-cell office:value-type="float" office:value="-0.00031913305">
            <text:p>-0.0003191331</text:p>
          </table:table-cell>
        </table:table-row>
        <table:table-row table:style-name="ro2">
          <table:table-cell office:value-type="float" office:value="2715">
            <text:p>2715</text:p>
          </table:table-cell>
          <table:table-cell table:number-columns-repeated="2" office:value-type="float" office:value="0.05409714">
            <text:p>0.05409714</text:p>
          </table:table-cell>
          <table:table-cell office:value-type="float" office:value="-0.000005999489">
            <text:p>-5.999489E-006</text:p>
          </table:table-cell>
          <table:table-cell office:value-type="float" office:value="-0.0037895828">
            <text:p>-0.0037895828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table:number-columns-repeated="2" office:value-type="float" office:value="0.0538226">
            <text:p>0.0538226</text:p>
          </table:table-cell>
          <table:table-cell office:value-type="float" office:value="-0.000009267767">
            <text:p>-9.267767E-006</text:p>
          </table:table-cell>
          <table:table-cell office:value-type="float" office:value="-0.0059440313">
            <text:p>-0.0059440313</text:p>
          </table:table-cell>
        </table:table-row>
        <table:table-row table:style-name="ro2">
          <table:table-cell office:value-type="float" office:value="2725">
            <text:p>2725</text:p>
          </table:table-cell>
          <table:table-cell table:number-columns-repeated="2" office:value-type="float" office:value="0.053456575">
            <text:p>0.053456575</text:p>
          </table:table-cell>
          <table:table-cell office:value-type="float" office:value="-0.000009550194">
            <text:p>-9.550194E-006</text:p>
          </table:table-cell>
          <table:table-cell office:value-type="float" office:value="-0.006251854">
            <text:p>-0.006251854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table:number-columns-repeated="2" office:value-type="float" office:value="0.05305395">
            <text:p>0.05305395</text:p>
          </table:table-cell>
          <table:table-cell office:value-type="float" office:value="-0.0000076111664">
            <text:p>-7.6111664E-006</text:p>
          </table:table-cell>
          <table:table-cell office:value-type="float" office:value="-0.0050968057">
            <text:p>-0.0050968057</text:p>
          </table:table-cell>
        </table:table-row>
        <table:table-row table:style-name="ro2">
          <table:table-cell office:value-type="float" office:value="2735">
            <text:p>2735</text:p>
          </table:table-cell>
          <table:table-cell table:number-columns-repeated="2" office:value-type="float" office:value="0.05267877">
            <text:p>0.05267877</text:p>
          </table:table-cell>
          <table:table-cell office:value-type="float" office:value="-0.00000408659">
            <text:p>-4.08659E-006</text:p>
          </table:table-cell>
          <table:table-cell office:value-type="float" office:value="-0.0027954653">
            <text:p>-0.0027954653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table:number-columns-repeated="2" office:value-type="float" office:value="0.05229444">
            <text:p>0.05229444</text:p>
          </table:table-cell>
          <table:table-cell office:value-type="float" office:value="0.0000009402182">
            <text:p>9.402182E-007</text:p>
          </table:table-cell>
          <table:table-cell office:value-type="float" office:value="0.000657449">
            <text:p>0.000657449</text:p>
          </table:table-cell>
        </table:table-row>
        <table:table-row table:style-name="ro2">
          <table:table-cell office:value-type="float" office:value="2745">
            <text:p>2745</text:p>
          </table:table-cell>
          <table:table-cell table:number-columns-repeated="2" office:value-type="float" office:value="0.05191925">
            <text:p>0.05191925</text:p>
          </table:table-cell>
          <table:table-cell office:value-type="float" office:value="0.000007937755">
            <text:p>7.937755E-006</text:p>
          </table:table-cell>
          <table:table-cell office:value-type="float" office:value="0.0056716893">
            <text:p>0.0056716893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table:number-columns-repeated="2" office:value-type="float" office:value="0.05155324">
            <text:p>0.05155324</text:p>
          </table:table-cell>
          <table:table-cell office:value-type="float" office:value="0.000016611282">
            <text:p>1.6611282E-005</text:p>
          </table:table-cell>
          <table:table-cell office:value-type="float" office:value="0.012123702">
            <text:p>0.012123702</text:p>
          </table:table-cell>
        </table:table-row>
        <table:table-row table:style-name="ro2">
          <table:table-cell office:value-type="float" office:value="2755">
            <text:p>2755</text:p>
          </table:table-cell>
          <table:table-cell table:number-columns-repeated="2" office:value-type="float" office:value="0.05118725">
            <text:p>0.05118725</text:p>
          </table:table-cell>
          <table:table-cell office:value-type="float" office:value="0.000026229856">
            <text:p>2.6229856E-005</text:p>
          </table:table-cell>
          <table:table-cell office:value-type="float" office:value="0.019557372">
            <text:p>0.019557372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table:number-columns-repeated="2" office:value-type="float" office:value="0.050839614">
            <text:p>0.050839614</text:p>
          </table:table-cell>
          <table:table-cell office:value-type="float" office:value="0.00003605401">
            <text:p>0.000036054</text:p>
          </table:table-cell>
          <table:table-cell office:value-type="float" office:value="0.027437646">
            <text:p>0.027437646</text:p>
          </table:table-cell>
        </table:table-row>
        <table:table-row table:style-name="ro2">
          <table:table-cell office:value-type="float" office:value="2765">
            <text:p>2765</text:p>
          </table:table-cell>
          <table:table-cell table:number-columns-repeated="2" office:value-type="float" office:value="0.05047376">
            <text:p>0.05047376</text:p>
          </table:table-cell>
          <table:table-cell office:value-type="float" office:value="0.00004532834">
            <text:p>4.532834E-005</text:p>
          </table:table-cell>
          <table:table-cell office:value-type="float" office:value="0.03525111">
            <text:p>0.03525111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table:number-columns-repeated="2" office:value-type="float" office:value="0.050080575">
            <text:p>0.050080575</text:p>
          </table:table-cell>
          <table:table-cell office:value-type="float" office:value="0.000053604737">
            <text:p>5.3604737E-005</text:p>
          </table:table-cell>
          <table:table-cell office:value-type="float" office:value="0.04267713">
            <text:p>0.04267713</text:p>
          </table:table-cell>
        </table:table-row>
        <table:table-row table:style-name="ro2">
          <table:table-cell office:value-type="float" office:value="2775">
            <text:p>2775</text:p>
          </table:table-cell>
          <table:table-cell table:number-columns-repeated="2" office:value-type="float" office:value="0.04976062">
            <text:p>0.04976062</text:p>
          </table:table-cell>
          <table:table-cell office:value-type="float" office:value="0.00005909213">
            <text:p>5.909213E-005</text:p>
          </table:table-cell>
          <table:table-cell office:value-type="float" office:value="0.04795924">
            <text:p>0.04795924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table:number-columns-repeated="2" office:value-type="float" office:value="0.049486417">
            <text:p>0.049486417</text:p>
          </table:table-cell>
          <table:table-cell office:value-type="float" office:value="0.00006264854">
            <text:p>6.264854E-005</text:p>
          </table:table-cell>
          <table:table-cell office:value-type="float" office:value="0.051695526">
            <text:p>0.051695526</text:p>
          </table:table-cell>
        </table:table-row>
        <table:table-row table:style-name="ro2">
          <table:table-cell office:value-type="float" office:value="2785">
            <text:p>2785</text:p>
          </table:table-cell>
          <table:table-cell table:number-columns-repeated="2" office:value-type="float" office:value="0.049212277">
            <text:p>0.049212277</text:p>
          </table:table-cell>
          <table:table-cell office:value-type="float" office:value="0.000064502026">
            <text:p>0.000064502</text:p>
          </table:table-cell>
          <table:table-cell office:value-type="float" office:value="0.0541194">
            <text:p>0.0541194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table:number-columns-repeated="2" office:value-type="float" office:value="0.04897471">
            <text:p>0.04897471</text:p>
          </table:table-cell>
          <table:table-cell office:value-type="float" office:value="0.00006466477">
            <text:p>6.466477E-005</text:p>
          </table:table-cell>
          <table:table-cell office:value-type="float" office:value="0.055049334">
            <text:p>0.055049334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table:number-columns-repeated="2" office:value-type="float" office:value="0.048727997">
            <text:p>0.048727997</text:p>
          </table:table-cell>
          <table:table-cell office:value-type="float" office:value="0.00006301165">
            <text:p>6.301165E-005</text:p>
          </table:table-cell>
          <table:table-cell office:value-type="float" office:value="0.054460946">
            <text:p>0.054460946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table:number-columns-repeated="2" office:value-type="float" office:value="0.04848129">
            <text:p>0.04848129</text:p>
          </table:table-cell>
          <table:table-cell office:value-type="float" office:value="0.000060018563">
            <text:p>6.0018563E-005</text:p>
          </table:table-cell>
          <table:table-cell office:value-type="float" office:value="0.05266998">
            <text:p>0.05266998</text:p>
          </table:table-cell>
        </table:table-row>
        <table:table-row table:style-name="ro2">
          <table:table-cell office:value-type="float" office:value="2805">
            <text:p>2805</text:p>
          </table:table-cell>
          <table:table-cell table:number-columns-repeated="2" office:value-type="float" office:value="0.04828024">
            <text:p>0.04828024</text:p>
          </table:table-cell>
          <table:table-cell office:value-type="float" office:value="0.000055469085">
            <text:p>5.5469085E-005</text:p>
          </table:table-cell>
          <table:table-cell office:value-type="float" office:value="0.049288176">
            <text:p>0.049288176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table:number-columns-repeated="2" office:value-type="float" office:value="0.0481157">
            <text:p>0.0481157</text:p>
          </table:table-cell>
          <table:table-cell office:value-type="float" office:value="0.000049596372">
            <text:p>4.9596372E-005</text:p>
          </table:table-cell>
          <table:table-cell office:value-type="float" office:value="0.04452352">
            <text:p>0.04452352</text:p>
          </table:table-cell>
        </table:table-row>
        <table:table-row table:style-name="ro2">
          <table:table-cell office:value-type="float" office:value="2815">
            <text:p>2815</text:p>
          </table:table-cell>
          <table:table-cell table:number-columns-repeated="2" office:value-type="float" office:value="0.047932833">
            <text:p>0.047932833</text:p>
          </table:table-cell>
          <table:table-cell office:value-type="float" office:value="0.0000426112">
            <text:p>4.26112E-005</text:p>
          </table:table-cell>
          <table:table-cell office:value-type="float" office:value="0.03869229">
            <text:p>0.03869229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table:number-columns-repeated="2" office:value-type="float" office:value="0.047786504">
            <text:p>0.047786504</text:p>
          </table:table-cell>
          <table:table-cell office:value-type="float" office:value="0.00003478699">
            <text:p>0.000034787</text:p>
          </table:table-cell>
          <table:table-cell office:value-type="float" office:value="0.031878736">
            <text:p>0.031878736</text:p>
          </table:table-cell>
        </table:table-row>
        <table:table-row table:style-name="ro2">
          <table:table-cell office:value-type="float" office:value="2825">
            <text:p>2825</text:p>
          </table:table-cell>
          <table:table-cell table:number-columns-repeated="2" office:value-type="float" office:value="0.047603555">
            <text:p>0.047603555</text:p>
          </table:table-cell>
          <table:table-cell office:value-type="float" office:value="0.00002660873">
            <text:p>2.660873E-005</text:p>
          </table:table-cell>
          <table:table-cell office:value-type="float" office:value="0.024666412">
            <text:p>0.024666412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table:number-columns-repeated="2" office:value-type="float" office:value="0.047374822">
            <text:p>0.047374822</text:p>
          </table:table-cell>
          <table:table-cell office:value-type="float" office:value="0.00001862182">
            <text:p>1.862182E-005</text:p>
          </table:table-cell>
          <table:table-cell office:value-type="float" office:value="0.017513758">
            <text:p>0.017513758</text:p>
          </table:table-cell>
        </table:table-row>
        <table:table-row table:style-name="ro2">
          <table:table-cell office:value-type="float" office:value="2835">
            <text:p>2835</text:p>
          </table:table-cell>
          <table:table-cell table:number-columns-repeated="2" office:value-type="float" office:value="0.047100317">
            <text:p>0.047100317</text:p>
          </table:table-cell>
          <table:table-cell office:value-type="float" office:value="0.000011571828">
            <text:p>1.1571828E-005</text:p>
          </table:table-cell>
          <table:table-cell office:value-type="float" office:value="0.01107466">
            <text:p>0.01107466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table:number-columns-repeated="2" office:value-type="float" office:value="0.04680748">
            <text:p>0.04680748</text:p>
          </table:table-cell>
          <table:table-cell office:value-type="float" office:value="0.0000059511876">
            <text:p>5.9511876E-006</text:p>
          </table:table-cell>
          <table:table-cell office:value-type="float" office:value="0.0058030714">
            <text:p>0.0058030714</text:p>
          </table:table-cell>
        </table:table-row>
        <table:table-row table:style-name="ro2">
          <table:table-cell office:value-type="float" office:value="2845">
            <text:p>2845</text:p>
          </table:table-cell>
          <table:table-cell table:number-columns-repeated="2" office:value-type="float" office:value="0.046532944">
            <text:p>0.046532944</text:p>
          </table:table-cell>
          <table:table-cell office:value-type="float" office:value="0.0000021152846">
            <text:p>2.1152846E-006</text:p>
          </table:table-cell>
          <table:table-cell office:value-type="float" office:value="0.0020993613">
            <text:p>0.0020993613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table:number-columns-repeated="2" office:value-type="float" office:value="0.046249256">
            <text:p>0.046249256</text:p>
          </table:table-cell>
          <table:table-cell office:value-type="float" office:value="-0.0000003539253">
            <text:p>-3.539253E-007</text:p>
          </table:table-cell>
          <table:table-cell office:value-type="float" office:value="-0.0003577646">
            <text:p>-0.0003577646</text:p>
          </table:table-cell>
        </table:table-row>
        <table:table-row table:style-name="ro2">
          <table:table-cell office:value-type="float" office:value="2855">
            <text:p>2855</text:p>
          </table:table-cell>
          <table:table-cell table:number-columns-repeated="2" office:value-type="float" office:value="0.045974713">
            <text:p>0.045974713</text:p>
          </table:table-cell>
          <table:table-cell office:value-type="float" office:value="-0.0000015173252">
            <text:p>-1.5173252E-006</text:p>
          </table:table-cell>
          <table:table-cell office:value-type="float" office:value="-0.0015614266">
            <text:p>-0.0015614266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table:number-columns-repeated="2" office:value-type="float" office:value="0.045608677">
            <text:p>0.045608677</text:p>
          </table:table-cell>
          <table:table-cell office:value-type="float" office:value="-0.0000008593214">
            <text:p>-8.593214E-007</text:p>
          </table:table-cell>
          <table:table-cell office:value-type="float" office:value="-0.00090576016">
            <text:p>-0.0009057602</text:p>
          </table:table-cell>
        </table:table-row>
        <table:table-row table:style-name="ro2">
          <table:table-cell office:value-type="float" office:value="2865">
            <text:p>2865</text:p>
          </table:table-cell>
          <table:table-cell table:number-columns-repeated="2" office:value-type="float" office:value="0.045224346">
            <text:p>0.045224346</text:p>
          </table:table-cell>
          <table:table-cell office:value-type="float" office:value="0.0000011333182">
            <text:p>1.1333182E-006</text:p>
          </table:table-cell>
          <table:table-cell office:value-type="float" office:value="0.001225279">
            <text:p>0.001225279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table:number-columns-repeated="2" office:value-type="float" office:value="0.04479424">
            <text:p>0.04479424</text:p>
          </table:table-cell>
          <table:table-cell office:value-type="float" office:value="0.00000393681">
            <text:p>3.93681E-006</text:p>
          </table:table-cell>
          <table:table-cell office:value-type="float" office:value="0.004380039">
            <text:p>0.004380039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table:number-columns-repeated="2" office:value-type="float" office:value="0.04442821">
            <text:p>0.04442821</text:p>
          </table:table-cell>
          <table:table-cell office:value-type="float" office:value="0.000007740603">
            <text:p>7.740603E-006</text:p>
          </table:table-cell>
          <table:table-cell office:value-type="float" office:value="0.008826699">
            <text:p>0.008826699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table:number-columns-repeated="2" office:value-type="float" office:value="0.04407133">
            <text:p>0.04407133</text:p>
          </table:table-cell>
          <table:table-cell office:value-type="float" office:value="0.000012364273">
            <text:p>1.2364273E-005</text:p>
          </table:table-cell>
          <table:table-cell office:value-type="float" office:value="0.014444418">
            <text:p>0.014444418</text:p>
          </table:table-cell>
        </table:table-row>
        <table:table-row table:style-name="ro2">
          <table:table-cell office:value-type="float" office:value="2885">
            <text:p>2885</text:p>
          </table:table-cell>
          <table:table-cell table:number-columns-repeated="2" office:value-type="float" office:value="0.04367789">
            <text:p>0.04367789</text:p>
          </table:table-cell>
          <table:table-cell office:value-type="float" office:value="0.00001788223">
            <text:p>1.788223E-005</text:p>
          </table:table-cell>
          <table:table-cell office:value-type="float" office:value="0.021460349">
            <text:p>0.021460349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table:number-columns-repeated="2" office:value-type="float" office:value="0.043311957">
            <text:p>0.043311957</text:p>
          </table:table-cell>
          <table:table-cell office:value-type="float" office:value="0.000023882982">
            <text:p>0.000023883</text:p>
          </table:table-cell>
          <table:table-cell office:value-type="float" office:value="0.029394433">
            <text:p>0.029394433</text:p>
          </table:table-cell>
        </table:table-row>
        <table:table-row table:style-name="ro2">
          <table:table-cell office:value-type="float" office:value="2895">
            <text:p>2895</text:p>
          </table:table-cell>
          <table:table-cell table:number-columns-repeated="2" office:value-type="float" office:value="0.043028433">
            <text:p>0.043028433</text:p>
          </table:table-cell>
          <table:table-cell office:value-type="float" office:value="0.000029369505">
            <text:p>2.9369505E-005</text:p>
          </table:table-cell>
          <table:table-cell office:value-type="float" office:value="0.036866345">
            <text:p>0.036866345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table:number-columns-repeated="2" office:value-type="float" office:value="0.04273585">
            <text:p>0.04273585</text:p>
          </table:table-cell>
          <table:table-cell office:value-type="float" office:value="0.000034288096">
            <text:p>3.4288096E-005</text:p>
          </table:table-cell>
          <table:table-cell office:value-type="float" office:value="0.04393052">
            <text:p>0.04393052</text:p>
          </table:table-cell>
        </table:table-row>
        <table:table-row table:style-name="ro2">
          <table:table-cell office:value-type="float" office:value="2905">
            <text:p>2905</text:p>
          </table:table-cell>
          <table:table-cell table:number-columns-repeated="2" office:value-type="float" office:value="0.04242507">
            <text:p>0.04242507</text:p>
          </table:table-cell>
          <table:table-cell office:value-type="float" office:value="0.000038075923">
            <text:p>3.8075923E-005</text:p>
          </table:table-cell>
          <table:table-cell office:value-type="float" office:value="0.049863495">
            <text:p>0.049863495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table:number-columns-repeated="2" office:value-type="float" office:value="0.04214177">
            <text:p>0.04214177</text:p>
          </table:table-cell>
          <table:table-cell office:value-type="float" office:value="0.000040417963">
            <text:p>0.000040418</text:p>
          </table:table-cell>
          <table:table-cell office:value-type="float" office:value="0.054005273">
            <text:p>0.054005273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table:number-columns-repeated="2" office:value-type="float" office:value="0.04189507">
            <text:p>0.04189507</text:p>
          </table:table-cell>
          <table:table-cell office:value-type="float" office:value="0.000041664283">
            <text:p>4.1664283E-005</text:p>
          </table:table-cell>
          <table:table-cell office:value-type="float" office:value="0.056659818">
            <text:p>0.056659818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table:number-columns-repeated="2" office:value-type="float" office:value="0.0417215">
            <text:p>0.0417215</text:p>
          </table:table-cell>
          <table:table-cell office:value-type="float" office:value="0.000041949614">
            <text:p>4.1949614E-005</text:p>
          </table:table-cell>
          <table:table-cell office:value-type="float" office:value="0.057762798">
            <text:p>0.057762798</text:p>
          </table:table-cell>
        </table:table-row>
        <table:table-row table:style-name="ro2">
          <table:table-cell office:value-type="float" office:value="2925">
            <text:p>2925</text:p>
          </table:table-cell>
          <table:table-cell table:number-columns-repeated="2" office:value-type="float" office:value="0.04155705">
            <text:p>0.04155705</text:p>
          </table:table-cell>
          <table:table-cell office:value-type="float" office:value="0.000041045445">
            <text:p>4.1045445E-005</text:p>
          </table:table-cell>
          <table:table-cell office:value-type="float" office:value="0.057191413">
            <text:p>0.057191413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table:number-columns-repeated="2" office:value-type="float" office:value="0.041365188">
            <text:p>0.041365188</text:p>
          </table:table-cell>
          <table:table-cell office:value-type="float" office:value="0.00003929829">
            <text:p>3.929829E-005</text:p>
          </table:table-cell>
          <table:table-cell office:value-type="float" office:value="0.055522457">
            <text:p>0.055522457</text:p>
          </table:table-cell>
        </table:table-row>
        <table:table-row table:style-name="ro2">
          <table:table-cell office:value-type="float" office:value="2935">
            <text:p>2935</text:p>
          </table:table-cell>
          <table:table-cell table:number-columns-repeated="2" office:value-type="float" office:value="0.041246388">
            <text:p>0.041246388</text:p>
          </table:table-cell>
          <table:table-cell office:value-type="float" office:value="0.000036594283">
            <text:p>3.6594283E-005</text:p>
          </table:table-cell>
          <table:table-cell office:value-type="float" office:value="0.05215014">
            <text:p>0.05215014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table:number-columns-repeated="2" office:value-type="float" office:value="0.041173268">
            <text:p>0.041173268</text:p>
          </table:table-cell>
          <table:table-cell office:value-type="float" office:value="0.000033117132">
            <text:p>3.3117132E-005</text:p>
          </table:table-cell>
          <table:table-cell office:value-type="float" office:value="0.047446772">
            <text:p>0.047446772</text:p>
          </table:table-cell>
        </table:table-row>
        <table:table-row table:style-name="ro2">
          <table:table-cell office:value-type="float" office:value="2945">
            <text:p>2945</text:p>
          </table:table-cell>
          <table:table-cell table:number-columns-repeated="2" office:value-type="float" office:value="0.041136704">
            <text:p>0.041136704</text:p>
          </table:table-cell>
          <table:table-cell office:value-type="float" office:value="0.000028794182">
            <text:p>2.8794182E-005</text:p>
          </table:table-cell>
          <table:table-cell office:value-type="float" office:value="0.041363403">
            <text:p>0.041363403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table:number-columns-repeated="2" office:value-type="float" office:value="0.041136704">
            <text:p>0.041136704</text:p>
          </table:table-cell>
          <table:table-cell office:value-type="float" office:value="0.000023790635">
            <text:p>2.3790635E-005</text:p>
          </table:table-cell>
          <table:table-cell office:value-type="float" office:value="0.03417571">
            <text:p>0.03417571</text:p>
          </table:table-cell>
        </table:table-row>
        <table:table-row table:style-name="ro2">
          <table:table-cell office:value-type="float" office:value="2955">
            <text:p>2955</text:p>
          </table:table-cell>
          <table:table-cell table:number-columns-repeated="2" office:value-type="float" office:value="0.041036103">
            <text:p>0.041036103</text:p>
          </table:table-cell>
          <table:table-cell office:value-type="float" office:value="0.000018563282">
            <text:p>1.8563282E-005</text:p>
          </table:table-cell>
          <table:table-cell office:value-type="float" office:value="0.026863119">
            <text:p>0.026863119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table:number-columns-repeated="2" office:value-type="float" office:value="0.04085313">
            <text:p>0.04085313</text:p>
          </table:table-cell>
          <table:table-cell office:value-type="float" office:value="0.000013395405">
            <text:p>1.3395405E-005</text:p>
          </table:table-cell>
          <table:table-cell office:value-type="float" office:value="0.019646257">
            <text:p>0.019646257</text:p>
          </table:table-cell>
        </table:table-row>
        <table:table-row table:style-name="ro2">
          <table:table-cell office:value-type="float" office:value="2965">
            <text:p>2965</text:p>
          </table:table-cell>
          <table:table-cell table:number-columns-repeated="2" office:value-type="float" office:value="0.040615235">
            <text:p>0.040615235</text:p>
          </table:table-cell>
          <table:table-cell office:value-type="float" office:value="0.000008857286">
            <text:p>8.857286E-006</text:p>
          </table:table-cell>
          <table:table-cell office:value-type="float" office:value="0.01322007">
            <text:p>0.01322007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table:number-columns-repeated="2" office:value-type="float" office:value="0.040413924">
            <text:p>0.040413924</text:p>
          </table:table-cell>
          <table:table-cell office:value-type="float" office:value="0.00000515849">
            <text:p>5.15849E-006</text:p>
          </table:table-cell>
          <table:table-cell office:value-type="float" office:value="0.007815009">
            <text:p>0.007815009</text:p>
          </table:table-cell>
        </table:table-row>
        <table:table-row table:style-name="ro2">
          <table:table-cell office:value-type="float" office:value="2975">
            <text:p>2975</text:p>
          </table:table-cell>
          <table:table-cell table:number-columns-repeated="2" office:value-type="float" office:value="0.040212613">
            <text:p>0.040212613</text:p>
          </table:table-cell>
          <table:table-cell office:value-type="float" office:value="0.000002417364">
            <text:p>2.417364E-006</text:p>
          </table:table-cell>
          <table:table-cell office:value-type="float" office:value="0.0037175356">
            <text:p>0.0037175356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table:number-columns-repeated="2" office:value-type="float" office:value="0.039993">
            <text:p>0.039993</text:p>
          </table:table-cell>
          <table:table-cell office:value-type="float" office:value="0.00000051274793">
            <text:p>5.1274793E-007</text:p>
          </table:table-cell>
          <table:table-cell office:value-type="float" office:value="0.0008015896">
            <text:p>0.0008015896</text:p>
          </table:table-cell>
        </table:table-row>
        <table:table-row table:style-name="ro2">
          <table:table-cell office:value-type="float" office:value="2985">
            <text:p>2985</text:p>
          </table:table-cell>
          <table:table-cell table:number-columns-repeated="2" office:value-type="float" office:value="0.039745938">
            <text:p>0.039745938</text:p>
          </table:table-cell>
          <table:table-cell office:value-type="float" office:value="-0.0000004576632">
            <text:p>-4.576632E-007</text:p>
          </table:table-cell>
          <table:table-cell office:value-type="float" office:value="-0.0007288996">
            <text:p>-0.0007288996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table:number-columns-repeated="2" office:value-type="float" office:value="0.03940735">
            <text:p>0.03940735</text:p>
          </table:table-cell>
          <table:table-cell office:value-type="float" office:value="-0.00000040899548">
            <text:p>-0.000000409</text:p>
          </table:table-cell>
          <table:table-cell office:value-type="float" office:value="-0.0006683236">
            <text:p>-0.0006683236</text:p>
          </table:table-cell>
        </table:table-row>
        <table:table-row table:style-name="ro2">
          <table:table-cell office:value-type="float" office:value="2995">
            <text:p>2995</text:p>
          </table:table-cell>
          <table:table-cell table:number-columns-repeated="2" office:value-type="float" office:value="0.039013866">
            <text:p>0.039013866</text:p>
          </table:table-cell>
          <table:table-cell office:value-type="float" office:value="0.00000059212687">
            <text:p>5.9212687E-007</text:p>
          </table:table-cell>
          <table:table-cell office:value-type="float" office:value="0.0009971438">
            <text:p>0.0009971438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0.038638685">
            <text:p>0.038638685</text:p>
          </table:table-cell>
          <table:table-cell office:value-type="float" office:value="0.0000020081673">
            <text:p>2.0081673E-006</text:p>
          </table:table-cell>
          <table:table-cell office:value-type="float" office:value="0.0034812312">
            <text:p>0.0034812312</text:p>
          </table:table-cell>
        </table:table-row>
        <table:table-row table:style-name="ro2">
          <table:table-cell office:value-type="float" office:value="3005">
            <text:p>3005</text:p>
          </table:table-cell>
          <table:table-cell table:number-columns-repeated="2" office:value-type="float" office:value="0.038272657">
            <text:p>0.038272657</text:p>
          </table:table-cell>
          <table:table-cell office:value-type="float" office:value="0.0000040696827">
            <text:p>4.0696827E-006</text:p>
          </table:table-cell>
          <table:table-cell office:value-type="float" office:value="0.0072592995">
            <text:p>0.0072592995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table:number-columns-repeated="2" office:value-type="float" office:value="0.03788834">
            <text:p>0.03788834</text:p>
          </table:table-cell>
          <table:table-cell office:value-type="float" office:value="0.0000067533524">
            <text:p>6.7533524E-006</text:p>
          </table:table-cell>
          <table:table-cell office:value-type="float" office:value="0.012416598">
            <text:p>0.012416598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table:number-columns-repeated="2" office:value-type="float" office:value="0.037485734">
            <text:p>0.037485734</text:p>
          </table:table-cell>
          <table:table-cell office:value-type="float" office:value="0.000010135032">
            <text:p>0.000010135</text:p>
          </table:table-cell>
          <table:table-cell office:value-type="float" office:value="0.019240977">
            <text:p>0.019240977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table:number-columns-repeated="2" office:value-type="float" office:value="0.037101503">
            <text:p>0.037101503</text:p>
          </table:table-cell>
          <table:table-cell office:value-type="float" office:value="0.000013686521">
            <text:p>1.3686521E-005</text:p>
          </table:table-cell>
          <table:table-cell office:value-type="float" office:value="0.026798997">
            <text:p>0.026798997</text:p>
          </table:table-cell>
        </table:table-row>
        <table:table-row table:style-name="ro2">
          <table:table-cell office:value-type="float" office:value="3025">
            <text:p>3025</text:p>
          </table:table-cell>
          <table:table-cell table:number-columns-repeated="2" office:value-type="float" office:value="0.036799673">
            <text:p>0.036799673</text:p>
          </table:table-cell>
          <table:table-cell office:value-type="float" office:value="0.000017161346">
            <text:p>1.7161346E-005</text:p>
          </table:table-cell>
          <table:table-cell office:value-type="float" office:value="0.03443654">
            <text:p>0.03443654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table:number-columns-repeated="2" office:value-type="float" office:value="0.036516186">
            <text:p>0.036516186</text:p>
          </table:table-cell>
          <table:table-cell office:value-type="float" office:value="0.000020509024">
            <text:p>0.000020509</text:p>
          </table:table-cell>
          <table:table-cell office:value-type="float" office:value="0.04212004">
            <text:p>0.04212004</text:p>
          </table:table-cell>
        </table:table-row>
        <table:table-row table:style-name="ro2">
          <table:table-cell office:value-type="float" office:value="3035">
            <text:p>3035</text:p>
          </table:table-cell>
          <table:table-cell table:number-columns-repeated="2" office:value-type="float" office:value="0.03626936">
            <text:p>0.03626936</text:p>
          </table:table-cell>
          <table:table-cell office:value-type="float" office:value="0.00002325961">
            <text:p>2.325961E-005</text:p>
          </table:table-cell>
          <table:table-cell office:value-type="float" office:value="0.048750915">
            <text:p>0.048750915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table:number-columns-repeated="2" office:value-type="float" office:value="0.036059164">
            <text:p>0.036059164</text:p>
          </table:table-cell>
          <table:table-cell office:value-type="float" office:value="0.000025150279">
            <text:p>2.5150279E-005</text:p>
          </table:table-cell>
          <table:table-cell office:value-type="float" office:value="0.05364088">
            <text:p>0.05364088</text:p>
          </table:table-cell>
        </table:table-row>
        <table:table-row table:style-name="ro2">
          <table:table-cell office:value-type="float" office:value="3045">
            <text:p>3045</text:p>
          </table:table-cell>
          <table:table-cell table:number-columns-repeated="2" office:value-type="float" office:value="0.03585815">
            <text:p>0.03585815</text:p>
          </table:table-cell>
          <table:table-cell office:value-type="float" office:value="0.000026224741">
            <text:p>2.6224741E-005</text:p>
          </table:table-cell>
          <table:table-cell office:value-type="float" office:value="0.056878425">
            <text:p>0.056878425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table:number-columns-repeated="2" office:value-type="float" office:value="0.035702843">
            <text:p>0.035702843</text:p>
          </table:table-cell>
          <table:table-cell office:value-type="float" office:value="0.000026635631">
            <text:p>2.6635631E-005</text:p>
          </table:table-cell>
          <table:table-cell office:value-type="float" office:value="0.058526773">
            <text:p>0.058526773</text:p>
          </table:table-cell>
        </table:table-row>
        <table:table-row table:style-name="ro2">
          <table:table-cell office:value-type="float" office:value="3055">
            <text:p>3055</text:p>
          </table:table-cell>
          <table:table-cell table:number-columns-repeated="2" office:value-type="float" office:value="0.035574947">
            <text:p>0.035574947</text:p>
          </table:table-cell>
          <table:table-cell office:value-type="float" office:value="0.000026505282">
            <text:p>2.6505282E-005</text:p>
          </table:table-cell>
          <table:table-cell office:value-type="float" office:value="0.058870763">
            <text:p>0.058870763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table:number-columns-repeated="2" office:value-type="float" office:value="0.035437908">
            <text:p>0.035437908</text:p>
          </table:table-cell>
          <table:table-cell office:value-type="float" office:value="0.000025797088">
            <text:p>2.5797088E-005</text:p>
          </table:table-cell>
          <table:table-cell office:value-type="float" office:value="0.05796508">
            <text:p>0.05796508</text:p>
          </table:table-cell>
        </table:table-row>
        <table:table-row table:style-name="ro2">
          <table:table-cell office:value-type="float" office:value="3065">
            <text:p>3065</text:p>
          </table:table-cell>
          <table:table-cell table:number-columns-repeated="2" office:value-type="float" office:value="0.035337422">
            <text:p>0.035337422</text:p>
          </table:table-cell>
          <table:table-cell office:value-type="float" office:value="0.00002444529">
            <text:p>2.444529E-005</text:p>
          </table:table-cell>
          <table:table-cell office:value-type="float" office:value="0.05539756">
            <text:p>0.05539756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table:number-columns-repeated="2" office:value-type="float" office:value="0.035282608">
            <text:p>0.035282608</text:p>
          </table:table-cell>
          <table:table-cell office:value-type="float" office:value="0.000022555807">
            <text:p>2.2555807E-005</text:p>
          </table:table-cell>
          <table:table-cell office:value-type="float" office:value="0.051354244">
            <text:p>0.051354244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table:number-columns-repeated="2" office:value-type="float" office:value="0.035236906">
            <text:p>0.035236906</text:p>
          </table:table-cell>
          <table:table-cell office:value-type="float" office:value="0.000020253905">
            <text:p>2.0253905E-005</text:p>
          </table:table-cell>
          <table:table-cell office:value-type="float" office:value="0.046293013">
            <text:p>0.046293013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table:number-columns-repeated="2" office:value-type="float" office:value="0.03521861">
            <text:p>0.03521861</text:p>
          </table:table-cell>
          <table:table-cell office:value-type="float" office:value="0.000017499357">
            <text:p>1.7499357E-005</text:p>
          </table:table-cell>
          <table:table-cell office:value-type="float" office:value="0.04005949">
            <text:p>0.04005949</text:p>
          </table:table-cell>
        </table:table-row>
        <table:table-row table:style-name="ro2">
          <table:table-cell office:value-type="float" office:value="3085">
            <text:p>3085</text:p>
          </table:table-cell>
          <table:table-cell table:number-columns-repeated="2" office:value-type="float" office:value="0.03518202">
            <text:p>0.03518202</text:p>
          </table:table-cell>
          <table:table-cell office:value-type="float" office:value="0.000014273341">
            <text:p>1.4273341E-005</text:p>
          </table:table-cell>
          <table:table-cell office:value-type="float" office:value="0.032776553">
            <text:p>0.032776553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table:number-columns-repeated="2" office:value-type="float" office:value="0.035072252">
            <text:p>0.035072252</text:p>
          </table:table-cell>
          <table:table-cell office:value-type="float" office:value="0.00001102121">
            <text:p>1.102121E-005</text:p>
          </table:table-cell>
          <table:table-cell office:value-type="float" office:value="0.025546905">
            <text:p>0.025546905</text:p>
          </table:table-cell>
        </table:table-row>
        <table:table-row table:style-name="ro2">
          <table:table-cell office:value-type="float" office:value="3095">
            <text:p>3095</text:p>
          </table:table-cell>
          <table:table-cell table:number-columns-repeated="2" office:value-type="float" office:value="0.03485267">
            <text:p>0.03485267</text:p>
          </table:table-cell>
          <table:table-cell office:value-type="float" office:value="0.000008000674">
            <text:p>8.000674E-006</text:p>
          </table:table-cell>
          <table:table-cell office:value-type="float" office:value="0.018898113">
            <text:p>0.018898113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table:number-columns-repeated="2" office:value-type="float" office:value="0.03461478">
            <text:p>0.03461478</text:p>
          </table:table-cell>
          <table:table-cell office:value-type="float" office:value="0.0000054544535">
            <text:p>5.4544535E-006</text:p>
          </table:table-cell>
          <table:table-cell office:value-type="float" office:value="0.013151236">
            <text:p>0.013151236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table:number-columns-repeated="2" office:value-type="float" office:value="0.034395177">
            <text:p>0.034395177</text:p>
          </table:table-cell>
          <table:table-cell office:value-type="float" office:value="0.0000034837722">
            <text:p>3.4837722E-006</text:p>
          </table:table-cell>
          <table:table-cell office:value-type="float" office:value="0.008561643">
            <text:p>0.008561643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table:number-columns-repeated="2" office:value-type="float" office:value="0.034166418">
            <text:p>0.034166418</text:p>
          </table:table-cell>
          <table:table-cell office:value-type="float" office:value="0.000002079317">
            <text:p>2.079317E-006</text:p>
          </table:table-cell>
          <table:table-cell office:value-type="float" office:value="0.0052134153">
            <text:p>0.0052134153</text:p>
          </table:table-cell>
        </table:table-row>
        <table:table-row table:style-name="ro2">
          <table:table-cell office:value-type="float" office:value="3115">
            <text:p>3115</text:p>
          </table:table-cell>
          <table:table-cell table:number-columns-repeated="2" office:value-type="float" office:value="0.033946805">
            <text:p>0.033946805</text:p>
          </table:table-cell>
          <table:table-cell office:value-type="float" office:value="0.0000012168471">
            <text:p>1.2168471E-006</text:p>
          </table:table-cell>
          <table:table-cell office:value-type="float" office:value="0.0031105652">
            <text:p>0.0031105652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table:number-columns-repeated="2" office:value-type="float" office:value="0.033681415">
            <text:p>0.033681415</text:p>
          </table:table-cell>
          <table:table-cell office:value-type="float" office:value="0.00000091707017">
            <text:p>9.1707017E-007</text:p>
          </table:table-cell>
          <table:table-cell office:value-type="float" office:value="0.0024001123">
            <text:p>0.0024001123</text:p>
          </table:table-cell>
        </table:table-row>
        <table:table-row table:style-name="ro2">
          <table:table-cell office:value-type="float" office:value="3125">
            <text:p>3125</text:p>
          </table:table-cell>
          <table:table-cell table:number-columns-repeated="2" office:value-type="float" office:value="0.03332453">
            <text:p>0.03332453</text:p>
          </table:table-cell>
          <table:table-cell office:value-type="float" office:value="0.0000012691612">
            <text:p>1.2691612E-006</text:p>
          </table:table-cell>
          <table:table-cell office:value-type="float" office:value="0.003429452">
            <text:p>0.003429452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table:number-columns-repeated="2" office:value-type="float" office:value="0.032940198">
            <text:p>0.032940198</text:p>
          </table:table-cell>
          <table:table-cell office:value-type="float" office:value="0.0000020535406">
            <text:p>2.0535406E-006</text:p>
          </table:table-cell>
          <table:table-cell office:value-type="float" office:value="0.0057454584">
            <text:p>0.0057454584</text:p>
          </table:table-cell>
        </table:table-row>
        <table:table-row table:style-name="ro2">
          <table:table-cell office:value-type="float" office:value="3135">
            <text:p>3135</text:p>
          </table:table-cell>
          <table:table-cell table:number-columns-repeated="2" office:value-type="float" office:value="0.032519255">
            <text:p>0.032519255</text:p>
          </table:table-cell>
          <table:table-cell office:value-type="float" office:value="0.0000032452856">
            <text:p>3.2452856E-006</text:p>
          </table:table-cell>
          <table:table-cell office:value-type="float" office:value="0.00943694">
            <text:p>0.00943694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table:number-columns-repeated="2" office:value-type="float" office:value="0.032089174">
            <text:p>0.032089174</text:p>
          </table:table-cell>
          <table:table-cell office:value-type="float" office:value="0.0000048646557">
            <text:p>4.8646557E-006</text:p>
          </table:table-cell>
          <table:table-cell office:value-type="float" office:value="0.014722328">
            <text:p>0.014722328</text:p>
          </table:table-cell>
        </table:table-row>
        <table:table-row table:style-name="ro2">
          <table:table-cell office:value-type="float" office:value="3145">
            <text:p>3145</text:p>
          </table:table-cell>
          <table:table-cell table:number-columns-repeated="2" office:value-type="float" office:value="0.031677444">
            <text:p>0.031677444</text:p>
          </table:table-cell>
          <table:table-cell office:value-type="float" office:value="0.0000068486">
            <text:p>6.8486E-006</text:p>
          </table:table-cell>
          <table:table-cell office:value-type="float" office:value="0.021545246">
            <text:p>0.021545246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table:number-columns-repeated="2" office:value-type="float" office:value="0.031311505">
            <text:p>0.031311505</text:p>
          </table:table-cell>
          <table:table-cell office:value-type="float" office:value="0.000008910681">
            <text:p>8.910681E-006</text:p>
          </table:table-cell>
          <table:table-cell office:value-type="float" office:value="0.029026795">
            <text:p>0.029026795</text:p>
          </table:table-cell>
        </table:table-row>
        <table:table-row table:style-name="ro2">
          <table:table-cell office:value-type="float" office:value="3155">
            <text:p>3155</text:p>
          </table:table-cell>
          <table:table-cell table:number-columns-repeated="2" office:value-type="float" office:value="0.03101883">
            <text:p>0.03101883</text:p>
          </table:table-cell>
          <table:table-cell office:value-type="float" office:value="0.000010940138">
            <text:p>1.0940138E-005</text:p>
          </table:table-cell>
          <table:table-cell office:value-type="float" office:value="0.036656123">
            <text:p>0.036656123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table:number-columns-repeated="2" office:value-type="float" office:value="0.030762823">
            <text:p>0.030762823</text:p>
          </table:table-cell>
          <table:table-cell office:value-type="float" office:value="0.000013017221">
            <text:p>1.3017221E-005</text:p>
          </table:table-cell>
          <table:table-cell office:value-type="float" office:value="0.04471361">
            <text:p>0.04471361</text:p>
          </table:table-cell>
        </table:table-row>
        <table:table-row table:style-name="ro2">
          <table:table-cell office:value-type="float" office:value="3165">
            <text:p>3165</text:p>
          </table:table-cell>
          <table:table-cell table:number-columns-repeated="2" office:value-type="float" office:value="0.030589147">
            <text:p>0.030589147</text:p>
          </table:table-cell>
          <table:table-cell office:value-type="float" office:value="0.000014685488">
            <text:p>1.4685488E-005</text:p>
          </table:table-cell>
          <table:table-cell office:value-type="float" office:value="0.05130814">
            <text:p>0.05130814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table:number-columns-repeated="2" office:value-type="float" office:value="0.030424656">
            <text:p>0.030424656</text:p>
          </table:table-cell>
          <table:table-cell office:value-type="float" office:value="0.000015843614">
            <text:p>1.5843614E-005</text:p>
          </table:table-cell>
          <table:table-cell office:value-type="float" office:value="0.056257088">
            <text:p>0.056257088</text:p>
          </table:table-cell>
        </table:table-row>
        <table:table-row table:style-name="ro2">
          <table:table-cell office:value-type="float" office:value="3175">
            <text:p>3175</text:p>
          </table:table-cell>
          <table:table-cell table:number-columns-repeated="2" office:value-type="float" office:value="0.030260205">
            <text:p>0.030260205</text:p>
          </table:table-cell>
          <table:table-cell office:value-type="float" office:value="0.000016597447">
            <text:p>1.6597447E-005</text:p>
          </table:table-cell>
          <table:table-cell office:value-type="float" office:value="0.05989984">
            <text:p>0.05989984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table:number-columns-repeated="2" office:value-type="float" office:value="0.030123193">
            <text:p>0.030123193</text:p>
          </table:table-cell>
          <table:table-cell office:value-type="float" office:value="0.000016976332">
            <text:p>1.6976332E-005</text:p>
          </table:table-cell>
          <table:table-cell office:value-type="float" office:value="0.062107045">
            <text:p>0.062107045</text:p>
          </table:table-cell>
        </table:table-row>
        <table:table-row table:style-name="ro2">
          <table:table-cell office:value-type="float" office:value="3185">
            <text:p>3185</text:p>
          </table:table-cell>
          <table:table-cell table:number-columns-repeated="2" office:value-type="float" office:value="0.030040989">
            <text:p>0.030040989</text:p>
          </table:table-cell>
          <table:table-cell office:value-type="float" office:value="0.00001704647">
            <text:p>1.704647E-005</text:p>
          </table:table-cell>
          <table:table-cell office:value-type="float" office:value="0.062877">
            <text:p>0.062877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table:number-columns-repeated="2" office:value-type="float" office:value="0.029931383">
            <text:p>0.029931383</text:p>
          </table:table-cell>
          <table:table-cell office:value-type="float" office:value="0.000016636324">
            <text:p>1.6636324E-005</text:p>
          </table:table-cell>
          <table:table-cell office:value-type="float" office:value="0.062040742">
            <text:p>0.062040742</text:p>
          </table:table-cell>
        </table:table-row>
        <table:table-row table:style-name="ro2">
          <table:table-cell office:value-type="float" office:value="3195">
            <text:p>3195</text:p>
          </table:table-cell>
          <table:table-cell table:number-columns-repeated="2" office:value-type="float" office:value="0.029876579">
            <text:p>0.029876579</text:p>
          </table:table-cell>
          <table:table-cell office:value-type="float" office:value="0.000015829377">
            <text:p>1.5829377E-005</text:p>
          </table:table-cell>
          <table:table-cell office:value-type="float" office:value="0.059356906">
            <text:p>0.059356906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table:number-columns-repeated="2" office:value-type="float" office:value="0.029903982">
            <text:p>0.029903982</text:p>
          </table:table-cell>
          <table:table-cell office:value-type="float" office:value="0.000014737698">
            <text:p>1.4737698E-005</text:p>
          </table:table-cell>
          <table:table-cell office:value-type="float" office:value="0.055111546">
            <text:p>0.055111546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table:number-columns-repeated="2" office:value-type="float" office:value="0.02994053">
            <text:p>0.02994053</text:p>
          </table:table-cell>
          <table:table-cell office:value-type="float" office:value="0.000013345593">
            <text:p>1.3345593E-005</text:p>
          </table:table-cell>
          <table:table-cell office:value-type="float" office:value="0.049723238">
            <text:p>0.049723238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table:number-columns-repeated="2" office:value-type="float" office:value="0.030004518">
            <text:p>0.030004518</text:p>
          </table:table-cell>
          <table:table-cell office:value-type="float" office:value="0.0000116248175">
            <text:p>1.16248175E-005</text:p>
          </table:table-cell>
          <table:table-cell office:value-type="float" office:value="0.043035433">
            <text:p>0.043035433</text:p>
          </table:table-cell>
        </table:table-row>
        <table:table-row table:style-name="ro2">
          <table:table-cell office:value-type="float" office:value="3215">
            <text:p>3215</text:p>
          </table:table-cell>
          <table:table-cell table:number-columns-repeated="2" office:value-type="float" office:value="0.03002281">
            <text:p>0.03002281</text:p>
          </table:table-cell>
          <table:table-cell office:value-type="float" office:value="0.000009586449">
            <text:p>9.586449E-006</text:p>
          </table:table-cell>
          <table:table-cell office:value-type="float" office:value="0.035424504">
            <text:p>0.035424504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table:number-columns-repeated="2" office:value-type="float" office:value="0.02996793">
            <text:p>0.02996793</text:p>
          </table:table-cell>
          <table:table-cell office:value-type="float" office:value="0.000007471783">
            <text:p>7.471783E-006</text:p>
          </table:table-cell>
          <table:table-cell office:value-type="float" office:value="0.027762208">
            <text:p>0.027762208</text:p>
          </table:table-cell>
        </table:table-row>
        <table:table-row table:style-name="ro2">
          <table:table-cell office:value-type="float" office:value="3225">
            <text:p>3225</text:p>
          </table:table-cell>
          <table:table-cell table:number-columns-repeated="2" office:value-type="float" office:value="0.02978495">
            <text:p>0.02978495</text:p>
          </table:table-cell>
          <table:table-cell office:value-type="float" office:value="0.0000054757484">
            <text:p>5.4757484E-006</text:p>
          </table:table-cell>
          <table:table-cell office:value-type="float" office:value="0.020723011">
            <text:p>0.020723011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table:number-columns-repeated="2" office:value-type="float" office:value="0.029565366">
            <text:p>0.029565366</text:p>
          </table:table-cell>
          <table:table-cell office:value-type="float" office:value="0.0000038416097">
            <text:p>3.8416097E-006</text:p>
          </table:table-cell>
          <table:table-cell office:value-type="float" office:value="0.014864951">
            <text:p>0.014864951</text:p>
          </table:table-cell>
        </table:table-row>
        <table:table-row table:style-name="ro2">
          <table:table-cell office:value-type="float" office:value="3235">
            <text:p>3235</text:p>
          </table:table-cell>
          <table:table-cell table:number-columns-repeated="2" office:value-type="float" office:value="0.029373216">
            <text:p>0.029373216</text:p>
          </table:table-cell>
          <table:table-cell office:value-type="float" office:value="0.0000025565703">
            <text:p>2.5565703E-006</text:p>
          </table:table-cell>
          <table:table-cell office:value-type="float" office:value="0.010087958">
            <text:p>0.010087958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table:number-columns-repeated="2" office:value-type="float" office:value="0.029190205">
            <text:p>0.029190205</text:p>
          </table:table-cell>
          <table:table-cell office:value-type="float" office:value="0.0000016281468">
            <text:p>1.6281468E-006</text:p>
          </table:table-cell>
          <table:table-cell office:value-type="float" office:value="0.0065460918">
            <text:p>0.0065460918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table:number-columns-repeated="2" office:value-type="float" office:value="0.02899804">
            <text:p>0.02899804</text:p>
          </table:table-cell>
          <table:table-cell office:value-type="float" office:value="0.0000010694738">
            <text:p>1.0694738E-006</text:p>
          </table:table-cell>
          <table:table-cell office:value-type="float" office:value="0.0043859556">
            <text:p>0.0043859556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table:number-columns-repeated="2" office:value-type="float" office:value="0.02880587">
            <text:p>0.02880587</text:p>
          </table:table-cell>
          <table:table-cell office:value-type="float" office:value="0.00000087977674">
            <text:p>8.7977674E-007</text:p>
          </table:table-cell>
          <table:table-cell office:value-type="float" office:value="0.003680692">
            <text:p>0.003680692</text:p>
          </table:table-cell>
        </table:table-row>
        <table:table-row table:style-name="ro2">
          <table:table-cell office:value-type="float" office:value="3255">
            <text:p>3255</text:p>
          </table:table-cell>
          <table:table-cell table:number-columns-repeated="2" office:value-type="float" office:value="0.028485581">
            <text:p>0.028485581</text:p>
          </table:table-cell>
          <table:table-cell office:value-type="float" office:value="0.0000011851808">
            <text:p>1.1851808E-006</text:p>
          </table:table-cell>
          <table:table-cell office:value-type="float" office:value="0.0051275436">
            <text:p>0.0051275436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table:number-columns-repeated="2" office:value-type="float" office:value="0.028110402">
            <text:p>0.028110402</text:p>
          </table:table-cell>
          <table:table-cell office:value-type="float" office:value="0.0000017345573">
            <text:p>1.7345573E-006</text:p>
          </table:table-cell>
          <table:table-cell office:value-type="float" office:value="0.007808857">
            <text:p>0.007808857</text:p>
          </table:table-cell>
        </table:table-row>
        <table:table-row table:style-name="ro2">
          <table:table-cell office:value-type="float" office:value="3265">
            <text:p>3265</text:p>
          </table:table-cell>
          <table:table-cell table:number-columns-repeated="2" office:value-type="float" office:value="0.027662018">
            <text:p>0.027662018</text:p>
          </table:table-cell>
          <table:table-cell office:value-type="float" office:value="0.0000025459337">
            <text:p>2.5459337E-006</text:p>
          </table:table-cell>
          <table:table-cell office:value-type="float" office:value="0.012028057">
            <text:p>0.012028057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table:number-columns-repeated="2" office:value-type="float" office:value="0.027213661">
            <text:p>0.027213661</text:p>
          </table:table-cell>
          <table:table-cell office:value-type="float" office:value="0.000003613574">
            <text:p>3.613574E-006</text:p>
          </table:table-cell>
          <table:table-cell office:value-type="float" office:value="0.017929826">
            <text:p>0.017929826</text:p>
          </table:table-cell>
        </table:table-row>
        <table:table-row table:style-name="ro2">
          <table:table-cell office:value-type="float" office:value="3275">
            <text:p>3275</text:p>
          </table:table-cell>
          <table:table-cell table:number-columns-repeated="2" office:value-type="float" office:value="0.026792811">
            <text:p>0.026792811</text:p>
          </table:table-cell>
          <table:table-cell office:value-type="float" office:value="0.0000048185693">
            <text:p>4.8185693E-006</text:p>
          </table:table-cell>
          <table:table-cell office:value-type="float" office:value="0.025053203">
            <text:p>0.025053203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table:number-columns-repeated="2" office:value-type="float" office:value="0.02648179">
            <text:p>0.02648179</text:p>
          </table:table-cell>
          <table:table-cell office:value-type="float" office:value="0.000006000319">
            <text:p>6.000319E-006</text:p>
          </table:table-cell>
          <table:table-cell office:value-type="float" office:value="0.03230966">
            <text:p>0.03230966</text:p>
          </table:table-cell>
        </table:table-row>
        <table:table-row table:style-name="ro2">
          <table:table-cell office:value-type="float" office:value="3285">
            <text:p>3285</text:p>
          </table:table-cell>
          <table:table-cell table:number-columns-repeated="2" office:value-type="float" office:value="0.026234882">
            <text:p>0.026234882</text:p>
          </table:table-cell>
          <table:table-cell office:value-type="float" office:value="0.000007205017">
            <text:p>0.000007205</text:p>
          </table:table-cell>
          <table:table-cell office:value-type="float" office:value="0.039902277">
            <text:p>0.039902277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table:number-columns-repeated="2" office:value-type="float" office:value="0.026033752">
            <text:p>0.026033752</text:p>
          </table:table-cell>
          <table:table-cell office:value-type="float" office:value="0.000008344561">
            <text:p>8.344561E-006</text:p>
          </table:table-cell>
          <table:table-cell office:value-type="float" office:value="0.047292605">
            <text:p>0.047292605</text:p>
          </table:table-cell>
        </table:table-row>
        <table:table-row table:style-name="ro2">
          <table:table-cell office:value-type="float" office:value="3295">
            <text:p>3295</text:p>
          </table:table-cell>
          <table:table-cell table:number-columns-repeated="2" office:value-type="float" office:value="0.025878394">
            <text:p>0.025878394</text:p>
          </table:table-cell>
          <table:table-cell office:value-type="float" office:value="0.000009251778">
            <text:p>9.251778E-006</text:p>
          </table:table-cell>
          <table:table-cell office:value-type="float" office:value="0.05338426">
            <text:p>0.05338426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table:number-columns-repeated="2" office:value-type="float" office:value="0.025723077">
            <text:p>0.025723077</text:p>
          </table:table-cell>
          <table:table-cell office:value-type="float" office:value="0.000009902353">
            <text:p>9.902353E-006</text:p>
          </table:table-cell>
          <table:table-cell office:value-type="float" office:value="0.058179457">
            <text:p>0.058179457</text:p>
          </table:table-cell>
        </table:table-row>
        <table:table-row table:style-name="ro2">
          <table:table-cell office:value-type="float" office:value="3305">
            <text:p>3305</text:p>
          </table:table-cell>
          <table:table-cell table:number-columns-repeated="2" office:value-type="float" office:value="0.025576916">
            <text:p>0.025576916</text:p>
          </table:table-cell>
          <table:table-cell office:value-type="float" office:value="0.000010326238">
            <text:p>1.0326238E-005</text:p>
          </table:table-cell>
          <table:table-cell office:value-type="float" office:value="0.061715983">
            <text:p>0.061715983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table:number-columns-repeated="2" office:value-type="float" office:value="0.025467329">
            <text:p>0.025467329</text:p>
          </table:table-cell>
          <table:table-cell office:value-type="float" office:value="0.000010524436">
            <text:p>1.0524436E-005</text:p>
          </table:table-cell>
          <table:table-cell office:value-type="float" office:value="0.06371602">
            <text:p>0.06371602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table:number-columns-repeated="2" office:value-type="float" office:value="0.025403397">
            <text:p>0.025403397</text:p>
          </table:table-cell>
          <table:table-cell office:value-type="float" office:value="0.000010526317">
            <text:p>1.0526317E-005</text:p>
          </table:table-cell>
          <table:table-cell office:value-type="float" office:value="0.06420976">
            <text:p>0.06420976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table:number-columns-repeated="2" office:value-type="float" office:value="0.02532121">
            <text:p>0.02532121</text:p>
          </table:table-cell>
          <table:table-cell office:value-type="float" office:value="0.000010231092">
            <text:p>1.0231092E-005</text:p>
          </table:table-cell>
          <table:table-cell office:value-type="float" office:value="0.06301858">
            <text:p>0.06301858</text:p>
          </table:table-cell>
        </table:table-row>
        <table:table-row table:style-name="ro2">
          <table:table-cell office:value-type="float" office:value="3325">
            <text:p>3325</text:p>
          </table:table-cell>
          <table:table-cell table:number-columns-repeated="2" office:value-type="float" office:value="0.025348606">
            <text:p>0.025348606</text:p>
          </table:table-cell>
          <table:table-cell office:value-type="float" office:value="0.000009722357">
            <text:p>9.722357E-006</text:p>
          </table:table-cell>
          <table:table-cell office:value-type="float" office:value="0.059691064">
            <text:p>0.059691064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table:number-columns-repeated="2" office:value-type="float" office:value="0.02543083">
            <text:p>0.02543083</text:p>
          </table:table-cell>
          <table:table-cell office:value-type="float" office:value="0.000009053315">
            <text:p>9.053315E-006</text:p>
          </table:table-cell>
          <table:table-cell office:value-type="float" office:value="0.055046037">
            <text:p>0.055046037</text:p>
          </table:table-cell>
        </table:table-row>
        <table:table-row table:style-name="ro2">
          <table:table-cell office:value-type="float" office:value="3335">
            <text:p>3335</text:p>
          </table:table-cell>
          <table:table-cell table:number-columns-repeated="2" office:value-type="float" office:value="0.025558779">
            <text:p>0.025558779</text:p>
          </table:table-cell>
          <table:table-cell office:value-type="float" office:value="0.000008147044">
            <text:p>0.000008147</text:p>
          </table:table-cell>
          <table:table-cell office:value-type="float" office:value="0.0487955">
            <text:p>0.0487955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table:number-columns-repeated="2" office:value-type="float" office:value="0.025677625">
            <text:p>0.025677625</text:p>
          </table:table-cell>
          <table:table-cell office:value-type="float" office:value="0.0000070426054">
            <text:p>7.0426054E-006</text:p>
          </table:table-cell>
          <table:table-cell office:value-type="float" office:value="0.04159765">
            <text:p>0.04159765</text:p>
          </table:table-cell>
        </table:table-row>
        <table:table-row table:style-name="ro2">
          <table:table-cell office:value-type="float" office:value="3345">
            <text:p>3345</text:p>
          </table:table-cell>
          <table:table-cell table:number-columns-repeated="2" office:value-type="float" office:value="0.025714207">
            <text:p>0.025714207</text:p>
          </table:table-cell>
          <table:table-cell office:value-type="float" office:value="0.0000057735997">
            <text:p>5.7735997E-006</text:p>
          </table:table-cell>
          <table:table-cell office:value-type="float" office:value="0.033956837">
            <text:p>0.033956837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table:number-columns-repeated="2" office:value-type="float" office:value="0.025659328">
            <text:p>0.025659328</text:p>
          </table:table-cell>
          <table:table-cell office:value-type="float" office:value="0.0000044883664">
            <text:p>4.4883664E-006</text:p>
          </table:table-cell>
          <table:table-cell office:value-type="float" office:value="0.026567608">
            <text:p>0.026567608</text:p>
          </table:table-cell>
        </table:table-row>
        <table:table-row table:style-name="ro2">
          <table:table-cell office:value-type="float" office:value="3355">
            <text:p>3355</text:p>
          </table:table-cell>
          <table:table-cell table:number-columns-repeated="2" office:value-type="float" office:value="0.025485503">
            <text:p>0.025485503</text:p>
          </table:table-cell>
          <table:table-cell office:value-type="float" office:value="0.0000032891912">
            <text:p>3.2891912E-006</text:p>
          </table:table-cell>
          <table:table-cell office:value-type="float" office:value="0.019870535">
            <text:p>0.019870535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table:number-columns-repeated="2" office:value-type="float" office:value="0.025256773">
            <text:p>0.025256773</text:p>
          </table:table-cell>
          <table:table-cell office:value-type="float" office:value="0.0000022717877">
            <text:p>2.2717877E-006</text:p>
          </table:table-cell>
          <table:table-cell office:value-type="float" office:value="0.014100487">
            <text:p>0.014100487</text:p>
          </table:table-cell>
        </table:table-row>
        <table:table-row table:style-name="ro2">
          <table:table-cell office:value-type="float" office:value="3365">
            <text:p>3365</text:p>
          </table:table-cell>
          <table:table-cell table:number-columns-repeated="2" office:value-type="float" office:value="0.025073769">
            <text:p>0.025073769</text:p>
          </table:table-cell>
          <table:table-cell office:value-type="float" office:value="0.0000015019224">
            <text:p>1.5019224E-006</text:p>
          </table:table-cell>
          <table:table-cell office:value-type="float" office:value="0.009527713">
            <text:p>0.009527713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table:number-columns-repeated="2" office:value-type="float" office:value="0.024890753">
            <text:p>0.024890753</text:p>
          </table:table-cell>
          <table:table-cell office:value-type="float" office:value="0.00000094443214">
            <text:p>9.4443214E-007</text:p>
          </table:table-cell>
          <table:table-cell office:value-type="float" office:value="0.0061243037">
            <text:p>0.0061243037</text:p>
          </table:table-cell>
        </table:table-row>
        <table:table-row table:style-name="ro2">
          <table:table-cell office:value-type="float" office:value="3375">
            <text:p>3375</text:p>
          </table:table-cell>
          <table:table-cell table:number-columns-repeated="2" office:value-type="float" office:value="0.024698583">
            <text:p>0.024698583</text:p>
          </table:table-cell>
          <table:table-cell office:value-type="float" office:value="0.0000006379843">
            <text:p>0.000000638</text:p>
          </table:table-cell>
          <table:table-cell office:value-type="float" office:value="0.004234419">
            <text:p>0.004234419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table:number-columns-repeated="2" office:value-type="float" office:value="0.024515558">
            <text:p>0.024515558</text:p>
          </table:table-cell>
          <table:table-cell office:value-type="float" office:value="0.0000005301386">
            <text:p>5.301386E-007</text:p>
          </table:table-cell>
          <table:table-cell office:value-type="float" office:value="0.0035980241">
            <text:p>0.0035980241</text:p>
          </table:table-cell>
        </table:table-row>
        <table:table-row table:style-name="ro2">
          <table:table-cell office:value-type="float" office:value="3385">
            <text:p>3385</text:p>
          </table:table-cell>
          <table:table-cell table:number-columns-repeated="2" office:value-type="float" office:value="0.024204439">
            <text:p>0.024204439</text:p>
          </table:table-cell>
          <table:table-cell office:value-type="float" office:value="0.0000007067281">
            <text:p>7.067281E-007</text:p>
          </table:table-cell>
          <table:table-cell office:value-type="float" office:value="0.004983877">
            <text:p>0.004983877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table:number-columns-repeated="2" office:value-type="float" office:value="0.023829252">
            <text:p>0.023829252</text:p>
          </table:table-cell>
          <table:table-cell office:value-type="float" office:value="0.0000010389593">
            <text:p>0.000001039</text:p>
          </table:table-cell>
          <table:table-cell office:value-type="float" office:value="0.0076783397">
            <text:p>0.0076783397</text:p>
          </table:table-cell>
        </table:table-row>
        <table:table-row table:style-name="ro2">
          <table:table-cell office:value-type="float" office:value="3395">
            <text:p>3395</text:p>
          </table:table-cell>
          <table:table-cell table:number-columns-repeated="2" office:value-type="float" office:value="0.023408338">
            <text:p>0.023408338</text:p>
          </table:table-cell>
          <table:table-cell office:value-type="float" office:value="0.0000015193723">
            <text:p>1.5193723E-006</text:p>
          </table:table-cell>
          <table:table-cell office:value-type="float" office:value="0.011845473">
            <text:p>0.011845473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table:number-columns-repeated="2" office:value-type="float" office:value="0.022978278">
            <text:p>0.022978278</text:p>
          </table:table-cell>
          <table:table-cell office:value-type="float" office:value="0.0000021079181">
            <text:p>2.1079181E-006</text:p>
          </table:table-cell>
          <table:table-cell office:value-type="float" office:value="0.01737406">
            <text:p>0.01737406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table:number-columns-repeated="2" office:value-type="float" office:value="0.022557436">
            <text:p>0.022557436</text:p>
          </table:table-cell>
          <table:table-cell office:value-type="float" office:value="0.0000028178638">
            <text:p>2.8178638E-006</text:p>
          </table:table-cell>
          <table:table-cell office:value-type="float" office:value="0.024549961">
            <text:p>0.024549961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table:number-columns-repeated="2" office:value-type="float" office:value="0.022228137">
            <text:p>0.022228137</text:p>
          </table:table-cell>
          <table:table-cell office:value-type="float" office:value="0.0000035020018">
            <text:p>0.000003502</text:p>
          </table:table-cell>
          <table:table-cell office:value-type="float" office:value="0.031886525">
            <text:p>0.031886525</text:p>
          </table:table-cell>
        </table:table-row>
        <table:table-row table:style-name="ro2">
          <table:table-cell office:value-type="float" office:value="3415">
            <text:p>3415</text:p>
          </table:table-cell>
          <table:table-cell table:number-columns-repeated="2" office:value-type="float" office:value="0.02200865">
            <text:p>0.02200865</text:p>
          </table:table-cell>
          <table:table-cell office:value-type="float" office:value="0.0000042032693">
            <text:p>4.2032693E-006</text:p>
          </table:table-cell>
          <table:table-cell office:value-type="float" office:value="0.039428204">
            <text:p>0.039428204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table:number-columns-repeated="2" office:value-type="float" office:value="0.021862375">
            <text:p>0.021862375</text:p>
          </table:table-cell>
          <table:table-cell office:value-type="float" office:value="0.000004873276">
            <text:p>4.873276E-006</text:p>
          </table:table-cell>
          <table:table-cell office:value-type="float" office:value="0.046636827">
            <text:p>0.046636827</text:p>
          </table:table-cell>
        </table:table-row>
        <table:table-row table:style-name="ro2">
          <table:table-cell office:value-type="float" office:value="3425">
            <text:p>3425</text:p>
          </table:table-cell>
          <table:table-cell table:number-columns-repeated="2" office:value-type="float" office:value="0.021734431">
            <text:p>0.021734431</text:p>
          </table:table-cell>
          <table:table-cell office:value-type="float" office:value="0.000005433209">
            <text:p>5.433209E-006</text:p>
          </table:table-cell>
          <table:table-cell office:value-type="float" office:value="0.052918997">
            <text:p>0.052918997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table:number-columns-repeated="2" office:value-type="float" office:value="0.021624787">
            <text:p>0.021624787</text:p>
          </table:table-cell>
          <table:table-cell office:value-type="float" office:value="0.0000058373657">
            <text:p>5.8373657E-006</text:p>
          </table:table-cell>
          <table:table-cell office:value-type="float" office:value="0.057724662">
            <text:p>0.057724662</text:p>
          </table:table-cell>
        </table:table-row>
        <table:table-row table:style-name="ro2">
          <table:table-cell office:value-type="float" office:value="3435">
            <text:p>3435</text:p>
          </table:table-cell>
          <table:table-cell table:number-columns-repeated="2" office:value-type="float" office:value="0.02150604">
            <text:p>0.02150604</text:p>
          </table:table-cell>
          <table:table-cell office:value-type="float" office:value="0.000006085463">
            <text:p>6.085463E-006</text:p>
          </table:table-cell>
          <table:table-cell office:value-type="float" office:value="0.0611804">
            <text:p>0.0611804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table:number-columns-repeated="2" office:value-type="float" office:value="0.021451226">
            <text:p>0.021451226</text:p>
          </table:table-cell>
          <table:table-cell office:value-type="float" office:value="0.000006238676">
            <text:p>6.238676E-006</text:p>
          </table:table-cell>
          <table:table-cell office:value-type="float" office:value="0.06320277">
            <text:p>0.06320277</text:p>
          </table:table-cell>
        </table:table-row>
        <table:table-row table:style-name="ro2">
          <table:table-cell office:value-type="float" office:value="3445">
            <text:p>3445</text:p>
          </table:table-cell>
          <table:table-cell table:number-columns-repeated="2" office:value-type="float" office:value="0.021423833">
            <text:p>0.021423833</text:p>
          </table:table-cell>
          <table:table-cell office:value-type="float" office:value="0.0000062686036">
            <text:p>6.2686036E-006</text:p>
          </table:table-cell>
          <table:table-cell office:value-type="float" office:value="0.063749865">
            <text:p>0.063749865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table:number-columns-repeated="2" office:value-type="float" office:value="0.02135991">
            <text:p>0.02135991</text:p>
          </table:table-cell>
          <table:table-cell office:value-type="float" office:value="0.0000061078626">
            <text:p>6.1078626E-006</text:p>
          </table:table-cell>
          <table:table-cell office:value-type="float" office:value="0.06267452">
            <text:p>0.06267452</text:p>
          </table:table-cell>
        </table:table-row>
        <table:table-row table:style-name="ro2">
          <table:table-cell office:value-type="float" office:value="3455">
            <text:p>3455</text:p>
          </table:table-cell>
          <table:table-cell table:number-columns-repeated="2" office:value-type="float" office:value="0.021378191">
            <text:p>0.021378191</text:p>
          </table:table-cell>
          <table:table-cell office:value-type="float" office:value="0.0000057933335">
            <text:p>5.7933335E-006</text:p>
          </table:table-cell>
          <table:table-cell office:value-type="float" office:value="0.05929467">
            <text:p>0.05929467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table:number-columns-repeated="2" office:value-type="float" office:value="0.021496972">
            <text:p>0.021496972</text:p>
          </table:table-cell>
          <table:table-cell office:value-type="float" office:value="0.0000053765552">
            <text:p>5.3765552E-006</text:p>
          </table:table-cell>
          <table:table-cell office:value-type="float" office:value="0.054121796">
            <text:p>0.054121796</text:p>
          </table:table-cell>
        </table:table-row>
        <table:table-row table:style-name="ro2">
          <table:table-cell office:value-type="float" office:value="3465">
            <text:p>3465</text:p>
          </table:table-cell>
          <table:table-cell table:number-columns-repeated="2" office:value-type="float" office:value="0.02172545">
            <text:p>0.02172545</text:p>
          </table:table-cell>
          <table:table-cell office:value-type="float" office:value="0.000004846482">
            <text:p>4.846482E-006</text:p>
          </table:table-cell>
          <table:table-cell office:value-type="float" office:value="0.047262892">
            <text:p>0.047262892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table:number-columns-repeated="2" office:value-type="float" office:value="0.021926587">
            <text:p>0.021926587</text:p>
          </table:table-cell>
          <table:table-cell office:value-type="float" office:value="0.0000041544417">
            <text:p>4.1544417E-006</text:p>
          </table:table-cell>
          <table:table-cell office:value-type="float" office:value="0.039409377">
            <text:p>0.039409377</text:p>
          </table:table-cell>
        </table:table-row>
        <table:table-row table:style-name="ro2">
          <table:table-cell office:value-type="float" office:value="3475">
            <text:p>3475</text:p>
          </table:table-cell>
          <table:table-cell table:number-columns-repeated="2" office:value-type="float" office:value="0.021990603">
            <text:p>0.021990603</text:p>
          </table:table-cell>
          <table:table-cell office:value-type="float" office:value="0.0000033801425">
            <text:p>3.3801425E-006</text:p>
          </table:table-cell>
          <table:table-cell office:value-type="float" office:value="0.0317851">
            <text:p>0.0317851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table:number-columns-repeated="2" office:value-type="float" office:value="0.021963162">
            <text:p>0.021963162</text:p>
          </table:table-cell>
          <table:table-cell office:value-type="float" office:value="0.000002560342">
            <text:p>2.560342E-006</text:p>
          </table:table-cell>
          <table:table-cell office:value-type="float" office:value="0.024166478">
            <text:p>0.024166478</text:p>
          </table:table-cell>
        </table:table-row>
        <table:table-row table:style-name="ro2">
          <table:table-cell office:value-type="float" office:value="3485">
            <text:p>3485</text:p>
          </table:table-cell>
          <table:table-cell table:number-columns-repeated="2" office:value-type="float" office:value="0.021825923">
            <text:p>0.021825923</text:p>
          </table:table-cell>
          <table:table-cell office:value-type="float" office:value="0.000001785717">
            <text:p>1.785717E-006</text:p>
          </table:table-cell>
          <table:table-cell office:value-type="float" office:value="0.017174924">
            <text:p>0.017174924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table:number-columns-repeated="2" office:value-type="float" office:value="0.021633776">
            <text:p>0.021633776</text:p>
          </table:table-cell>
          <table:table-cell office:value-type="float" office:value="0.0000011384885">
            <text:p>1.1384885E-006</text:p>
          </table:table-cell>
          <table:table-cell office:value-type="float" office:value="0.01124428">
            <text:p>0.01124428</text:p>
          </table:table-cell>
        </table:table-row>
        <table:table-row table:style-name="ro2">
          <table:table-cell office:value-type="float" office:value="3495">
            <text:p>3495</text:p>
          </table:table-cell>
          <table:table-cell table:number-columns-repeated="2" office:value-type="float" office:value="0.021459911">
            <text:p>0.021459911</text:p>
          </table:table-cell>
          <table:table-cell office:value-type="float" office:value="0.00000065138084">
            <text:p>6.5138084E-007</text:p>
          </table:table-cell>
          <table:table-cell office:value-type="float" office:value="0.0065909987">
            <text:p>0.0065909987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table:number-columns-repeated="2" office:value-type="float" office:value="0.021313483">
            <text:p>0.021313483</text:p>
          </table:table-cell>
          <table:table-cell office:value-type="float" office:value="0.0000002933725">
            <text:p>2.933725E-007</text:p>
          </table:table-cell>
          <table:table-cell office:value-type="float" office:value="0.0030300943">
            <text:p>0.0030300943</text:p>
          </table:table-cell>
        </table:table-row>
        <table:table-row table:style-name="ro2">
          <table:table-cell office:value-type="float" office:value="3505">
            <text:p>3505</text:p>
          </table:table-cell>
          <table:table-cell table:number-columns-repeated="2" office:value-type="float" office:value="0.021148777">
            <text:p>0.021148777</text:p>
          </table:table-cell>
          <table:table-cell office:value-type="float" office:value="0.00000007397892">
            <text:p>0.000000074</text:p>
          </table:table-cell>
          <table:table-cell office:value-type="float" office:value="0.00078208186">
            <text:p>0.0007820819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table:number-columns-repeated="2" office:value-type="float" office:value="0.021011518">
            <text:p>0.021011518</text:p>
          </table:table-cell>
          <table:table-cell office:value-type="float" office:value="-0.00000001988514">
            <text:p>-1.988514E-008</text:p>
          </table:table-cell>
          <table:table-cell office:value-type="float" office:value="-0.00021436624">
            <text:p>-0.0002143662</text:p>
          </table:table-cell>
        </table:table-row>
        <table:table-row table:style-name="ro2">
          <table:table-cell office:value-type="float" office:value="3515">
            <text:p>3515</text:p>
          </table:table-cell>
          <table:table-cell table:number-columns-repeated="2" office:value-type="float" office:value="0.020764451">
            <text:p>0.020764451</text:p>
          </table:table-cell>
          <table:table-cell office:value-type="float" office:value="0.00000005849836">
            <text:p>5.849836E-008</text:p>
          </table:table-cell>
          <table:table-cell office:value-type="float" office:value="0.00065340474">
            <text:p>0.0006534047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table:number-columns-repeated="2" office:value-type="float" office:value="0.02040756">
            <text:p>0.02040756</text:p>
          </table:table-cell>
          <table:table-cell office:value-type="float" office:value="0.00000026762137">
            <text:p>2.6762137E-007</text:p>
          </table:table-cell>
          <table:table-cell office:value-type="float" office:value="0.0031488184">
            <text:p>0.0031488184</text:p>
          </table:table-cell>
        </table:table-row>
        <table:table-row table:style-name="ro2">
          <table:table-cell office:value-type="float" office:value="3525">
            <text:p>3525</text:p>
          </table:table-cell>
          <table:table-cell table:number-columns-repeated="2" office:value-type="float" office:value="0.019986607">
            <text:p>0.019986607</text:p>
          </table:table-cell>
          <table:table-cell office:value-type="float" office:value="0.0000005681255">
            <text:p>5.681255E-007</text:p>
          </table:table-cell>
          <table:table-cell office:value-type="float" office:value="0.007115854">
            <text:p>0.007115854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table:number-columns-repeated="2" office:value-type="float" office:value="0.019593136">
            <text:p>0.019593136</text:p>
          </table:table-cell>
          <table:table-cell office:value-type="float" office:value="0.0000009251855">
            <text:p>9.251855E-007</text:p>
          </table:table-cell>
          <table:table-cell office:value-type="float" office:value="0.012300335">
            <text:p>0.012300335</text:p>
          </table:table-cell>
        </table:table-row>
        <table:table-row table:style-name="ro2">
          <table:table-cell office:value-type="float" office:value="3535">
            <text:p>3535</text:p>
          </table:table-cell>
          <table:table-cell table:number-columns-repeated="2" office:value-type="float" office:value="0.019218">
            <text:p>0.019218</text:p>
          </table:table-cell>
          <table:table-cell office:value-type="float" office:value="0.0000013432382">
            <text:p>1.3432382E-006</text:p>
          </table:table-cell>
          <table:table-cell office:value-type="float" office:value="0.018924678">
            <text:p>0.018924678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table:number-columns-repeated="2" office:value-type="float" office:value="0.01887035">
            <text:p>0.01887035</text:p>
          </table:table-cell>
          <table:table-cell office:value-type="float" office:value="0.0000017734875">
            <text:p>1.7734875E-006</text:p>
          </table:table-cell>
          <table:table-cell office:value-type="float" office:value="0.02639297">
            <text:p>0.02639297</text:p>
          </table:table-cell>
        </table:table-row>
        <table:table-row table:style-name="ro2">
          <table:table-cell office:value-type="float" office:value="3545">
            <text:p>3545</text:p>
          </table:table-cell>
          <table:table-cell table:number-columns-repeated="2" office:value-type="float" office:value="0.018586801">
            <text:p>0.018586801</text:p>
          </table:table-cell>
          <table:table-cell office:value-type="float" office:value="0.0000021985727">
            <text:p>2.1985727E-006</text:p>
          </table:table-cell>
          <table:table-cell office:value-type="float" office:value="0.034239456">
            <text:p>0.034239456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016086802">
            <text:p>0.016086802</text:p>
          </table:table-cell>
          <table:table-cell office:value-type="float" office:value="-0.3410188">
            <text:p>-0.3410188</text:p>
          </table:table-cell>
          <table:table-cell office:value-type="float" office:value="-0.0049978015">
            <text:p>-0.0049978015</text:p>
          </table:table-cell>
          <table:table-cell office:value-type="float" office:value="-0.8015919">
            <text:p>-0.8015919</text:p>
          </table:table-cell>
        </table:table-row>
        <table:table-row table:style-name="ro2">
          <table:table-cell office:value-type="float" office:value="3555">
            <text:p>3555</text:p>
          </table:table-cell>
          <table:table-cell office:value-type="float" office:value="0.013586802">
            <text:p>0.013586802</text:p>
          </table:table-cell>
          <table:table-cell office:value-type="float" office:value="-0.3410699">
            <text:p>-0.3410699</text:p>
          </table:table-cell>
          <table:table-cell office:value-type="float" office:value="-0.009997802">
            <text:p>-0.009997802</text:p>
          </table:table-cell>
          <table:table-cell office:value-type="float" office:value="-0.79558134">
            <text:p>-0.79558134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011086803">
            <text:p>0.011086803</text:p>
          </table:table-cell>
          <table:table-cell office:value-type="float" office:value="-0.34112126">
            <text:p>-0.34112126</text:p>
          </table:table-cell>
          <table:table-cell office:value-type="float" office:value="-0.014997802">
            <text:p>-0.014997802</text:p>
          </table:table-cell>
          <table:table-cell office:value-type="float" office:value="-0.79077005">
            <text:p>-0.79077005</text:p>
          </table:table-cell>
        </table:table-row>
        <table:table-row table:style-name="ro2">
          <table:table-cell office:value-type="float" office:value="3565">
            <text:p>3565</text:p>
          </table:table-cell>
          <table:table-cell office:value-type="float" office:value="0.008586803">
            <text:p>0.008586803</text:p>
          </table:table-cell>
          <table:table-cell office:value-type="float" office:value="-0.34118572">
            <text:p>-0.34118572</text:p>
          </table:table-cell>
          <table:table-cell office:value-type="float" office:value="-0.019997802">
            <text:p>-0.019997802</text:p>
          </table:table-cell>
          <table:table-cell office:value-type="float" office:value="-0.78711843">
            <text:p>-0.78711843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0060868035">
            <text:p>0.0060868035</text:p>
          </table:table-cell>
          <table:table-cell office:value-type="float" office:value="-0.34120512">
            <text:p>-0.34120512</text:p>
          </table:table-cell>
          <table:table-cell office:value-type="float" office:value="-0.0249978">
            <text:p>-0.0249978</text:p>
          </table:table-cell>
          <table:table-cell office:value-type="float" office:value="-0.78486586">
            <text:p>-0.78486586</text:p>
          </table:table-cell>
        </table:table-row>
        <table:table-row table:style-name="ro2">
          <table:table-cell office:value-type="float" office:value="3575">
            <text:p>3575</text:p>
          </table:table-cell>
          <table:table-cell office:value-type="float" office:value="0.0035868036">
            <text:p>0.0035868036</text:p>
          </table:table-cell>
          <table:table-cell office:value-type="float" office:value="-0.34120512">
            <text:p>-0.34120512</text:p>
          </table:table-cell>
          <table:table-cell office:value-type="float" office:value="-0.0299978">
            <text:p>-0.0299978</text:p>
          </table:table-cell>
          <table:table-cell office:value-type="float" office:value="-0.78433275">
            <text:p>-0.78433275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0010868036">
            <text:p>0.0010868036</text:p>
          </table:table-cell>
          <table:table-cell office:value-type="float" office:value="-0.34119865">
            <text:p>-0.34119865</text:p>
          </table:table-cell>
          <table:table-cell office:value-type="float" office:value="-0.0349978">
            <text:p>-0.0349978</text:p>
          </table:table-cell>
          <table:table-cell office:value-type="float" office:value="-0.78508425">
            <text:p>-0.78508425</text:p>
          </table:table-cell>
        </table:table-row>
        <table:table-row table:style-name="ro2">
          <table:table-cell office:value-type="float" office:value="3585">
            <text:p>3585</text:p>
          </table:table-cell>
          <table:table-cell office:value-type="float" office:value="-0.0014131963">
            <text:p>-0.0014131963</text:p>
          </table:table-cell>
          <table:table-cell office:value-type="float" office:value="-0.34114048">
            <text:p>-0.34114048</text:p>
          </table:table-cell>
          <table:table-cell office:value-type="float" office:value="-0.039997797">
            <text:p>-0.039997797</text:p>
          </table:table-cell>
          <table:table-cell office:value-type="float" office:value="-0.7882495">
            <text:p>-0.7882495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-0.0039131963">
            <text:p>-0.0039131963</text:p>
          </table:table-cell>
          <table:table-cell office:value-type="float" office:value="-0.34103104">
            <text:p>-0.34103104</text:p>
          </table:table-cell>
          <table:table-cell office:value-type="float" office:value="-0.044997796">
            <text:p>-0.044997796</text:p>
          </table:table-cell>
          <table:table-cell office:value-type="float" office:value="-0.7929001">
            <text:p>-0.7929001</text:p>
          </table:table-cell>
        </table:table-row>
        <table:table-row table:style-name="ro2">
          <table:table-cell office:value-type="float" office:value="3595">
            <text:p>3595</text:p>
          </table:table-cell>
          <table:table-cell office:value-type="float" office:value="-0.006413196">
            <text:p>-0.006413196</text:p>
          </table:table-cell>
          <table:table-cell office:value-type="float" office:value="-0.34089023">
            <text:p>-0.34089023</text:p>
          </table:table-cell>
          <table:table-cell office:value-type="float" office:value="-0.049997795">
            <text:p>-0.049997795</text:p>
          </table:table-cell>
          <table:table-cell office:value-type="float" office:value="-0.7990451">
            <text:p>-0.7990451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-0.008913197">
            <text:p>-0.008913197</text:p>
          </table:table-cell>
          <table:table-cell office:value-type="float" office:value="-0.34073126">
            <text:p>-0.34073126</text:p>
          </table:table-cell>
          <table:table-cell office:value-type="float" office:value="-0.054997794">
            <text:p>-0.054997794</text:p>
          </table:table-cell>
          <table:table-cell office:value-type="float" office:value="-0.80638313">
            <text:p>-0.80638313</text:p>
          </table:table-cell>
        </table:table-row>
        <table:table-row table:style-name="ro2">
          <table:table-cell office:value-type="float" office:value="3605">
            <text:p>3605</text:p>
          </table:table-cell>
          <table:table-cell office:value-type="float" office:value="-0.011413196">
            <text:p>-0.011413196</text:p>
          </table:table-cell>
          <table:table-cell office:value-type="float" office:value="-0.34059253">
            <text:p>-0.34059253</text:p>
          </table:table-cell>
          <table:table-cell office:value-type="float" office:value="-0.059997793">
            <text:p>-0.059997793</text:p>
          </table:table-cell>
          <table:table-cell office:value-type="float" office:value="-0.8145313">
            <text:p>-0.8145313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-0.013913196">
            <text:p>-0.013913196</text:p>
          </table:table-cell>
          <table:table-cell office:value-type="float" office:value="-0.34054878">
            <text:p>-0.34054878</text:p>
          </table:table-cell>
          <table:table-cell office:value-type="float" office:value="-0.06499779">
            <text:p>-0.06499779</text:p>
          </table:table-cell>
          <table:table-cell office:value-type="float" office:value="-0.82258844">
            <text:p>-0.82258844</text:p>
          </table:table-cell>
        </table:table-row>
        <table:table-row table:style-name="ro2">
          <table:table-cell office:value-type="float" office:value="3615">
            <text:p>3615</text:p>
          </table:table-cell>
          <table:table-cell office:value-type="float" office:value="-0.016413195">
            <text:p>-0.016413195</text:p>
          </table:table-cell>
          <table:table-cell office:value-type="float" office:value="-0.34055498">
            <text:p>-0.34055498</text:p>
          </table:table-cell>
          <table:table-cell office:value-type="float" office:value="-0.069997795">
            <text:p>-0.069997795</text:p>
          </table:table-cell>
          <table:table-cell office:value-type="float" office:value="-0.82969">
            <text:p>-0.82969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-0.018913195">
            <text:p>-0.018913195</text:p>
          </table:table-cell>
          <table:table-cell office:value-type="float" office:value="-0.34058577">
            <text:p>-0.34058577</text:p>
          </table:table-cell>
          <table:table-cell office:value-type="float" office:value="-0.0749978">
            <text:p>-0.0749978</text:p>
          </table:table-cell>
          <table:table-cell office:value-type="float" office:value="-0.83498144">
            <text:p>-0.83498144</text:p>
          </table:table-cell>
        </table:table-row>
        <table:table-row table:style-name="ro2">
          <table:table-cell office:value-type="float" office:value="3625">
            <text:p>3625</text:p>
          </table:table-cell>
          <table:table-cell office:value-type="float" office:value="-0.021413194">
            <text:p>-0.021413194</text:p>
          </table:table-cell>
          <table:table-cell office:value-type="float" office:value="-0.34064093">
            <text:p>-0.34064093</text:p>
          </table:table-cell>
          <table:table-cell office:value-type="float" office:value="-0.0799978">
            <text:p>-0.0799978</text:p>
          </table:table-cell>
          <table:table-cell office:value-type="float" office:value="-0.83886194">
            <text:p>-0.83886194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-0.023913193">
            <text:p>-0.023913193</text:p>
          </table:table-cell>
          <table:table-cell office:value-type="float" office:value="-0.34069586">
            <text:p>-0.34069586</text:p>
          </table:table-cell>
          <table:table-cell office:value-type="float" office:value="-0.0849978">
            <text:p>-0.0849978</text:p>
          </table:table-cell>
          <table:table-cell office:value-type="float" office:value="-0.8412771">
            <text:p>-0.8412771</text:p>
          </table:table-cell>
        </table:table-row>
        <table:table-row table:style-name="ro2">
          <table:table-cell office:value-type="float" office:value="3635">
            <text:p>3635</text:p>
          </table:table-cell>
          <table:table-cell office:value-type="float" office:value="-0.026413193">
            <text:p>-0.026413193</text:p>
          </table:table-cell>
          <table:table-cell office:value-type="float" office:value="-0.34075075">
            <text:p>-0.34075075</text:p>
          </table:table-cell>
          <table:table-cell office:value-type="float" office:value="-0.089997806">
            <text:p>-0.089997806</text:p>
          </table:table-cell>
          <table:table-cell office:value-type="float" office:value="-0.84236145">
            <text:p>-0.84236145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-0.028913192">
            <text:p>-0.028913192</text:p>
          </table:table-cell>
          <table:table-cell office:value-type="float" office:value="-0.34081778">
            <text:p>-0.34081778</text:p>
          </table:table-cell>
          <table:table-cell office:value-type="float" office:value="-0.09499781">
            <text:p>-0.09499781</text:p>
          </table:table-cell>
          <table:table-cell office:value-type="float" office:value="-0.84194136">
            <text:p>-0.84194136</text:p>
          </table:table-cell>
        </table:table-row>
        <table:table-row table:style-name="ro2">
          <table:table-cell office:value-type="float" office:value="3645">
            <text:p>3645</text:p>
          </table:table-cell>
          <table:table-cell office:value-type="float" office:value="-0.031413194">
            <text:p>-0.031413194</text:p>
          </table:table-cell>
          <table:table-cell office:value-type="float" office:value="-0.34095815">
            <text:p>-0.34095815</text:p>
          </table:table-cell>
          <table:table-cell office:value-type="float" office:value="-0.09999781">
            <text:p>-0.09999781</text:p>
          </table:table-cell>
          <table:table-cell office:value-type="float" office:value="-0.83941793">
            <text:p>-0.83941793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-0.033913195">
            <text:p>-0.033913195</text:p>
          </table:table-cell>
          <table:table-cell office:value-type="float" office:value="-0.3411174">
            <text:p>-0.3411174</text:p>
          </table:table-cell>
          <table:table-cell office:value-type="float" office:value="-0.10499781">
            <text:p>-0.10499781</text:p>
          </table:table-cell>
          <table:table-cell office:value-type="float" office:value="-0.8354392">
            <text:p>-0.8354392</text:p>
          </table:table-cell>
        </table:table-row>
        <table:table-row table:style-name="ro2">
          <table:table-cell office:value-type="float" office:value="3655">
            <text:p>3655</text:p>
          </table:table-cell>
          <table:table-cell office:value-type="float" office:value="-0.036413196">
            <text:p>-0.036413196</text:p>
          </table:table-cell>
          <table:table-cell office:value-type="float" office:value="-0.34131446">
            <text:p>-0.34131446</text:p>
          </table:table-cell>
          <table:table-cell office:value-type="float" office:value="-0.10999782">
            <text:p>-0.10999782</text:p>
          </table:table-cell>
          <table:table-cell office:value-type="float" office:value="-0.8296132">
            <text:p>-0.8296132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-0.038913198">
            <text:p>-0.038913198</text:p>
          </table:table-cell>
          <table:table-cell office:value-type="float" office:value="-0.34150672">
            <text:p>-0.34150672</text:p>
          </table:table-cell>
          <table:table-cell office:value-type="float" office:value="-0.11499782">
            <text:p>-0.11499782</text:p>
          </table:table-cell>
          <table:table-cell office:value-type="float" office:value="-0.82281256">
            <text:p>-0.82281256</text:p>
          </table:table-cell>
        </table:table-row>
        <table:table-row table:style-name="ro2">
          <table:table-cell office:value-type="float" office:value="3665">
            <text:p>3665</text:p>
          </table:table-cell>
          <table:table-cell office:value-type="float" office:value="-0.0414132">
            <text:p>-0.0414132</text:p>
          </table:table-cell>
          <table:table-cell office:value-type="float" office:value="-0.3416629">
            <text:p>-0.3416629</text:p>
          </table:table-cell>
          <table:table-cell office:value-type="float" office:value="-0.11999782">
            <text:p>-0.11999782</text:p>
          </table:table-cell>
          <table:table-cell office:value-type="float" office:value="-0.8154688">
            <text:p>-0.8154688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-0.0439132">
            <text:p>-0.0439132</text:p>
          </table:table-cell>
          <table:table-cell office:value-type="float" office:value="-0.34172586">
            <text:p>-0.34172586</text:p>
          </table:table-cell>
          <table:table-cell office:value-type="float" office:value="-0.124997824">
            <text:p>-0.124997824</text:p>
          </table:table-cell>
          <table:table-cell office:value-type="float" office:value="-0.808486">
            <text:p>-0.808486</text:p>
          </table:table-cell>
        </table:table-row>
        <table:table-row table:style-name="ro2">
          <table:table-cell office:value-type="float" office:value="3675">
            <text:p>3675</text:p>
          </table:table-cell>
          <table:table-cell office:value-type="float" office:value="-0.0464132">
            <text:p>-0.0464132</text:p>
          </table:table-cell>
          <table:table-cell office:value-type="float" office:value="-0.3416815">
            <text:p>-0.3416815</text:p>
          </table:table-cell>
          <table:table-cell office:value-type="float" office:value="-0.12999782">
            <text:p>-0.12999782</text:p>
          </table:table-cell>
          <table:table-cell office:value-type="float" office:value="-0.8024316">
            <text:p>-0.8024316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-0.048913203">
            <text:p>-0.048913203</text:p>
          </table:table-cell>
          <table:table-cell office:value-type="float" office:value="-0.34156668">
            <text:p>-0.34156668</text:p>
          </table:table-cell>
          <table:table-cell office:value-type="float" office:value="-0.13499781">
            <text:p>-0.13499781</text:p>
          </table:table-cell>
          <table:table-cell office:value-type="float" office:value="-0.7969208">
            <text:p>-0.7969208</text:p>
          </table:table-cell>
        </table:table-row>
        <table:table-row table:style-name="ro2">
          <table:table-cell office:value-type="float" office:value="3685">
            <text:p>3685</text:p>
          </table:table-cell>
          <table:table-cell office:value-type="float" office:value="-0.051413205">
            <text:p>-0.051413205</text:p>
          </table:table-cell>
          <table:table-cell office:value-type="float" office:value="-0.34143206">
            <text:p>-0.34143206</text:p>
          </table:table-cell>
          <table:table-cell office:value-type="float" office:value="-0.13999781">
            <text:p>-0.13999781</text:p>
          </table:table-cell>
          <table:table-cell office:value-type="float" office:value="-0.7923312">
            <text:p>-0.7923312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-0.053913206">
            <text:p>-0.053913206</text:p>
          </table:table-cell>
          <table:table-cell office:value-type="float" office:value="-0.3412904">
            <text:p>-0.3412904</text:p>
          </table:table-cell>
          <table:table-cell office:value-type="float" office:value="-0.1449978">
            <text:p>-0.1449978</text:p>
          </table:table-cell>
          <table:table-cell office:value-type="float" office:value="-0.78835726">
            <text:p>-0.78835726</text:p>
          </table:table-cell>
        </table:table-row>
        <table:table-row table:style-name="ro2">
          <table:table-cell office:value-type="float" office:value="3695">
            <text:p>3695</text:p>
          </table:table-cell>
          <table:table-cell office:value-type="float" office:value="-0.056413207">
            <text:p>-0.056413207</text:p>
          </table:table-cell>
          <table:table-cell office:value-type="float" office:value="-0.34112886">
            <text:p>-0.34112886</text:p>
          </table:table-cell>
          <table:table-cell office:value-type="float" office:value="-0.1499978">
            <text:p>-0.1499978</text:p>
          </table:table-cell>
          <table:table-cell office:value-type="float" office:value="-0.785172">
            <text:p>-0.785172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-0.05891321">
            <text:p>-0.05891321</text:p>
          </table:table-cell>
          <table:table-cell office:value-type="float" office:value="-0.34097335">
            <text:p>-0.34097335</text:p>
          </table:table-cell>
          <table:table-cell office:value-type="float" office:value="-0.1549978">
            <text:p>-0.1549978</text:p>
          </table:table-cell>
          <table:table-cell office:value-type="float" office:value="-0.78309774">
            <text:p>-0.78309774</text:p>
          </table:table-cell>
        </table:table-row>
        <table:table-row table:style-name="ro2">
          <table:table-cell office:value-type="float" office:value="3705">
            <text:p>3705</text:p>
          </table:table-cell>
          <table:table-cell office:value-type="float" office:value="-0.06141321">
            <text:p>-0.06141321</text:p>
          </table:table-cell>
          <table:table-cell office:value-type="float" office:value="-0.3408371">
            <text:p>-0.3408371</text:p>
          </table:table-cell>
          <table:table-cell office:value-type="float" office:value="-0.15999779">
            <text:p>-0.15999779</text:p>
          </table:table-cell>
          <table:table-cell office:value-type="float" office:value="-0.78223085">
            <text:p>-0.78223085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-0.06391321">
            <text:p>-0.06391321</text:p>
          </table:table-cell>
          <table:table-cell office:value-type="float" office:value="-0.34066847">
            <text:p>-0.34066847</text:p>
          </table:table-cell>
          <table:table-cell office:value-type="float" office:value="-0.16499779">
            <text:p>-0.16499779</text:p>
          </table:table-cell>
          <table:table-cell office:value-type="float" office:value="-0.7837882">
            <text:p>-0.7837882</text:p>
          </table:table-cell>
        </table:table-row>
        <table:table-row table:style-name="ro2">
          <table:table-cell office:value-type="float" office:value="3715">
            <text:p>3715</text:p>
          </table:table-cell>
          <table:table-cell office:value-type="float" office:value="-0.06641321">
            <text:p>-0.06641321</text:p>
          </table:table-cell>
          <table:table-cell office:value-type="float" office:value="-0.34047434">
            <text:p>-0.34047434</text:p>
          </table:table-cell>
          <table:table-cell office:value-type="float" office:value="-0.16999778">
            <text:p>-0.16999778</text:p>
          </table:table-cell>
          <table:table-cell office:value-type="float" office:value="-0.78688717">
            <text:p>-0.78688717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-0.06891321">
            <text:p>-0.06891321</text:p>
          </table:table-cell>
          <table:table-cell office:value-type="float" office:value="-0.34025517">
            <text:p>-0.34025517</text:p>
          </table:table-cell>
          <table:table-cell office:value-type="float" office:value="-0.17499778">
            <text:p>-0.17499778</text:p>
          </table:table-cell>
          <table:table-cell office:value-type="float" office:value="-0.7915292">
            <text:p>-0.7915292</text:p>
          </table:table-cell>
        </table:table-row>
        <table:table-row table:style-name="ro2">
          <table:table-cell office:value-type="float" office:value="3725">
            <text:p>3725</text:p>
          </table:table-cell>
          <table:table-cell office:value-type="float" office:value="-0.071413204">
            <text:p>-0.071413204</text:p>
          </table:table-cell>
          <table:table-cell office:value-type="float" office:value="-0.33996028">
            <text:p>-0.33996028</text:p>
          </table:table-cell>
          <table:table-cell office:value-type="float" office:value="-0.17999777">
            <text:p>-0.17999777</text:p>
          </table:table-cell>
          <table:table-cell office:value-type="float" office:value="-0.79773664">
            <text:p>-0.79773664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-0.0739132">
            <text:p>-0.0739132</text:p>
          </table:table-cell>
          <table:table-cell office:value-type="float" office:value="-0.33961657">
            <text:p>-0.33961657</text:p>
          </table:table-cell>
          <table:table-cell office:value-type="float" office:value="-0.18499777">
            <text:p>-0.18499777</text:p>
          </table:table-cell>
          <table:table-cell office:value-type="float" office:value="-0.8054366">
            <text:p>-0.8054366</text:p>
          </table:table-cell>
        </table:table-row>
        <table:table-row table:style-name="ro2">
          <table:table-cell office:value-type="float" office:value="3735">
            <text:p>3735</text:p>
          </table:table-cell>
          <table:table-cell office:value-type="float" office:value="-0.0764132">
            <text:p>-0.0764132</text:p>
          </table:table-cell>
          <table:table-cell office:value-type="float" office:value="-0.3392631">
            <text:p>-0.3392631</text:p>
          </table:table-cell>
          <table:table-cell office:value-type="float" office:value="-0.18999776">
            <text:p>-0.18999776</text:p>
          </table:table-cell>
          <table:table-cell office:value-type="float" office:value="-0.8138509">
            <text:p>-0.8138509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-0.0789132">
            <text:p>-0.0789132</text:p>
          </table:table-cell>
          <table:table-cell office:value-type="float" office:value="-0.3389378">
            <text:p>-0.3389378</text:p>
          </table:table-cell>
          <table:table-cell office:value-type="float" office:value="-0.19499776">
            <text:p>-0.19499776</text:p>
          </table:table-cell>
          <table:table-cell office:value-type="float" office:value="-0.82219553">
            <text:p>-0.82219553</text:p>
          </table:table-cell>
        </table:table-row>
        <table:table-row table:style-name="ro2">
          <table:table-cell office:value-type="float" office:value="3745">
            <text:p>3745</text:p>
          </table:table-cell>
          <table:table-cell office:value-type="float" office:value="-0.081413195">
            <text:p>-0.081413195</text:p>
          </table:table-cell>
          <table:table-cell office:value-type="float" office:value="-0.33860913">
            <text:p>-0.33860913</text:p>
          </table:table-cell>
          <table:table-cell office:value-type="float" office:value="-0.19999775">
            <text:p>-0.19999775</text:p>
          </table:table-cell>
          <table:table-cell office:value-type="float" office:value="-0.8303695">
            <text:p>-0.8303695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-0.08391319">
            <text:p>-0.08391319</text:p>
          </table:table-cell>
          <table:table-cell office:value-type="float" office:value="-0.33827096">
            <text:p>-0.33827096</text:p>
          </table:table-cell>
          <table:table-cell office:value-type="float" office:value="-0.20499775">
            <text:p>-0.20499775</text:p>
          </table:table-cell>
          <table:table-cell office:value-type="float" office:value="-0.8376603">
            <text:p>-0.8376603</text:p>
          </table:table-cell>
        </table:table-row>
        <table:table-row table:style-name="ro2">
          <table:table-cell office:value-type="float" office:value="3755">
            <text:p>3755</text:p>
          </table:table-cell>
          <table:table-cell office:value-type="float" office:value="-0.08641319">
            <text:p>-0.08641319</text:p>
          </table:table-cell>
          <table:table-cell office:value-type="float" office:value="-0.33799013">
            <text:p>-0.33799013</text:p>
          </table:table-cell>
          <table:table-cell office:value-type="float" office:value="-0.20999774">
            <text:p>-0.20999774</text:p>
          </table:table-cell>
          <table:table-cell office:value-type="float" office:value="-0.843246">
            <text:p>-0.843246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-0.08891319">
            <text:p>-0.08891319</text:p>
          </table:table-cell>
          <table:table-cell office:value-type="float" office:value="-0.337723">
            <text:p>-0.337723</text:p>
          </table:table-cell>
          <table:table-cell office:value-type="float" office:value="-0.21499774">
            <text:p>-0.21499774</text:p>
          </table:table-cell>
          <table:table-cell office:value-type="float" office:value="-0.8473325">
            <text:p>-0.8473325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-0.091413185">
            <text:p>-0.091413185</text:p>
          </table:table-cell>
          <table:table-cell office:value-type="float" office:value="-0.33746895">
            <text:p>-0.33746895</text:p>
          </table:table-cell>
          <table:table-cell office:value-type="float" office:value="-0.21999773">
            <text:p>-0.21999773</text:p>
          </table:table-cell>
          <table:table-cell office:value-type="float" office:value="-0.85005045">
            <text:p>-0.85005045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-0.09391318">
            <text:p>-0.09391318</text:p>
          </table:table-cell>
          <table:table-cell office:value-type="float" office:value="-0.33719736">
            <text:p>-0.33719736</text:p>
          </table:table-cell>
          <table:table-cell office:value-type="float" office:value="-0.22499773">
            <text:p>-0.22499773</text:p>
          </table:table-cell>
          <table:table-cell office:value-type="float" office:value="-0.8513007">
            <text:p>-0.8513007</text:p>
          </table:table-cell>
        </table:table-row>
        <table:table-row table:style-name="ro2">
          <table:table-cell office:value-type="float" office:value="3775">
            <text:p>3775</text:p>
          </table:table-cell>
          <table:table-cell office:value-type="float" office:value="-0.09641318">
            <text:p>-0.09641318</text:p>
          </table:table-cell>
          <table:table-cell office:value-type="float" office:value="-0.33695006">
            <text:p>-0.33695006</text:p>
          </table:table-cell>
          <table:table-cell office:value-type="float" office:value="-0.22999772">
            <text:p>-0.22999772</text:p>
          </table:table-cell>
          <table:table-cell office:value-type="float" office:value="-0.8510065">
            <text:p>-0.8510065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-0.09891318">
            <text:p>-0.09891318</text:p>
          </table:table-cell>
          <table:table-cell office:value-type="float" office:value="-0.33672065">
            <text:p>-0.33672065</text:p>
          </table:table-cell>
          <table:table-cell office:value-type="float" office:value="-0.23499772">
            <text:p>-0.23499772</text:p>
          </table:table-cell>
          <table:table-cell office:value-type="float" office:value="-0.84951925">
            <text:p>-0.84951925</text:p>
          </table:table-cell>
        </table:table-row>
        <table:table-row table:style-name="ro2">
          <table:table-cell office:value-type="float" office:value="3785">
            <text:p>3785</text:p>
          </table:table-cell>
          <table:table-cell office:value-type="float" office:value="-0.101413175">
            <text:p>-0.101413175</text:p>
          </table:table-cell>
          <table:table-cell office:value-type="float" office:value="-0.33652693">
            <text:p>-0.33652693</text:p>
          </table:table-cell>
          <table:table-cell office:value-type="float" office:value="-0.23999771">
            <text:p>-0.23999771</text:p>
          </table:table-cell>
          <table:table-cell office:value-type="float" office:value="-0.84631205">
            <text:p>-0.84631205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-0.10391317">
            <text:p>-0.10391317</text:p>
          </table:table-cell>
          <table:table-cell office:value-type="float" office:value="-0.33638704">
            <text:p>-0.33638704</text:p>
          </table:table-cell>
          <table:table-cell office:value-type="float" office:value="-0.24499771">
            <text:p>-0.24499771</text:p>
          </table:table-cell>
          <table:table-cell office:value-type="float" office:value="-0.84112215">
            <text:p>-0.84112215</text:p>
          </table:table-cell>
        </table:table-row>
        <table:table-row table:style-name="ro2">
          <table:table-cell office:value-type="float" office:value="3795">
            <text:p>3795</text:p>
          </table:table-cell>
          <table:table-cell office:value-type="float" office:value="-0.10641317">
            <text:p>-0.10641317</text:p>
          </table:table-cell>
          <table:table-cell office:value-type="float" office:value="-0.3362585">
            <text:p>-0.3362585</text:p>
          </table:table-cell>
          <table:table-cell office:value-type="float" office:value="-0.2499977">
            <text:p>-0.2499977</text:p>
          </table:table-cell>
          <table:table-cell office:value-type="float" office:value="-0.8349581">
            <text:p>-0.8349581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-0.10891317">
            <text:p>-0.10891317</text:p>
          </table:table-cell>
          <table:table-cell office:value-type="float" office:value="-0.3361475">
            <text:p>-0.3361475</text:p>
          </table:table-cell>
          <table:table-cell office:value-type="float" office:value="-0.2549977">
            <text:p>-0.2549977</text:p>
          </table:table-cell>
          <table:table-cell office:value-type="float" office:value="-0.8278661">
            <text:p>-0.8278661</text:p>
          </table:table-cell>
        </table:table-row>
        <table:table-row table:style-name="ro2">
          <table:table-cell office:value-type="float" office:value="3805">
            <text:p>3805</text:p>
          </table:table-cell>
          <table:table-cell office:value-type="float" office:value="-0.111413166">
            <text:p>-0.111413166</text:p>
          </table:table-cell>
          <table:table-cell office:value-type="float" office:value="-0.33599833">
            <text:p>-0.33599833</text:p>
          </table:table-cell>
          <table:table-cell office:value-type="float" office:value="-0.2599977">
            <text:p>-0.2599977</text:p>
          </table:table-cell>
          <table:table-cell office:value-type="float" office:value="-0.8203597">
            <text:p>-0.8203597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-0.11391316">
            <text:p>-0.11391316</text:p>
          </table:table-cell>
          <table:table-cell office:value-type="float" office:value="-0.33579782">
            <text:p>-0.33579782</text:p>
          </table:table-cell>
          <table:table-cell office:value-type="float" office:value="-0.2649977">
            <text:p>-0.2649977</text:p>
          </table:table-cell>
          <table:table-cell office:value-type="float" office:value="-0.8126092">
            <text:p>-0.8126092</text:p>
          </table:table-cell>
        </table:table-row>
        <table:table-row table:style-name="ro2">
          <table:table-cell office:value-type="float" office:value="3815">
            <text:p>3815</text:p>
          </table:table-cell>
          <table:table-cell office:value-type="float" office:value="-0.11641316">
            <text:p>-0.11641316</text:p>
          </table:table-cell>
          <table:table-cell office:value-type="float" office:value="-0.33554518">
            <text:p>-0.33554518</text:p>
          </table:table-cell>
          <table:table-cell office:value-type="float" office:value="-0.2699977">
            <text:p>-0.2699977</text:p>
          </table:table-cell>
          <table:table-cell office:value-type="float" office:value="-0.80554533">
            <text:p>-0.80554533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-0.11891316">
            <text:p>-0.11891316</text:p>
          </table:table-cell>
          <table:table-cell office:value-type="float" office:value="-0.33528444">
            <text:p>-0.33528444</text:p>
          </table:table-cell>
          <table:table-cell office:value-type="float" office:value="-0.27499768">
            <text:p>-0.27499768</text:p>
          </table:table-cell>
          <table:table-cell office:value-type="float" office:value="-0.7996278">
            <text:p>-0.7996278</text:p>
          </table:table-cell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-0.12141316">
            <text:p>-0.12141316</text:p>
          </table:table-cell>
          <table:table-cell office:value-type="float" office:value="-0.33502236">
            <text:p>-0.33502236</text:p>
          </table:table-cell>
          <table:table-cell office:value-type="float" office:value="-0.27999768">
            <text:p>-0.27999768</text:p>
          </table:table-cell>
          <table:table-cell office:value-type="float" office:value="-0.79503775">
            <text:p>-0.79503775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-0.123913154">
            <text:p>-0.123913154</text:p>
          </table:table-cell>
          <table:table-cell office:value-type="float" office:value="-0.33475274">
            <text:p>-0.33475274</text:p>
          </table:table-cell>
          <table:table-cell office:value-type="float" office:value="-0.28499767">
            <text:p>-0.28499767</text:p>
          </table:table-cell>
          <table:table-cell office:value-type="float" office:value="-0.7915964">
            <text:p>-0.7915964</text:p>
          </table:table-cell>
        </table:table-row>
        <table:table-row table:style-name="ro2">
          <table:table-cell office:value-type="float" office:value="3835">
            <text:p>3835</text:p>
          </table:table-cell>
          <table:table-cell office:value-type="float" office:value="-0.12641315">
            <text:p>-0.12641315</text:p>
          </table:table-cell>
          <table:table-cell office:value-type="float" office:value="-0.3344888">
            <text:p>-0.3344888</text:p>
          </table:table-cell>
          <table:table-cell office:value-type="float" office:value="-0.28999767">
            <text:p>-0.28999767</text:p>
          </table:table-cell>
          <table:table-cell office:value-type="float" office:value="-0.7893982">
            <text:p>-0.7893982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-0.12891315">
            <text:p>-0.12891315</text:p>
          </table:table-cell>
          <table:table-cell office:value-type="float" office:value="-0.33421156">
            <text:p>-0.33421156</text:p>
          </table:table-cell>
          <table:table-cell office:value-type="float" office:value="-0.29499766">
            <text:p>-0.29499766</text:p>
          </table:table-cell>
          <table:table-cell office:value-type="float" office:value="-0.7883034">
            <text:p>-0.7883034</text:p>
          </table:table-cell>
        </table:table-row>
        <table:table-row table:style-name="ro2">
          <table:table-cell office:value-type="float" office:value="3845">
            <text:p>3845</text:p>
          </table:table-cell>
          <table:table-cell office:value-type="float" office:value="-0.13141315">
            <text:p>-0.13141315</text:p>
          </table:table-cell>
          <table:table-cell office:value-type="float" office:value="-0.33392128">
            <text:p>-0.33392128</text:p>
          </table:table-cell>
          <table:table-cell office:value-type="float" office:value="-0.29999766">
            <text:p>-0.29999766</text:p>
          </table:table-cell>
          <table:table-cell office:value-type="float" office:value="-0.78884506">
            <text:p>-0.78884506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-0.13391314">
            <text:p>-0.13391314</text:p>
          </table:table-cell>
          <table:table-cell office:value-type="float" office:value="-0.33360562">
            <text:p>-0.33360562</text:p>
          </table:table-cell>
          <table:table-cell office:value-type="float" office:value="-0.30499765">
            <text:p>-0.30499765</text:p>
          </table:table-cell>
          <table:table-cell office:value-type="float" office:value="-0.7907977">
            <text:p>-0.7907977</text:p>
          </table:table-cell>
        </table:table-row>
        <table:table-row table:style-name="ro2">
          <table:table-cell office:value-type="float" office:value="3855">
            <text:p>3855</text:p>
          </table:table-cell>
          <table:table-cell office:value-type="float" office:value="-0.13641314">
            <text:p>-0.13641314</text:p>
          </table:table-cell>
          <table:table-cell office:value-type="float" office:value="-0.33327147">
            <text:p>-0.33327147</text:p>
          </table:table-cell>
          <table:table-cell office:value-type="float" office:value="-0.30999765">
            <text:p>-0.30999765</text:p>
          </table:table-cell>
          <table:table-cell office:value-type="float" office:value="-0.79381037">
            <text:p>-0.79381037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-0.13891314">
            <text:p>-0.13891314</text:p>
          </table:table-cell>
          <table:table-cell office:value-type="float" office:value="-0.33295128">
            <text:p>-0.33295128</text:p>
          </table:table-cell>
          <table:table-cell office:value-type="float" office:value="-0.31499764">
            <text:p>-0.31499764</text:p>
          </table:table-cell>
          <table:table-cell office:value-type="float" office:value="-0.79758644">
            <text:p>-0.79758644</text:p>
          </table:table-cell>
        </table:table-row>
        <table:table-row table:style-name="ro2">
          <table:table-cell office:value-type="float" office:value="3865">
            <text:p>3865</text:p>
          </table:table-cell>
          <table:table-cell office:value-type="float" office:value="-0.14141314">
            <text:p>-0.14141314</text:p>
          </table:table-cell>
          <table:table-cell office:value-type="float" office:value="-0.33263242">
            <text:p>-0.33263242</text:p>
          </table:table-cell>
          <table:table-cell office:value-type="float" office:value="-0.31999764">
            <text:p>-0.31999764</text:p>
          </table:table-cell>
          <table:table-cell office:value-type="float" office:value="-0.8019004">
            <text:p>-0.8019004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-0.14391313">
            <text:p>-0.14391313</text:p>
          </table:table-cell>
          <table:table-cell office:value-type="float" office:value="-0.3322897">
            <text:p>-0.3322897</text:p>
          </table:table-cell>
          <table:table-cell office:value-type="float" office:value="-0.32499763">
            <text:p>-0.32499763</text:p>
          </table:table-cell>
          <table:table-cell office:value-type="float" office:value="-0.8068309">
            <text:p>-0.8068309</text:p>
          </table:table-cell>
        </table:table-row>
        <table:table-row table:style-name="ro2">
          <table:table-cell office:value-type="float" office:value="3875">
            <text:p>3875</text:p>
          </table:table-cell>
          <table:table-cell office:value-type="float" office:value="-0.14641313">
            <text:p>-0.14641313</text:p>
          </table:table-cell>
          <table:table-cell office:value-type="float" office:value="-0.33187315">
            <text:p>-0.33187315</text:p>
          </table:table-cell>
          <table:table-cell office:value-type="float" office:value="-0.32999763">
            <text:p>-0.32999763</text:p>
          </table:table-cell>
          <table:table-cell office:value-type="float" office:value="-0.81267357">
            <text:p>-0.81267357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-0.14891313">
            <text:p>-0.14891313</text:p>
          </table:table-cell>
          <table:table-cell office:value-type="float" office:value="-0.33138397">
            <text:p>-0.33138397</text:p>
          </table:table-cell>
          <table:table-cell office:value-type="float" office:value="-0.33499762">
            <text:p>-0.33499762</text:p>
          </table:table-cell>
          <table:table-cell office:value-type="float" office:value="-0.8187666">
            <text:p>-0.8187666</text:p>
          </table:table-cell>
        </table:table-row>
        <table:table-row table:style-name="ro2">
          <table:table-cell office:value-type="float" office:value="3885">
            <text:p>3885</text:p>
          </table:table-cell>
          <table:table-cell office:value-type="float" office:value="-0.15141313">
            <text:p>-0.15141313</text:p>
          </table:table-cell>
          <table:table-cell office:value-type="float" office:value="-0.3308792">
            <text:p>-0.3308792</text:p>
          </table:table-cell>
          <table:table-cell office:value-type="float" office:value="-0.33999762">
            <text:p>-0.33999762</text:p>
          </table:table-cell>
          <table:table-cell office:value-type="float" office:value="-0.8247318">
            <text:p>-0.8247318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-0.15391313">
            <text:p>-0.15391313</text:p>
          </table:table-cell>
          <table:table-cell office:value-type="float" office:value="-0.33037147">
            <text:p>-0.33037147</text:p>
          </table:table-cell>
          <table:table-cell office:value-type="float" office:value="-0.3449976">
            <text:p>-0.3449976</text:p>
          </table:table-cell>
          <table:table-cell office:value-type="float" office:value="-0.8303962">
            <text:p>-0.8303962</text:p>
          </table:table-cell>
        </table:table-row>
        <table:table-row table:style-name="ro2">
          <table:table-cell office:value-type="float" office:value="3895">
            <text:p>3895</text:p>
          </table:table-cell>
          <table:table-cell office:value-type="float" office:value="-0.15641312">
            <text:p>-0.15641312</text:p>
          </table:table-cell>
          <table:table-cell office:value-type="float" office:value="-0.32985443">
            <text:p>-0.32985443</text:p>
          </table:table-cell>
          <table:table-cell office:value-type="float" office:value="-0.3499976">
            <text:p>-0.3499976</text:p>
          </table:table-cell>
          <table:table-cell office:value-type="float" office:value="-0.8357129">
            <text:p>-0.8357129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-0.15891312">
            <text:p>-0.15891312</text:p>
          </table:table-cell>
          <table:table-cell office:value-type="float" office:value="-0.32935852">
            <text:p>-0.32935852</text:p>
          </table:table-cell>
          <table:table-cell office:value-type="float" office:value="-0.3549976">
            <text:p>-0.3549976</text:p>
          </table:table-cell>
          <table:table-cell office:value-type="float" office:value="-0.84011316">
            <text:p>-0.84011316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-0.16141312">
            <text:p>-0.16141312</text:p>
          </table:table-cell>
          <table:table-cell office:value-type="float" office:value="-0.32887682">
            <text:p>-0.32887682</text:p>
          </table:table-cell>
          <table:table-cell office:value-type="float" office:value="-0.3599976">
            <text:p>-0.3599976</text:p>
          </table:table-cell>
          <table:table-cell office:value-type="float" office:value="-0.84288263">
            <text:p>-0.84288263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-0.16391312">
            <text:p>-0.16391312</text:p>
          </table:table-cell>
          <table:table-cell office:value-type="float" office:value="-0.3284145">
            <text:p>-0.3284145</text:p>
          </table:table-cell>
          <table:table-cell office:value-type="float" office:value="-0.3649976">
            <text:p>-0.3649976</text:p>
          </table:table-cell>
          <table:table-cell office:value-type="float" office:value="-0.8443303">
            <text:p>-0.8443303</text:p>
          </table:table-cell>
        </table:table-row>
        <table:table-row table:style-name="ro2">
          <table:table-cell office:value-type="float" office:value="3915">
            <text:p>3915</text:p>
          </table:table-cell>
          <table:table-cell office:value-type="float" office:value="-0.16641311">
            <text:p>-0.16641311</text:p>
          </table:table-cell>
          <table:table-cell office:value-type="float" office:value="-0.32793447">
            <text:p>-0.32793447</text:p>
          </table:table-cell>
          <table:table-cell office:value-type="float" office:value="-0.3699976">
            <text:p>-0.3699976</text:p>
          </table:table-cell>
          <table:table-cell office:value-type="float" office:value="-0.8449788">
            <text:p>-0.8449788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-0.16891311">
            <text:p>-0.16891311</text:p>
          </table:table-cell>
          <table:table-cell office:value-type="float" office:value="-0.3274303">
            <text:p>-0.3274303</text:p>
          </table:table-cell>
          <table:table-cell office:value-type="float" office:value="-0.3749976">
            <text:p>-0.3749976</text:p>
          </table:table-cell>
          <table:table-cell office:value-type="float" office:value="-0.84491587">
            <text:p>-0.84491587</text:p>
          </table:table-cell>
        </table:table-row>
        <table:table-row table:style-name="ro2">
          <table:table-cell office:value-type="float" office:value="3925">
            <text:p>3925</text:p>
          </table:table-cell>
          <table:table-cell office:value-type="float" office:value="-0.17141311">
            <text:p>-0.17141311</text:p>
          </table:table-cell>
          <table:table-cell office:value-type="float" office:value="-0.3269683">
            <text:p>-0.3269683</text:p>
          </table:table-cell>
          <table:table-cell office:value-type="float" office:value="-0.37999758">
            <text:p>-0.37999758</text:p>
          </table:table-cell>
          <table:table-cell office:value-type="float" office:value="-0.84357595">
            <text:p>-0.84357595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-0.1739131">
            <text:p>-0.1739131</text:p>
          </table:table-cell>
          <table:table-cell office:value-type="float" office:value="-0.32654178">
            <text:p>-0.32654178</text:p>
          </table:table-cell>
          <table:table-cell office:value-type="float" office:value="-0.38499758">
            <text:p>-0.38499758</text:p>
          </table:table-cell>
          <table:table-cell office:value-type="float" office:value="-0.8407798">
            <text:p>-0.8407798</text:p>
          </table:table-cell>
        </table:table-row>
        <table:table-row table:style-name="ro2">
          <table:table-cell office:value-type="float" office:value="3935">
            <text:p>3935</text:p>
          </table:table-cell>
          <table:table-cell office:value-type="float" office:value="-0.1764131">
            <text:p>-0.1764131</text:p>
          </table:table-cell>
          <table:table-cell office:value-type="float" office:value="-0.32615042">
            <text:p>-0.32615042</text:p>
          </table:table-cell>
          <table:table-cell office:value-type="float" office:value="-0.38999757">
            <text:p>-0.38999757</text:p>
          </table:table-cell>
          <table:table-cell office:value-type="float" office:value="-0.83705664">
            <text:p>-0.83705664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-0.1789131">
            <text:p>-0.1789131</text:p>
          </table:table-cell>
          <table:table-cell office:value-type="float" office:value="-0.3257941">
            <text:p>-0.3257941</text:p>
          </table:table-cell>
          <table:table-cell office:value-type="float" office:value="-0.39499757">
            <text:p>-0.39499757</text:p>
          </table:table-cell>
          <table:table-cell office:value-type="float" office:value="-0.8324065">
            <text:p>-0.8324065</text:p>
          </table:table-cell>
        </table:table-row>
        <table:table-row table:style-name="ro2">
          <table:table-cell office:value-type="float" office:value="3945">
            <text:p>3945</text:p>
          </table:table-cell>
          <table:table-cell office:value-type="float" office:value="-0.1814131">
            <text:p>-0.1814131</text:p>
          </table:table-cell>
          <table:table-cell office:value-type="float" office:value="-0.32541713">
            <text:p>-0.32541713</text:p>
          </table:table-cell>
          <table:table-cell office:value-type="float" office:value="-0.39999756">
            <text:p>-0.39999756</text:p>
          </table:table-cell>
          <table:table-cell office:value-type="float" office:value="-0.8264165">
            <text:p>-0.8264165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-0.1839131">
            <text:p>-0.1839131</text:p>
          </table:table-cell>
          <table:table-cell office:value-type="float" office:value="-0.32502514">
            <text:p>-0.32502514</text:p>
          </table:table-cell>
          <table:table-cell office:value-type="float" office:value="-0.40499756">
            <text:p>-0.40499756</text:p>
          </table:table-cell>
          <table:table-cell office:value-type="float" office:value="-0.81979704">
            <text:p>-0.81979704</text:p>
          </table:table-cell>
        </table:table-row>
        <table:table-row table:style-name="ro2">
          <table:table-cell office:value-type="float" office:value="3955">
            <text:p>3955</text:p>
          </table:table-cell>
          <table:table-cell office:value-type="float" office:value="-0.1864131">
            <text:p>-0.1864131</text:p>
          </table:table-cell>
          <table:table-cell office:value-type="float" office:value="-0.32460523">
            <text:p>-0.32460523</text:p>
          </table:table-cell>
          <table:table-cell office:value-type="float" office:value="-0.40999755">
            <text:p>-0.40999755</text:p>
          </table:table-cell>
          <table:table-cell office:value-type="float" office:value="-0.8129859">
            <text:p>-0.8129859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-0.18891309">
            <text:p>-0.18891309</text:p>
          </table:table-cell>
          <table:table-cell office:value-type="float" office:value="-0.32410026">
            <text:p>-0.32410026</text:p>
          </table:table-cell>
          <table:table-cell office:value-type="float" office:value="-0.41499755">
            <text:p>-0.41499755</text:p>
          </table:table-cell>
          <table:table-cell office:value-type="float" office:value="-0.80623484">
            <text:p>-0.80623484</text:p>
          </table:table-cell>
        </table:table-row>
        <table:table-row table:style-name="ro2">
          <table:table-cell office:value-type="float" office:value="3965">
            <text:p>3965</text:p>
          </table:table-cell>
          <table:table-cell office:value-type="float" office:value="-0.19141309">
            <text:p>-0.19141309</text:p>
          </table:table-cell>
          <table:table-cell office:value-type="float" office:value="-0.3235346">
            <text:p>-0.3235346</text:p>
          </table:table-cell>
          <table:table-cell office:value-type="float" office:value="-0.41999754">
            <text:p>-0.41999754</text:p>
          </table:table-cell>
          <table:table-cell office:value-type="float" office:value="-0.79985857">
            <text:p>-0.79985857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-0.19391309">
            <text:p>-0.19391309</text:p>
          </table:table-cell>
          <table:table-cell office:value-type="float" office:value="-0.32293335">
            <text:p>-0.32293335</text:p>
          </table:table-cell>
          <table:table-cell office:value-type="float" office:value="-0.42499754">
            <text:p>-0.42499754</text:p>
          </table:table-cell>
          <table:table-cell office:value-type="float" office:value="-0.7937751">
            <text:p>-0.7937751</text:p>
          </table:table-cell>
        </table:table-row>
        <table:table-row table:style-name="ro2">
          <table:table-cell office:value-type="float" office:value="3975">
            <text:p>3975</text:p>
          </table:table-cell>
          <table:table-cell office:value-type="float" office:value="-0.19641308">
            <text:p>-0.19641308</text:p>
          </table:table-cell>
          <table:table-cell office:value-type="float" office:value="-0.3223156">
            <text:p>-0.3223156</text:p>
          </table:table-cell>
          <table:table-cell office:value-type="float" office:value="-0.42999753">
            <text:p>-0.42999753</text:p>
          </table:table-cell>
          <table:table-cell office:value-type="float" office:value="-0.78812456">
            <text:p>-0.78812456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-0.19891308">
            <text:p>-0.19891308</text:p>
          </table:table-cell>
          <table:table-cell office:value-type="float" office:value="-0.32173347">
            <text:p>-0.32173347</text:p>
          </table:table-cell>
          <table:table-cell office:value-type="float" office:value="-0.43499753">
            <text:p>-0.43499753</text:p>
          </table:table-cell>
          <table:table-cell office:value-type="float" office:value="-0.7834115">
            <text:p>-0.7834115</text:p>
          </table:table-cell>
        </table:table-row>
        <table:table-row table:style-name="ro2">
          <table:table-cell office:value-type="float" office:value="3985">
            <text:p>3985</text:p>
          </table:table-cell>
          <table:table-cell office:value-type="float" office:value="-0.20141308">
            <text:p>-0.20141308</text:p>
          </table:table-cell>
          <table:table-cell office:value-type="float" office:value="-0.3211617">
            <text:p>-0.3211617</text:p>
          </table:table-cell>
          <table:table-cell office:value-type="float" office:value="-0.43999752">
            <text:p>-0.43999752</text:p>
          </table:table-cell>
          <table:table-cell office:value-type="float" office:value="-0.7791858">
            <text:p>-0.7791858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-0.20391308">
            <text:p>-0.20391308</text:p>
          </table:table-cell>
          <table:table-cell office:value-type="float" office:value="-0.3205944">
            <text:p>-0.3205944</text:p>
          </table:table-cell>
          <table:table-cell office:value-type="float" office:value="-0.44499752">
            <text:p>-0.44499752</text:p>
          </table:table-cell>
          <table:table-cell office:value-type="float" office:value="-0.77620125">
            <text:p>-0.77620125</text:p>
          </table:table-cell>
        </table:table-row>
        <table:table-row table:style-name="ro2">
          <table:table-cell office:value-type="float" office:value="3995">
            <text:p>3995</text:p>
          </table:table-cell>
          <table:table-cell office:value-type="float" office:value="-0.20641308">
            <text:p>-0.20641308</text:p>
          </table:table-cell>
          <table:table-cell office:value-type="float" office:value="-0.32001936">
            <text:p>-0.32001936</text:p>
          </table:table-cell>
          <table:table-cell office:value-type="float" office:value="-0.4499975">
            <text:p>-0.4499975</text:p>
          </table:table-cell>
          <table:table-cell office:value-type="float" office:value="-0.77476645">
            <text:p>-0.77476645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-0.20891307">
            <text:p>-0.20891307</text:p>
          </table:table-cell>
          <table:table-cell office:value-type="float" office:value="-0.31941113">
            <text:p>-0.31941113</text:p>
          </table:table-cell>
          <table:table-cell office:value-type="float" office:value="-0.4549975">
            <text:p>-0.4549975</text:p>
          </table:table-cell>
          <table:table-cell office:value-type="float" office:value="-0.7744322">
            <text:p>-0.7744322</text:p>
          </table:table-cell>
        </table:table-row>
        <table:table-row table:style-name="ro2" table:number-rows-repeated="104777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11:31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4T21:05:16</dc:date>
    <dc:creator>Matthieu Pizenberg</dc:creator>
    <meta:editing-duration>P1DT11H47M4S</meta:editing-duration>
    <meta:editing-cycles>29</meta:editing-cycles>
    <meta:generator>LibreOffice/4.0.2.2$Linux_X86_64 LibreOffice_project/400m0$Build-2</meta:generator>
    <meta:document-statistic meta:table-count="1" meta:cell-count="4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577cm" svg:y="8.437cm" style:legend-expansion="high" chart:style-name="ch2"/>
        <chart:plot-area chart:style-name="ch3" table:cell-range-address="Sheet1.A1:Sheet1.E601" chart:data-source-has-labels="row" svg:x="0.254cm" svg:y="0.572cm" svg:width="40.909cm" svg:height="18.257cm">
          <chartooo:coordinate-region svg:x="0.981cm" svg:y="0.772cm" svg:width="39.163cm" svg:height="17.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601" chart:label-cell-address="Sheet1.B1:Sheet1.B1" chart:class="chart:scatter">
            <chart:domain table:cell-range-address="Sheet1.A2:Sheet1.A601"/>
            <chart:data-point chart:repeated="600"/>
          </chart:series>
          <chart:series chart:attached-axis="primary-y" chart:style-name="ch8" chart:values-cell-range-address="Sheet1.C2:Sheet1.C601" chart:label-cell-address="Sheet1.C1:Sheet1.C1" chart:class="chart:scatter">
            <chart:data-point chart:repeated="600"/>
          </chart:series>
          <chart:series chart:attached-axis="secondary-y" chart:style-name="ch9" chart:values-cell-range-address="Sheet1.D2:Sheet1.D601" chart:label-cell-address="Sheet1.D1:Sheet1.D1" chart:class="chart:scatter">
            <chart:data-point chart:repeated="600"/>
          </chart:series>
          <chart:series chart:attached-axis="secondary-y" chart:style-name="ch10" chart:values-cell-range-address="Sheet1.E2:Sheet1.E601" chart:label-cell-address="Sheet1.E1:Sheet1.E1" chart:class="chart:scatter">
            <chart:data-point chart:repeated="6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d</text:p>
                <draw:g>
                  <svg:desc>Sheet1.C1:Sheet1.C1</svg:desc>
                </draw:g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d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01</svg:desc>
                </draw:g>
              </table:table-cell>
              <table:table-cell office:value-type="float" office:value="0">
                <text:p>0</text:p>
                <draw:g>
                  <svg:desc>Sheet1.B2:Sheet1.B601</svg:desc>
                </draw:g>
              </table:table-cell>
              <table:table-cell office:value-type="float" office:value="0">
                <text:p>0</text:p>
                <draw:g>
                  <svg:desc>Sheet1.C2:Sheet1.C601</svg:desc>
                </draw:g>
              </table:table-cell>
              <table:table-cell office:value-type="float" office:value="0">
                <text:p>0</text:p>
                <draw:g>
                  <svg:desc>Sheet1.D2:Sheet1.D601</svg:desc>
                </draw:g>
              </table:table-cell>
              <table:table-cell office:value-type="float" office:value="0">
                <text:p>0</text:p>
                <draw:g>
                  <svg:desc>Sheet1.E2:Sheet1.E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0.0025">
                <text:p>0.0025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0.005">
                <text:p>0.005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0.0075">
                <text:p>0.0075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0.01">
                <text:p>0.01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0.012499999">
                <text:p>0.012499999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0.014999999">
                <text:p>0.014999999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017499998">
                <text:p>0.017499998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0.019999998">
                <text:p>0.019999998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0.022499997">
                <text:p>0.022499997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24999997">
                <text:p>0.024999997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0.027499996">
                <text:p>0.027499996</text:p>
              </table:table-cell>
              <table:table-cell office:value-type="float" office:value="0.49999085">
                <text:p>0.49999085</text:p>
              </table:table-cell>
              <table:table-cell office:value-type="float" office:value="0.0000003986412">
                <text:p>0.0000003986412</text:p>
              </table:table-cell>
              <table:table-cell office:value-type="float" office:value="0.00019966">
                <text:p>0.00019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.029999996">
                <text:p>0.029999996</text:p>
              </table:table-cell>
              <table:table-cell office:value-type="float" office:value="0.4999817">
                <text:p>0.4999817</text:p>
              </table:table-cell>
              <table:table-cell office:value-type="float" office:value="0.00000017718355">
                <text:p>0.00000017718355</text:p>
              </table:table-cell>
              <table:table-cell office:value-type="float" office:value="0.00013311031">
                <text:p>0.00013311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032499995">
                <text:p>0.032499995</text:p>
              </table:table-cell>
              <table:table-cell office:value-type="float" office:value="0.4999268">
                <text:p>0.4999268</text:p>
              </table:table-cell>
              <table:table-cell office:value-type="float" office:value="0.00000017722245">
                <text:p>0.00000017722245</text:p>
              </table:table-cell>
              <table:table-cell office:value-type="float" office:value="0.00013312492">
                <text:p>0.000133124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49983528">
                <text:p>0.49983528</text:p>
              </table:table-cell>
              <table:table-cell office:value-type="float" office:value="0.0000007089808">
                <text:p>0.0000007089808</text:p>
              </table:table-cell>
              <table:table-cell office:value-type="float" office:value="0.00026626693">
                <text:p>0.000266266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037499998">
                <text:p>0.037499998</text:p>
              </table:table-cell>
              <table:table-cell office:value-type="float" office:value="0.49972546">
                <text:p>0.49972546</text:p>
              </table:table-cell>
              <table:table-cell office:value-type="float" office:value="0.0000015955671">
                <text:p>0.0000015955671</text:p>
              </table:table-cell>
              <table:table-cell office:value-type="float" office:value="0.0003994455">
                <text:p>0.0003994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0.04">
                <text:p>0.04</text:p>
              </table:table-cell>
              <table:table-cell office:value-type="float" office:value="0.49959737">
                <text:p>0.49959737</text:p>
              </table:table-cell>
              <table:table-cell office:value-type="float" office:value="0.0000044328026">
                <text:p>0.0000044328026</text:p>
              </table:table-cell>
              <table:table-cell office:value-type="float" office:value="0.00066579296">
                <text:p>0.00066579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0425">
                <text:p>0.0425</text:p>
              </table:table-cell>
              <table:table-cell office:value-type="float" office:value="0.49946925">
                <text:p>0.49946925</text:p>
              </table:table-cell>
              <table:table-cell office:value-type="float" office:value="0.000006385388">
                <text:p>0.000006385388</text:p>
              </table:table-cell>
              <table:table-cell office:value-type="float" office:value="0.00079908624">
                <text:p>0.00079908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0.045">
                <text:p>0.045</text:p>
              </table:table-cell>
              <table:table-cell office:value-type="float" office:value="0.49934113">
                <text:p>0.49934113</text:p>
              </table:table-cell>
              <table:table-cell office:value-type="float" office:value="0.0000086939535">
                <text:p>0.0000086939535</text:p>
              </table:table-cell>
              <table:table-cell office:value-type="float" office:value="0.00093241374">
                <text:p>0.00093241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0.047500003">
                <text:p>0.047500003</text:p>
              </table:table-cell>
              <table:table-cell office:value-type="float" office:value="0.4991947">
                <text:p>0.4991947</text:p>
              </table:table-cell>
              <table:table-cell office:value-type="float" office:value="0.000008699055">
                <text:p>0.000008699055</text:p>
              </table:table-cell>
              <table:table-cell office:value-type="float" office:value="0.00093268725">
                <text:p>0.00093268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0.050000004">
                <text:p>0.050000004</text:p>
              </table:table-cell>
              <table:table-cell office:value-type="float" office:value="0.4990666">
                <text:p>0.4990666</text:p>
              </table:table-cell>
              <table:table-cell office:value-type="float" office:value="0.000006396866">
                <text:p>0.000006396866</text:p>
              </table:table-cell>
              <table:table-cell office:value-type="float" office:value="0.0007998041">
                <text:p>0.0007998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0.052500006">
                <text:p>0.052500006</text:p>
              </table:table-cell>
              <table:table-cell office:value-type="float" office:value="0.49892932">
                <text:p>0.49892932</text:p>
              </table:table-cell>
              <table:table-cell office:value-type="float" office:value="0.000005379669">
                <text:p>0.000005379669</text:p>
              </table:table-cell>
              <table:table-cell office:value-type="float" office:value="0.0007334623">
                <text:p>0.0007334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0.055000007">
                <text:p>0.055000007</text:p>
              </table:table-cell>
              <table:table-cell office:value-type="float" office:value="0.4987829">
                <text:p>0.4987829</text:p>
              </table:table-cell>
              <table:table-cell office:value-type="float" office:value="0.0000021848855">
                <text:p>0.0000021848855</text:p>
              </table:table-cell>
              <table:table-cell office:value-type="float" office:value="0.0004674276">
                <text:p>0.0004674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0.05750001">
                <text:p>0.05750001</text:p>
              </table:table-cell>
              <table:table-cell office:value-type="float" office:value="0.4986365">
                <text:p>0.4986365</text:p>
              </table:table-cell>
              <table:table-cell office:value-type="float" office:value="0.000002186169">
                <text:p>0.000002186169</text:p>
              </table:table-cell>
              <table:table-cell office:value-type="float" office:value="0.00046756485">
                <text:p>0.00046756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0.06000001">
                <text:p>0.06000001</text:p>
              </table:table-cell>
              <table:table-cell office:value-type="float" office:value="0.4984718">
                <text:p>0.4984718</text:p>
              </table:table-cell>
              <table:table-cell office:value-type="float" office:value="0.000002187614">
                <text:p>0.000002187614</text:p>
              </table:table-cell>
              <table:table-cell office:value-type="float" office:value="0.00046771936">
                <text:p>0.00046771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0.06250001">
                <text:p>0.06250001</text:p>
              </table:table-cell>
              <table:table-cell office:value-type="float" office:value="0.4982796">
                <text:p>0.4982796</text:p>
              </table:table-cell>
              <table:table-cell office:value-type="float" office:value="0.0000044568496">
                <text:p>0.0000044568496</text:p>
              </table:table-cell>
              <table:table-cell office:value-type="float" office:value="0.0006675964">
                <text:p>0.00066759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0.065000005">
                <text:p>0.065000005</text:p>
              </table:table-cell>
              <table:table-cell office:value-type="float" office:value="0.4980783">
                <text:p>0.4980783</text:p>
              </table:table-cell>
              <table:table-cell office:value-type="float" office:value="0.0000064159863">
                <text:p>0.0000064159863</text:p>
              </table:table-cell>
              <table:table-cell office:value-type="float" office:value="0.00080099853">
                <text:p>0.00080099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.0675">
                <text:p>0.0675</text:p>
              </table:table-cell>
              <table:table-cell office:value-type="float" office:value="0.49785867">
                <text:p>0.49785867</text:p>
              </table:table-cell>
              <table:table-cell office:value-type="float" office:value="0.000011398157">
                <text:p>0.000011398157</text:p>
              </table:table-cell>
              <table:table-cell office:value-type="float" office:value="0.0010676215">
                <text:p>0.0010676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0.07">
                <text:p>0.07</text:p>
              </table:table-cell>
              <table:table-cell office:value-type="float" office:value="0.49762988">
                <text:p>0.49762988</text:p>
              </table:table-cell>
              <table:table-cell office:value-type="float" office:value="0.000016073582">
                <text:p>0.000016073582</text:p>
              </table:table-cell>
              <table:table-cell office:value-type="float" office:value="0.0012678163">
                <text:p>0.0012678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0.0725">
                <text:p>0.0725</text:p>
              </table:table-cell>
              <table:table-cell office:value-type="float" office:value="0.49738282">
                <text:p>0.49738282</text:p>
              </table:table-cell>
              <table:table-cell office:value-type="float" office:value="0.000017822662">
                <text:p>0.000017822662</text:p>
              </table:table-cell>
              <table:table-cell office:value-type="float" office:value="0.0013350154">
                <text:p>0.0013350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49712658">
                <text:p>0.49712658</text:p>
              </table:table-cell>
              <table:table-cell office:value-type="float" office:value="0.000017841036">
                <text:p>0.000017841036</text:p>
              </table:table-cell>
              <table:table-cell office:value-type="float" office:value="0.0013357034">
                <text:p>0.0013357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0.07749999">
                <text:p>0.07749999</text:p>
              </table:table-cell>
              <table:table-cell office:value-type="float" office:value="0.49686122">
                <text:p>0.49686122</text:p>
              </table:table-cell>
              <table:table-cell office:value-type="float" office:value="0.000012920991">
                <text:p>0.000012920991</text:p>
              </table:table-cell>
              <table:table-cell office:value-type="float" office:value="0.0011367054">
                <text:p>0.0011367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0.07999999">
                <text:p>0.07999999</text:p>
              </table:table-cell>
              <table:table-cell office:value-type="float" office:value="0.49658668">
                <text:p>0.49658668</text:p>
              </table:table-cell>
              <table:table-cell office:value-type="float" office:value="0.0000075872676">
                <text:p>0.0000075872676</text:p>
              </table:table-cell>
              <table:table-cell office:value-type="float" office:value="0.00087104924">
                <text:p>0.00087104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0.08249999">
                <text:p>0.08249999</text:p>
              </table:table-cell>
              <table:table-cell office:value-type="float" office:value="0.4962847">
                <text:p>0.4962847</text:p>
              </table:table-cell>
              <table:table-cell office:value-type="float" office:value="0.0000045139627">
                <text:p>0.0000045139627</text:p>
              </table:table-cell>
              <table:table-cell office:value-type="float" office:value="0.0006718603">
                <text:p>0.00067186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0.084999986">
                <text:p>0.084999986</text:p>
              </table:table-cell>
              <table:table-cell office:value-type="float" office:value="0.49597356">
                <text:p>0.49597356</text:p>
              </table:table-cell>
              <table:table-cell office:value-type="float" office:value="0.0000016482572">
                <text:p>0.0000016482572</text:p>
              </table:table-cell>
              <table:table-cell office:value-type="float" office:value="0.00040598735">
                <text:p>0.000405987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0.08749998">
                <text:p>0.08749998</text:p>
              </table:table-cell>
              <table:table-cell office:value-type="float" office:value="0.49566242">
                <text:p>0.49566242</text:p>
              </table:table-cell>
              <table:table-cell office:value-type="float" office:value="0.000001650327">
                <text:p>0.000001650327</text:p>
              </table:table-cell>
              <table:table-cell office:value-type="float" office:value="0.00040624218">
                <text:p>0.00040624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0.08999998">
                <text:p>0.08999998</text:p>
              </table:table-cell>
              <table:table-cell office:value-type="float" office:value="0.4953147">
                <text:p>0.4953147</text:p>
              </table:table-cell>
              <table:table-cell office:value-type="float" office:value="0.0000029125401">
                <text:p>0.0000029125401</text:p>
              </table:table-cell>
              <table:table-cell office:value-type="float" office:value="0.00053967955">
                <text:p>0.00053967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09249998">
                <text:p>0.09249998</text:p>
              </table:table-cell>
              <table:table-cell office:value-type="float" office:value="0.4949578">
                <text:p>0.4949578</text:p>
              </table:table-cell>
              <table:table-cell office:value-type="float" office:value="0.000007620457">
                <text:p>0.000007620457</text:p>
              </table:table-cell>
              <table:table-cell office:value-type="float" office:value="0.0008729523">
                <text:p>0.0008729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0.09499998">
                <text:p>0.09499998</text:p>
              </table:table-cell>
              <table:table-cell office:value-type="float" office:value="0.49459177">
                <text:p>0.49459177</text:p>
              </table:table-cell>
              <table:table-cell office:value-type="float" office:value="0.0000129939">
                <text:p>0.0000129939</text:p>
              </table:table-cell>
              <table:table-cell office:value-type="float" office:value="0.0011399079">
                <text:p>0.0011399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097499974">
                <text:p>0.097499974</text:p>
              </table:table-cell>
              <table:table-cell office:value-type="float" office:value="0.4942074">
                <text:p>0.4942074</text:p>
              </table:table-cell>
              <table:table-cell office:value-type="float" office:value="0.000023724193">
                <text:p>0.000023724193</text:p>
              </table:table-cell>
              <table:table-cell office:value-type="float" office:value="0.001540266">
                <text:p>0.001540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0.09999997">
                <text:p>0.09999997</text:p>
              </table:table-cell>
              <table:table-cell office:value-type="float" office:value="0.49381393">
                <text:p>0.49381393</text:p>
              </table:table-cell>
              <table:table-cell office:value-type="float" office:value="0.000030318855">
                <text:p>0.000030318855</text:p>
              </table:table-cell>
              <table:table-cell office:value-type="float" office:value="0.0017412311">
                <text:p>0.00174123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0.10249997">
                <text:p>0.10249997</text:p>
              </table:table-cell>
              <table:table-cell office:value-type="float" office:value="0.49342042">
                <text:p>0.49342042</text:p>
              </table:table-cell>
              <table:table-cell office:value-type="float" office:value="0.000028091112">
                <text:p>0.000028091112</text:p>
              </table:table-cell>
              <table:table-cell office:value-type="float" office:value="0.0016760404">
                <text:p>0.00167604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0.10499997">
                <text:p>0.10499997</text:p>
              </table:table-cell>
              <table:table-cell office:value-type="float" office:value="0.4930178">
                <text:p>0.4930178</text:p>
              </table:table-cell>
              <table:table-cell office:value-type="float" office:value="0.000019911738">
                <text:p>0.000019911738</text:p>
              </table:table-cell>
              <table:table-cell office:value-type="float" office:value="0.0014110896">
                <text:p>0.00141108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0.107499965">
                <text:p>0.107499965</text:p>
              </table:table-cell>
              <table:table-cell office:value-type="float" office:value="0.49259683">
                <text:p>0.49259683</text:p>
              </table:table-cell>
              <table:table-cell office:value-type="float" office:value="0.0000102578115">
                <text:p>0.0000102578115</text:p>
              </table:table-cell>
              <table:table-cell office:value-type="float" office:value="0.0010128085">
                <text:p>0.0010128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0.10999996">
                <text:p>0.10999996</text:p>
              </table:table-cell>
              <table:table-cell office:value-type="float" office:value="0.4921576">
                <text:p>0.4921576</text:p>
              </table:table-cell>
              <table:table-cell office:value-type="float" office:value="0.0000023141206">
                <text:p>0.0000023141206</text:p>
              </table:table-cell>
              <table:table-cell office:value-type="float" office:value="0.00048105308">
                <text:p>0.00048105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0.11249996">
                <text:p>0.11249996</text:p>
              </table:table-cell>
              <table:table-cell office:value-type="float" office:value="0.49171835">
                <text:p>0.49171835</text:p>
              </table:table-cell>
              <table:table-cell office:value-type="float" office:value="0.000000067220576">
                <text:p>0.000000067220576</text:p>
              </table:table-cell>
              <table:table-cell office:value-type="float" office:value="0.00008198815">
                <text:p>0.00008198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0.11499996">
                <text:p>0.11499996</text:p>
              </table:table-cell>
              <table:table-cell office:value-type="float" office:value="0.4912425">
                <text:p>0.4912425</text:p>
              </table:table-cell>
              <table:table-cell office:value-type="float" office:value="-0.0000003395628">
                <text:p>-0.0000003395628</text:p>
              </table:table-cell>
              <table:table-cell office:value-type="float" office:value="-0.0001842723">
                <text:p>-0.0001842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0.117499955">
                <text:p>0.117499955</text:p>
              </table:table-cell>
              <table:table-cell office:value-type="float" office:value="0.49074835">
                <text:p>0.49074835</text:p>
              </table:table-cell>
              <table:table-cell office:value-type="float" office:value="-0.000000340247">
                <text:p>-0.000000340247</text:p>
              </table:table-cell>
              <table:table-cell office:value-type="float" office:value="-0.00018445785">
                <text:p>-0.00018445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0.11999995">
                <text:p>0.11999995</text:p>
              </table:table-cell>
              <table:table-cell office:value-type="float" office:value="0.4902359">
                <text:p>0.4902359</text:p>
              </table:table-cell>
              <table:table-cell office:value-type="float" office:value="0.000000066747916">
                <text:p>0.000000066747916</text:p>
              </table:table-cell>
              <table:table-cell office:value-type="float" office:value="0.0000816994">
                <text:p>0.00008169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0.12249995">
                <text:p>0.12249995</text:p>
              </table:table-cell>
              <table:table-cell office:value-type="float" office:value="0.48970512">
                <text:p>0.48970512</text:p>
              </table:table-cell>
              <table:table-cell office:value-type="float" office:value="0.000003776082">
                <text:p>0.000003776082</text:p>
              </table:table-cell>
              <table:table-cell office:value-type="float" office:value="0.00061449833">
                <text:p>0.00061449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0.12499995">
                <text:p>0.12499995</text:p>
              </table:table-cell>
              <table:table-cell office:value-type="float" office:value="0.48914692">
                <text:p>0.48914692</text:p>
              </table:table-cell>
              <table:table-cell office:value-type="float" office:value="0.000014750491">
                <text:p>0.000014750491</text:p>
              </table:table-cell>
              <table:table-cell office:value-type="float" office:value="0.001214516">
                <text:p>0.001214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0.12749995">
                <text:p>0.12749995</text:p>
              </table:table-cell>
              <table:table-cell office:value-type="float" office:value="0.48858872">
                <text:p>0.48858872</text:p>
              </table:table-cell>
              <table:table-cell office:value-type="float" office:value="0.00002398959">
                <text:p>0.00002398959</text:p>
              </table:table-cell>
              <table:table-cell office:value-type="float" office:value="0.0015488573">
                <text:p>0.0015488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0.12999995">
                <text:p>0.12999995</text:p>
              </table:table-cell>
              <table:table-cell office:value-type="float" office:value="0.48802134">
                <text:p>0.48802134</text:p>
              </table:table-cell>
              <table:table-cell office:value-type="float" office:value="0.000038033053">
                <text:p>0.000038033053</text:p>
              </table:table-cell>
              <table:table-cell office:value-type="float" office:value="0.0019502065">
                <text:p>0.0019502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0.13249995">
                <text:p>0.13249995</text:p>
              </table:table-cell>
              <table:table-cell office:value-type="float" office:value="0.48744485">
                <text:p>0.48744485</text:p>
              </table:table-cell>
              <table:table-cell office:value-type="float" office:value="0.00004076786">
                <text:p>0.00004076786</text:p>
              </table:table-cell>
              <table:table-cell office:value-type="float" office:value="0.0020191052">
                <text:p>0.0020191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0.13499995">
                <text:p>0.13499995</text:p>
              </table:table-cell>
              <table:table-cell office:value-type="float" office:value="0.48685002">
                <text:p>0.48685002</text:p>
              </table:table-cell>
              <table:table-cell office:value-type="float" office:value="0.00003318926">
                <text:p>0.00003318926</text:p>
              </table:table-cell>
              <table:table-cell office:value-type="float" office:value="0.0018217919">
                <text:p>0.0018217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0.13749994">
                <text:p>0.13749994</text:p>
              </table:table-cell>
              <table:table-cell office:value-type="float" office:value="0.48624605">
                <text:p>0.48624605</text:p>
              </table:table-cell>
              <table:table-cell office:value-type="float" office:value="0.000020291729">
                <text:p>0.000020291729</text:p>
              </table:table-cell>
              <table:table-cell office:value-type="float" office:value="0.0014244904">
                <text:p>0.0014244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0.13999994">
                <text:p>0.13999994</text:p>
              </table:table-cell>
              <table:table-cell office:value-type="float" office:value="0.48563293">
                <text:p>0.48563293</text:p>
              </table:table-cell>
              <table:table-cell office:value-type="float" office:value="0.000009218412">
                <text:p>0.000009218412</text:p>
              </table:table-cell>
              <table:table-cell office:value-type="float" office:value="0.0009601256">
                <text:p>0.0009601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0.14249994">
                <text:p>0.14249994</text:p>
              </table:table-cell>
              <table:table-cell office:value-type="float" office:value="0.48499236">
                <text:p>0.48499236</text:p>
              </table:table-cell>
              <table:table-cell office:value-type="float" office:value="0.0000031563452">
                <text:p>0.0000031563452</text:p>
              </table:table-cell>
              <table:table-cell office:value-type="float" office:value="0.0005618136">
                <text:p>0.0005618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0.14499994">
                <text:p>0.14499994</text:p>
              </table:table-cell>
              <table:table-cell office:value-type="float" office:value="0.4843518">
                <text:p>0.4843518</text:p>
              </table:table-cell>
              <table:table-cell office:value-type="float" office:value="0.000000008870059">
                <text:p>0.000000008870059</text:p>
              </table:table-cell>
              <table:table-cell office:value-type="float" office:value="0.000029782645">
                <text:p>0.000029782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0.14749993">
                <text:p>0.14749993</text:p>
              </table:table-cell>
              <table:table-cell office:value-type="float" office:value="0.48371124">
                <text:p>0.48371124</text:p>
              </table:table-cell>
              <table:table-cell office:value-type="float" office:value="-0.0000005596305">
                <text:p>-0.0000005596305</text:p>
              </table:table-cell>
              <table:table-cell office:value-type="float" office:value="-0.00023656512">
                <text:p>-0.000236565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0.14999993">
                <text:p>0.14999993</text:p>
              </table:table-cell>
              <table:table-cell office:value-type="float" office:value="0.48305237">
                <text:p>0.48305237</text:p>
              </table:table-cell>
              <table:table-cell office:value-type="float" office:value="-0.0000013696218">
                <text:p>-0.0000013696218</text:p>
              </table:table-cell>
              <table:table-cell office:value-type="float" office:value="-0.00037008402">
                <text:p>-0.000370084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0.15249993">
                <text:p>0.15249993</text:p>
              </table:table-cell>
              <table:table-cell office:value-type="float" office:value="0.48237517">
                <text:p>0.48237517</text:p>
              </table:table-cell>
              <table:table-cell office:value-type="float" office:value="-0.0000005636098">
                <text:p>-0.0000005636098</text:p>
              </table:table-cell>
              <table:table-cell office:value-type="float" office:value="-0.00023740467">
                <text:p>-0.000237404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0.15499993">
                <text:p>0.15499993</text:p>
              </table:table-cell>
              <table:table-cell office:value-type="float" office:value="0.4816797">
                <text:p>0.4816797</text:p>
              </table:table-cell>
              <table:table-cell office:value-type="float" office:value="0.00000026197762">
                <text:p>0.00000026197762</text:p>
              </table:table-cell>
              <table:table-cell office:value-type="float" office:value="0.00016185723">
                <text:p>0.00016185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0.15749992">
                <text:p>0.15749992</text:p>
              </table:table-cell>
              <table:table-cell office:value-type="float" office:value="0.4809751">
                <text:p>0.4809751</text:p>
              </table:table-cell>
              <table:table-cell office:value-type="float" office:value="0.00000579894">
                <text:p>0.00000579894</text:p>
              </table:table-cell>
              <table:table-cell office:value-type="float" office:value="0.0007615077">
                <text:p>0.0007615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0.15999992">
                <text:p>0.15999992</text:p>
              </table:table-cell>
              <table:table-cell office:value-type="float" office:value="0.480243">
                <text:p>0.480243</text:p>
              </table:table-cell>
              <table:table-cell office:value-type="float" office:value="0.000016783106">
                <text:p>0.000016783106</text:p>
              </table:table-cell>
              <table:table-cell office:value-type="float" office:value="0.0012954962">
                <text:p>0.0012954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0.16249992">
                <text:p>0.16249992</text:p>
              </table:table-cell>
              <table:table-cell office:value-type="float" office:value="0.47952008">
                <text:p>0.47952008</text:p>
              </table:table-cell>
              <table:table-cell office:value-type="float" office:value="0.000026584123">
                <text:p>0.000026584123</text:p>
              </table:table-cell>
              <table:table-cell office:value-type="float" office:value="0.0016304639">
                <text:p>0.0016304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0.16499992">
                <text:p>0.16499992</text:p>
              </table:table-cell>
              <table:table-cell office:value-type="float" office:value="0.478788">
                <text:p>0.478788</text:p>
              </table:table-cell>
              <table:table-cell office:value-type="float" office:value="0.000026665479">
                <text:p>0.000026665479</text:p>
              </table:table-cell>
              <table:table-cell office:value-type="float" office:value="0.0016329568">
                <text:p>0.00163295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0.16749991">
                <text:p>0.16749991</text:p>
              </table:table-cell>
              <table:table-cell office:value-type="float" office:value="0.47804677">
                <text:p>0.47804677</text:p>
              </table:table-cell>
              <table:table-cell office:value-type="float" office:value="0.00002061165">
                <text:p>0.00002061165</text:p>
              </table:table-cell>
              <table:table-cell office:value-type="float" office:value="0.0014356758">
                <text:p>0.00143567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0.16999991">
                <text:p>0.16999991</text:p>
              </table:table-cell>
              <table:table-cell office:value-type="float" office:value="0.47730553">
                <text:p>0.47730553</text:p>
              </table:table-cell>
              <table:table-cell office:value-type="float" office:value="0.000018804662">
                <text:p>0.000018804662</text:p>
              </table:table-cell>
              <table:table-cell office:value-type="float" office:value="0.0013713009">
                <text:p>0.0013713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0.17249991">
                <text:p>0.17249991</text:p>
              </table:table-cell>
              <table:table-cell office:value-type="float" office:value="0.47653684">
                <text:p>0.47653684</text:p>
              </table:table-cell>
              <table:table-cell office:value-type="float" office:value="0.00001225642">
                <text:p>0.00001225642</text:p>
              </table:table-cell>
              <table:table-cell office:value-type="float" office:value="0.0011070871">
                <text:p>0.00110708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0.17499991">
                <text:p>0.17499991</text:p>
              </table:table-cell>
              <table:table-cell office:value-type="float" office:value="0.47573155">
                <text:p>0.47573155</text:p>
              </table:table-cell>
              <table:table-cell office:value-type="float" office:value="0.0000050311614">
                <text:p>0.0000050311614</text:p>
              </table:table-cell>
              <table:table-cell office:value-type="float" office:value="0.0007093068">
                <text:p>0.00070930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0.1774999">
                <text:p>0.1774999</text:p>
              </table:table-cell>
              <table:table-cell office:value-type="float" office:value="0.4749171">
                <text:p>0.4749171</text:p>
              </table:table-cell>
              <table:table-cell office:value-type="float" office:value="0.0000001232881">
                <text:p>0.0000001232881</text:p>
              </table:table-cell>
              <table:table-cell office:value-type="float" office:value="0.00011103518">
                <text:p>0.000111035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0.1799999">
                <text:p>0.1799999</text:p>
              </table:table-cell>
              <table:table-cell office:value-type="float" office:value="0.47410268">
                <text:p>0.47410268</text:p>
              </table:table-cell>
              <table:table-cell office:value-type="float" office:value="-0.0000023840075">
                <text:p>-0.0000023840075</text:p>
              </table:table-cell>
              <table:table-cell office:value-type="float" office:value="-0.00048826297">
                <text:p>-0.000488262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0.1824999">
                <text:p>0.1824999</text:p>
              </table:table-cell>
              <table:table-cell office:value-type="float" office:value="0.4732974">
                <text:p>0.4732974</text:p>
              </table:table-cell>
              <table:table-cell office:value-type="float" office:value="-0.000010444192">
                <text:p>-0.000010444192</text:p>
              </table:table-cell>
              <table:table-cell office:value-type="float" office:value="-0.0010219683">
                <text:p>-0.0010219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0.1849999">
                <text:p>0.1849999</text:p>
              </table:table-cell>
              <table:table-cell office:value-type="float" office:value="0.4724738">
                <text:p>0.4724738</text:p>
              </table:table-cell>
              <table:table-cell office:value-type="float" office:value="-0.000016645972">
                <text:p>-0.000016645972</text:p>
              </table:table-cell>
              <table:table-cell office:value-type="float" office:value="-0.0012901927">
                <text:p>-0.00129019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0.1874999">
                <text:p>0.1874999</text:p>
              </table:table-cell>
              <table:table-cell office:value-type="float" office:value="0.47162277">
                <text:p>0.47162277</text:p>
              </table:table-cell>
              <table:table-cell office:value-type="float" office:value="-0.000018472447">
                <text:p>-0.000018472447</text:p>
              </table:table-cell>
              <table:table-cell office:value-type="float" office:value="-0.0013591337">
                <text:p>-0.00135913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0.1899999">
                <text:p>0.1899999</text:p>
              </table:table-cell>
              <table:table-cell office:value-type="float" office:value="0.4707168">
                <text:p>0.4707168</text:p>
              </table:table-cell>
              <table:table-cell office:value-type="float" office:value="-0.00000801799">
                <text:p>-0.00000801799</text:p>
              </table:table-cell>
              <table:table-cell office:value-type="float" office:value="-0.0008954323">
                <text:p>-0.00089543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0.19249989">
                <text:p>0.19249989</text:p>
              </table:table-cell>
              <table:table-cell office:value-type="float" office:value="0.46981087">
                <text:p>0.46981087</text:p>
              </table:table-cell>
              <table:table-cell office:value-type="float" office:value="-0.0000031818022">
                <text:p>-0.0000031818022</text:p>
              </table:table-cell>
              <table:table-cell office:value-type="float" office:value="-0.00056407467">
                <text:p>-0.000564074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  <table:table-cell office:value-type="float" office:value="0.19499989">
                <text:p>0.19499989</text:p>
              </table:table-cell>
              <table:table-cell office:value-type="float" office:value="0.4688866">
                <text:p>0.4688866</text:p>
              </table:table-cell>
              <table:table-cell office:value-type="float" office:value="-0.00000053868064">
                <text:p>-0.00000053868064</text:p>
              </table:table-cell>
              <table:table-cell office:value-type="float" office:value="-0.00023209494">
                <text:p>-0.00023209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0.19749989">
                <text:p>0.19749989</text:p>
              </table:table-cell>
              <table:table-cell office:value-type="float" office:value="0.4679349">
                <text:p>0.4679349</text:p>
              </table:table-cell>
              <table:table-cell office:value-type="float" office:value="0.0000009023795">
                <text:p>0.0000009023795</text:p>
              </table:table-cell>
              <table:table-cell office:value-type="float" office:value="0.00030039632">
                <text:p>0.000300396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">
                <text:p>515</text:p>
              </table:table-cell>
              <table:table-cell office:value-type="float" office:value="0.19999988">
                <text:p>0.19999988</text:p>
              </table:table-cell>
              <table:table-cell office:value-type="float" office:value="0.46697405">
                <text:p>0.46697405</text:p>
              </table:table-cell>
              <table:table-cell office:value-type="float" office:value="0.000010688405">
                <text:p>0.000010688405</text:p>
              </table:table-cell>
              <table:table-cell office:value-type="float" office:value="0.0010338475">
                <text:p>0.00103384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">
                <text:p>520</text:p>
              </table:table-cell>
              <table:table-cell office:value-type="float" office:value="0.20249988">
                <text:p>0.20249988</text:p>
              </table:table-cell>
              <table:table-cell office:value-type="float" office:value="0.46598575">
                <text:p>0.46598575</text:p>
              </table:table-cell>
              <table:table-cell office:value-type="float" office:value="0.000028977338">
                <text:p>0.000028977338</text:p>
              </table:table-cell>
              <table:table-cell office:value-type="float" office:value="0.0017022731">
                <text:p>0.00170227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0.20499988">
                <text:p>0.20499988</text:p>
              </table:table-cell>
              <table:table-cell office:value-type="float" office:value="0.46501574">
                <text:p>0.46501574</text:p>
              </table:table-cell>
              <table:table-cell office:value-type="float" office:value="0.000044333698">
                <text:p>0.000044333698</text:p>
              </table:table-cell>
              <table:table-cell office:value-type="float" office:value="0.002105557">
                <text:p>0.0021055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">
                <text:p>530</text:p>
              </table:table-cell>
              <table:table-cell office:value-type="float" office:value="0.20749988">
                <text:p>0.20749988</text:p>
              </table:table-cell>
              <table:table-cell office:value-type="float" office:value="0.46402743">
                <text:p>0.46402743</text:p>
              </table:table-cell>
              <table:table-cell office:value-type="float" office:value="0.000050323437">
                <text:p>0.000050323437</text:p>
              </table:table-cell>
              <table:table-cell office:value-type="float" office:value="0.0022432886">
                <text:p>0.00224328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0.20999987">
                <text:p>0.20999987</text:p>
              </table:table-cell>
              <table:table-cell office:value-type="float" office:value="0.46305743">
                <text:p>0.46305743</text:p>
              </table:table-cell>
              <table:table-cell office:value-type="float" office:value="0.000050534487">
                <text:p>0.000050534487</text:p>
              </table:table-cell>
              <table:table-cell office:value-type="float" office:value="0.0022479878">
                <text:p>0.00224798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">
                <text:p>540</text:p>
              </table:table-cell>
              <table:table-cell office:value-type="float" office:value="0.21249987">
                <text:p>0.21249987</text:p>
              </table:table-cell>
              <table:table-cell office:value-type="float" office:value="0.46206912">
                <text:p>0.46206912</text:p>
              </table:table-cell>
              <table:table-cell office:value-type="float" office:value="0.0000394539">
                <text:p>0.0000394539</text:p>
              </table:table-cell>
              <table:table-cell office:value-type="float" office:value="0.0019863006">
                <text:p>0.0019863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0.21499987">
                <text:p>0.21499987</text:p>
              </table:table-cell>
              <table:table-cell office:value-type="float" office:value="0.46106252">
                <text:p>0.46106252</text:p>
              </table:table-cell>
              <table:table-cell office:value-type="float" office:value="0.000017539907">
                <text:p>0.000017539907</text:p>
              </table:table-cell>
              <table:table-cell office:value-type="float" office:value="0.0013243832">
                <text:p>0.00132438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">
                <text:p>550</text:p>
              </table:table-cell>
              <table:table-cell office:value-type="float" office:value="0.21749987">
                <text:p>0.21749987</text:p>
              </table:table-cell>
              <table:table-cell office:value-type="float" office:value="0.46007422">
                <text:p>0.46007422</text:p>
              </table:table-cell>
              <table:table-cell office:value-type="float" office:value="0.00000016382097">
                <text:p>0.00000016382097</text:p>
              </table:table-cell>
              <table:table-cell office:value-type="float" office:value="0.00012799256">
                <text:p>0.000127992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">
                <text:p>555</text:p>
              </table:table-cell>
              <table:table-cell office:value-type="float" office:value="0.21999986">
                <text:p>0.21999986</text:p>
              </table:table-cell>
              <table:table-cell office:value-type="float" office:value="0.45905846">
                <text:p>0.45905846</text:p>
              </table:table-cell>
              <table:table-cell office:value-type="float" office:value="-0.000007588494">
                <text:p>-0.000007588494</text:p>
              </table:table-cell>
              <table:table-cell office:value-type="float" office:value="-0.0008711196">
                <text:p>-0.0008711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">
                <text:p>560</text:p>
              </table:table-cell>
              <table:table-cell office:value-type="float" office:value="0.22249986">
                <text:p>0.22249986</text:p>
              </table:table-cell>
              <table:table-cell office:value-type="float" office:value="0.45802438">
                <text:p>0.45802438</text:p>
              </table:table-cell>
              <table:table-cell office:value-type="float" office:value="-0.000021689544">
                <text:p>-0.000021689544</text:p>
              </table:table-cell>
              <table:table-cell office:value-type="float" office:value="-0.001472737">
                <text:p>-0.001472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">
                <text:p>565</text:p>
              </table:table-cell>
              <table:table-cell office:value-type="float" office:value="0.22499986">
                <text:p>0.22499986</text:p>
              </table:table-cell>
              <table:table-cell office:value-type="float" office:value="0.45698118">
                <text:p>0.45698118</text:p>
              </table:table-cell>
              <table:table-cell office:value-type="float" office:value="-0.000040365983">
                <text:p>-0.000040365983</text:p>
              </table:table-cell>
              <table:table-cell office:value-type="float" office:value="-0.0020091287">
                <text:p>-0.0020091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">
                <text:p>570</text:p>
              </table:table-cell>
              <table:table-cell office:value-type="float" office:value="0.22749986">
                <text:p>0.22749986</text:p>
              </table:table-cell>
              <table:table-cell office:value-type="float" office:value="0.4559288">
                <text:p>0.4559288</text:p>
              </table:table-cell>
              <table:table-cell office:value-type="float" office:value="-0.00006151257">
                <text:p>-0.00006151257</text:p>
              </table:table-cell>
              <table:table-cell office:value-type="float" office:value="-0.0024801728">
                <text:p>-0.00248017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">
                <text:p>575</text:p>
              </table:table-cell>
              <table:table-cell office:value-type="float" office:value="0.22999986">
                <text:p>0.22999986</text:p>
              </table:table-cell>
              <table:table-cell office:value-type="float" office:value="0.45487645">
                <text:p>0.45487645</text:p>
              </table:table-cell>
              <table:table-cell office:value-type="float" office:value="-0.000065154636">
                <text:p>-0.000065154636</text:p>
              </table:table-cell>
              <table:table-cell office:value-type="float" office:value="-0.0025525405">
                <text:p>-0.00255254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">
                <text:p>580</text:p>
              </table:table-cell>
              <table:table-cell office:value-type="float" office:value="0.23249985">
                <text:p>0.23249985</text:p>
              </table:table-cell>
              <table:table-cell office:value-type="float" office:value="0.4537875">
                <text:p>0.4537875</text:p>
              </table:table-cell>
              <table:table-cell office:value-type="float" office:value="-0.00005563788">
                <text:p>-0.00005563788</text:p>
              </table:table-cell>
              <table:table-cell office:value-type="float" office:value="-0.0023587684">
                <text:p>-0.00235876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">
                <text:p>585</text:p>
              </table:table-cell>
              <table:table-cell office:value-type="float" office:value="0.23499985">
                <text:p>0.23499985</text:p>
              </table:table-cell>
              <table:table-cell office:value-type="float" office:value="0.45264363">
                <text:p>0.45264363</text:p>
              </table:table-cell>
              <table:table-cell office:value-type="float" office:value="-0.000026625235">
                <text:p>-0.000026625235</text:p>
              </table:table-cell>
              <table:table-cell office:value-type="float" office:value="-0.0016317241">
                <text:p>-0.00163172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">
                <text:p>590</text:p>
              </table:table-cell>
              <table:table-cell office:value-type="float" office:value="0.23749985">
                <text:p>0.23749985</text:p>
              </table:table-cell>
              <table:table-cell office:value-type="float" office:value="0.45147228">
                <text:p>0.45147228</text:p>
              </table:table-cell>
              <table:table-cell office:value-type="float" office:value="-0.0000049422392">
                <text:p>-0.0000049422392</text:p>
              </table:table-cell>
              <table:table-cell office:value-type="float" office:value="-0.0007030106">
                <text:p>-0.0007030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">
                <text:p>595</text:p>
              </table:table-cell>
              <table:table-cell office:value-type="float" office:value="0.23999985">
                <text:p>0.23999985</text:p>
              </table:table-cell>
              <table:table-cell office:value-type="float" office:value="0.45031926">
                <text:p>0.45031926</text:p>
              </table:table-cell>
              <table:table-cell office:value-type="float" office:value="0.0000013060734">
                <text:p>0.0000013060734</text:p>
              </table:table-cell>
              <table:table-cell office:value-type="float" office:value="0.00036139638">
                <text:p>0.000361396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">
                <text:p>600</text:p>
              </table:table-cell>
              <table:table-cell office:value-type="float" office:value="0.24249984">
                <text:p>0.24249984</text:p>
              </table:table-cell>
              <table:table-cell office:value-type="float" office:value="0.4491754">
                <text:p>0.4491754</text:p>
              </table:table-cell>
              <table:table-cell office:value-type="float" office:value="0.000026517806">
                <text:p>0.000026517806</text:p>
              </table:table-cell>
              <table:table-cell office:value-type="float" office:value="0.0016284288">
                <text:p>0.00162842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">
                <text:p>605</text:p>
              </table:table-cell>
              <table:table-cell office:value-type="float" office:value="0.24499984">
                <text:p>0.24499984</text:p>
              </table:table-cell>
              <table:table-cell office:value-type="float" office:value="0.44801322">
                <text:p>0.44801322</text:p>
              </table:table-cell>
              <table:table-cell office:value-type="float" office:value="0.00009193468">
                <text:p>0.00009193468</text:p>
              </table:table-cell>
              <table:table-cell office:value-type="float" office:value="0.0030320731">
                <text:p>0.00303207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">
                <text:p>610</text:p>
              </table:table-cell>
              <table:table-cell office:value-type="float" office:value="0.24749984">
                <text:p>0.24749984</text:p>
              </table:table-cell>
              <table:table-cell office:value-type="float" office:value="0.4468785">
                <text:p>0.4468785</text:p>
              </table:table-cell>
              <table:table-cell office:value-type="float" office:value="0.00015782293">
                <text:p>0.00015782293</text:p>
              </table:table-cell>
              <table:table-cell office:value-type="float" office:value="0.0039726933">
                <text:p>0.00397269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">
                <text:p>615</text:p>
              </table:table-cell>
              <table:table-cell office:value-type="float" office:value="0.24999984">
                <text:p>0.24999984</text:p>
              </table:table-cell>
              <table:table-cell office:value-type="float" office:value="0.44570717">
                <text:p>0.44570717</text:p>
              </table:table-cell>
              <table:table-cell office:value-type="float" office:value="0.00019210466">
                <text:p>0.00019210466</text:p>
              </table:table-cell>
              <table:table-cell office:value-type="float" office:value="0.0043829745">
                <text:p>0.00438297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">
                <text:p>620</text:p>
              </table:table-cell>
              <table:table-cell office:value-type="float" office:value="0.25249985">
                <text:p>0.25249985</text:p>
              </table:table-cell>
              <table:table-cell office:value-type="float" office:value="0.44446266">
                <text:p>0.44446266</text:p>
              </table:table-cell>
              <table:table-cell office:value-type="float" office:value="0.00019318199">
                <text:p>0.00019318199</text:p>
              </table:table-cell>
              <table:table-cell office:value-type="float" office:value="0.0043952474">
                <text:p>0.00439524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0.25499985">
                <text:p>0.25499985</text:p>
              </table:table-cell>
              <table:table-cell office:value-type="float" office:value="0.44316322">
                <text:p>0.44316322</text:p>
              </table:table-cell>
              <table:table-cell office:value-type="float" office:value="0.00015015103">
                <text:p>0.00015015103</text:p>
              </table:table-cell>
              <table:table-cell office:value-type="float" office:value="0.0038749326">
                <text:p>0.0038749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">
                <text:p>630</text:p>
              </table:table-cell>
              <table:table-cell office:value-type="float" office:value="0.25749984">
                <text:p>0.25749984</text:p>
              </table:table-cell>
              <table:table-cell office:value-type="float" office:value="0.44183633">
                <text:p>0.44183633</text:p>
              </table:table-cell>
              <table:table-cell office:value-type="float" office:value="0.000075816206">
                <text:p>0.000075816206</text:p>
              </table:table-cell>
              <table:table-cell office:value-type="float" office:value="0.0027534743">
                <text:p>0.00275347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">
                <text:p>635</text:p>
              </table:table-cell>
              <table:table-cell office:value-type="float" office:value="0.25999984">
                <text:p>0.25999984</text:p>
              </table:table-cell>
              <table:table-cell office:value-type="float" office:value="0.44052774">
                <text:p>0.44052774</text:p>
              </table:table-cell>
              <table:table-cell office:value-type="float" office:value="0.00001199822">
                <text:p>0.00001199822</text:p>
              </table:table-cell>
              <table:table-cell office:value-type="float" office:value="0.0010953639">
                <text:p>0.00109536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  <table:table-cell office:value-type="float" office:value="0.26249984">
                <text:p>0.26249984</text:p>
              </table:table-cell>
              <table:table-cell office:value-type="float" office:value="0.43925577">
                <text:p>0.43925577</text:p>
              </table:table-cell>
              <table:table-cell office:value-type="float" office:value="-0.0000018869758">
                <text:p>-0.0000018869758</text:p>
              </table:table-cell>
              <table:table-cell office:value-type="float" office:value="-0.00043439335">
                <text:p>-0.000434393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">
                <text:p>645</text:p>
              </table:table-cell>
              <table:table-cell office:value-type="float" office:value="0.26499984">
                <text:p>0.26499984</text:p>
              </table:table-cell>
              <table:table-cell office:value-type="float" office:value="0.43802038">
                <text:p>0.43802038</text:p>
              </table:table-cell>
              <table:table-cell office:value-type="float" office:value="-0.000038749527">
                <text:p>-0.000038749527</text:p>
              </table:table-cell>
              <table:table-cell office:value-type="float" office:value="-0.00196849">
                <text:p>-0.001968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">
                <text:p>650</text:p>
              </table:table-cell>
              <table:table-cell office:value-type="float" office:value="0.26749983">
                <text:p>0.26749983</text:p>
              </table:table-cell>
              <table:table-cell office:value-type="float" office:value="0.43684906">
                <text:p>0.43684906</text:p>
              </table:table-cell>
              <table:table-cell office:value-type="float" office:value="-0.00013737837">
                <text:p>-0.00013737837</text:p>
              </table:table-cell>
              <table:table-cell office:value-type="float" office:value="-0.003706459">
                <text:p>-0.003706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">
                <text:p>655</text:p>
              </table:table-cell>
              <table:table-cell office:value-type="float" office:value="0.26999983">
                <text:p>0.26999983</text:p>
              </table:table-cell>
              <table:table-cell office:value-type="float" office:value="0.43569604">
                <text:p>0.43569604</text:p>
              </table:table-cell>
              <table:table-cell office:value-type="float" office:value="-0.00028256097">
                <text:p>-0.00028256097</text:p>
              </table:table-cell>
              <table:table-cell office:value-type="float" office:value="-0.0053156465">
                <text:p>-0.0053156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">
                <text:p>660</text:p>
              </table:table-cell>
              <table:table-cell office:value-type="float" office:value="0.27249983">
                <text:p>0.27249983</text:p>
              </table:table-cell>
              <table:table-cell office:value-type="float" office:value="0.434543">
                <text:p>0.434543</text:p>
              </table:table-cell>
              <table:table-cell office:value-type="float" office:value="-0.00046183632">
                <text:p>-0.00046183632</text:p>
              </table:table-cell>
              <table:table-cell office:value-type="float" office:value="-0.006795854">
                <text:p>-0.0067958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">
                <text:p>665</text:p>
              </table:table-cell>
              <table:table-cell office:value-type="float" office:value="0.27499983">
                <text:p>0.27499983</text:p>
              </table:table-cell>
              <table:table-cell office:value-type="float" office:value="0.43328938">
                <text:p>0.43328938</text:p>
              </table:table-cell>
              <table:table-cell office:value-type="float" office:value="-0.00063179457">
                <text:p>-0.00063179457</text:p>
              </table:table-cell>
              <table:table-cell office:value-type="float" office:value="-0.00794855">
                <text:p>-0.007948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">
                <text:p>670</text:p>
              </table:table-cell>
              <table:table-cell office:value-type="float" office:value="0.27749982">
                <text:p>0.27749982</text:p>
              </table:table-cell>
              <table:table-cell office:value-type="float" office:value="0.43192592">
                <text:p>0.43192592</text:p>
              </table:table-cell>
              <table:table-cell office:value-type="float" office:value="-0.000690051">
                <text:p>-0.000690051</text:p>
              </table:table-cell>
              <table:table-cell office:value-type="float" office:value="-0.008306931">
                <text:p>-0.0083069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">
                <text:p>675</text:p>
              </table:table-cell>
              <table:table-cell office:value-type="float" office:value="0.27999982">
                <text:p>0.27999982</text:p>
              </table:table-cell>
              <table:table-cell office:value-type="float" office:value="0.43047094">
                <text:p>0.43047094</text:p>
              </table:table-cell>
              <table:table-cell office:value-type="float" office:value="-0.0005778571">
                <text:p>-0.0005778571</text:p>
              </table:table-cell>
              <table:table-cell office:value-type="float" office:value="-0.007601691">
                <text:p>-0.0076016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0.28249982">
                <text:p>0.28249982</text:p>
              </table:table-cell>
              <table:table-cell office:value-type="float" office:value="0.42887872">
                <text:p>0.42887872</text:p>
              </table:table-cell>
              <table:table-cell office:value-type="float" office:value="-0.00031692683">
                <text:p>-0.00031692683</text:p>
              </table:table-cell>
              <table:table-cell office:value-type="float" office:value="-0.0056296256">
                <text:p>-0.00562962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">
                <text:p>685</text:p>
              </table:table-cell>
              <table:table-cell office:value-type="float" office:value="0.28499982">
                <text:p>0.28499982</text:p>
              </table:table-cell>
              <table:table-cell office:value-type="float" office:value="0.42728645">
                <text:p>0.42728645</text:p>
              </table:table-cell>
              <table:table-cell office:value-type="float" office:value="-0.00008901479">
                <text:p>-0.00008901479</text:p>
              </table:table-cell>
              <table:table-cell office:value-type="float" office:value="-0.0029835347">
                <text:p>-0.00298353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">
                <text:p>690</text:p>
              </table:table-cell>
              <table:table-cell office:value-type="float" office:value="0.28749982">
                <text:p>0.28749982</text:p>
              </table:table-cell>
              <table:table-cell office:value-type="float" office:value="0.42579484">
                <text:p>0.42579484</text:p>
              </table:table-cell>
              <table:table-cell office:value-type="float" office:value="0.000000744248">
                <text:p>0.000000744248</text:p>
              </table:table-cell>
              <table:table-cell office:value-type="float" office:value="0.0002728091">
                <text:p>0.00027280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">
                <text:p>695</text:p>
              </table:table-cell>
              <table:table-cell office:value-type="float" office:value="0.2899998">
                <text:p>0.2899998</text:p>
              </table:table-cell>
              <table:table-cell office:value-type="float" office:value="0.4244039">
                <text:p>0.4244039</text:p>
              </table:table-cell>
              <table:table-cell office:value-type="float" office:value="0.00013988468">
                <text:p>0.00013988468</text:p>
              </table:table-cell>
              <table:table-cell office:value-type="float" office:value="0.003740116">
                <text:p>0.003740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">
                <text:p>700</text:p>
              </table:table-cell>
              <table:table-cell office:value-type="float" office:value="0.2924998">
                <text:p>0.2924998</text:p>
              </table:table-cell>
              <table:table-cell office:value-type="float" office:value="0.42309532">
                <text:p>0.42309532</text:p>
              </table:table-cell>
              <table:table-cell office:value-type="float" office:value="0.00049249653">
                <text:p>0.00049249653</text:p>
              </table:table-cell>
              <table:table-cell office:value-type="float" office:value="0.00701781">
                <text:p>0.007017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">
                <text:p>705</text:p>
              </table:table-cell>
              <table:table-cell office:value-type="float" office:value="0.2949998">
                <text:p>0.2949998</text:p>
              </table:table-cell>
              <table:table-cell office:value-type="float" office:value="0.42185998">
                <text:p>0.42185998</text:p>
              </table:table-cell>
              <table:table-cell office:value-type="float" office:value="0.0010617693">
                <text:p>0.0010617693</text:p>
              </table:table-cell>
              <table:table-cell office:value-type="float" office:value="0.010304219">
                <text:p>0.0103042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">
                <text:p>710</text:p>
              </table:table-cell>
              <table:table-cell office:value-type="float" office:value="0.2974998">
                <text:p>0.2974998</text:p>
              </table:table-cell>
              <table:table-cell office:value-type="float" office:value="0.42066127">
                <text:p>0.42066127</text:p>
              </table:table-cell>
              <table:table-cell office:value-type="float" office:value="0.001742249">
                <text:p>0.001742249</text:p>
              </table:table-cell>
              <table:table-cell office:value-type="float" office:value="0.013199428">
                <text:p>0.0131994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">
                <text:p>715</text:p>
              </table:table-cell>
              <table:table-cell office:value-type="float" office:value="0.2999998">
                <text:p>0.2999998</text:p>
              </table:table-cell>
              <table:table-cell office:value-type="float" office:value="0.41949922">
                <text:p>0.41949922</text:p>
              </table:table-cell>
              <table:table-cell office:value-type="float" office:value="0.0020265423">
                <text:p>0.0020265423</text:p>
              </table:table-cell>
              <table:table-cell office:value-type="float" office:value="0.014235668">
                <text:p>0.0142356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">
                <text:p>720</text:p>
              </table:table-cell>
              <table:table-cell office:value-type="float" office:value="0.3024998">
                <text:p>0.3024998</text:p>
              </table:table-cell>
              <table:table-cell office:value-type="float" office:value="0.418328">
                <text:p>0.418328</text:p>
              </table:table-cell>
              <table:table-cell office:value-type="float" office:value="0.001925337">
                <text:p>0.001925337</text:p>
              </table:table-cell>
              <table:table-cell office:value-type="float" office:value="0.013875651">
                <text:p>0.013875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">
                <text:p>725</text:p>
              </table:table-cell>
              <table:table-cell office:value-type="float" office:value="0.3049998">
                <text:p>0.3049998</text:p>
              </table:table-cell>
              <table:table-cell office:value-type="float" office:value="0.41708356">
                <text:p>0.41708356</text:p>
              </table:table-cell>
              <table:table-cell office:value-type="float" office:value="0.0014522171">
                <text:p>0.0014522171</text:p>
              </table:table-cell>
              <table:table-cell office:value-type="float" office:value="0.012050797">
                <text:p>0.0120507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">
                <text:p>730</text:p>
              </table:table-cell>
              <table:table-cell office:value-type="float" office:value="0.3074998">
                <text:p>0.3074998</text:p>
              </table:table-cell>
              <table:table-cell office:value-type="float" office:value="0.41582996">
                <text:p>0.41582996</text:p>
              </table:table-cell>
              <table:table-cell office:value-type="float" office:value="0.0007547826">
                <text:p>0.0007547826</text:p>
              </table:table-cell>
              <table:table-cell office:value-type="float" office:value="0.008687822">
                <text:p>0.0086878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">
                <text:p>735</text:p>
              </table:table-cell>
              <table:table-cell office:value-type="float" office:value="0.3099998">
                <text:p>0.3099998</text:p>
              </table:table-cell>
              <table:table-cell office:value-type="float" office:value="0.41451222">
                <text:p>0.41451222</text:p>
              </table:table-cell>
              <table:table-cell office:value-type="float" office:value="0.00019796242">
                <text:p>0.00019796242</text:p>
              </table:table-cell>
              <table:table-cell office:value-type="float" office:value="0.0044492967">
                <text:p>0.00444929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">
                <text:p>740</text:p>
              </table:table-cell>
              <table:table-cell office:value-type="float" office:value="0.3124998">
                <text:p>0.3124998</text:p>
              </table:table-cell>
              <table:table-cell office:value-type="float" office:value="0.41313958">
                <text:p>0.41313958</text:p>
              </table:table-cell>
              <table:table-cell office:value-type="float" office:value="0.000000041348635">
                <text:p>0.000000041348635</text:p>
              </table:table-cell>
              <table:table-cell office:value-type="float" office:value="0.000064302905">
                <text:p>0.0000643029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">
                <text:p>745</text:p>
              </table:table-cell>
              <table:table-cell office:value-type="float" office:value="0.3149998">
                <text:p>0.3149998</text:p>
              </table:table-cell>
              <table:table-cell office:value-type="float" office:value="0.41168457">
                <text:p>0.41168457</text:p>
              </table:table-cell>
              <table:table-cell office:value-type="float" office:value="-0.0001938097">
                <text:p>-0.0001938097</text:p>
              </table:table-cell>
              <table:table-cell office:value-type="float" office:value="-0.0044023823">
                <text:p>-0.0044023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">
                <text:p>750</text:p>
              </table:table-cell>
              <table:table-cell office:value-type="float" office:value="0.3174998">
                <text:p>0.3174998</text:p>
              </table:table-cell>
              <table:table-cell office:value-type="float" office:value="0.40997338">
                <text:p>0.40997338</text:p>
              </table:table-cell>
              <table:table-cell office:value-type="float" office:value="-0.0008629011">
                <text:p>-0.0008629011</text:p>
              </table:table-cell>
              <table:table-cell office:value-type="float" office:value="-0.009289247">
                <text:p>-0.0092892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0.31999978">
                <text:p>0.31999978</text:p>
              </table:table-cell>
              <table:table-cell office:value-type="float" office:value="0.40796944">
                <text:p>0.40796944</text:p>
              </table:table-cell>
              <table:table-cell office:value-type="float" office:value="-0.001980135">
                <text:p>-0.001980135</text:p>
              </table:table-cell>
              <table:table-cell office:value-type="float" office:value="-0.014071727">
                <text:p>-0.014071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">
                <text:p>760</text:p>
              </table:table-cell>
              <table:table-cell office:value-type="float" office:value="0.32249978">
                <text:p>0.32249978</text:p>
              </table:table-cell>
              <table:table-cell office:value-type="float" office:value="0.40579182">
                <text:p>0.40579182</text:p>
              </table:table-cell>
              <table:table-cell office:value-type="float" office:value="-0.0037969458">
                <text:p>-0.0037969458</text:p>
              </table:table-cell>
              <table:table-cell office:value-type="float" office:value="-0.019485753">
                <text:p>-0.0194857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">
                <text:p>765</text:p>
              </table:table-cell>
              <table:table-cell office:value-type="float" office:value="0.32499978">
                <text:p>0.32499978</text:p>
              </table:table-cell>
              <table:table-cell office:value-type="float" office:value="0.40366012">
                <text:p>0.40366012</text:p>
              </table:table-cell>
              <table:table-cell office:value-type="float" office:value="-0.005534563">
                <text:p>-0.005534563</text:p>
              </table:table-cell>
              <table:table-cell office:value-type="float" office:value="-0.023525652">
                <text:p>-0.0235256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">
                <text:p>770</text:p>
              </table:table-cell>
              <table:table-cell office:value-type="float" office:value="0.32749978">
                <text:p>0.32749978</text:p>
              </table:table-cell>
              <table:table-cell office:value-type="float" office:value="0.4016659">
                <text:p>0.4016659</text:p>
              </table:table-cell>
              <table:table-cell office:value-type="float" office:value="-0.0074959253">
                <text:p>-0.0074959253</text:p>
              </table:table-cell>
              <table:table-cell office:value-type="float" office:value="-0.027378688">
                <text:p>-0.0273786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">
                <text:p>775</text:p>
              </table:table-cell>
              <table:table-cell office:value-type="float" office:value="0.32999977">
                <text:p>0.32999977</text:p>
              </table:table-cell>
              <table:table-cell office:value-type="float" office:value="0.3999279">
                <text:p>0.3999279</text:p>
              </table:table-cell>
              <table:table-cell office:value-type="float" office:value="-0.009754849">
                <text:p>-0.009754849</text:p>
              </table:table-cell>
              <table:table-cell office:value-type="float" office:value="-0.031232754">
                <text:p>-0.0312327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">
                <text:p>780</text:p>
              </table:table-cell>
              <table:table-cell office:value-type="float" office:value="0.33249977">
                <text:p>0.33249977</text:p>
              </table:table-cell>
              <table:table-cell office:value-type="float" office:value="0.3983091">
                <text:p>0.3983091</text:p>
              </table:table-cell>
              <table:table-cell office:value-type="float" office:value="-0.01236293">
                <text:p>-0.01236293</text:p>
              </table:table-cell>
              <table:table-cell office:value-type="float" office:value="-0.03516096">
                <text:p>-0.035160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">
                <text:p>785</text:p>
              </table:table-cell>
              <table:table-cell office:value-type="float" office:value="0.33499977">
                <text:p>0.33499977</text:p>
              </table:table-cell>
              <table:table-cell office:value-type="float" office:value="0.39682764">
                <text:p>0.39682764</text:p>
              </table:table-cell>
              <table:table-cell office:value-type="float" office:value="-0.014714452">
                <text:p>-0.014714452</text:p>
              </table:table-cell>
              <table:table-cell office:value-type="float" office:value="-0.038359422">
                <text:p>-0.0383594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  <table:table-cell office:value-type="float" office:value="0.33749977">
                <text:p>0.33749977</text:p>
              </table:table-cell>
              <table:table-cell office:value-type="float" office:value="0.39538288">
                <text:p>0.39538288</text:p>
              </table:table-cell>
              <table:table-cell office:value-type="float" office:value="-0.015973212">
                <text:p>-0.015973212</text:p>
              </table:table-cell>
              <table:table-cell office:value-type="float" office:value="-0.0399665">
                <text:p>-0.03996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">
                <text:p>795</text:p>
              </table:table-cell>
              <table:table-cell office:value-type="float" office:value="0.33999977">
                <text:p>0.33999977</text:p>
              </table:table-cell>
              <table:table-cell office:value-type="float" office:value="0.39393815">
                <text:p>0.39393815</text:p>
              </table:table-cell>
              <table:table-cell office:value-type="float" office:value="-0.016090648">
                <text:p>-0.016090648</text:p>
              </table:table-cell>
              <table:table-cell office:value-type="float" office:value="-0.04011315">
                <text:p>-0.040113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">
                <text:p>800</text:p>
              </table:table-cell>
              <table:table-cell office:value-type="float" office:value="0.34249976">
                <text:p>0.34249976</text:p>
              </table:table-cell>
              <table:table-cell office:value-type="float" office:value="0.39247516">
                <text:p>0.39247516</text:p>
              </table:table-cell>
              <table:table-cell office:value-type="float" office:value="-0.01474238">
                <text:p>-0.01474238</text:p>
              </table:table-cell>
              <table:table-cell office:value-type="float" office:value="-0.038395807">
                <text:p>-0.0383958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">
                <text:p>805</text:p>
              </table:table-cell>
              <table:table-cell office:value-type="float" office:value="0.34499976">
                <text:p>0.34499976</text:p>
              </table:table-cell>
              <table:table-cell office:value-type="float" office:value="0.39089307">
                <text:p>0.39089307</text:p>
              </table:table-cell>
              <table:table-cell office:value-type="float" office:value="-0.0117991995">
                <text:p>-0.0117991995</text:p>
              </table:table-cell>
              <table:table-cell office:value-type="float" office:value="-0.034349963">
                <text:p>-0.0343499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">
                <text:p>810</text:p>
              </table:table-cell>
              <table:table-cell office:value-type="float" office:value="0.34749976">
                <text:p>0.34749976</text:p>
              </table:table-cell>
              <table:table-cell office:value-type="float" office:value="0.38921013">
                <text:p>0.38921013</text:p>
              </table:table-cell>
              <table:table-cell office:value-type="float" office:value="-0.008120132">
                <text:p>-0.008120132</text:p>
              </table:table-cell>
              <table:table-cell office:value-type="float" office:value="-0.028495844">
                <text:p>-0.0284958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">
                <text:p>815</text:p>
              </table:table-cell>
              <table:table-cell office:value-type="float" office:value="0.34999976">
                <text:p>0.34999976</text:p>
              </table:table-cell>
              <table:table-cell office:value-type="float" office:value="0.38745365">
                <text:p>0.38745365</text:p>
              </table:table-cell>
              <table:table-cell office:value-type="float" office:value="-0.004588619">
                <text:p>-0.004588619</text:p>
              </table:table-cell>
              <table:table-cell office:value-type="float" office:value="-0.021421062">
                <text:p>-0.0214210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">
                <text:p>820</text:p>
              </table:table-cell>
              <table:table-cell office:value-type="float" office:value="0.35249975">
                <text:p>0.35249975</text:p>
              </table:table-cell>
              <table:table-cell office:value-type="float" office:value="0.3857793">
                <text:p>0.3857793</text:p>
              </table:table-cell>
              <table:table-cell office:value-type="float" office:value="-0.0019911067">
                <text:p>-0.0019911067</text:p>
              </table:table-cell>
              <table:table-cell office:value-type="float" office:value="-0.014110658">
                <text:p>-0.0141106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">
                <text:p>825</text:p>
              </table:table-cell>
              <table:table-cell office:value-type="float" office:value="0.35499975">
                <text:p>0.35499975</text:p>
              </table:table-cell>
              <table:table-cell office:value-type="float" office:value="0.3841688">
                <text:p>0.3841688</text:p>
              </table:table-cell>
              <table:table-cell office:value-type="float" office:value="-0.00044893817">
                <text:p>-0.00044893817</text:p>
              </table:table-cell>
              <table:table-cell office:value-type="float" office:value="-0.006700285">
                <text:p>-0.0067002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">
                <text:p>830</text:p>
              </table:table-cell>
              <table:table-cell office:value-type="float" office:value="0.35749975">
                <text:p>0.35749975</text:p>
              </table:table-cell>
              <table:table-cell office:value-type="float" office:value="0.38255823">
                <text:p>0.38255823</text:p>
              </table:table-cell>
              <table:table-cell office:value-type="float" office:value="0.000013024742">
                <text:p>0.000013024742</text:p>
              </table:table-cell>
              <table:table-cell office:value-type="float" office:value="0.0011412599">
                <text:p>0.00114125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">
                <text:p>835</text:p>
              </table:table-cell>
              <table:table-cell office:value-type="float" office:value="0.35999975">
                <text:p>0.35999975</text:p>
              </table:table-cell>
              <table:table-cell office:value-type="float" office:value="0.3810941">
                <text:p>0.3810941</text:p>
              </table:table-cell>
              <table:table-cell office:value-type="float" office:value="0.00071919017">
                <text:p>0.00071919017</text:p>
              </table:table-cell>
              <table:table-cell office:value-type="float" office:value="0.008480508">
                <text:p>0.008480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">
                <text:p>840</text:p>
              </table:table-cell>
              <table:table-cell office:value-type="float" office:value="0.36249974">
                <text:p>0.36249974</text:p>
              </table:table-cell>
              <table:table-cell office:value-type="float" office:value="0.37959346">
                <text:p>0.37959346</text:p>
              </table:table-cell>
              <table:table-cell office:value-type="float" office:value="0.0025120054">
                <text:p>0.0025120054</text:p>
              </table:table-cell>
              <table:table-cell office:value-type="float" office:value="0.015849307">
                <text:p>0.0158493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0.36499974">
                <text:p>0.36499974</text:p>
              </table:table-cell>
              <table:table-cell office:value-type="float" office:value="0.37816614">
                <text:p>0.37816614</text:p>
              </table:table-cell>
              <table:table-cell office:value-type="float" office:value="0.004977474">
                <text:p>0.004977474</text:p>
              </table:table-cell>
              <table:table-cell office:value-type="float" office:value="0.022310253">
                <text:p>0.0223102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">
                <text:p>850</text:p>
              </table:table-cell>
              <table:table-cell office:value-type="float" office:value="0.36749974">
                <text:p>0.36749974</text:p>
              </table:table-cell>
              <table:table-cell office:value-type="float" office:value="0.3767116">
                <text:p>0.3767116</text:p>
              </table:table-cell>
              <table:table-cell office:value-type="float" office:value="0.008178324">
                <text:p>0.008178324</text:p>
              </table:table-cell>
              <table:table-cell office:value-type="float" office:value="0.02859777">
                <text:p>0.028597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">
                <text:p>855</text:p>
              </table:table-cell>
              <table:table-cell office:value-type="float" office:value="0.36999974">
                <text:p>0.36999974</text:p>
              </table:table-cell>
              <table:table-cell office:value-type="float" office:value="0.37538537">
                <text:p>0.37538537</text:p>
              </table:table-cell>
              <table:table-cell office:value-type="float" office:value="0.011536753">
                <text:p>0.011536753</text:p>
              </table:table-cell>
              <table:table-cell office:value-type="float" office:value="0.033965796">
                <text:p>0.033965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">
                <text:p>860</text:p>
              </table:table-cell>
              <table:table-cell office:value-type="float" office:value="0.37249973">
                <text:p>0.37249973</text:p>
              </table:table-cell>
              <table:table-cell office:value-type="float" office:value="0.37411422">
                <text:p>0.37411422</text:p>
              </table:table-cell>
              <table:table-cell office:value-type="float" office:value="0.014756764">
                <text:p>0.014756764</text:p>
              </table:table-cell>
              <table:table-cell office:value-type="float" office:value="0.038414534">
                <text:p>0.038414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">
                <text:p>865</text:p>
              </table:table-cell>
              <table:table-cell office:value-type="float" office:value="0.3728615">
                <text:p>0.3728615</text:p>
              </table:table-cell>
              <table:table-cell office:value-type="float" office:value="0.3728615">
                <text:p>0.3728615</text:p>
              </table:table-cell>
              <table:table-cell office:value-type="float" office:value="0.01725868">
                <text:p>0.01725868</text:p>
              </table:table-cell>
              <table:table-cell office:value-type="float" office:value="0.041543566">
                <text:p>0.0415435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">
                <text:p>870</text:p>
              </table:table-cell>
              <table:table-cell office:value-type="float" office:value="0.37164554">
                <text:p>0.37164554</text:p>
              </table:table-cell>
              <table:table-cell office:value-type="float" office:value="0.37164554">
                <text:p>0.37164554</text:p>
              </table:table-cell>
              <table:table-cell office:value-type="float" office:value="0.01832938">
                <text:p>0.01832938</text:p>
              </table:table-cell>
              <table:table-cell office:value-type="float" office:value="0.042812824">
                <text:p>0.0428128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">
                <text:p>875</text:p>
              </table:table-cell>
              <table:table-cell office:value-type="float" office:value="0.37038383">
                <text:p>0.37038383</text:p>
              </table:table-cell>
              <table:table-cell office:value-type="float" office:value="0.37038383">
                <text:p>0.37038383</text:p>
              </table:table-cell>
              <table:table-cell office:value-type="float" office:value="0.01788621">
                <text:p>0.01788621</text:p>
              </table:table-cell>
              <table:table-cell office:value-type="float" office:value="0.042292092">
                <text:p>0.0422920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">
                <text:p>880</text:p>
              </table:table-cell>
              <table:table-cell office:value-type="float" office:value="0.3690855">
                <text:p>0.3690855</text:p>
              </table:table-cell>
              <table:table-cell office:value-type="float" office:value="0.3690855">
                <text:p>0.3690855</text:p>
              </table:table-cell>
              <table:table-cell office:value-type="float" office:value="0.016246954">
                <text:p>0.016246954</text:p>
              </table:table-cell>
              <table:table-cell office:value-type="float" office:value="0.04030751">
                <text:p>0.040307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">
                <text:p>885</text:p>
              </table:table-cell>
              <table:table-cell office:value-type="float" office:value="0.36781445">
                <text:p>0.36781445</text:p>
              </table:table-cell>
              <table:table-cell office:value-type="float" office:value="0.36781445">
                <text:p>0.36781445</text:p>
              </table:table-cell>
              <table:table-cell office:value-type="float" office:value="0.013332335">
                <text:p>0.013332335</text:p>
              </table:table-cell>
              <table:table-cell office:value-type="float" office:value="0.03651347">
                <text:p>0.036513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">
                <text:p>890</text:p>
              </table:table-cell>
              <table:table-cell office:value-type="float" office:value="0.36654317">
                <text:p>0.36654317</text:p>
              </table:table-cell>
              <table:table-cell office:value-type="float" office:value="0.36654317">
                <text:p>0.36654317</text:p>
              </table:table-cell>
              <table:table-cell office:value-type="float" office:value="0.009511069">
                <text:p>0.009511069</text:p>
              </table:table-cell>
              <table:table-cell office:value-type="float" office:value="0.030840022">
                <text:p>0.0308400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">
                <text:p>895</text:p>
              </table:table-cell>
              <table:table-cell office:value-type="float" office:value="0.3652534">
                <text:p>0.3652534</text:p>
              </table:table-cell>
              <table:table-cell office:value-type="float" office:value="0.3652534">
                <text:p>0.3652534</text:p>
              </table:table-cell>
              <table:table-cell office:value-type="float" office:value="0.0058637867">
                <text:p>0.0058637867</text:p>
              </table:table-cell>
              <table:table-cell office:value-type="float" office:value="0.024215257">
                <text:p>0.0242152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">
                <text:p>900</text:p>
              </table:table-cell>
              <table:table-cell office:value-type="float" office:value="0.36379868">
                <text:p>0.36379868</text:p>
              </table:table-cell>
              <table:table-cell office:value-type="float" office:value="0.36379868">
                <text:p>0.36379868</text:p>
              </table:table-cell>
              <table:table-cell office:value-type="float" office:value="0.0029503969">
                <text:p>0.0029503969</text:p>
              </table:table-cell>
              <table:table-cell office:value-type="float" office:value="0.01717672">
                <text:p>0.017176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">
                <text:p>905</text:p>
              </table:table-cell>
              <table:table-cell office:value-type="float" office:value="0.36227977">
                <text:p>0.36227977</text:p>
              </table:table-cell>
              <table:table-cell office:value-type="float" office:value="0.36227977">
                <text:p>0.36227977</text:p>
              </table:table-cell>
              <table:table-cell office:value-type="float" office:value="0.0011192614">
                <text:p>0.0011192614</text:p>
              </table:table-cell>
              <table:table-cell office:value-type="float" office:value="0.010579515">
                <text:p>0.0105795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">
                <text:p>910</text:p>
              </table:table-cell>
              <table:table-cell office:value-type="float" office:value="0.36073327">
                <text:p>0.36073327</text:p>
              </table:table-cell>
              <table:table-cell office:value-type="float" office:value="0.36073327">
                <text:p>0.36073327</text:p>
              </table:table-cell>
              <table:table-cell office:value-type="float" office:value="0.00017267506">
                <text:p>0.00017267506</text:p>
              </table:table-cell>
              <table:table-cell office:value-type="float" office:value="0.004155419">
                <text:p>0.0041554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">
                <text:p>915</text:p>
              </table:table-cell>
              <table:table-cell office:value-type="float" office:value="0.35925084">
                <text:p>0.35925084</text:p>
              </table:table-cell>
              <table:table-cell office:value-type="float" office:value="0.35925084">
                <text:p>0.35925084</text:p>
              </table:table-cell>
              <table:table-cell office:value-type="float" office:value="-0.000028769531">
                <text:p>-0.000028769531</text:p>
              </table:table-cell>
              <table:table-cell office:value-type="float" office:value="-0.0016961583">
                <text:p>-0.00169615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">
                <text:p>920</text:p>
              </table:table-cell>
              <table:table-cell office:value-type="float" office:value="0.35785073">
                <text:p>0.35785073</text:p>
              </table:table-cell>
              <table:table-cell office:value-type="float" office:value="0.35785073">
                <text:p>0.35785073</text:p>
              </table:table-cell>
              <table:table-cell office:value-type="float" office:value="-0.0006038752">
                <text:p>-0.0006038752</text:p>
              </table:table-cell>
              <table:table-cell office:value-type="float" office:value="-0.0077709407">
                <text:p>-0.00777094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">
                <text:p>925</text:p>
              </table:table-cell>
              <table:table-cell office:value-type="float" office:value="0.35654223">
                <text:p>0.35654223</text:p>
              </table:table-cell>
              <table:table-cell office:value-type="float" office:value="0.35654223">
                <text:p>0.35654223</text:p>
              </table:table-cell>
              <table:table-cell office:value-type="float" office:value="-0.0019229017">
                <text:p>-0.0019229017</text:p>
              </table:table-cell>
              <table:table-cell office:value-type="float" office:value="-0.013866873">
                <text:p>-0.0138668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">
                <text:p>930</text:p>
              </table:table-cell>
              <table:table-cell office:value-type="float" office:value="0.35522467">
                <text:p>0.35522467</text:p>
              </table:table-cell>
              <table:table-cell office:value-type="float" office:value="0.35522467">
                <text:p>0.35522467</text:p>
              </table:table-cell>
              <table:table-cell office:value-type="float" office:value="-0.0038621933">
                <text:p>-0.0038621933</text:p>
              </table:table-cell>
              <table:table-cell office:value-type="float" office:value="-0.019652463">
                <text:p>-0.0196524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">
                <text:p>935</text:p>
              </table:table-cell>
              <table:table-cell office:value-type="float" office:value="0.35385236">
                <text:p>0.35385236</text:p>
              </table:table-cell>
              <table:table-cell office:value-type="float" office:value="0.35385236">
                <text:p>0.35385236</text:p>
              </table:table-cell>
              <table:table-cell office:value-type="float" office:value="-0.0062816576">
                <text:p>-0.0062816576</text:p>
              </table:table-cell>
              <table:table-cell office:value-type="float" office:value="-0.025063235">
                <text:p>-0.0250632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">
                <text:p>940</text:p>
              </table:table-cell>
              <table:table-cell office:value-type="float" office:value="0.3524162">
                <text:p>0.3524162</text:p>
              </table:table-cell>
              <table:table-cell office:value-type="float" office:value="0.3524162">
                <text:p>0.3524162</text:p>
              </table:table-cell>
              <table:table-cell office:value-type="float" office:value="-0.008702584">
                <text:p>-0.008702584</text:p>
              </table:table-cell>
              <table:table-cell office:value-type="float" office:value="-0.029500142">
                <text:p>-0.029500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">
                <text:p>945</text:p>
              </table:table-cell>
              <table:table-cell office:value-type="float" office:value="0.35082468">
                <text:p>0.35082468</text:p>
              </table:table-cell>
              <table:table-cell office:value-type="float" office:value="0.35082468">
                <text:p>0.35082468</text:p>
              </table:table-cell>
              <table:table-cell office:value-type="float" office:value="-0.010869682">
                <text:p>-0.010869682</text:p>
              </table:table-cell>
              <table:table-cell office:value-type="float" office:value="-0.0329692">
                <text:p>-0.03296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">
                <text:p>950</text:p>
              </table:table-cell>
              <table:table-cell office:value-type="float" office:value="0.34912357">
                <text:p>0.34912357</text:p>
              </table:table-cell>
              <table:table-cell office:value-type="float" office:value="0.34912357">
                <text:p>0.34912357</text:p>
              </table:table-cell>
              <table:table-cell office:value-type="float" office:value="-0.012155328">
                <text:p>-0.012155328</text:p>
              </table:table-cell>
              <table:table-cell office:value-type="float" office:value="-0.034864493">
                <text:p>-0.0348644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">
                <text:p>955</text:p>
              </table:table-cell>
              <table:table-cell office:value-type="float" office:value="0.34749573">
                <text:p>0.34749573</text:p>
              </table:table-cell>
              <table:table-cell office:value-type="float" office:value="0.34749573">
                <text:p>0.34749573</text:p>
              </table:table-cell>
              <table:table-cell office:value-type="float" office:value="-0.01274131">
                <text:p>-0.01274131</text:p>
              </table:table-cell>
              <table:table-cell office:value-type="float" office:value="-0.03569497">
                <text:p>-0.035694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">
                <text:p>960</text:p>
              </table:table-cell>
              <table:table-cell office:value-type="float" office:value="0.34588617">
                <text:p>0.34588617</text:p>
              </table:table-cell>
              <table:table-cell office:value-type="float" office:value="0.34588617">
                <text:p>0.34588617</text:p>
              </table:table-cell>
              <table:table-cell office:value-type="float" office:value="-0.012574755">
                <text:p>-0.012574755</text:p>
              </table:table-cell>
              <table:table-cell office:value-type="float" office:value="-0.0354609">
                <text:p>-0.03546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">
                <text:p>965</text:p>
              </table:table-cell>
              <table:table-cell office:value-type="float" office:value="0.3442491">
                <text:p>0.3442491</text:p>
              </table:table-cell>
              <table:table-cell office:value-type="float" office:value="0.3442491">
                <text:p>0.3442491</text:p>
              </table:table-cell>
              <table:table-cell office:value-type="float" office:value="-0.011534053">
                <text:p>-0.011534053</text:p>
              </table:table-cell>
              <table:table-cell office:value-type="float" office:value="-0.03396182">
                <text:p>-0.033961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">
                <text:p>970</text:p>
              </table:table-cell>
              <table:table-cell office:value-type="float" office:value="0.34263945">
                <text:p>0.34263945</text:p>
              </table:table-cell>
              <table:table-cell office:value-type="float" office:value="0.34263945">
                <text:p>0.34263945</text:p>
              </table:table-cell>
              <table:table-cell office:value-type="float" office:value="-0.010317044">
                <text:p>-0.010317044</text:p>
              </table:table-cell>
              <table:table-cell office:value-type="float" office:value="-0.032120157">
                <text:p>-0.0321201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">
                <text:p>975</text:p>
              </table:table-cell>
              <table:table-cell office:value-type="float" office:value="0.34091067">
                <text:p>0.34091067</text:p>
              </table:table-cell>
              <table:table-cell office:value-type="float" office:value="0.34091067">
                <text:p>0.34091067</text:p>
              </table:table-cell>
              <table:table-cell office:value-type="float" office:value="-0.008495579">
                <text:p>-0.008495579</text:p>
              </table:table-cell>
              <table:table-cell office:value-type="float" office:value="-0.029147176">
                <text:p>-0.0291471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">
                <text:p>980</text:p>
              </table:table-cell>
              <table:table-cell office:value-type="float" office:value="0.3391361">
                <text:p>0.3391361</text:p>
              </table:table-cell>
              <table:table-cell office:value-type="float" office:value="0.3391361">
                <text:p>0.3391361</text:p>
              </table:table-cell>
              <table:table-cell office:value-type="float" office:value="-0.006534684">
                <text:p>-0.006534684</text:p>
              </table:table-cell>
              <table:table-cell office:value-type="float" office:value="-0.025563028">
                <text:p>-0.0255630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">
                <text:p>985</text:p>
              </table:table-cell>
              <table:table-cell office:value-type="float" office:value="0.33729723">
                <text:p>0.33729723</text:p>
              </table:table-cell>
              <table:table-cell office:value-type="float" office:value="0.33729723">
                <text:p>0.33729723</text:p>
              </table:table-cell>
              <table:table-cell office:value-type="float" office:value="-0.004507649">
                <text:p>-0.004507649</text:p>
              </table:table-cell>
              <table:table-cell office:value-type="float" office:value="-0.021231225">
                <text:p>-0.021231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">
                <text:p>990</text:p>
              </table:table-cell>
              <table:table-cell office:value-type="float" office:value="0.3352935">
                <text:p>0.3352935</text:p>
              </table:table-cell>
              <table:table-cell office:value-type="float" office:value="0.3352935">
                <text:p>0.3352935</text:p>
              </table:table-cell>
              <table:table-cell office:value-type="float" office:value="-0.0027618294">
                <text:p>-0.0027618294</text:p>
              </table:table-cell>
              <table:table-cell office:value-type="float" office:value="-0.016618753">
                <text:p>-0.0166187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">
                <text:p>995</text:p>
              </table:table-cell>
              <table:table-cell office:value-type="float" office:value="0.333006">
                <text:p>0.333006</text:p>
              </table:table-cell>
              <table:table-cell office:value-type="float" office:value="0.333006">
                <text:p>0.333006</text:p>
              </table:table-cell>
              <table:table-cell office:value-type="float" office:value="-0.0012671672">
                <text:p>-0.0012671672</text:p>
              </table:table-cell>
              <table:table-cell office:value-type="float" office:value="-0.011256852">
                <text:p>-0.0112568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0.33064508">
                <text:p>0.33064508</text:p>
              </table:table-cell>
              <table:table-cell office:value-type="float" office:value="0.33064508">
                <text:p>0.33064508</text:p>
              </table:table-cell>
              <table:table-cell office:value-type="float" office:value="-0.00037547294">
                <text:p>-0.00037547294</text:p>
              </table:table-cell>
              <table:table-cell office:value-type="float" office:value="-0.0061275847">
                <text:p>-0.00612758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">
                <text:p>1005</text:p>
              </table:table-cell>
              <table:table-cell office:value-type="float" office:value="0.32830247">
                <text:p>0.32830247</text:p>
              </table:table-cell>
              <table:table-cell office:value-type="float" office:value="0.32830247">
                <text:p>0.32830247</text:p>
              </table:table-cell>
              <table:table-cell office:value-type="float" office:value="-0.000031087246">
                <text:p>-0.000031087246</text:p>
              </table:table-cell>
              <table:table-cell office:value-type="float" office:value="-0.0017631575">
                <text:p>-0.00176315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">
                <text:p>1010</text:p>
              </table:table-cell>
              <table:table-cell office:value-type="float" office:value="0.32617944">
                <text:p>0.32617944</text:p>
              </table:table-cell>
              <table:table-cell office:value-type="float" office:value="0.32617944">
                <text:p>0.32617944</text:p>
              </table:table-cell>
              <table:table-cell office:value-type="float" office:value="0.00006243015">
                <text:p>0.00006243015</text:p>
              </table:table-cell>
              <table:table-cell office:value-type="float" office:value="0.0024986025">
                <text:p>0.00249860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">
                <text:p>1015</text:p>
              </table:table-cell>
              <table:table-cell office:value-type="float" office:value="0.32434925">
                <text:p>0.32434925</text:p>
              </table:table-cell>
              <table:table-cell office:value-type="float" office:value="0.32434925">
                <text:p>0.32434925</text:p>
              </table:table-cell>
              <table:table-cell office:value-type="float" office:value="0.0003579877">
                <text:p>0.0003579877</text:p>
              </table:table-cell>
              <table:table-cell office:value-type="float" office:value="0.0059832074">
                <text:p>0.00598320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">
                <text:p>1020</text:p>
              </table:table-cell>
              <table:table-cell office:value-type="float" office:value="0.3226838">
                <text:p>0.3226838</text:p>
              </table:table-cell>
              <table:table-cell office:value-type="float" office:value="0.3226838">
                <text:p>0.3226838</text:p>
              </table:table-cell>
              <table:table-cell office:value-type="float" office:value="0.000825084">
                <text:p>0.000825084</text:p>
              </table:table-cell>
              <table:table-cell office:value-type="float" office:value="0.0090834135">
                <text:p>0.0090834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">
                <text:p>1025</text:p>
              </table:table-cell>
              <table:table-cell office:value-type="float" office:value="0.32120144">
                <text:p>0.32120144</text:p>
              </table:table-cell>
              <table:table-cell office:value-type="float" office:value="0.32120144">
                <text:p>0.32120144</text:p>
              </table:table-cell>
              <table:table-cell office:value-type="float" office:value="0.0014545359">
                <text:p>0.0014545359</text:p>
              </table:table-cell>
              <table:table-cell office:value-type="float" office:value="0.012060414">
                <text:p>0.0120604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">
                <text:p>1030</text:p>
              </table:table-cell>
              <table:table-cell office:value-type="float" office:value="0.319774">
                <text:p>0.319774</text:p>
              </table:table-cell>
              <table:table-cell office:value-type="float" office:value="0.319774">
                <text:p>0.319774</text:p>
              </table:table-cell>
              <table:table-cell office:value-type="float" office:value="0.0018446208">
                <text:p>0.0018446208</text:p>
              </table:table-cell>
              <table:table-cell office:value-type="float" office:value="0.013581682">
                <text:p>0.0135816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">
                <text:p>1035</text:p>
              </table:table-cell>
              <table:table-cell office:value-type="float" office:value="0.3180446">
                <text:p>0.3180446</text:p>
              </table:table-cell>
              <table:table-cell office:value-type="float" office:value="0.3180446">
                <text:p>0.3180446</text:p>
              </table:table-cell>
              <table:table-cell office:value-type="float" office:value="0.0016013719">
                <text:p>0.0016013719</text:p>
              </table:table-cell>
              <table:table-cell office:value-type="float" office:value="0.012654533">
                <text:p>0.0126545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">
                <text:p>1040</text:p>
              </table:table-cell>
              <table:table-cell office:value-type="float" office:value="0.3161413">
                <text:p>0.3161413</text:p>
              </table:table-cell>
              <table:table-cell office:value-type="float" office:value="0.3161413">
                <text:p>0.3161413</text:p>
              </table:table-cell>
              <table:table-cell office:value-type="float" office:value="0.00078482664">
                <text:p>0.00078482664</text:p>
              </table:table-cell>
              <table:table-cell office:value-type="float" office:value="0.008859044">
                <text:p>0.0088590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">
                <text:p>1045</text:p>
              </table:table-cell>
              <table:table-cell office:value-type="float" office:value="0.3142654">
                <text:p>0.3142654</text:p>
              </table:table-cell>
              <table:table-cell office:value-type="float" office:value="0.3142654">
                <text:p>0.3142654</text:p>
              </table:table-cell>
              <table:table-cell office:value-type="float" office:value="0.00015253507">
                <text:p>0.00015253507</text:p>
              </table:table-cell>
              <table:table-cell office:value-type="float" office:value="0.0039055739">
                <text:p>0.00390557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">
                <text:p>1050</text:p>
              </table:table-cell>
              <table:table-cell office:value-type="float" office:value="0.31248096">
                <text:p>0.31248096</text:p>
              </table:table-cell>
              <table:table-cell office:value-type="float" office:value="0.31248096">
                <text:p>0.31248096</text:p>
              </table:table-cell>
              <table:table-cell office:value-type="float" office:value="-0.0000045883467">
                <text:p>-0.0000045883467</text:p>
              </table:table-cell>
              <table:table-cell office:value-type="float" office:value="-0.0006773734">
                <text:p>-0.00067737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">
                <text:p>1055</text:p>
              </table:table-cell>
              <table:table-cell office:value-type="float" office:value="0.3108063">
                <text:p>0.3108063</text:p>
              </table:table-cell>
              <table:table-cell office:value-type="float" office:value="0.3108063">
                <text:p>0.3108063</text:p>
              </table:table-cell>
              <table:table-cell office:value-type="float" office:value="-0.00030829816">
                <text:p>-0.00030829816</text:p>
              </table:table-cell>
              <table:table-cell office:value-type="float" office:value="-0.0055524604">
                <text:p>-0.00555246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">
                <text:p>1060</text:p>
              </table:table-cell>
              <table:table-cell office:value-type="float" office:value="0.3092324">
                <text:p>0.3092324</text:p>
              </table:table-cell>
              <table:table-cell office:value-type="float" office:value="0.3092324">
                <text:p>0.3092324</text:p>
              </table:table-cell>
              <table:table-cell office:value-type="float" office:value="-0.0012511268">
                <text:p>-0.0012511268</text:p>
              </table:table-cell>
              <table:table-cell office:value-type="float" office:value="-0.011185378">
                <text:p>-0.0111853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">
                <text:p>1065</text:p>
              </table:table-cell>
              <table:table-cell office:value-type="float" office:value="0.30767688">
                <text:p>0.30767688</text:p>
              </table:table-cell>
              <table:table-cell office:value-type="float" office:value="0.30767688">
                <text:p>0.30767688</text:p>
              </table:table-cell>
              <table:table-cell office:value-type="float" office:value="-0.0029286763">
                <text:p>-0.0029286763</text:p>
              </table:table-cell>
              <table:table-cell office:value-type="float" office:value="-0.017113376">
                <text:p>-0.0171133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">
                <text:p>1070</text:p>
              </table:table-cell>
              <table:table-cell office:value-type="float" office:value="0.30615816">
                <text:p>0.30615816</text:p>
              </table:table-cell>
              <table:table-cell office:value-type="float" office:value="0.30615816">
                <text:p>0.30615816</text:p>
              </table:table-cell>
              <table:table-cell office:value-type="float" office:value="-0.005138901">
                <text:p>-0.005138901</text:p>
              </table:table-cell>
              <table:table-cell office:value-type="float" office:value="-0.022669144">
                <text:p>-0.0226691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">
                <text:p>1075</text:p>
              </table:table-cell>
              <table:table-cell office:value-type="float" office:value="0.3047036">
                <text:p>0.3047036</text:p>
              </table:table-cell>
              <table:table-cell office:value-type="float" office:value="0.3047036">
                <text:p>0.3047036</text:p>
              </table:table-cell>
              <table:table-cell office:value-type="float" office:value="-0.008017077">
                <text:p>-0.008017077</text:p>
              </table:table-cell>
              <table:table-cell office:value-type="float" office:value="-0.028314443">
                <text:p>-0.0283144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">
                <text:p>1080</text:p>
              </table:table-cell>
              <table:table-cell office:value-type="float" office:value="0.30334076">
                <text:p>0.30334076</text:p>
              </table:table-cell>
              <table:table-cell office:value-type="float" office:value="0.30334076">
                <text:p>0.30334076</text:p>
              </table:table-cell>
              <table:table-cell office:value-type="float" office:value="-0.011545032">
                <text:p>-0.011545032</text:p>
              </table:table-cell>
              <table:table-cell office:value-type="float" office:value="-0.03397798">
                <text:p>-0.033977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">
                <text:p>1085</text:p>
              </table:table-cell>
              <table:table-cell office:value-type="float" office:value="0.30205134">
                <text:p>0.30205134</text:p>
              </table:table-cell>
              <table:table-cell office:value-type="float" office:value="0.30205134">
                <text:p>0.30205134</text:p>
              </table:table-cell>
              <table:table-cell office:value-type="float" office:value="-0.01520362">
                <text:p>-0.01520362</text:p>
              </table:table-cell>
              <table:table-cell office:value-type="float" office:value="-0.03899182">
                <text:p>-0.03899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">
                <text:p>1090</text:p>
              </table:table-cell>
              <table:table-cell office:value-type="float" office:value="0.30077127">
                <text:p>0.30077127</text:p>
              </table:table-cell>
              <table:table-cell office:value-type="float" office:value="0.30077127">
                <text:p>0.30077127</text:p>
              </table:table-cell>
              <table:table-cell office:value-type="float" office:value="-0.018397877">
                <text:p>-0.018397877</text:p>
              </table:table-cell>
              <table:table-cell office:value-type="float" office:value="-0.042892747">
                <text:p>-0.0428927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">
                <text:p>1095</text:p>
              </table:table-cell>
              <table:table-cell office:value-type="float" office:value="0.29948223">
                <text:p>0.29948223</text:p>
              </table:table-cell>
              <table:table-cell office:value-type="float" office:value="0.29948223">
                <text:p>0.29948223</text:p>
              </table:table-cell>
              <table:table-cell office:value-type="float" office:value="-0.02062236">
                <text:p>-0.02062236</text:p>
              </table:table-cell>
              <table:table-cell office:value-type="float" office:value="-0.045411848">
                <text:p>-0.0454118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">
                <text:p>1100</text:p>
              </table:table-cell>
              <table:table-cell office:value-type="float" office:value="0.29822072">
                <text:p>0.29822072</text:p>
              </table:table-cell>
              <table:table-cell office:value-type="float" office:value="0.29822072">
                <text:p>0.29822072</text:p>
              </table:table-cell>
              <table:table-cell office:value-type="float" office:value="-0.022031711">
                <text:p>-0.022031711</text:p>
              </table:table-cell>
              <table:table-cell office:value-type="float" office:value="-0.04693795">
                <text:p>-0.046937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">
                <text:p>1105</text:p>
              </table:table-cell>
              <table:table-cell office:value-type="float" office:value="0.296941">
                <text:p>0.296941</text:p>
              </table:table-cell>
              <table:table-cell office:value-type="float" office:value="0.296941">
                <text:p>0.296941</text:p>
              </table:table-cell>
              <table:table-cell office:value-type="float" office:value="-0.021846473">
                <text:p>-0.021846473</text:p>
              </table:table-cell>
              <table:table-cell office:value-type="float" office:value="-0.04674021">
                <text:p>-0.04674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">
                <text:p>1110</text:p>
              </table:table-cell>
              <table:table-cell office:value-type="float" office:value="0.29568866">
                <text:p>0.29568866</text:p>
              </table:table-cell>
              <table:table-cell office:value-type="float" office:value="0.29568866">
                <text:p>0.29568866</text:p>
              </table:table-cell>
              <table:table-cell office:value-type="float" office:value="-0.020494604">
                <text:p>-0.020494604</text:p>
              </table:table-cell>
              <table:table-cell office:value-type="float" office:value="-0.04527097">
                <text:p>-0.045270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">
                <text:p>1115</text:p>
              </table:table-cell>
              <table:table-cell office:value-type="float" office:value="0.29453674">
                <text:p>0.29453674</text:p>
              </table:table-cell>
              <table:table-cell office:value-type="float" office:value="0.29453674">
                <text:p>0.29453674</text:p>
              </table:table-cell>
              <table:table-cell office:value-type="float" office:value="-0.018301982">
                <text:p>-0.018301982</text:p>
              </table:table-cell>
              <table:table-cell office:value-type="float" office:value="-0.042780817">
                <text:p>-0.0427808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">
                <text:p>1120</text:p>
              </table:table-cell>
              <table:table-cell office:value-type="float" office:value="0.2933481">
                <text:p>0.2933481</text:p>
              </table:table-cell>
              <table:table-cell office:value-type="float" office:value="0.2933481">
                <text:p>0.2933481</text:p>
              </table:table-cell>
              <table:table-cell office:value-type="float" office:value="-0.015173364">
                <text:p>-0.015173364</text:p>
              </table:table-cell>
              <table:table-cell office:value-type="float" office:value="-0.038953003">
                <text:p>-0.0389530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">
                <text:p>1125</text:p>
              </table:table-cell>
              <table:table-cell office:value-type="float" office:value="0.29215926">
                <text:p>0.29215926</text:p>
              </table:table-cell>
              <table:table-cell office:value-type="float" office:value="0.29215926">
                <text:p>0.29215926</text:p>
              </table:table-cell>
              <table:table-cell office:value-type="float" office:value="-0.011318615">
                <text:p>-0.011318615</text:p>
              </table:table-cell>
              <table:table-cell office:value-type="float" office:value="-0.03364315">
                <text:p>-0.033643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">
                <text:p>1130</text:p>
              </table:table-cell>
              <table:table-cell office:value-type="float" office:value="0.2909153">
                <text:p>0.2909153</text:p>
              </table:table-cell>
              <table:table-cell office:value-type="float" office:value="0.2909153">
                <text:p>0.2909153</text:p>
              </table:table-cell>
              <table:table-cell office:value-type="float" office:value="-0.007281445">
                <text:p>-0.007281445</text:p>
              </table:table-cell>
              <table:table-cell office:value-type="float" office:value="-0.026984153">
                <text:p>-0.0269841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">
                <text:p>1135</text:p>
              </table:table-cell>
              <table:table-cell office:value-type="float" office:value="0.28957048">
                <text:p>0.28957048</text:p>
              </table:table-cell>
              <table:table-cell office:value-type="float" office:value="0.28957048">
                <text:p>0.28957048</text:p>
              </table:table-cell>
              <table:table-cell office:value-type="float" office:value="-0.0038828647">
                <text:p>-0.0038828647</text:p>
              </table:table-cell>
              <table:table-cell office:value-type="float" office:value="-0.019704986">
                <text:p>-0.019704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">
                <text:p>1140</text:p>
              </table:table-cell>
              <table:table-cell office:value-type="float" office:value="0.28813392">
                <text:p>0.28813392</text:p>
              </table:table-cell>
              <table:table-cell office:value-type="float" office:value="0.28813392">
                <text:p>0.28813392</text:p>
              </table:table-cell>
              <table:table-cell office:value-type="float" office:value="-0.0016038552">
                <text:p>-0.0016038552</text:p>
              </table:table-cell>
              <table:table-cell office:value-type="float" office:value="-0.01266434">
                <text:p>-0.012664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">
                <text:p>1145</text:p>
              </table:table-cell>
              <table:table-cell office:value-type="float" office:value="0.28656918">
                <text:p>0.28656918</text:p>
              </table:table-cell>
              <table:table-cell office:value-type="float" office:value="0.28656918">
                <text:p>0.28656918</text:p>
              </table:table-cell>
              <table:table-cell office:value-type="float" office:value="-0.0002696209">
                <text:p>-0.0002696209</text:p>
              </table:table-cell>
              <table:table-cell office:value-type="float" office:value="-0.0051925033">
                <text:p>-0.00519250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">
                <text:p>1150</text:p>
              </table:table-cell>
              <table:table-cell office:value-type="float" office:value="0.28505012">
                <text:p>0.28505012</text:p>
              </table:table-cell>
              <table:table-cell office:value-type="float" office:value="0.28505012">
                <text:p>0.28505012</text:p>
              </table:table-cell>
              <table:table-cell office:value-type="float" office:value="0.000025163221">
                <text:p>0.000025163221</text:p>
              </table:table-cell>
              <table:table-cell office:value-type="float" office:value="0.0015862919">
                <text:p>0.00158629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">
                <text:p>1155</text:p>
              </table:table-cell>
              <table:table-cell office:value-type="float" office:value="0.28363174">
                <text:p>0.28363174</text:p>
              </table:table-cell>
              <table:table-cell office:value-type="float" office:value="0.28363174">
                <text:p>0.28363174</text:p>
              </table:table-cell>
              <table:table-cell office:value-type="float" office:value="0.0005474208">
                <text:p>0.0005474208</text:p>
              </table:table-cell>
              <table:table-cell office:value-type="float" office:value="0.0073987893">
                <text:p>0.00739878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0.2822317">
                <text:p>0.2822317</text:p>
              </table:table-cell>
              <table:table-cell office:value-type="float" office:value="0.2822317">
                <text:p>0.2822317</text:p>
              </table:table-cell>
              <table:table-cell office:value-type="float" office:value="0.0017178046">
                <text:p>0.0017178046</text:p>
              </table:table-cell>
              <table:table-cell office:value-type="float" office:value="0.013106504">
                <text:p>0.0131065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">
                <text:p>1165</text:p>
              </table:table-cell>
              <table:table-cell office:value-type="float" office:value="0.28094158">
                <text:p>0.28094158</text:p>
              </table:table-cell>
              <table:table-cell office:value-type="float" office:value="0.28094158">
                <text:p>0.28094158</text:p>
              </table:table-cell>
              <table:table-cell office:value-type="float" office:value="0.0032530457">
                <text:p>0.0032530457</text:p>
              </table:table-cell>
              <table:table-cell office:value-type="float" office:value="0.018036202">
                <text:p>0.0180362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0.2796607">
                <text:p>0.2796607</text:p>
              </table:table-cell>
              <table:table-cell office:value-type="float" office:value="0.2796607">
                <text:p>0.2796607</text:p>
              </table:table-cell>
              <table:table-cell office:value-type="float" office:value="0.0044889995">
                <text:p>0.0044889995</text:p>
              </table:table-cell>
              <table:table-cell office:value-type="float" office:value="0.021187259">
                <text:p>0.0211872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">
                <text:p>1175</text:p>
              </table:table-cell>
              <table:table-cell office:value-type="float" office:value="0.27824262">
                <text:p>0.27824262</text:p>
              </table:table-cell>
              <table:table-cell office:value-type="float" office:value="0.27824262">
                <text:p>0.27824262</text:p>
              </table:table-cell>
              <table:table-cell office:value-type="float" office:value="0.0052120294">
                <text:p>0.0052120294</text:p>
              </table:table-cell>
              <table:table-cell office:value-type="float" office:value="0.02282987">
                <text:p>0.022829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">
                <text:p>1180</text:p>
              </table:table-cell>
              <table:table-cell office:value-type="float" office:value="0.27677882">
                <text:p>0.27677882</text:p>
              </table:table-cell>
              <table:table-cell office:value-type="float" office:value="0.27677882">
                <text:p>0.27677882</text:p>
              </table:table-cell>
              <table:table-cell office:value-type="float" office:value="0.0053905435">
                <text:p>0.0053905435</text:p>
              </table:table-cell>
              <table:table-cell office:value-type="float" office:value="0.023217544">
                <text:p>0.0232175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">
                <text:p>1185</text:p>
              </table:table-cell>
              <table:table-cell office:value-type="float" office:value="0.27535164">
                <text:p>0.27535164</text:p>
              </table:table-cell>
              <table:table-cell office:value-type="float" office:value="0.27535164">
                <text:p>0.27535164</text:p>
              </table:table-cell>
              <table:table-cell office:value-type="float" office:value="0.005261313">
                <text:p>0.005261313</text:p>
              </table:table-cell>
              <table:table-cell office:value-type="float" office:value="0.022937553">
                <text:p>0.0229375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">
                <text:p>1190</text:p>
              </table:table-cell>
              <table:table-cell office:value-type="float" office:value="0.27396104">
                <text:p>0.27396104</text:p>
              </table:table-cell>
              <table:table-cell office:value-type="float" office:value="0.27396104">
                <text:p>0.27396104</text:p>
              </table:table-cell>
              <table:table-cell office:value-type="float" office:value="0.0046596085">
                <text:p>0.0046596085</text:p>
              </table:table-cell>
              <table:table-cell office:value-type="float" office:value="0.021586126">
                <text:p>0.0215861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0.27259782">
                <text:p>0.27259782</text:p>
              </table:table-cell>
              <table:table-cell office:value-type="float" office:value="0.27259782">
                <text:p>0.27259782</text:p>
              </table:table-cell>
              <table:table-cell office:value-type="float" office:value="0.0036961907">
                <text:p>0.0036961907</text:p>
              </table:table-cell>
              <table:table-cell office:value-type="float" office:value="0.01922548">
                <text:p>0.019225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">
                <text:p>1200</text:p>
              </table:table-cell>
              <table:table-cell office:value-type="float" office:value="0.2712437">
                <text:p>0.2712437</text:p>
              </table:table-cell>
              <table:table-cell office:value-type="float" office:value="0.2712437">
                <text:p>0.2712437</text:p>
              </table:table-cell>
              <table:table-cell office:value-type="float" office:value="0.002305812">
                <text:p>0.002305812</text:p>
              </table:table-cell>
              <table:table-cell office:value-type="float" office:value="0.015184901">
                <text:p>0.0151849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">
                <text:p>1205</text:p>
              </table:table-cell>
              <table:table-cell office:value-type="float" office:value="0.26990774">
                <text:p>0.26990774</text:p>
              </table:table-cell>
              <table:table-cell office:value-type="float" office:value="0.26990774">
                <text:p>0.26990774</text:p>
              </table:table-cell>
              <table:table-cell office:value-type="float" office:value="0.00095829123">
                <text:p>0.00095829123</text:p>
              </table:table-cell>
              <table:table-cell office:value-type="float" office:value="0.009789235">
                <text:p>0.0097892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">
                <text:p>1210</text:p>
              </table:table-cell>
              <table:table-cell office:value-type="float" office:value="0.26864493">
                <text:p>0.26864493</text:p>
              </table:table-cell>
              <table:table-cell office:value-type="float" office:value="0.26864493">
                <text:p>0.26864493</text:p>
              </table:table-cell>
              <table:table-cell office:value-type="float" office:value="0.00010013021">
                <text:p>0.00010013021</text:p>
              </table:table-cell>
              <table:table-cell office:value-type="float" office:value="0.0031643359">
                <text:p>0.00316433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">
                <text:p>1215</text:p>
              </table:table-cell>
              <table:table-cell office:value-type="float" office:value="0.26742783">
                <text:p>0.26742783</text:p>
              </table:table-cell>
              <table:table-cell office:value-type="float" office:value="0.26742783">
                <text:p>0.26742783</text:p>
              </table:table-cell>
              <table:table-cell office:value-type="float" office:value="-0.00020180245">
                <text:p>-0.00020180245</text:p>
              </table:table-cell>
              <table:table-cell office:value-type="float" office:value="-0.004492243">
                <text:p>-0.0044922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">
                <text:p>1220</text:p>
              </table:table-cell>
              <table:table-cell office:value-type="float" office:value="0.26613757">
                <text:p>0.26613757</text:p>
              </table:table-cell>
              <table:table-cell office:value-type="float" office:value="0.26613757">
                <text:p>0.26613757</text:p>
              </table:table-cell>
              <table:table-cell office:value-type="float" office:value="-0.001517717">
                <text:p>-0.001517717</text:p>
              </table:table-cell>
              <table:table-cell office:value-type="float" office:value="-0.012319566">
                <text:p>-0.0123195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">
                <text:p>1225</text:p>
              </table:table-cell>
              <table:table-cell office:value-type="float" office:value="0.26474681">
                <text:p>0.26474681</text:p>
              </table:table-cell>
              <table:table-cell office:value-type="float" office:value="0.26474681">
                <text:p>0.26474681</text:p>
              </table:table-cell>
              <table:table-cell office:value-type="float" office:value="-0.0038380194">
                <text:p>-0.0038380194</text:p>
              </table:table-cell>
              <table:table-cell office:value-type="float" office:value="-0.019590864">
                <text:p>-0.0195908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">
                <text:p>1230</text:p>
              </table:table-cell>
              <table:table-cell office:value-type="float" office:value="0.2633745">
                <text:p>0.2633745</text:p>
              </table:table-cell>
              <table:table-cell office:value-type="float" office:value="0.2633745">
                <text:p>0.2633745</text:p>
              </table:table-cell>
              <table:table-cell office:value-type="float" office:value="-0.0067419247">
                <text:p>-0.0067419247</text:p>
              </table:table-cell>
              <table:table-cell office:value-type="float" office:value="-0.025965216">
                <text:p>-0.0259652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">
                <text:p>1235</text:p>
              </table:table-cell>
              <table:table-cell office:value-type="float" office:value="0.26202986">
                <text:p>0.26202986</text:p>
              </table:table-cell>
              <table:table-cell office:value-type="float" office:value="0.26202986">
                <text:p>0.26202986</text:p>
              </table:table-cell>
              <table:table-cell office:value-type="float" office:value="-0.009924456">
                <text:p>-0.009924456</text:p>
              </table:table-cell>
              <table:table-cell office:value-type="float" office:value="-0.031503104">
                <text:p>-0.0315031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">
                <text:p>1240</text:p>
              </table:table-cell>
              <table:table-cell office:value-type="float" office:value="0.26071286">
                <text:p>0.26071286</text:p>
              </table:table-cell>
              <table:table-cell office:value-type="float" office:value="0.26071286">
                <text:p>0.26071286</text:p>
              </table:table-cell>
              <table:table-cell office:value-type="float" office:value="-0.012815681">
                <text:p>-0.012815681</text:p>
              </table:table-cell>
              <table:table-cell office:value-type="float" office:value="-0.035798997">
                <text:p>-0.0357989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">
                <text:p>1245</text:p>
              </table:table-cell>
              <table:table-cell office:value-type="float" office:value="0.2593686">
                <text:p>0.2593686</text:p>
              </table:table-cell>
              <table:table-cell office:value-type="float" office:value="0.2593686">
                <text:p>0.2593686</text:p>
              </table:table-cell>
              <table:table-cell office:value-type="float" office:value="-0.015408889">
                <text:p>-0.015408889</text:p>
              </table:table-cell>
              <table:table-cell office:value-type="float" office:value="-0.03925416">
                <text:p>-0.039254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0.25802454">
                <text:p>0.25802454</text:p>
              </table:table-cell>
              <table:table-cell office:value-type="float" office:value="0.25802454">
                <text:p>0.25802454</text:p>
              </table:table-cell>
              <table:table-cell office:value-type="float" office:value="-0.017356152">
                <text:p>-0.017356152</text:p>
              </table:table-cell>
              <table:table-cell office:value-type="float" office:value="-0.041660715">
                <text:p>-0.0416607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">
                <text:p>1255</text:p>
              </table:table-cell>
              <table:table-cell office:value-type="float" office:value="0.2566348">
                <text:p>0.2566348</text:p>
              </table:table-cell>
              <table:table-cell office:value-type="float" office:value="0.2566348">
                <text:p>0.2566348</text:p>
              </table:table-cell>
              <table:table-cell office:value-type="float" office:value="-0.018108241">
                <text:p>-0.018108241</text:p>
              </table:table-cell>
              <table:table-cell office:value-type="float" office:value="-0.04255378">
                <text:p>-0.042553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">
                <text:p>1260</text:p>
              </table:table-cell>
              <table:table-cell office:value-type="float" office:value="0.25522685">
                <text:p>0.25522685</text:p>
              </table:table-cell>
              <table:table-cell office:value-type="float" office:value="0.25522685">
                <text:p>0.25522685</text:p>
              </table:table-cell>
              <table:table-cell office:value-type="float" office:value="-0.017967641">
                <text:p>-0.017967641</text:p>
              </table:table-cell>
              <table:table-cell office:value-type="float" office:value="-0.042388253">
                <text:p>-0.0423882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">
                <text:p>1265</text:p>
              </table:table-cell>
              <table:table-cell office:value-type="float" office:value="0.25387368">
                <text:p>0.25387368</text:p>
              </table:table-cell>
              <table:table-cell office:value-type="float" office:value="0.25387368">
                <text:p>0.25387368</text:p>
              </table:table-cell>
              <table:table-cell office:value-type="float" office:value="-0.017261226">
                <text:p>-0.017261226</text:p>
              </table:table-cell>
              <table:table-cell office:value-type="float" office:value="-0.04154663">
                <text:p>-0.041546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">
                <text:p>1270</text:p>
              </table:table-cell>
              <table:table-cell office:value-type="float" office:value="0.2525936">
                <text:p>0.2525936</text:p>
              </table:table-cell>
              <table:table-cell office:value-type="float" office:value="0.2525936">
                <text:p>0.2525936</text:p>
              </table:table-cell>
              <table:table-cell office:value-type="float" office:value="-0.015699197">
                <text:p>-0.015699197</text:p>
              </table:table-cell>
              <table:table-cell office:value-type="float" office:value="-0.03962221">
                <text:p>-0.0396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">
                <text:p>1275</text:p>
              </table:table-cell>
              <table:table-cell office:value-type="float" office:value="0.25127682">
                <text:p>0.25127682</text:p>
              </table:table-cell>
              <table:table-cell office:value-type="float" office:value="0.25127682">
                <text:p>0.25127682</text:p>
              </table:table-cell>
              <table:table-cell office:value-type="float" office:value="-0.01293105">
                <text:p>-0.01293105</text:p>
              </table:table-cell>
              <table:table-cell office:value-type="float" office:value="-0.03595977">
                <text:p>-0.035959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">
                <text:p>1280</text:p>
              </table:table-cell>
              <table:table-cell office:value-type="float" office:value="0.24999638">
                <text:p>0.24999638</text:p>
              </table:table-cell>
              <table:table-cell office:value-type="float" office:value="0.24999638">
                <text:p>0.24999638</text:p>
              </table:table-cell>
              <table:table-cell office:value-type="float" office:value="-0.010074454">
                <text:p>-0.010074454</text:p>
              </table:table-cell>
              <table:table-cell office:value-type="float" office:value="-0.03174028">
                <text:p>-0.031740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">
                <text:p>1285</text:p>
              </table:table-cell>
              <table:table-cell office:value-type="float" office:value="0.24866089">
                <text:p>0.24866089</text:p>
              </table:table-cell>
              <table:table-cell office:value-type="float" office:value="0.24866089">
                <text:p>0.24866089</text:p>
              </table:table-cell>
              <table:table-cell office:value-type="float" office:value="-0.0068496782">
                <text:p>-0.0068496782</text:p>
              </table:table-cell>
              <table:table-cell office:value-type="float" office:value="-0.02617189">
                <text:p>-0.026171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">
                <text:p>1290</text:p>
              </table:table-cell>
              <table:table-cell office:value-type="float" office:value="0.24733433">
                <text:p>0.24733433</text:p>
              </table:table-cell>
              <table:table-cell office:value-type="float" office:value="0.24733433">
                <text:p>0.24733433</text:p>
              </table:table-cell>
              <table:table-cell office:value-type="float" office:value="-0.0038307998">
                <text:p>-0.0038307998</text:p>
              </table:table-cell>
              <table:table-cell office:value-type="float" office:value="-0.01957243">
                <text:p>-0.01957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">
                <text:p>1295</text:p>
              </table:table-cell>
              <table:table-cell office:value-type="float" office:value="0.24608995">
                <text:p>0.24608995</text:p>
              </table:table-cell>
              <table:table-cell office:value-type="float" office:value="0.24608995">
                <text:p>0.24608995</text:p>
              </table:table-cell>
              <table:table-cell office:value-type="float" office:value="-0.0015208056">
                <text:p>-0.0015208056</text:p>
              </table:table-cell>
              <table:table-cell office:value-type="float" office:value="-0.012332095">
                <text:p>-0.0123320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0.24485461">
                <text:p>0.24485461</text:p>
              </table:table-cell>
              <table:table-cell office:value-type="float" office:value="0.24485461">
                <text:p>0.24485461</text:p>
              </table:table-cell>
              <table:table-cell office:value-type="float" office:value="-0.00023569903">
                <text:p>-0.00023569903</text:p>
              </table:table-cell>
              <table:table-cell office:value-type="float" office:value="-0.0048548845">
                <text:p>-0.00485488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">
                <text:p>1305</text:p>
              </table:table-cell>
              <table:table-cell office:value-type="float" office:value="0.24363753">
                <text:p>0.24363753</text:p>
              </table:table-cell>
              <table:table-cell office:value-type="float" office:value="0.24363753">
                <text:p>0.24363753</text:p>
              </table:table-cell>
              <table:table-cell office:value-type="float" office:value="0.00005727549">
                <text:p>0.00005727549</text:p>
              </table:table-cell>
              <table:table-cell office:value-type="float" office:value="0.0023932299">
                <text:p>0.00239322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">
                <text:p>1310</text:p>
              </table:table-cell>
              <table:table-cell office:value-type="float" office:value="0.24241132">
                <text:p>0.24241132</text:p>
              </table:table-cell>
              <table:table-cell office:value-type="float" office:value="0.24241132">
                <text:p>0.24241132</text:p>
              </table:table-cell>
              <table:table-cell office:value-type="float" office:value="0.0006850526">
                <text:p>0.0006850526</text:p>
              </table:table-cell>
              <table:table-cell office:value-type="float" office:value="0.00827679">
                <text:p>0.00827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">
                <text:p>1315</text:p>
              </table:table-cell>
              <table:table-cell office:value-type="float" office:value="0.24127667">
                <text:p>0.24127667</text:p>
              </table:table-cell>
              <table:table-cell office:value-type="float" office:value="0.24127667">
                <text:p>0.24127667</text:p>
              </table:table-cell>
              <table:table-cell office:value-type="float" office:value="0.0016176088">
                <text:p>0.0016176088</text:p>
              </table:table-cell>
              <table:table-cell office:value-type="float" office:value="0.012718525">
                <text:p>0.0127185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">
                <text:p>1320</text:p>
              </table:table-cell>
              <table:table-cell office:value-type="float" office:value="0.24013291">
                <text:p>0.24013291</text:p>
              </table:table-cell>
              <table:table-cell office:value-type="float" office:value="0.24013291">
                <text:p>0.24013291</text:p>
              </table:table-cell>
              <table:table-cell office:value-type="float" office:value="0.002618371">
                <text:p>0.002618371</text:p>
              </table:table-cell>
              <table:table-cell office:value-type="float" office:value="0.016181381">
                <text:p>0.0161813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">
                <text:p>1325</text:p>
              </table:table-cell>
              <table:table-cell office:value-type="float" office:value="0.2390258">
                <text:p>0.2390258</text:p>
              </table:table-cell>
              <table:table-cell office:value-type="float" office:value="0.2390258">
                <text:p>0.2390258</text:p>
              </table:table-cell>
              <table:table-cell office:value-type="float" office:value="0.0034068532">
                <text:p>0.0034068532</text:p>
              </table:table-cell>
              <table:table-cell office:value-type="float" office:value="0.018457662">
                <text:p>0.0184576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">
                <text:p>1330</text:p>
              </table:table-cell>
              <table:table-cell office:value-type="float" office:value="0.23797363">
                <text:p>0.23797363</text:p>
              </table:table-cell>
              <table:table-cell office:value-type="float" office:value="0.23797363">
                <text:p>0.23797363</text:p>
              </table:table-cell>
              <table:table-cell office:value-type="float" office:value="0.0036123493">
                <text:p>0.0036123493</text:p>
              </table:table-cell>
              <table:table-cell office:value-type="float" office:value="0.019006182">
                <text:p>0.0190061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">
                <text:p>1335</text:p>
              </table:table-cell>
              <table:table-cell office:value-type="float" office:value="0.23693976">
                <text:p>0.23693976</text:p>
              </table:table-cell>
              <table:table-cell office:value-type="float" office:value="0.23693976">
                <text:p>0.23693976</text:p>
              </table:table-cell>
              <table:table-cell office:value-type="float" office:value="0.0034678774">
                <text:p>0.0034678774</text:p>
              </table:table-cell>
              <table:table-cell office:value-type="float" office:value="0.018622238">
                <text:p>0.0186222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">
                <text:p>1340</text:p>
              </table:table-cell>
              <table:table-cell office:value-type="float" office:value="0.23595162">
                <text:p>0.23595162</text:p>
              </table:table-cell>
              <table:table-cell office:value-type="float" office:value="0.23595162">
                <text:p>0.23595162</text:p>
              </table:table-cell>
              <table:table-cell office:value-type="float" office:value="0.0028334507">
                <text:p>0.0028334507</text:p>
              </table:table-cell>
              <table:table-cell office:value-type="float" office:value="0.016832856">
                <text:p>0.0168328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">
                <text:p>1345</text:p>
              </table:table-cell>
              <table:table-cell office:value-type="float" office:value="0.23500916">
                <text:p>0.23500916</text:p>
              </table:table-cell>
              <table:table-cell office:value-type="float" office:value="0.23500916">
                <text:p>0.23500916</text:p>
              </table:table-cell>
              <table:table-cell office:value-type="float" office:value="0.0018950588">
                <text:p>0.0018950588</text:p>
              </table:table-cell>
              <table:table-cell office:value-type="float" office:value="0.013766114">
                <text:p>0.0137661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">
                <text:p>1350</text:p>
              </table:table-cell>
              <table:table-cell office:value-type="float" office:value="0.23411246">
                <text:p>0.23411246</text:p>
              </table:table-cell>
              <table:table-cell office:value-type="float" office:value="0.23411246">
                <text:p>0.23411246</text:p>
              </table:table-cell>
              <table:table-cell office:value-type="float" office:value="0.0008374504">
                <text:p>0.0008374504</text:p>
              </table:table-cell>
              <table:table-cell office:value-type="float" office:value="0.0091512315">
                <text:p>0.00915123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">
                <text:p>1355</text:p>
              </table:table-cell>
              <table:table-cell office:value-type="float" office:value="0.23323397">
                <text:p>0.23323397</text:p>
              </table:table-cell>
              <table:table-cell office:value-type="float" office:value="0.23323397">
                <text:p>0.23323397</text:p>
              </table:table-cell>
              <table:table-cell office:value-type="float" office:value="0.000119120756">
                <text:p>0.000119120756</text:p>
              </table:table-cell>
              <table:table-cell office:value-type="float" office:value="0.0034513874">
                <text:p>0.00345138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">
                <text:p>1360</text:p>
              </table:table-cell>
              <table:table-cell office:value-type="float" office:value="0.23232804">
                <text:p>0.23232804</text:p>
              </table:table-cell>
              <table:table-cell office:value-type="float" office:value="0.23232804">
                <text:p>0.23232804</text:p>
              </table:table-cell>
              <table:table-cell office:value-type="float" office:value="-0.00009839013">
                <text:p>-0.00009839013</text:p>
              </table:table-cell>
              <table:table-cell office:value-type="float" office:value="-0.00313672">
                <text:p>-0.003136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">
                <text:p>1365</text:p>
              </table:table-cell>
              <table:table-cell office:value-type="float" office:value="0.2313306">
                <text:p>0.2313306</text:p>
              </table:table-cell>
              <table:table-cell office:value-type="float" office:value="0.2313306">
                <text:p>0.2313306</text:p>
              </table:table-cell>
              <table:table-cell office:value-type="float" office:value="-0.0010857916">
                <text:p>-0.0010857916</text:p>
              </table:table-cell>
              <table:table-cell office:value-type="float" office:value="-0.010420132">
                <text:p>-0.0104201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">
                <text:p>1370</text:p>
              </table:table-cell>
              <table:table-cell office:value-type="float" office:value="0.23021428">
                <text:p>0.23021428</text:p>
              </table:table-cell>
              <table:table-cell office:value-type="float" office:value="0.23021428">
                <text:p>0.23021428</text:p>
              </table:table-cell>
              <table:table-cell office:value-type="float" office:value="-0.0030307083">
                <text:p>-0.0030307083</text:p>
              </table:table-cell>
              <table:table-cell office:value-type="float" office:value="-0.01740893">
                <text:p>-0.017408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">
                <text:p>1375</text:p>
              </table:table-cell>
              <table:table-cell office:value-type="float" office:value="0.22896086">
                <text:p>0.22896086</text:p>
              </table:table-cell>
              <table:table-cell office:value-type="float" office:value="0.22896086">
                <text:p>0.22896086</text:p>
              </table:table-cell>
              <table:table-cell office:value-type="float" office:value="-0.0059428406">
                <text:p>-0.0059428406</text:p>
              </table:table-cell>
              <table:table-cell office:value-type="float" office:value="-0.024377942">
                <text:p>-0.0243779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">
                <text:p>1380</text:p>
              </table:table-cell>
              <table:table-cell office:value-type="float" office:value="0.22765277">
                <text:p>0.22765277</text:p>
              </table:table-cell>
              <table:table-cell office:value-type="float" office:value="0.22765277">
                <text:p>0.22765277</text:p>
              </table:table-cell>
              <table:table-cell office:value-type="float" office:value="-0.009605178">
                <text:p>-0.009605178</text:p>
              </table:table-cell>
              <table:table-cell office:value-type="float" office:value="-0.030992221">
                <text:p>-0.0309922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">
                <text:p>1385</text:p>
              </table:table-cell>
              <table:table-cell office:value-type="float" office:value="0.22639066">
                <text:p>0.22639066</text:p>
              </table:table-cell>
              <table:table-cell office:value-type="float" office:value="0.22639066">
                <text:p>0.22639066</text:p>
              </table:table-cell>
              <table:table-cell office:value-type="float" office:value="-0.013521127">
                <text:p>-0.013521127</text:p>
              </table:table-cell>
              <table:table-cell office:value-type="float" office:value="-0.036771085">
                <text:p>-0.0367710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">
                <text:p>1390</text:p>
              </table:table-cell>
              <table:table-cell office:value-type="float" office:value="0.22523853">
                <text:p>0.22523853</text:p>
              </table:table-cell>
              <table:table-cell office:value-type="float" office:value="0.22523853">
                <text:p>0.22523853</text:p>
              </table:table-cell>
              <table:table-cell office:value-type="float" office:value="-0.0175534">
                <text:p>-0.0175534</text:p>
              </table:table-cell>
              <table:table-cell office:value-type="float" office:value="-0.04189678">
                <text:p>-0.041896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">
                <text:p>1395</text:p>
              </table:table-cell>
              <table:table-cell office:value-type="float" office:value="0.22414145">
                <text:p>0.22414145</text:p>
              </table:table-cell>
              <table:table-cell office:value-type="float" office:value="0.22414145">
                <text:p>0.22414145</text:p>
              </table:table-cell>
              <table:table-cell office:value-type="float" office:value="-0.020889124">
                <text:p>-0.020889124</text:p>
              </table:table-cell>
              <table:table-cell office:value-type="float" office:value="-0.04570462">
                <text:p>-0.045704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">
                <text:p>1400</text:p>
              </table:table-cell>
              <table:table-cell office:value-type="float" office:value="0.22302626">
                <text:p>0.22302626</text:p>
              </table:table-cell>
              <table:table-cell office:value-type="float" office:value="0.22302626">
                <text:p>0.22302626</text:p>
              </table:table-cell>
              <table:table-cell office:value-type="float" office:value="-0.02272241">
                <text:p>-0.02272241</text:p>
              </table:table-cell>
              <table:table-cell office:value-type="float" office:value="-0.04766803">
                <text:p>-0.047668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">
                <text:p>1405</text:p>
              </table:table-cell>
              <table:table-cell office:value-type="float" office:value="0.22180142">
                <text:p>0.22180142</text:p>
              </table:table-cell>
              <table:table-cell office:value-type="float" office:value="0.22180142">
                <text:p>0.22180142</text:p>
              </table:table-cell>
              <table:table-cell office:value-type="float" office:value="-0.022719065">
                <text:p>-0.022719065</text:p>
              </table:table-cell>
              <table:table-cell office:value-type="float" office:value="-0.04766452">
                <text:p>-0.047664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">
                <text:p>1410</text:p>
              </table:table-cell>
              <table:table-cell office:value-type="float" office:value="0.22049426">
                <text:p>0.22049426</text:p>
              </table:table-cell>
              <table:table-cell office:value-type="float" office:value="0.22049426">
                <text:p>0.22049426</text:p>
              </table:table-cell>
              <table:table-cell office:value-type="float" office:value="-0.021293648">
                <text:p>-0.021293648</text:p>
              </table:table-cell>
              <table:table-cell office:value-type="float" office:value="-0.04614504">
                <text:p>-0.046145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">
                <text:p>1415</text:p>
              </table:table-cell>
              <table:table-cell office:value-type="float" office:value="0.21913211">
                <text:p>0.21913211</text:p>
              </table:table-cell>
              <table:table-cell office:value-type="float" office:value="0.21913211">
                <text:p>0.21913211</text:p>
              </table:table-cell>
              <table:table-cell office:value-type="float" office:value="-0.018513508">
                <text:p>-0.018513508</text:p>
              </table:table-cell>
              <table:table-cell office:value-type="float" office:value="-0.043027326">
                <text:p>-0.0430273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">
                <text:p>1420</text:p>
              </table:table-cell>
              <table:table-cell office:value-type="float" office:value="0.21766916">
                <text:p>0.21766916</text:p>
              </table:table-cell>
              <table:table-cell office:value-type="float" office:value="0.21766916">
                <text:p>0.21766916</text:p>
              </table:table-cell>
              <table:table-cell office:value-type="float" office:value="-0.014218517">
                <text:p>-0.014218517</text:p>
              </table:table-cell>
              <table:table-cell office:value-type="float" office:value="-0.037707448">
                <text:p>-0.0377074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">
                <text:p>1425</text:p>
              </table:table-cell>
              <table:table-cell office:value-type="float" office:value="0.21634306">
                <text:p>0.21634306</text:p>
              </table:table-cell>
              <table:table-cell office:value-type="float" office:value="0.21634306">
                <text:p>0.21634306</text:p>
              </table:table-cell>
              <table:table-cell office:value-type="float" office:value="-0.010153023">
                <text:p>-0.010153023</text:p>
              </table:table-cell>
              <table:table-cell office:value-type="float" office:value="-0.03186381">
                <text:p>-0.031863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">
                <text:p>1430</text:p>
              </table:table-cell>
              <table:table-cell office:value-type="float" office:value="0.2149801">
                <text:p>0.2149801</text:p>
              </table:table-cell>
              <table:table-cell office:value-type="float" office:value="0.2149801">
                <text:p>0.2149801</text:p>
              </table:table-cell>
              <table:table-cell office:value-type="float" office:value="-0.005947767">
                <text:p>-0.005947767</text:p>
              </table:table-cell>
              <table:table-cell office:value-type="float" office:value="-0.024388043">
                <text:p>-0.0243880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">
                <text:p>1435</text:p>
              </table:table-cell>
              <table:table-cell office:value-type="float" office:value="0.21375413">
                <text:p>0.21375413</text:p>
              </table:table-cell>
              <table:table-cell office:value-type="float" office:value="0.21375413">
                <text:p>0.21375413</text:p>
              </table:table-cell>
              <table:table-cell office:value-type="float" office:value="-0.002817591">
                <text:p>-0.002817591</text:p>
              </table:table-cell>
              <table:table-cell office:value-type="float" office:value="-0.016785681">
                <text:p>-0.0167856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">
                <text:p>1440</text:p>
              </table:table-cell>
              <table:table-cell office:value-type="float" office:value="0.21250056">
                <text:p>0.21250056</text:p>
              </table:table-cell>
              <table:table-cell office:value-type="float" office:value="0.21250056">
                <text:p>0.21250056</text:p>
              </table:table-cell>
              <table:table-cell office:value-type="float" office:value="-0.0006411341">
                <text:p>-0.0006411341</text:p>
              </table:table-cell>
              <table:table-cell office:value-type="float" office:value="-0.008007085">
                <text:p>-0.0080070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">
                <text:p>1445</text:p>
              </table:table-cell>
              <table:table-cell office:value-type="float" office:value="0.21149395">
                <text:p>0.21149395</text:p>
              </table:table-cell>
              <table:table-cell office:value-type="float" office:value="0.21149395">
                <text:p>0.21149395</text:p>
              </table:table-cell>
              <table:table-cell office:value-type="float" office:value="-0.000000015890164">
                <text:p>-0.000000015890164</text:p>
              </table:table-cell>
              <table:table-cell office:value-type="float" office:value="-0.00003986247">
                <text:p>-0.000039862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">
                <text:p>1450</text:p>
              </table:table-cell>
              <table:table-cell office:value-type="float" office:value="0.21049649">
                <text:p>0.21049649</text:p>
              </table:table-cell>
              <table:table-cell office:value-type="float" office:value="0.21049649">
                <text:p>0.21049649</text:p>
              </table:table-cell>
              <table:table-cell office:value-type="float" office:value="0.0006667258">
                <text:p>0.0006667258</text:p>
              </table:table-cell>
              <table:table-cell office:value-type="float" office:value="0.008165328">
                <text:p>0.0081653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">
                <text:p>1455</text:p>
              </table:table-cell>
              <table:table-cell office:value-type="float" office:value="0.20959973">
                <text:p>0.20959973</text:p>
              </table:table-cell>
              <table:table-cell office:value-type="float" office:value="0.20959973">
                <text:p>0.20959973</text:p>
              </table:table-cell>
              <table:table-cell office:value-type="float" office:value="0.0022911525">
                <text:p>0.0022911525</text:p>
              </table:table-cell>
              <table:table-cell office:value-type="float" office:value="0.015136553">
                <text:p>0.0151365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">
                <text:p>1460</text:p>
              </table:table-cell>
              <table:table-cell office:value-type="float" office:value="0.20867565">
                <text:p>0.20867565</text:p>
              </table:table-cell>
              <table:table-cell office:value-type="float" office:value="0.20867565">
                <text:p>0.20867565</text:p>
              </table:table-cell>
              <table:table-cell office:value-type="float" office:value="0.0048137675">
                <text:p>0.0048137675</text:p>
              </table:table-cell>
              <table:table-cell office:value-type="float" office:value="0.0219403">
                <text:p>0.02194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">
                <text:p>1465</text:p>
              </table:table-cell>
              <table:table-cell office:value-type="float" office:value="0.20777914">
                <text:p>0.20777914</text:p>
              </table:table-cell>
              <table:table-cell office:value-type="float" office:value="0.20777914">
                <text:p>0.20777914</text:p>
              </table:table-cell>
              <table:table-cell office:value-type="float" office:value="0.0077864802">
                <text:p>0.0077864802</text:p>
              </table:table-cell>
              <table:table-cell office:value-type="float" office:value="0.027904265">
                <text:p>0.0279042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">
                <text:p>1470</text:p>
              </table:table-cell>
              <table:table-cell office:value-type="float" office:value="0.20691936">
                <text:p>0.20691936</text:p>
              </table:table-cell>
              <table:table-cell office:value-type="float" office:value="0.20691936">
                <text:p>0.20691936</text:p>
              </table:table-cell>
              <table:table-cell office:value-type="float" office:value="0.010685462">
                <text:p>0.010685462</text:p>
              </table:table-cell>
              <table:table-cell office:value-type="float" office:value="0.032688625">
                <text:p>0.032688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">
                <text:p>1475</text:p>
              </table:table-cell>
              <table:table-cell office:value-type="float" office:value="0.20605966">
                <text:p>0.20605966</text:p>
              </table:table-cell>
              <table:table-cell office:value-type="float" office:value="0.20605966">
                <text:p>0.20605966</text:p>
              </table:table-cell>
              <table:table-cell office:value-type="float" office:value="0.012882981">
                <text:p>0.012882981</text:p>
              </table:table-cell>
              <table:table-cell office:value-type="float" office:value="0.03589287">
                <text:p>0.035892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">
                <text:p>1480</text:p>
              </table:table-cell>
              <table:table-cell office:value-type="float" office:value="0.20521833">
                <text:p>0.20521833</text:p>
              </table:table-cell>
              <table:table-cell office:value-type="float" office:value="0.20521833">
                <text:p>0.20521833</text:p>
              </table:table-cell>
              <table:table-cell office:value-type="float" office:value="0.014067933">
                <text:p>0.014067933</text:p>
              </table:table-cell>
              <table:table-cell office:value-type="float" office:value="0.037507243">
                <text:p>0.0375072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">
                <text:p>1485</text:p>
              </table:table-cell>
              <table:table-cell office:value-type="float" office:value="0.20445932">
                <text:p>0.20445932</text:p>
              </table:table-cell>
              <table:table-cell office:value-type="float" office:value="0.20445932">
                <text:p>0.20445932</text:p>
              </table:table-cell>
              <table:table-cell office:value-type="float" office:value="0.013724402">
                <text:p>0.013724402</text:p>
              </table:table-cell>
              <table:table-cell office:value-type="float" office:value="0.03704646">
                <text:p>0.037046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">
                <text:p>1490</text:p>
              </table:table-cell>
              <table:table-cell office:value-type="float" office:value="0.2038009">
                <text:p>0.2038009</text:p>
              </table:table-cell>
              <table:table-cell office:value-type="float" office:value="0.2038009">
                <text:p>0.2038009</text:p>
              </table:table-cell>
              <table:table-cell office:value-type="float" office:value="0.01227316">
                <text:p>0.01227316</text:p>
              </table:table-cell>
              <table:table-cell office:value-type="float" office:value="0.03503307">
                <text:p>0.035033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">
                <text:p>1495</text:p>
              </table:table-cell>
              <table:table-cell office:value-type="float" office:value="0.2032247">
                <text:p>0.2032247</text:p>
              </table:table-cell>
              <table:table-cell office:value-type="float" office:value="0.2032247">
                <text:p>0.2032247</text:p>
              </table:table-cell>
              <table:table-cell office:value-type="float" office:value="0.010154884">
                <text:p>0.010154884</text:p>
              </table:table-cell>
              <table:table-cell office:value-type="float" office:value="0.03186673">
                <text:p>0.031866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0.20265758">
                <text:p>0.20265758</text:p>
              </table:table-cell>
              <table:table-cell office:value-type="float" office:value="0.20265758">
                <text:p>0.20265758</text:p>
              </table:table-cell>
              <table:table-cell office:value-type="float" office:value="0.0075940504">
                <text:p>0.0075940504</text:p>
              </table:table-cell>
              <table:table-cell office:value-type="float" office:value="0.027557304">
                <text:p>0.0275573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">
                <text:p>1505</text:p>
              </table:table-cell>
              <table:table-cell office:value-type="float" office:value="0.2021087">
                <text:p>0.2021087</text:p>
              </table:table-cell>
              <table:table-cell office:value-type="float" office:value="0.2021087">
                <text:p>0.2021087</text:p>
              </table:table-cell>
              <table:table-cell office:value-type="float" office:value="0.004796473">
                <text:p>0.004796473</text:p>
              </table:table-cell>
              <table:table-cell office:value-type="float" office:value="0.021900851">
                <text:p>0.0219008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">
                <text:p>1510</text:p>
              </table:table-cell>
              <table:table-cell office:value-type="float" office:value="0.20148654">
                <text:p>0.20148654</text:p>
              </table:table-cell>
              <table:table-cell office:value-type="float" office:value="0.20148654">
                <text:p>0.20148654</text:p>
              </table:table-cell>
              <table:table-cell office:value-type="float" office:value="0.0024658013">
                <text:p>0.0024658013</text:p>
              </table:table-cell>
              <table:table-cell office:value-type="float" office:value="0.01570287">
                <text:p>0.015702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">
                <text:p>1515</text:p>
              </table:table-cell>
              <table:table-cell office:value-type="float" office:value="0.20078196">
                <text:p>0.20078196</text:p>
              </table:table-cell>
              <table:table-cell office:value-type="float" office:value="0.20078196">
                <text:p>0.20078196</text:p>
              </table:table-cell>
              <table:table-cell office:value-type="float" office:value="0.0008143901">
                <text:p>0.0008143901</text:p>
              </table:table-cell>
              <table:table-cell office:value-type="float" office:value="0.0090243565">
                <text:p>0.00902435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">
                <text:p>1520</text:p>
              </table:table-cell>
              <table:table-cell office:value-type="float" office:value="0.19991262">
                <text:p>0.19991262</text:p>
              </table:table-cell>
              <table:table-cell office:value-type="float" office:value="0.19991262">
                <text:p>0.19991262</text:p>
              </table:table-cell>
              <table:table-cell office:value-type="float" office:value="0.000037132322">
                <text:p>0.000037132322</text:p>
              </table:table-cell>
              <table:table-cell office:value-type="float" office:value="0.0019269749">
                <text:p>0.00192697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">
                <text:p>1525</text:p>
              </table:table-cell>
              <table:table-cell office:value-type="float" office:value="0.19896095">
                <text:p>0.19896095</text:p>
              </table:table-cell>
              <table:table-cell office:value-type="float" office:value="0.19896095">
                <text:p>0.19896095</text:p>
              </table:table-cell>
              <table:table-cell office:value-type="float" office:value="-0.00023701522">
                <text:p>-0.00023701522</text:p>
              </table:table-cell>
              <table:table-cell office:value-type="float" office:value="-0.004868421">
                <text:p>-0.0048684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">
                <text:p>1530</text:p>
              </table:table-cell>
              <table:table-cell office:value-type="float" office:value="0.19797267">
                <text:p>0.19797267</text:p>
              </table:table-cell>
              <table:table-cell office:value-type="float" office:value="0.19797267">
                <text:p>0.19797267</text:p>
              </table:table-cell>
              <table:table-cell office:value-type="float" office:value="-0.0012167984">
                <text:p>-0.0012167984</text:p>
              </table:table-cell>
              <table:table-cell office:value-type="float" office:value="-0.011030858">
                <text:p>-0.0110308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">
                <text:p>1535</text:p>
              </table:table-cell>
              <table:table-cell office:value-type="float" office:value="0.19703022">
                <text:p>0.19703022</text:p>
              </table:table-cell>
              <table:table-cell office:value-type="float" office:value="0.19703022">
                <text:p>0.19703022</text:p>
              </table:table-cell>
              <table:table-cell office:value-type="float" office:value="-0.0028971394">
                <text:p>-0.0028971394</text:p>
              </table:table-cell>
              <table:table-cell office:value-type="float" office:value="-0.017020985">
                <text:p>-0.0170209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">
                <text:p>1540</text:p>
              </table:table-cell>
              <table:table-cell office:value-type="float" office:value="0.19613358">
                <text:p>0.19613358</text:p>
              </table:table-cell>
              <table:table-cell office:value-type="float" office:value="0.19613358">
                <text:p>0.19613358</text:p>
              </table:table-cell>
              <table:table-cell office:value-type="float" office:value="-0.0052756737">
                <text:p>-0.0052756737</text:p>
              </table:table-cell>
              <table:table-cell office:value-type="float" office:value="-0.022968834">
                <text:p>-0.0229688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">
                <text:p>1545</text:p>
              </table:table-cell>
              <table:table-cell office:value-type="float" office:value="0.19531943">
                <text:p>0.19531943</text:p>
              </table:table-cell>
              <table:table-cell office:value-type="float" office:value="0.19531943">
                <text:p>0.19531943</text:p>
              </table:table-cell>
              <table:table-cell office:value-type="float" office:value="-0.008027716">
                <text:p>-0.008027716</text:p>
              </table:table-cell>
              <table:table-cell office:value-type="float" office:value="-0.028333224">
                <text:p>-0.0283332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">
                <text:p>1550</text:p>
              </table:table-cell>
              <table:table-cell office:value-type="float" office:value="0.19450535">
                <text:p>0.19450535</text:p>
              </table:table-cell>
              <table:table-cell office:value-type="float" office:value="0.19450535">
                <text:p>0.19450535</text:p>
              </table:table-cell>
              <table:table-cell office:value-type="float" office:value="-0.010402748">
                <text:p>-0.010402748</text:p>
              </table:table-cell>
              <table:table-cell office:value-type="float" office:value="-0.03225329">
                <text:p>-0.032253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">
                <text:p>1555</text:p>
              </table:table-cell>
              <table:table-cell office:value-type="float" office:value="0.19354503">
                <text:p>0.19354503</text:p>
              </table:table-cell>
              <table:table-cell office:value-type="float" office:value="0.19354503">
                <text:p>0.19354503</text:p>
              </table:table-cell>
              <table:table-cell office:value-type="float" office:value="-0.011982033">
                <text:p>-0.011982033</text:p>
              </table:table-cell>
              <table:table-cell office:value-type="float" office:value="-0.034615073">
                <text:p>-0.0346150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">
                <text:p>1560</text:p>
              </table:table-cell>
              <table:table-cell office:value-type="float" office:value="0.19250247">
                <text:p>0.19250247</text:p>
              </table:table-cell>
              <table:table-cell office:value-type="float" office:value="0.19250247">
                <text:p>0.19250247</text:p>
              </table:table-cell>
              <table:table-cell office:value-type="float" office:value="-0.013059032">
                <text:p>-0.013059032</text:p>
              </table:table-cell>
              <table:table-cell office:value-type="float" office:value="-0.036137283">
                <text:p>-0.0361372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">
                <text:p>1565</text:p>
              </table:table-cell>
              <table:table-cell office:value-type="float" office:value="0.19140506">
                <text:p>0.19140506</text:p>
              </table:table-cell>
              <table:table-cell office:value-type="float" office:value="0.19140506">
                <text:p>0.19140506</text:p>
              </table:table-cell>
              <table:table-cell office:value-type="float" office:value="-0.013404044">
                <text:p>-0.013404044</text:p>
              </table:table-cell>
              <table:table-cell office:value-type="float" office:value="-0.036611535">
                <text:p>-0.0366115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">
                <text:p>1570</text:p>
              </table:table-cell>
              <table:table-cell office:value-type="float" office:value="0.1903351">
                <text:p>0.1903351</text:p>
              </table:table-cell>
              <table:table-cell office:value-type="float" office:value="0.1903351">
                <text:p>0.1903351</text:p>
              </table:table-cell>
              <table:table-cell office:value-type="float" office:value="-0.012732665">
                <text:p>-0.012732665</text:p>
              </table:table-cell>
              <table:table-cell office:value-type="float" office:value="-0.03568286">
                <text:p>-0.035682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">
                <text:p>1575</text:p>
              </table:table-cell>
              <table:table-cell office:value-type="float" office:value="0.1893291">
                <text:p>0.1893291</text:p>
              </table:table-cell>
              <table:table-cell office:value-type="float" office:value="0.1893291">
                <text:p>0.1893291</text:p>
              </table:table-cell>
              <table:table-cell office:value-type="float" office:value="-0.011381979">
                <text:p>-0.011381979</text:p>
              </table:table-cell>
              <table:table-cell office:value-type="float" office:value="-0.03373719">
                <text:p>-0.033737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">
                <text:p>1580</text:p>
              </table:table-cell>
              <table:table-cell office:value-type="float" office:value="0.18833219">
                <text:p>0.18833219</text:p>
              </table:table-cell>
              <table:table-cell office:value-type="float" office:value="0.18833219">
                <text:p>0.18833219</text:p>
              </table:table-cell>
              <table:table-cell office:value-type="float" office:value="-0.009638849">
                <text:p>-0.009638849</text:p>
              </table:table-cell>
              <table:table-cell office:value-type="float" office:value="-0.031046495">
                <text:p>-0.0310464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">
                <text:p>1585</text:p>
              </table:table-cell>
              <table:table-cell office:value-type="float" office:value="0.18728025">
                <text:p>0.18728025</text:p>
              </table:table-cell>
              <table:table-cell office:value-type="float" office:value="0.18728025">
                <text:p>0.18728025</text:p>
              </table:table-cell>
              <table:table-cell office:value-type="float" office:value="-0.0071552875">
                <text:p>-0.0071552875</text:p>
              </table:table-cell>
              <table:table-cell office:value-type="float" office:value="-0.026749369">
                <text:p>-0.0267493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">
                <text:p>1590</text:p>
              </table:table-cell>
              <table:table-cell office:value-type="float" office:value="0.1862831">
                <text:p>0.1862831</text:p>
              </table:table-cell>
              <table:table-cell office:value-type="float" office:value="0.1862831">
                <text:p>0.1862831</text:p>
              </table:table-cell>
              <table:table-cell office:value-type="float" office:value="-0.0045599">
                <text:p>-0.0045599</text:p>
              </table:table-cell>
              <table:table-cell office:value-type="float" office:value="-0.021353923">
                <text:p>-0.0213539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">
                <text:p>1595</text:p>
              </table:table-cell>
              <table:table-cell office:value-type="float" office:value="0.1852675">
                <text:p>0.1852675</text:p>
              </table:table-cell>
              <table:table-cell office:value-type="float" office:value="0.1852675">
                <text:p>0.1852675</text:p>
              </table:table-cell>
              <table:table-cell office:value-type="float" office:value="-0.002130803">
                <text:p>-0.002130803</text:p>
              </table:table-cell>
              <table:table-cell office:value-type="float" office:value="-0.014597271">
                <text:p>-0.0145972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">
                <text:p>1600</text:p>
              </table:table-cell>
              <table:table-cell office:value-type="float" office:value="0.18419687">
                <text:p>0.18419687</text:p>
              </table:table-cell>
              <table:table-cell office:value-type="float" office:value="0.18419687">
                <text:p>0.18419687</text:p>
              </table:table-cell>
              <table:table-cell office:value-type="float" office:value="-0.00047235633">
                <text:p>-0.00047235633</text:p>
              </table:table-cell>
              <table:table-cell office:value-type="float" office:value="-0.0068728183">
                <text:p>-0.00687281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">
                <text:p>1605</text:p>
              </table:table-cell>
              <table:table-cell office:value-type="float" office:value="0.18311706">
                <text:p>0.18311706</text:p>
              </table:table-cell>
              <table:table-cell office:value-type="float" office:value="0.18311706">
                <text:p>0.18311706</text:p>
              </table:table-cell>
              <table:table-cell office:value-type="float" office:value="0.000018591983">
                <text:p>0.000018591983</text:p>
              </table:table-cell>
              <table:table-cell office:value-type="float" office:value="0.0013635242">
                <text:p>0.00136352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">
                <text:p>1610</text:p>
              </table:table-cell>
              <table:table-cell office:value-type="float" office:value="0.1819915">
                <text:p>0.1819915</text:p>
              </table:table-cell>
              <table:table-cell office:value-type="float" office:value="0.1819915">
                <text:p>0.1819915</text:p>
              </table:table-cell>
              <table:table-cell office:value-type="float" office:value="0.0009967642">
                <text:p>0.0009967642</text:p>
              </table:table-cell>
              <table:table-cell office:value-type="float" office:value="0.009983808">
                <text:p>0.0099838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">
                <text:p>1615</text:p>
              </table:table-cell>
              <table:table-cell office:value-type="float" office:value="0.18096668">
                <text:p>0.18096668</text:p>
              </table:table-cell>
              <table:table-cell office:value-type="float" office:value="0.18096668">
                <text:p>0.18096668</text:p>
              </table:table-cell>
              <table:table-cell office:value-type="float" office:value="0.0029750715">
                <text:p>0.0029750715</text:p>
              </table:table-cell>
              <table:table-cell office:value-type="float" office:value="0.017248396">
                <text:p>0.0172483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">
                <text:p>1620</text:p>
              </table:table-cell>
              <table:table-cell office:value-type="float" office:value="0.17991456">
                <text:p>0.17991456</text:p>
              </table:table-cell>
              <table:table-cell office:value-type="float" office:value="0.17991456">
                <text:p>0.17991456</text:p>
              </table:table-cell>
              <table:table-cell office:value-type="float" office:value="0.005675723">
                <text:p>0.005675723</text:p>
              </table:table-cell>
              <table:table-cell office:value-type="float" office:value="0.023823775">
                <text:p>0.0238237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">
                <text:p>1625</text:p>
              </table:table-cell>
              <table:table-cell office:value-type="float" office:value="0.17895404">
                <text:p>0.17895404</text:p>
              </table:table-cell>
              <table:table-cell office:value-type="float" office:value="0.17895404">
                <text:p>0.17895404</text:p>
              </table:table-cell>
              <table:table-cell office:value-type="float" office:value="0.008230935">
                <text:p>0.008230935</text:p>
              </table:table-cell>
              <table:table-cell office:value-type="float" office:value="0.028689606">
                <text:p>0.0286896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">
                <text:p>1630</text:p>
              </table:table-cell>
              <table:table-cell office:value-type="float" office:value="0.17797534">
                <text:p>0.17797534</text:p>
              </table:table-cell>
              <table:table-cell office:value-type="float" office:value="0.17797534">
                <text:p>0.17797534</text:p>
              </table:table-cell>
              <table:table-cell office:value-type="float" office:value="0.010401236">
                <text:p>0.010401236</text:p>
              </table:table-cell>
              <table:table-cell office:value-type="float" office:value="0.03225095">
                <text:p>0.032250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">
                <text:p>1635</text:p>
              </table:table-cell>
              <table:table-cell office:value-type="float" office:value="0.17694187">
                <text:p>0.17694187</text:p>
              </table:table-cell>
              <table:table-cell office:value-type="float" office:value="0.17694187">
                <text:p>0.17694187</text:p>
              </table:table-cell>
              <table:table-cell office:value-type="float" office:value="0.012279787">
                <text:p>0.012279787</text:p>
              </table:table-cell>
              <table:table-cell office:value-type="float" office:value="0.035042528">
                <text:p>0.0350425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">
                <text:p>1640</text:p>
              </table:table-cell>
              <table:table-cell office:value-type="float" office:value="0.17598164">
                <text:p>0.17598164</text:p>
              </table:table-cell>
              <table:table-cell office:value-type="float" office:value="0.17598164">
                <text:p>0.17598164</text:p>
              </table:table-cell>
              <table:table-cell office:value-type="float" office:value="0.013421407">
                <text:p>0.013421407</text:p>
              </table:table-cell>
              <table:table-cell office:value-type="float" office:value="0.03663524">
                <text:p>0.036635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">
                <text:p>1645</text:p>
              </table:table-cell>
              <table:table-cell office:value-type="float" office:value="0.17503972">
                <text:p>0.17503972</text:p>
              </table:table-cell>
              <table:table-cell office:value-type="float" office:value="0.17503972">
                <text:p>0.17503972</text:p>
              </table:table-cell>
              <table:table-cell office:value-type="float" office:value="0.0138132125">
                <text:p>0.0138132125</text:p>
              </table:table-cell>
              <table:table-cell office:value-type="float" office:value="0.03716613">
                <text:p>0.037166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0.17413439">
                <text:p>0.17413439</text:p>
              </table:table-cell>
              <table:table-cell office:value-type="float" office:value="0.17413439">
                <text:p>0.17413439</text:p>
              </table:table-cell>
              <table:table-cell office:value-type="float" office:value="0.01331667">
                <text:p>0.01331667</text:p>
              </table:table-cell>
              <table:table-cell office:value-type="float" office:value="0.036492012">
                <text:p>0.0364920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">
                <text:p>1655</text:p>
              </table:table-cell>
              <table:table-cell office:value-type="float" office:value="0.17325644">
                <text:p>0.17325644</text:p>
              </table:table-cell>
              <table:table-cell office:value-type="float" office:value="0.17325644">
                <text:p>0.17325644</text:p>
              </table:table-cell>
              <table:table-cell office:value-type="float" office:value="0.012023808">
                <text:p>0.012023808</text:p>
              </table:table-cell>
              <table:table-cell office:value-type="float" office:value="0.034675363">
                <text:p>0.0346753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">
                <text:p>1660</text:p>
              </table:table-cell>
              <table:table-cell office:value-type="float" office:value="0.17239672">
                <text:p>0.17239672</text:p>
              </table:table-cell>
              <table:table-cell office:value-type="float" office:value="0.17239672">
                <text:p>0.17239672</text:p>
              </table:table-cell>
              <table:table-cell office:value-type="float" office:value="0.009930319">
                <text:p>0.009930319</text:p>
              </table:table-cell>
              <table:table-cell office:value-type="float" office:value="0.03151241">
                <text:p>0.031512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">
                <text:p>1665</text:p>
              </table:table-cell>
              <table:table-cell office:value-type="float" office:value="0.17158262">
                <text:p>0.17158262</text:p>
              </table:table-cell>
              <table:table-cell office:value-type="float" office:value="0.17158262">
                <text:p>0.17158262</text:p>
              </table:table-cell>
              <table:table-cell office:value-type="float" office:value="0.0072498308">
                <text:p>0.0072498308</text:p>
              </table:table-cell>
              <table:table-cell office:value-type="float" office:value="0.02692551">
                <text:p>0.026925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">
                <text:p>1670</text:p>
              </table:table-cell>
              <table:table-cell office:value-type="float" office:value="0.17074098">
                <text:p>0.17074098</text:p>
              </table:table-cell>
              <table:table-cell office:value-type="float" office:value="0.17074098">
                <text:p>0.17074098</text:p>
              </table:table-cell>
              <table:table-cell office:value-type="float" office:value="0.0043765972">
                <text:p>0.0043765972</text:p>
              </table:table-cell>
              <table:table-cell office:value-type="float" office:value="0.020920318">
                <text:p>0.0209203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">
                <text:p>1675</text:p>
              </table:table-cell>
              <table:table-cell office:value-type="float" office:value="0.16992666">
                <text:p>0.16992666</text:p>
              </table:table-cell>
              <table:table-cell office:value-type="float" office:value="0.16992666">
                <text:p>0.16992666</text:p>
              </table:table-cell>
              <table:table-cell office:value-type="float" office:value="0.0018903371">
                <text:p>0.0018903371</text:p>
              </table:table-cell>
              <table:table-cell office:value-type="float" office:value="0.013748953">
                <text:p>0.0137489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">
                <text:p>1680</text:p>
              </table:table-cell>
              <table:table-cell office:value-type="float" office:value="0.16907567">
                <text:p>0.16907567</text:p>
              </table:table-cell>
              <table:table-cell office:value-type="float" office:value="0.16907567">
                <text:p>0.16907567</text:p>
              </table:table-cell>
              <table:table-cell office:value-type="float" office:value="0.00030009905">
                <text:p>0.00030009905</text:p>
              </table:table-cell>
              <table:table-cell office:value-type="float" office:value="0.0054781297">
                <text:p>0.00547812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">
                <text:p>1685</text:p>
              </table:table-cell>
              <table:table-cell office:value-type="float" office:value="0.16815141">
                <text:p>0.16815141</text:p>
              </table:table-cell>
              <table:table-cell office:value-type="float" office:value="0.16815141">
                <text:p>0.16815141</text:p>
              </table:table-cell>
              <table:table-cell office:value-type="float" office:value="-0.00008029939">
                <text:p>-0.00008029939</text:p>
              </table:table-cell>
              <table:table-cell office:value-type="float" office:value="-0.0028337147">
                <text:p>-0.00283371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">
                <text:p>1690</text:p>
              </table:table-cell>
              <table:table-cell office:value-type="float" office:value="0.16720887">
                <text:p>0.16720887</text:p>
              </table:table-cell>
              <table:table-cell office:value-type="float" office:value="0.16720887">
                <text:p>0.16720887</text:p>
              </table:table-cell>
              <table:table-cell office:value-type="float" office:value="-0.001107719">
                <text:p>-0.001107719</text:p>
              </table:table-cell>
              <table:table-cell office:value-type="float" office:value="-0.010524823">
                <text:p>-0.0105248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">
                <text:p>1695</text:p>
              </table:table-cell>
              <table:table-cell office:value-type="float" office:value="0.16625726">
                <text:p>0.16625726</text:p>
              </table:table-cell>
              <table:table-cell office:value-type="float" office:value="0.16625726">
                <text:p>0.16625726</text:p>
              </table:table-cell>
              <table:table-cell office:value-type="float" office:value="-0.0031187017">
                <text:p>-0.0031187017</text:p>
              </table:table-cell>
              <table:table-cell office:value-type="float" office:value="-0.017659847">
                <text:p>-0.0176598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">
                <text:p>1700</text:p>
              </table:table-cell>
              <table:table-cell office:value-type="float" office:value="0.16539724">
                <text:p>0.16539724</text:p>
              </table:table-cell>
              <table:table-cell office:value-type="float" office:value="0.16539724">
                <text:p>0.16539724</text:p>
              </table:table-cell>
              <table:table-cell office:value-type="float" office:value="-0.0055178483">
                <text:p>-0.0055178483</text:p>
              </table:table-cell>
              <table:table-cell office:value-type="float" office:value="-0.023490101">
                <text:p>-0.0234901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">
                <text:p>1705</text:p>
              </table:table-cell>
              <table:table-cell office:value-type="float" office:value="0.16455564">
                <text:p>0.16455564</text:p>
              </table:table-cell>
              <table:table-cell office:value-type="float" office:value="0.16455564">
                <text:p>0.16455564</text:p>
              </table:table-cell>
              <table:table-cell office:value-type="float" office:value="-0.0078478325">
                <text:p>-0.0078478325</text:p>
              </table:table-cell>
              <table:table-cell office:value-type="float" office:value="-0.028013984">
                <text:p>-0.0280139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">
                <text:p>1710</text:p>
              </table:table-cell>
              <table:table-cell office:value-type="float" office:value="0.16365008">
                <text:p>0.16365008</text:p>
              </table:table-cell>
              <table:table-cell office:value-type="float" office:value="0.16365008">
                <text:p>0.16365008</text:p>
              </table:table-cell>
              <table:table-cell office:value-type="float" office:value="-0.009717063">
                <text:p>-0.009717063</text:p>
              </table:table-cell>
              <table:table-cell office:value-type="float" office:value="-0.031172205">
                <text:p>-0.0311722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">
                <text:p>1715</text:p>
              </table:table-cell>
              <table:table-cell office:value-type="float" office:value="0.16271716">
                <text:p>0.16271716</text:p>
              </table:table-cell>
              <table:table-cell office:value-type="float" office:value="0.16271716">
                <text:p>0.16271716</text:p>
              </table:table-cell>
              <table:table-cell office:value-type="float" office:value="-0.010858892">
                <text:p>-0.010858892</text:p>
              </table:table-cell>
              <table:table-cell office:value-type="float" office:value="-0.032952834">
                <text:p>-0.0329528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">
                <text:p>1720</text:p>
              </table:table-cell>
              <table:table-cell office:value-type="float" office:value="0.16180256">
                <text:p>0.16180256</text:p>
              </table:table-cell>
              <table:table-cell office:value-type="float" office:value="0.16180256">
                <text:p>0.16180256</text:p>
              </table:table-cell>
              <table:table-cell office:value-type="float" office:value="-0.011249059">
                <text:p>-0.011249059</text:p>
              </table:table-cell>
              <table:table-cell office:value-type="float" office:value="-0.033539616">
                <text:p>-0.0335396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">
                <text:p>1725</text:p>
              </table:table-cell>
              <table:table-cell office:value-type="float" office:value="0.1608971">
                <text:p>0.1608971</text:p>
              </table:table-cell>
              <table:table-cell office:value-type="float" office:value="0.1608971">
                <text:p>0.1608971</text:p>
              </table:table-cell>
              <table:table-cell office:value-type="float" office:value="-0.010798328">
                <text:p>-0.010798328</text:p>
              </table:table-cell>
              <table:table-cell office:value-type="float" office:value="-0.032860808">
                <text:p>-0.0328608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">
                <text:p>1730</text:p>
              </table:table-cell>
              <table:table-cell office:value-type="float" office:value="0.1600282">
                <text:p>0.1600282</text:p>
              </table:table-cell>
              <table:table-cell office:value-type="float" office:value="0.1600282">
                <text:p>0.1600282</text:p>
              </table:table-cell>
              <table:table-cell office:value-type="float" office:value="-0.009591753">
                <text:p>-0.009591753</text:p>
              </table:table-cell>
              <table:table-cell office:value-type="float" office:value="-0.030970555">
                <text:p>-0.0309705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">
                <text:p>1735</text:p>
              </table:table-cell>
              <table:table-cell office:value-type="float" office:value="0.15916836">
                <text:p>0.15916836</text:p>
              </table:table-cell>
              <table:table-cell office:value-type="float" office:value="0.15916836">
                <text:p>0.15916836</text:p>
              </table:table-cell>
              <table:table-cell office:value-type="float" office:value="-0.0076550795">
                <text:p>-0.0076550795</text:p>
              </table:table-cell>
              <table:table-cell office:value-type="float" office:value="-0.027667815">
                <text:p>-0.0276678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">
                <text:p>1740</text:p>
              </table:table-cell>
              <table:table-cell office:value-type="float" office:value="0.15837249">
                <text:p>0.15837249</text:p>
              </table:table-cell>
              <table:table-cell office:value-type="float" office:value="0.15837249">
                <text:p>0.15837249</text:p>
              </table:table-cell>
              <table:table-cell office:value-type="float" office:value="-0.005445991">
                <text:p>-0.005445991</text:p>
              </table:table-cell>
              <table:table-cell office:value-type="float" office:value="-0.023336647">
                <text:p>-0.0233366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">
                <text:p>1745</text:p>
              </table:table-cell>
              <table:table-cell office:value-type="float" office:value="0.15757652">
                <text:p>0.15757652</text:p>
              </table:table-cell>
              <table:table-cell office:value-type="float" office:value="0.15757652">
                <text:p>0.15757652</text:p>
              </table:table-cell>
              <table:table-cell office:value-type="float" office:value="-0.0032100868">
                <text:p>-0.0032100868</text:p>
              </table:table-cell>
              <table:table-cell office:value-type="float" office:value="-0.017916715">
                <text:p>-0.0179167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">
                <text:p>1750</text:p>
              </table:table-cell>
              <table:table-cell office:value-type="float" office:value="0.15670726">
                <text:p>0.15670726</text:p>
              </table:table-cell>
              <table:table-cell office:value-type="float" office:value="0.15670726">
                <text:p>0.15670726</text:p>
              </table:table-cell>
              <table:table-cell office:value-type="float" office:value="-0.001211912">
                <text:p>-0.001211912</text:p>
              </table:table-cell>
              <table:table-cell office:value-type="float" office:value="-0.011008687">
                <text:p>-0.0110086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">
                <text:p>1755</text:p>
              </table:table-cell>
              <table:table-cell office:value-type="float" office:value="0.15592028">
                <text:p>0.15592028</text:p>
              </table:table-cell>
              <table:table-cell office:value-type="float" office:value="0.15592028">
                <text:p>0.15592028</text:p>
              </table:table-cell>
              <table:table-cell office:value-type="float" office:value="-0.00011958413">
                <text:p>-0.00011958413</text:p>
              </table:table-cell>
              <table:table-cell office:value-type="float" office:value="-0.0034580939">
                <text:p>-0.00345809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">
                <text:p>1760</text:p>
              </table:table-cell>
              <table:table-cell office:value-type="float" office:value="0.15510584">
                <text:p>0.15510584</text:p>
              </table:table-cell>
              <table:table-cell office:value-type="float" office:value="0.15510584">
                <text:p>0.15510584</text:p>
              </table:table-cell>
              <table:table-cell office:value-type="float" office:value="0.00017618206">
                <text:p>0.00017618206</text:p>
              </table:table-cell>
              <table:table-cell office:value-type="float" office:value="0.0041974047">
                <text:p>0.00419740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">
                <text:p>1765</text:p>
              </table:table-cell>
              <table:table-cell office:value-type="float" office:value="0.15436465">
                <text:p>0.15436465</text:p>
              </table:table-cell>
              <table:table-cell office:value-type="float" office:value="0.15436465">
                <text:p>0.15436465</text:p>
              </table:table-cell>
              <table:table-cell office:value-type="float" office:value="0.0013508598">
                <text:p>0.0013508598</text:p>
              </table:table-cell>
              <table:table-cell office:value-type="float" office:value="0.01162265">
                <text:p>0.011622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">
                <text:p>1770</text:p>
              </table:table-cell>
              <table:table-cell office:value-type="float" office:value="0.15368755">
                <text:p>0.15368755</text:p>
              </table:table-cell>
              <table:table-cell office:value-type="float" office:value="0.15368755">
                <text:p>0.15368755</text:p>
              </table:table-cell>
              <table:table-cell office:value-type="float" office:value="0.0032197272">
                <text:p>0.0032197272</text:p>
              </table:table-cell>
              <table:table-cell office:value-type="float" office:value="0.017943598">
                <text:p>0.0179435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">
                <text:p>1775</text:p>
              </table:table-cell>
              <table:table-cell office:value-type="float" office:value="0.1529922">
                <text:p>0.1529922</text:p>
              </table:table-cell>
              <table:table-cell office:value-type="float" office:value="0.1529922">
                <text:p>0.1529922</text:p>
              </table:table-cell>
              <table:table-cell office:value-type="float" office:value="0.005333634">
                <text:p>0.005333634</text:p>
              </table:table-cell>
              <table:table-cell office:value-type="float" office:value="0.023094662">
                <text:p>0.0230946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">
                <text:p>1780</text:p>
              </table:table-cell>
              <table:table-cell office:value-type="float" office:value="0.15226035">
                <text:p>0.15226035</text:p>
              </table:table-cell>
              <table:table-cell office:value-type="float" office:value="0.15226035">
                <text:p>0.15226035</text:p>
              </table:table-cell>
              <table:table-cell office:value-type="float" office:value="0.007186783">
                <text:p>0.007186783</text:p>
              </table:table-cell>
              <table:table-cell office:value-type="float" office:value="0.026808176">
                <text:p>0.0268081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">
                <text:p>1785</text:p>
              </table:table-cell>
              <table:table-cell office:value-type="float" office:value="0.15154685">
                <text:p>0.15154685</text:p>
              </table:table-cell>
              <table:table-cell office:value-type="float" office:value="0.15154685">
                <text:p>0.15154685</text:p>
              </table:table-cell>
              <table:table-cell office:value-type="float" office:value="0.008372752">
                <text:p>0.008372752</text:p>
              </table:table-cell>
              <table:table-cell office:value-type="float" office:value="0.028935708">
                <text:p>0.0289357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">
                <text:p>1790</text:p>
              </table:table-cell>
              <table:table-cell office:value-type="float" office:value="0.15086998">
                <text:p>0.15086998</text:p>
              </table:table-cell>
              <table:table-cell office:value-type="float" office:value="0.15086998">
                <text:p>0.15086998</text:p>
              </table:table-cell>
              <table:table-cell office:value-type="float" office:value="0.008840268">
                <text:p>0.008840268</text:p>
              </table:table-cell>
              <table:table-cell office:value-type="float" office:value="0.029732587">
                <text:p>0.0297325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">
                <text:p>1795</text:p>
              </table:table-cell>
              <table:table-cell office:value-type="float" office:value="0.15021138">
                <text:p>0.15021138</text:p>
              </table:table-cell>
              <table:table-cell office:value-type="float" office:value="0.15021138">
                <text:p>0.15021138</text:p>
              </table:table-cell>
              <table:table-cell office:value-type="float" office:value="0.008446348">
                <text:p>0.008446348</text:p>
              </table:table-cell>
              <table:table-cell office:value-type="float" office:value="0.0290626">
                <text:p>0.02906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0.14956193">
                <text:p>0.14956193</text:p>
              </table:table-cell>
              <table:table-cell office:value-type="float" office:value="0.14956193">
                <text:p>0.14956193</text:p>
              </table:table-cell>
              <table:table-cell office:value-type="float" office:value="0.0072116056">
                <text:p>0.0072116056</text:p>
              </table:table-cell>
              <table:table-cell office:value-type="float" office:value="0.026854433">
                <text:p>0.0268544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">
                <text:p>1805</text:p>
              </table:table-cell>
              <table:table-cell office:value-type="float" office:value="0.14893071">
                <text:p>0.14893071</text:p>
              </table:table-cell>
              <table:table-cell office:value-type="float" office:value="0.14893071">
                <text:p>0.14893071</text:p>
              </table:table-cell>
              <table:table-cell office:value-type="float" office:value="0.005553984">
                <text:p>0.005553984</text:p>
              </table:table-cell>
              <table:table-cell office:value-type="float" office:value="0.023566892">
                <text:p>0.0235668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">
                <text:p>1810</text:p>
              </table:table-cell>
              <table:table-cell office:value-type="float" office:value="0.14828114">
                <text:p>0.14828114</text:p>
              </table:table-cell>
              <table:table-cell office:value-type="float" office:value="0.14828114">
                <text:p>0.14828114</text:p>
              </table:table-cell>
              <table:table-cell office:value-type="float" office:value="0.0035851724">
                <text:p>0.0035851724</text:p>
              </table:table-cell>
              <table:table-cell office:value-type="float" office:value="0.018934552">
                <text:p>0.0189345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">
                <text:p>1815</text:p>
              </table:table-cell>
              <table:table-cell office:value-type="float" office:value="0.14762235">
                <text:p>0.14762235</text:p>
              </table:table-cell>
              <table:table-cell office:value-type="float" office:value="0.14762235">
                <text:p>0.14762235</text:p>
              </table:table-cell>
              <table:table-cell office:value-type="float" office:value="0.001659599">
                <text:p>0.001659599</text:p>
              </table:table-cell>
              <table:table-cell office:value-type="float" office:value="0.012882543">
                <text:p>0.0128825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">
                <text:p>1820</text:p>
              </table:table-cell>
              <table:table-cell office:value-type="float" office:value="0.1469818">
                <text:p>0.1469818</text:p>
              </table:table-cell>
              <table:table-cell office:value-type="float" office:value="0.1469818">
                <text:p>0.1469818</text:p>
              </table:table-cell>
              <table:table-cell office:value-type="float" office:value="0.0003602545">
                <text:p>0.0003602545</text:p>
              </table:table-cell>
              <table:table-cell office:value-type="float" office:value="0.00600212">
                <text:p>0.006002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">
                <text:p>1825</text:p>
              </table:table-cell>
              <table:table-cell office:value-type="float" office:value="0.14617652">
                <text:p>0.14617652</text:p>
              </table:table-cell>
              <table:table-cell office:value-type="float" office:value="0.14617652">
                <text:p>0.14617652</text:p>
              </table:table-cell>
              <table:table-cell office:value-type="float" office:value="-0.0000170506">
                <text:p>-0.0000170506</text:p>
              </table:table-cell>
              <table:table-cell office:value-type="float" office:value="-0.0013057794">
                <text:p>-0.00130577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">
                <text:p>1830</text:p>
              </table:table-cell>
              <table:table-cell office:value-type="float" office:value="0.14523396">
                <text:p>0.14523396</text:p>
              </table:table-cell>
              <table:table-cell office:value-type="float" office:value="0.14523396">
                <text:p>0.14523396</text:p>
              </table:table-cell>
              <table:table-cell office:value-type="float" office:value="-0.0007613573">
                <text:p>-0.0007613573</text:p>
              </table:table-cell>
              <table:table-cell office:value-type="float" office:value="-0.008725579">
                <text:p>-0.0087255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">
                <text:p>1835</text:p>
              </table:table-cell>
              <table:table-cell office:value-type="float" office:value="0.14424573">
                <text:p>0.14424573</text:p>
              </table:table-cell>
              <table:table-cell office:value-type="float" office:value="0.14424573">
                <text:p>0.14424573</text:p>
              </table:table-cell>
              <table:table-cell office:value-type="float" office:value="-0.002559257">
                <text:p>-0.002559257</text:p>
              </table:table-cell>
              <table:table-cell office:value-type="float" office:value="-0.015997678">
                <text:p>-0.0159976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">
                <text:p>1840</text:p>
              </table:table-cell>
              <table:table-cell office:value-type="float" office:value="0.14327589">
                <text:p>0.14327589</text:p>
              </table:table-cell>
              <table:table-cell office:value-type="float" office:value="0.14327589">
                <text:p>0.14327589</text:p>
              </table:table-cell>
              <table:table-cell office:value-type="float" office:value="-0.005070003">
                <text:p>-0.005070003</text:p>
              </table:table-cell>
              <table:table-cell office:value-type="float" office:value="-0.022516668">
                <text:p>-0.0225166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">
                <text:p>1845</text:p>
              </table:table-cell>
              <table:table-cell office:value-type="float" office:value="0.14241597">
                <text:p>0.14241597</text:p>
              </table:table-cell>
              <table:table-cell office:value-type="float" office:value="0.14241597">
                <text:p>0.14241597</text:p>
              </table:table-cell>
              <table:table-cell office:value-type="float" office:value="-0.007910974">
                <text:p>-0.007910974</text:p>
              </table:table-cell>
              <table:table-cell office:value-type="float" office:value="-0.028126456">
                <text:p>-0.0281264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">
                <text:p>1850</text:p>
              </table:table-cell>
              <table:table-cell office:value-type="float" office:value="0.14165679">
                <text:p>0.14165679</text:p>
              </table:table-cell>
              <table:table-cell office:value-type="float" office:value="0.14165679">
                <text:p>0.14165679</text:p>
              </table:table-cell>
              <table:table-cell office:value-type="float" office:value="-0.010724463">
                <text:p>-0.010724463</text:p>
              </table:table-cell>
              <table:table-cell office:value-type="float" office:value="-0.032748226">
                <text:p>-0.0327482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">
                <text:p>1855</text:p>
              </table:table-cell>
              <table:table-cell office:value-type="float" office:value="0.14094344">
                <text:p>0.14094344</text:p>
              </table:table-cell>
              <table:table-cell office:value-type="float" office:value="0.14094344">
                <text:p>0.14094344</text:p>
              </table:table-cell>
              <table:table-cell office:value-type="float" office:value="-0.012947919">
                <text:p>-0.012947919</text:p>
              </table:table-cell>
              <table:table-cell office:value-type="float" office:value="-0.035983216">
                <text:p>-0.0359832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">
                <text:p>1860</text:p>
              </table:table-cell>
              <table:table-cell office:value-type="float" office:value="0.14012955">
                <text:p>0.14012955</text:p>
              </table:table-cell>
              <table:table-cell office:value-type="float" office:value="0.14012955">
                <text:p>0.14012955</text:p>
              </table:table-cell>
              <table:table-cell office:value-type="float" office:value="-0.013933043">
                <text:p>-0.013933043</text:p>
              </table:table-cell>
              <table:table-cell office:value-type="float" office:value="-0.03732699">
                <text:p>-0.037326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">
                <text:p>1865</text:p>
              </table:table-cell>
              <table:table-cell office:value-type="float" office:value="0.13922423">
                <text:p>0.13922423</text:p>
              </table:table-cell>
              <table:table-cell office:value-type="float" office:value="0.13922423">
                <text:p>0.13922423</text:p>
              </table:table-cell>
              <table:table-cell office:value-type="float" office:value="-0.0137659125">
                <text:p>-0.0137659125</text:p>
              </table:table-cell>
              <table:table-cell office:value-type="float" office:value="-0.037102442">
                <text:p>-0.0371024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">
                <text:p>1870</text:p>
              </table:table-cell>
              <table:table-cell office:value-type="float" office:value="0.13831888">
                <text:p>0.13831888</text:p>
              </table:table-cell>
              <table:table-cell office:value-type="float" office:value="0.13831888">
                <text:p>0.13831888</text:p>
              </table:table-cell>
              <table:table-cell office:value-type="float" office:value="-0.013111857">
                <text:p>-0.013111857</text:p>
              </table:table-cell>
              <table:table-cell office:value-type="float" office:value="-0.0362103">
                <text:p>-0.03621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">
                <text:p>1875</text:p>
              </table:table-cell>
              <table:table-cell office:value-type="float" office:value="0.13745008">
                <text:p>0.13745008</text:p>
              </table:table-cell>
              <table:table-cell office:value-type="float" office:value="0.13745008">
                <text:p>0.13745008</text:p>
              </table:table-cell>
              <table:table-cell office:value-type="float" office:value="-0.011721098">
                <text:p>-0.011721098</text:p>
              </table:table-cell>
              <table:table-cell office:value-type="float" office:value="-0.03423609">
                <text:p>-0.034236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">
                <text:p>1880</text:p>
              </table:table-cell>
              <table:table-cell office:value-type="float" office:value="0.1366178">
                <text:p>0.1366178</text:p>
              </table:table-cell>
              <table:table-cell office:value-type="float" office:value="0.1366178">
                <text:p>0.1366178</text:p>
              </table:table-cell>
              <table:table-cell office:value-type="float" office:value="-0.009552237">
                <text:p>-0.009552237</text:p>
              </table:table-cell>
              <table:table-cell office:value-type="float" office:value="-0.030906692">
                <text:p>-0.0309066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">
                <text:p>1885</text:p>
              </table:table-cell>
              <table:table-cell office:value-type="float" office:value="0.13579454">
                <text:p>0.13579454</text:p>
              </table:table-cell>
              <table:table-cell office:value-type="float" office:value="0.13579454">
                <text:p>0.13579454</text:p>
              </table:table-cell>
              <table:table-cell office:value-type="float" office:value="-0.006910478">
                <text:p>-0.006910478</text:p>
              </table:table-cell>
              <table:table-cell office:value-type="float" office:value="-0.026287789">
                <text:p>-0.0262877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">
                <text:p>1890</text:p>
              </table:table-cell>
              <table:table-cell office:value-type="float" office:value="0.13503522">
                <text:p>0.13503522</text:p>
              </table:table-cell>
              <table:table-cell office:value-type="float" office:value="0.13503522">
                <text:p>0.13503522</text:p>
              </table:table-cell>
              <table:table-cell office:value-type="float" office:value="-0.004422486">
                <text:p>-0.004422486</text:p>
              </table:table-cell>
              <table:table-cell office:value-type="float" office:value="-0.021029707">
                <text:p>-0.0210297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">
                <text:p>1895</text:p>
              </table:table-cell>
              <table:table-cell office:value-type="float" office:value="0.13427581">
                <text:p>0.13427581</text:p>
              </table:table-cell>
              <table:table-cell office:value-type="float" office:value="0.13427581">
                <text:p>0.13427581</text:p>
              </table:table-cell>
              <table:table-cell office:value-type="float" office:value="-0.0021534925">
                <text:p>-0.0021534925</text:p>
              </table:table-cell>
              <table:table-cell office:value-type="float" office:value="-0.014674783">
                <text:p>-0.0146747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">
                <text:p>1900</text:p>
              </table:table-cell>
              <table:table-cell office:value-type="float" office:value="0.13357124">
                <text:p>0.13357124</text:p>
              </table:table-cell>
              <table:table-cell office:value-type="float" office:value="0.13357124">
                <text:p>0.13357124</text:p>
              </table:table-cell>
              <table:table-cell office:value-type="float" office:value="-0.0005794667">
                <text:p>-0.0005794667</text:p>
              </table:table-cell>
              <table:table-cell office:value-type="float" office:value="-0.007612271">
                <text:p>-0.0076122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">
                <text:p>1905</text:p>
              </table:table-cell>
              <table:table-cell office:value-type="float" office:value="0.1329398">
                <text:p>0.1329398</text:p>
              </table:table-cell>
              <table:table-cell office:value-type="float" office:value="0.1329398">
                <text:p>0.1329398</text:p>
              </table:table-cell>
              <table:table-cell office:value-type="float" office:value="-0.0000026048076">
                <text:p>-0.0000026048076</text:p>
              </table:table-cell>
              <table:table-cell office:value-type="float" office:value="-0.00051037315">
                <text:p>-0.000510373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">
                <text:p>1910</text:p>
              </table:table-cell>
              <table:table-cell office:value-type="float" office:value="0.1322901">
                <text:p>0.1322901</text:p>
              </table:table-cell>
              <table:table-cell office:value-type="float" office:value="0.1322901">
                <text:p>0.1322901</text:p>
              </table:table-cell>
              <table:table-cell office:value-type="float" office:value="0.00042150175">
                <text:p>0.00042150175</text:p>
              </table:table-cell>
              <table:table-cell office:value-type="float" office:value="0.0064923167">
                <text:p>0.00649231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">
                <text:p>1915</text:p>
              </table:table-cell>
              <table:table-cell office:value-type="float" office:value="0.13166785">
                <text:p>0.13166785</text:p>
              </table:table-cell>
              <table:table-cell office:value-type="float" office:value="0.13166785">
                <text:p>0.13166785</text:p>
              </table:table-cell>
              <table:table-cell office:value-type="float" office:value="0.0016367972">
                <text:p>0.0016367972</text:p>
              </table:table-cell>
              <table:table-cell office:value-type="float" office:value="0.012793737">
                <text:p>0.0127937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">
                <text:p>1920</text:p>
              </table:table-cell>
              <table:table-cell office:value-type="float" office:value="0.13105482">
                <text:p>0.13105482</text:p>
              </table:table-cell>
              <table:table-cell office:value-type="float" office:value="0.13105482">
                <text:p>0.13105482</text:p>
              </table:table-cell>
              <table:table-cell office:value-type="float" office:value="0.0030940408">
                <text:p>0.0030940408</text:p>
              </table:table-cell>
              <table:table-cell office:value-type="float" office:value="0.017589886">
                <text:p>0.0175898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">
                <text:p>1925</text:p>
              </table:table-cell>
              <table:table-cell office:value-type="float" office:value="0.13044183">
                <text:p>0.13044183</text:p>
              </table:table-cell>
              <table:table-cell office:value-type="float" office:value="0.13044183">
                <text:p>0.13044183</text:p>
              </table:table-cell>
              <table:table-cell office:value-type="float" office:value="0.004497853">
                <text:p>0.004497853</text:p>
              </table:table-cell>
              <table:table-cell office:value-type="float" office:value="0.021208143">
                <text:p>0.0212081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">
                <text:p>1930</text:p>
              </table:table-cell>
              <table:table-cell office:value-type="float" office:value="0.12982887">
                <text:p>0.12982887</text:p>
              </table:table-cell>
              <table:table-cell office:value-type="float" office:value="0.12982887">
                <text:p>0.12982887</text:p>
              </table:table-cell>
              <table:table-cell office:value-type="float" office:value="0.005653247">
                <text:p>0.005653247</text:p>
              </table:table-cell>
              <table:table-cell office:value-type="float" office:value="0.023776557">
                <text:p>0.0237765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">
                <text:p>1935</text:p>
              </table:table-cell>
              <table:table-cell office:value-type="float" office:value="0.12924337">
                <text:p>0.12924337</text:p>
              </table:table-cell>
              <table:table-cell office:value-type="float" office:value="0.12924337">
                <text:p>0.12924337</text:p>
              </table:table-cell>
              <table:table-cell office:value-type="float" office:value="0.006159401">
                <text:p>0.006159401</text:p>
              </table:table-cell>
              <table:table-cell office:value-type="float" office:value="0.024818141">
                <text:p>0.0248181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">
                <text:p>1940</text:p>
              </table:table-cell>
              <table:table-cell office:value-type="float" office:value="0.12867616">
                <text:p>0.12867616</text:p>
              </table:table-cell>
              <table:table-cell office:value-type="float" office:value="0.12867616">
                <text:p>0.12867616</text:p>
              </table:table-cell>
              <table:table-cell office:value-type="float" office:value="0.006081532">
                <text:p>0.006081532</text:p>
              </table:table-cell>
              <table:table-cell office:value-type="float" office:value="0.024660762">
                <text:p>0.0246607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">
                <text:p>1945</text:p>
              </table:table-cell>
              <table:table-cell office:value-type="float" office:value="0.12812728">
                <text:p>0.12812728</text:p>
              </table:table-cell>
              <table:table-cell office:value-type="float" office:value="0.12812728">
                <text:p>0.12812728</text:p>
              </table:table-cell>
              <table:table-cell office:value-type="float" office:value="0.005366516">
                <text:p>0.005366516</text:p>
              </table:table-cell>
              <table:table-cell office:value-type="float" office:value="0.023165742">
                <text:p>0.0231657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">
                <text:p>1950</text:p>
              </table:table-cell>
              <table:table-cell office:value-type="float" office:value="0.12759665">
                <text:p>0.12759665</text:p>
              </table:table-cell>
              <table:table-cell office:value-type="float" office:value="0.12759665">
                <text:p>0.12759665</text:p>
              </table:table-cell>
              <table:table-cell office:value-type="float" office:value="0.004463915">
                <text:p>0.004463915</text:p>
              </table:table-cell>
              <table:table-cell office:value-type="float" office:value="0.021127978">
                <text:p>0.0211279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">
                <text:p>1955</text:p>
              </table:table-cell>
              <table:table-cell office:value-type="float" office:value="0.12703852">
                <text:p>0.12703852</text:p>
              </table:table-cell>
              <table:table-cell office:value-type="float" office:value="0.12703852">
                <text:p>0.12703852</text:p>
              </table:table-cell>
              <table:table-cell office:value-type="float" office:value="0.0031752263">
                <text:p>0.0031752263</text:p>
              </table:table-cell>
              <table:table-cell office:value-type="float" office:value="0.017819164">
                <text:p>0.0178191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">
                <text:p>1960</text:p>
              </table:table-cell>
              <table:table-cell office:value-type="float" office:value="0.12649868">
                <text:p>0.12649868</text:p>
              </table:table-cell>
              <table:table-cell office:value-type="float" office:value="0.12649868">
                <text:p>0.12649868</text:p>
              </table:table-cell>
              <table:table-cell office:value-type="float" office:value="0.0018751045">
                <text:p>0.0018751045</text:p>
              </table:table-cell>
              <table:table-cell office:value-type="float" office:value="0.013693445">
                <text:p>0.0136934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">
                <text:p>1965</text:p>
              </table:table-cell>
              <table:table-cell office:value-type="float" office:value="0.12594965">
                <text:p>0.12594965</text:p>
              </table:table-cell>
              <table:table-cell office:value-type="float" office:value="0.12594965">
                <text:p>0.12594965</text:p>
              </table:table-cell>
              <table:table-cell office:value-type="float" office:value="0.0007085119">
                <text:p>0.0007085119</text:p>
              </table:table-cell>
              <table:table-cell office:value-type="float" office:value="0.008417315">
                <text:p>0.0084173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">
                <text:p>1970</text:p>
              </table:table-cell>
              <table:table-cell office:value-type="float" office:value="0.12535484">
                <text:p>0.12535484</text:p>
              </table:table-cell>
              <table:table-cell office:value-type="float" office:value="0.12535484">
                <text:p>0.12535484</text:p>
              </table:table-cell>
              <table:table-cell office:value-type="float" office:value="0.00006350445">
                <text:p>0.00006350445</text:p>
              </table:table-cell>
              <table:table-cell office:value-type="float" office:value="0.002520009">
                <text:p>0.0025200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">
                <text:p>1975</text:p>
              </table:table-cell>
              <table:table-cell office:value-type="float" office:value="0.12468682">
                <text:p>0.12468682</text:p>
              </table:table-cell>
              <table:table-cell office:value-type="float" office:value="0.12468682">
                <text:p>0.12468682</text:p>
              </table:table-cell>
              <table:table-cell office:value-type="float" office:value="-0.00012524604">
                <text:p>-0.00012524604</text:p>
              </table:table-cell>
              <table:table-cell office:value-type="float" office:value="-0.0035390118">
                <text:p>-0.00353901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">
                <text:p>1980</text:p>
              </table:table-cell>
              <table:table-cell office:value-type="float" office:value="0.12393644">
                <text:p>0.12393644</text:p>
              </table:table-cell>
              <table:table-cell office:value-type="float" office:value="0.12393644">
                <text:p>0.12393644</text:p>
              </table:table-cell>
              <table:table-cell office:value-type="float" office:value="-0.0009155272">
                <text:p>-0.0009155272</text:p>
              </table:table-cell>
              <table:table-cell office:value-type="float" office:value="-0.009568319">
                <text:p>-0.0095683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">
                <text:p>1985</text:p>
              </table:table-cell>
              <table:table-cell office:value-type="float" office:value="0.12314951">
                <text:p>0.12314951</text:p>
              </table:table-cell>
              <table:table-cell office:value-type="float" office:value="0.12314951">
                <text:p>0.12314951</text:p>
              </table:table-cell>
              <table:table-cell office:value-type="float" office:value="-0.0024455793">
                <text:p>-0.0024455793</text:p>
              </table:table-cell>
              <table:table-cell office:value-type="float" office:value="-0.015638348">
                <text:p>-0.0156383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">
                <text:p>1990</text:p>
              </table:table-cell>
              <table:table-cell office:value-type="float" office:value="0.12240842">
                <text:p>0.12240842</text:p>
              </table:table-cell>
              <table:table-cell office:value-type="float" office:value="0.12240842">
                <text:p>0.12240842</text:p>
              </table:table-cell>
              <table:table-cell office:value-type="float" office:value="-0.00446905">
                <text:p>-0.00446905</text:p>
              </table:table-cell>
              <table:table-cell office:value-type="float" office:value="-0.021140128">
                <text:p>-0.0211401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">
                <text:p>1995</text:p>
              </table:table-cell>
              <table:table-cell office:value-type="float" office:value="0.121685684">
                <text:p>0.121685684</text:p>
              </table:table-cell>
              <table:table-cell office:value-type="float" office:value="0.121685684">
                <text:p>0.121685684</text:p>
              </table:table-cell>
              <table:table-cell office:value-type="float" office:value="-0.006555897">
                <text:p>-0.006555897</text:p>
              </table:table-cell>
              <table:table-cell office:value-type="float" office:value="-0.025604486">
                <text:p>-0.0256044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">
                <text:p>2000</text:p>
              </table:table-cell>
              <table:table-cell office:value-type="float" office:value="0.120963044">
                <text:p>0.120963044</text:p>
              </table:table-cell>
              <table:table-cell office:value-type="float" office:value="0.120963044">
                <text:p>0.120963044</text:p>
              </table:table-cell>
              <table:table-cell office:value-type="float" office:value="-0.008504119">
                <text:p>-0.008504119</text:p>
              </table:table-cell>
              <table:table-cell office:value-type="float" office:value="-0.029161822">
                <text:p>-0.0291618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">
                <text:p>2005</text:p>
              </table:table-cell>
              <table:table-cell office:value-type="float" office:value="0.12015813">
                <text:p>0.12015813</text:p>
              </table:table-cell>
              <table:table-cell office:value-type="float" office:value="0.12015813">
                <text:p>0.12015813</text:p>
              </table:table-cell>
              <table:table-cell office:value-type="float" office:value="-0.009918753">
                <text:p>-0.009918753</text:p>
              </table:table-cell>
              <table:table-cell office:value-type="float" office:value="-0.03149405">
                <text:p>-0.031494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">
                <text:p>2010</text:p>
              </table:table-cell>
              <table:table-cell office:value-type="float" office:value="0.1193624">
                <text:p>0.1193624</text:p>
              </table:table-cell>
              <table:table-cell office:value-type="float" office:value="0.1193624">
                <text:p>0.1193624</text:p>
              </table:table-cell>
              <table:table-cell office:value-type="float" office:value="-0.01078416">
                <text:p>-0.01078416</text:p>
              </table:table-cell>
              <table:table-cell office:value-type="float" office:value="-0.032839246">
                <text:p>-0.0328392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">
                <text:p>2015</text:p>
              </table:table-cell>
              <table:table-cell office:value-type="float" office:value="0.118603274">
                <text:p>0.118603274</text:p>
              </table:table-cell>
              <table:table-cell office:value-type="float" office:value="0.118603274">
                <text:p>0.118603274</text:p>
              </table:table-cell>
              <table:table-cell office:value-type="float" office:value="-0.010966878">
                <text:p>-0.010966878</text:p>
              </table:table-cell>
              <table:table-cell office:value-type="float" office:value="-0.033116277">
                <text:p>-0.0331162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">
                <text:p>2020</text:p>
              </table:table-cell>
              <table:table-cell office:value-type="float" office:value="0.1178716">
                <text:p>0.1178716</text:p>
              </table:table-cell>
              <table:table-cell office:value-type="float" office:value="0.1178716">
                <text:p>0.1178716</text:p>
              </table:table-cell>
              <table:table-cell office:value-type="float" office:value="-0.01066305">
                <text:p>-0.01066305</text:p>
              </table:table-cell>
              <table:table-cell office:value-type="float" office:value="-0.032654326">
                <text:p>-0.0326543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">
                <text:p>2025</text:p>
              </table:table-cell>
              <table:table-cell office:value-type="float" office:value="0.117130734">
                <text:p>0.117130734</text:p>
              </table:table-cell>
              <table:table-cell office:value-type="float" office:value="0.117130734">
                <text:p>0.117130734</text:p>
              </table:table-cell>
              <table:table-cell office:value-type="float" office:value="-0.009729318">
                <text:p>-0.009729318</text:p>
              </table:table-cell>
              <table:table-cell office:value-type="float" office:value="-0.031191856">
                <text:p>-0.0311918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">
                <text:p>2030</text:p>
              </table:table-cell>
              <table:table-cell office:value-type="float" office:value="0.116435565">
                <text:p>0.116435565</text:p>
              </table:table-cell>
              <table:table-cell office:value-type="float" office:value="0.116435565">
                <text:p>0.116435565</text:p>
              </table:table-cell>
              <table:table-cell office:value-type="float" office:value="-0.008241538">
                <text:p>-0.008241538</text:p>
              </table:table-cell>
              <table:table-cell office:value-type="float" office:value="-0.02870808">
                <text:p>-0.028708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">
                <text:p>2035</text:p>
              </table:table-cell>
              <table:table-cell office:value-type="float" office:value="0.11575864">
                <text:p>0.11575864</text:p>
              </table:table-cell>
              <table:table-cell office:value-type="float" office:value="0.11575864">
                <text:p>0.11575864</text:p>
              </table:table-cell>
              <table:table-cell office:value-type="float" office:value="-0.006454209">
                <text:p>-0.006454209</text:p>
              </table:table-cell>
              <table:table-cell office:value-type="float" office:value="-0.025405135">
                <text:p>-0.0254051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">
                <text:p>2040</text:p>
              </table:table-cell>
              <table:table-cell office:value-type="float" office:value="0.11509996">
                <text:p>0.11509996</text:p>
              </table:table-cell>
              <table:table-cell office:value-type="float" office:value="0.11509996">
                <text:p>0.11509996</text:p>
              </table:table-cell>
              <table:table-cell office:value-type="float" office:value="-0.0044713216">
                <text:p>-0.0044713216</text:p>
              </table:table-cell>
              <table:table-cell office:value-type="float" office:value="-0.0211455">
                <text:p>-0.02114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">
                <text:p>2045</text:p>
              </table:table-cell>
              <table:table-cell office:value-type="float" office:value="0.11439544">
                <text:p>0.11439544</text:p>
              </table:table-cell>
              <table:table-cell office:value-type="float" office:value="0.11439544">
                <text:p>0.11439544</text:p>
              </table:table-cell>
              <table:table-cell office:value-type="float" office:value="-0.0025180508">
                <text:p>-0.0025180508</text:p>
              </table:table-cell>
              <table:table-cell office:value-type="float" office:value="-0.015868368">
                <text:p>-0.0158683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">
                <text:p>2050</text:p>
              </table:table-cell>
              <table:table-cell office:value-type="float" office:value="0.113709174">
                <text:p>0.113709174</text:p>
              </table:table-cell>
              <table:table-cell office:value-type="float" office:value="0.113709174">
                <text:p>0.113709174</text:p>
              </table:table-cell>
              <table:table-cell office:value-type="float" office:value="-0.00087526115">
                <text:p>-0.00087526115</text:p>
              </table:table-cell>
              <table:table-cell office:value-type="float" office:value="-0.009355539">
                <text:p>-0.0093555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">
                <text:p>2055</text:p>
              </table:table-cell>
              <table:table-cell office:value-type="float" office:value="0.11299541">
                <text:p>0.11299541</text:p>
              </table:table-cell>
              <table:table-cell office:value-type="float" office:value="0.11299541">
                <text:p>0.11299541</text:p>
              </table:table-cell>
              <table:table-cell office:value-type="float" office:value="-0.000037527017">
                <text:p>-0.000037527017</text:p>
              </table:table-cell>
              <table:table-cell office:value-type="float" office:value="-0.0019371891">
                <text:p>-0.00193718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">
                <text:p>2060</text:p>
              </table:table-cell>
              <table:table-cell office:value-type="float" office:value="0.1123091">
                <text:p>0.1123091</text:p>
              </table:table-cell>
              <table:table-cell office:value-type="float" office:value="0.1123091">
                <text:p>0.1123091</text:p>
              </table:table-cell>
              <table:table-cell office:value-type="float" office:value="0.00028381048">
                <text:p>0.00028381048</text:p>
              </table:table-cell>
              <table:table-cell office:value-type="float" office:value="0.005327387">
                <text:p>0.0053273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">
                <text:p>2065</text:p>
              </table:table-cell>
              <table:table-cell office:value-type="float" office:value="0.11174176">
                <text:p>0.11174176</text:p>
              </table:table-cell>
              <table:table-cell office:value-type="float" office:value="0.11174176">
                <text:p>0.11174176</text:p>
              </table:table-cell>
              <table:table-cell office:value-type="float" office:value="0.0013829096">
                <text:p>0.0013829096</text:p>
              </table:table-cell>
              <table:table-cell office:value-type="float" office:value="0.011759718">
                <text:p>0.0117597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">
                <text:p>2070</text:p>
              </table:table-cell>
              <table:table-cell office:value-type="float" office:value="0.11118361">
                <text:p>0.11118361</text:p>
              </table:table-cell>
              <table:table-cell office:value-type="float" office:value="0.11118361">
                <text:p>0.11118361</text:p>
              </table:table-cell>
              <table:table-cell office:value-type="float" office:value="0.003012481">
                <text:p>0.003012481</text:p>
              </table:table-cell>
              <table:table-cell office:value-type="float" office:value="0.0173565">
                <text:p>0.01735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">
                <text:p>2075</text:p>
              </table:table-cell>
              <table:table-cell office:value-type="float" office:value="0.11057978">
                <text:p>0.11057978</text:p>
              </table:table-cell>
              <table:table-cell office:value-type="float" office:value="0.11057978">
                <text:p>0.11057978</text:p>
              </table:table-cell>
              <table:table-cell office:value-type="float" office:value="0.0048352657">
                <text:p>0.0048352657</text:p>
              </table:table-cell>
              <table:table-cell office:value-type="float" office:value="0.021989238">
                <text:p>0.0219892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">
                <text:p>2080</text:p>
              </table:table-cell>
              <table:table-cell office:value-type="float" office:value="0.11001258">
                <text:p>0.11001258</text:p>
              </table:table-cell>
              <table:table-cell office:value-type="float" office:value="0.11001258">
                <text:p>0.11001258</text:p>
              </table:table-cell>
              <table:table-cell office:value-type="float" office:value="0.006403631">
                <text:p>0.006403631</text:p>
              </table:table-cell>
              <table:table-cell office:value-type="float" office:value="0.025305398">
                <text:p>0.0253053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">
                <text:p>2085</text:p>
              </table:table-cell>
              <table:table-cell office:value-type="float" office:value="0.10946371">
                <text:p>0.10946371</text:p>
              </table:table-cell>
              <table:table-cell office:value-type="float" office:value="0.10946371">
                <text:p>0.10946371</text:p>
              </table:table-cell>
              <table:table-cell office:value-type="float" office:value="0.0075261886">
                <text:p>0.0075261886</text:p>
              </table:table-cell>
              <table:table-cell office:value-type="float" office:value="0.0274339">
                <text:p>0.02743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">
                <text:p>2090</text:p>
              </table:table-cell>
              <table:table-cell office:value-type="float" office:value="0.10891485">
                <text:p>0.10891485</text:p>
              </table:table-cell>
              <table:table-cell office:value-type="float" office:value="0.10891485">
                <text:p>0.10891485</text:p>
              </table:table-cell>
              <table:table-cell office:value-type="float" office:value="0.008050173">
                <text:p>0.008050173</text:p>
              </table:table-cell>
              <table:table-cell office:value-type="float" office:value="0.028372826">
                <text:p>0.0283728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">
                <text:p>2095</text:p>
              </table:table-cell>
              <table:table-cell office:value-type="float" office:value="0.10838431">
                <text:p>0.10838431</text:p>
              </table:table-cell>
              <table:table-cell office:value-type="float" office:value="0.10838431">
                <text:p>0.10838431</text:p>
              </table:table-cell>
              <table:table-cell office:value-type="float" office:value="0.007977737">
                <text:p>0.007977737</text:p>
              </table:table-cell>
              <table:table-cell office:value-type="float" office:value="0.028244888">
                <text:p>0.0282448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0.1078812">
                <text:p>0.1078812</text:p>
              </table:table-cell>
              <table:table-cell office:value-type="float" office:value="0.1078812">
                <text:p>0.1078812</text:p>
              </table:table-cell>
              <table:table-cell office:value-type="float" office:value="0.007421597">
                <text:p>0.007421597</text:p>
              </table:table-cell>
              <table:table-cell office:value-type="float" office:value="0.027242608">
                <text:p>0.0272426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">
                <text:p>2105</text:p>
              </table:table-cell>
              <table:table-cell office:value-type="float" office:value="0.10737807">
                <text:p>0.10737807</text:p>
              </table:table-cell>
              <table:table-cell office:value-type="float" office:value="0.10737807">
                <text:p>0.10737807</text:p>
              </table:table-cell>
              <table:table-cell office:value-type="float" office:value="0.0064020725">
                <text:p>0.0064020725</text:p>
              </table:table-cell>
              <table:table-cell office:value-type="float" office:value="0.025302317">
                <text:p>0.0253023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">
                <text:p>2110</text:p>
              </table:table-cell>
              <table:table-cell office:value-type="float" office:value="0.10687492">
                <text:p>0.10687492</text:p>
              </table:table-cell>
              <table:table-cell office:value-type="float" office:value="0.10687492">
                <text:p>0.10687492</text:p>
              </table:table-cell>
              <table:table-cell office:value-type="float" office:value="0.0050263572">
                <text:p>0.0050263572</text:p>
              </table:table-cell>
              <table:table-cell office:value-type="float" office:value="0.022419538">
                <text:p>0.0224195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">
                <text:p>2115</text:p>
              </table:table-cell>
              <table:table-cell office:value-type="float" office:value="0.106353424">
                <text:p>0.106353424</text:p>
              </table:table-cell>
              <table:table-cell office:value-type="float" office:value="0.106353424">
                <text:p>0.106353424</text:p>
              </table:table-cell>
              <table:table-cell office:value-type="float" office:value="0.0035068854">
                <text:p>0.0035068854</text:p>
              </table:table-cell>
              <table:table-cell office:value-type="float" office:value="0.01872668">
                <text:p>0.018726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">
                <text:p>2120</text:p>
              </table:table-cell>
              <table:table-cell office:value-type="float" office:value="0.10588677">
                <text:p>0.10588677</text:p>
              </table:table-cell>
              <table:table-cell office:value-type="float" office:value="0.10588677">
                <text:p>0.10588677</text:p>
              </table:table-cell>
              <table:table-cell office:value-type="float" office:value="0.0019806495">
                <text:p>0.0019806495</text:p>
              </table:table-cell>
              <table:table-cell office:value-type="float" office:value="0.014073555">
                <text:p>0.0140735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">
                <text:p>2125</text:p>
              </table:table-cell>
              <table:table-cell office:value-type="float" office:value="0.10541096">
                <text:p>0.10541096</text:p>
              </table:table-cell>
              <table:table-cell office:value-type="float" office:value="0.10541096">
                <text:p>0.10541096</text:p>
              </table:table-cell>
              <table:table-cell office:value-type="float" office:value="0.0007512463">
                <text:p>0.0007512463</text:p>
              </table:table-cell>
              <table:table-cell office:value-type="float" office:value="0.008667447">
                <text:p>0.0086674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">
                <text:p>2130</text:p>
              </table:table-cell>
              <table:table-cell office:value-type="float" office:value="0.10488937">
                <text:p>0.10488937</text:p>
              </table:table-cell>
              <table:table-cell office:value-type="float" office:value="0.10488937">
                <text:p>0.10488937</text:p>
              </table:table-cell>
              <table:table-cell office:value-type="float" office:value="0.000084452106">
                <text:p>0.000084452106</text:p>
              </table:table-cell>
              <table:table-cell office:value-type="float" office:value="0.0029060645">
                <text:p>0.00290606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">
                <text:p>2135</text:p>
              </table:table-cell>
              <table:table-cell office:value-type="float" office:value="0.1042671">
                <text:p>0.1042671</text:p>
              </table:table-cell>
              <table:table-cell office:value-type="float" office:value="0.1042671">
                <text:p>0.1042671</text:p>
              </table:table-cell>
              <table:table-cell office:value-type="float" office:value="-0.00008706683">
                <text:p>-0.00008706683</text:p>
              </table:table-cell>
              <table:table-cell office:value-type="float" office:value="-0.0029507088">
                <text:p>-0.00295070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">
                <text:p>2140</text:p>
              </table:table-cell>
              <table:table-cell office:value-type="float" office:value="0.103599094">
                <text:p>0.103599094</text:p>
              </table:table-cell>
              <table:table-cell office:value-type="float" office:value="0.103599094">
                <text:p>0.103599094</text:p>
              </table:table-cell>
              <table:table-cell office:value-type="float" office:value="-0.0007706189">
                <text:p>-0.0007706189</text:p>
              </table:table-cell>
              <table:table-cell office:value-type="float" office:value="-0.00877849">
                <text:p>-0.008778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">
                <text:p>2145</text:p>
              </table:table-cell>
              <table:table-cell office:value-type="float" office:value="0.10296771">
                <text:p>0.10296771</text:p>
              </table:table-cell>
              <table:table-cell office:value-type="float" office:value="0.10296771">
                <text:p>0.10296771</text:p>
              </table:table-cell>
              <table:table-cell office:value-type="float" office:value="-0.0019152013">
                <text:p>-0.0019152013</text:p>
              </table:table-cell>
              <table:table-cell office:value-type="float" office:value="-0.01383908">
                <text:p>-0.013839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">
                <text:p>2150</text:p>
              </table:table-cell>
              <table:table-cell office:value-type="float" office:value="0.10238212">
                <text:p>0.10238212</text:p>
              </table:table-cell>
              <table:table-cell office:value-type="float" office:value="0.10238212">
                <text:p>0.10238212</text:p>
              </table:table-cell>
              <table:table-cell office:value-type="float" office:value="-0.0033086871">
                <text:p>-0.0033086871</text:p>
              </table:table-cell>
              <table:table-cell office:value-type="float" office:value="-0.018189797">
                <text:p>-0.0181897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">
                <text:p>2155</text:p>
              </table:table-cell>
              <table:table-cell office:value-type="float" office:value="0.10180571">
                <text:p>0.10180571</text:p>
              </table:table-cell>
              <table:table-cell office:value-type="float" office:value="0.10180571">
                <text:p>0.10180571</text:p>
              </table:table-cell>
              <table:table-cell office:value-type="float" office:value="-0.004765524">
                <text:p>-0.004765524</text:p>
              </table:table-cell>
              <table:table-cell office:value-type="float" office:value="-0.02183008">
                <text:p>-0.021830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">
                <text:p>2160</text:p>
              </table:table-cell>
              <table:table-cell office:value-type="float" office:value="0.101192765">
                <text:p>0.101192765</text:p>
              </table:table-cell>
              <table:table-cell office:value-type="float" office:value="0.101192765">
                <text:p>0.101192765</text:p>
              </table:table-cell>
              <table:table-cell office:value-type="float" office:value="-0.0059042852">
                <text:p>-0.0059042852</text:p>
              </table:table-cell>
              <table:table-cell office:value-type="float" office:value="-0.024298735">
                <text:p>-0.0242987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">
                <text:p>2165</text:p>
              </table:table-cell>
              <table:table-cell office:value-type="float" office:value="0.10050664">
                <text:p>0.10050664</text:p>
              </table:table-cell>
              <table:table-cell office:value-type="float" office:value="0.10050664">
                <text:p>0.10050664</text:p>
              </table:table-cell>
              <table:table-cell office:value-type="float" office:value="-0.006485348">
                <text:p>-0.006485348</text:p>
              </table:table-cell>
              <table:table-cell office:value-type="float" office:value="-0.025466347">
                <text:p>-0.0254663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">
                <text:p>2170</text:p>
              </table:table-cell>
              <table:table-cell office:value-type="float" office:value="0.09982968">
                <text:p>0.09982968</text:p>
              </table:table-cell>
              <table:table-cell office:value-type="float" office:value="0.09982968">
                <text:p>0.09982968</text:p>
              </table:table-cell>
              <table:table-cell office:value-type="float" office:value="-0.0014853482">
                <text:p>-0.0014853482</text:p>
              </table:table-cell>
              <table:table-cell office:value-type="float" office:value="-0.025772633">
                <text:p>-0.0257726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">
                <text:p>2175</text:p>
              </table:table-cell>
              <table:table-cell office:value-type="float" office:value="0.099161856">
                <text:p>0.099161856</text:p>
              </table:table-cell>
              <table:table-cell office:value-type="float" office:value="0.099161856">
                <text:p>0.099161856</text:p>
              </table:table-cell>
              <table:table-cell office:value-type="float" office:value="-0.00024452832">
                <text:p>-0.00024452832</text:p>
              </table:table-cell>
              <table:table-cell office:value-type="float" office:value="-0.025078136">
                <text:p>-0.0250781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">
                <text:p>2180</text:p>
              </table:table-cell>
              <table:table-cell office:value-type="float" office:value="0.09855807">
                <text:p>0.09855807</text:p>
              </table:table-cell>
              <table:table-cell office:value-type="float" office:value="0.09855807">
                <text:p>0.09855807</text:p>
              </table:table-cell>
              <table:table-cell office:value-type="float" office:value="-0.0002249432">
                <text:p>-0.0002249432</text:p>
              </table:table-cell>
              <table:table-cell office:value-type="float" office:value="-0.02349613">
                <text:p>-0.023496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">
                <text:p>2185</text:p>
              </table:table-cell>
              <table:table-cell office:value-type="float" office:value="0.09797256">
                <text:p>0.09797256</text:p>
              </table:table-cell>
              <table:table-cell office:value-type="float" office:value="0.09797256">
                <text:p>0.09797256</text:p>
              </table:table-cell>
              <table:table-cell office:value-type="float" office:value="-0.00019591392">
                <text:p>-0.00019591392</text:p>
              </table:table-cell>
              <table:table-cell office:value-type="float" office:value="-0.020833006">
                <text:p>-0.0208330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">
                <text:p>2190</text:p>
              </table:table-cell>
              <table:table-cell office:value-type="float" office:value="0.09739615">
                <text:p>0.09739615</text:p>
              </table:table-cell>
              <table:table-cell office:value-type="float" office:value="0.09739615">
                <text:p>0.09739615</text:p>
              </table:table-cell>
              <table:table-cell office:value-type="float" office:value="-0.00015969701">
                <text:p>-0.00015969701</text:p>
              </table:table-cell>
              <table:table-cell office:value-type="float" office:value="-0.01728508">
                <text:p>-0.017285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">
                <text:p>2195</text:p>
              </table:table-cell>
              <table:table-cell office:value-type="float" office:value="0.09677394">
                <text:p>0.09677394</text:p>
              </table:table-cell>
              <table:table-cell office:value-type="float" office:value="0.09677394">
                <text:p>0.09677394</text:p>
              </table:table-cell>
              <table:table-cell office:value-type="float" office:value="-0.00011409517">
                <text:p>-0.00011409517</text:p>
              </table:table-cell>
              <table:table-cell office:value-type="float" office:value="-0.0125890225">
                <text:p>-0.01258902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">
                <text:p>2200</text:p>
              </table:table-cell>
              <table:table-cell office:value-type="float" office:value="0.096151695">
                <text:p>0.096151695</text:p>
              </table:table-cell>
              <table:table-cell office:value-type="float" office:value="0.096151695">
                <text:p>0.096151695</text:p>
              </table:table-cell>
              <table:table-cell office:value-type="float" office:value="-0.000058028283">
                <text:p>-0.000058028283</text:p>
              </table:table-cell>
              <table:table-cell office:value-type="float" office:value="-0.0065278313">
                <text:p>-0.00652783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">
                <text:p>2205</text:p>
              </table:table-cell>
              <table:table-cell office:value-type="float" office:value="0.095556885">
                <text:p>0.095556885</text:p>
              </table:table-cell>
              <table:table-cell office:value-type="float" office:value="0.095556885">
                <text:p>0.095556885</text:p>
              </table:table-cell>
              <table:table-cell office:value-type="float" office:value="0.0000026856924">
                <text:p>0.0000026856924</text:p>
              </table:table-cell>
              <table:table-cell office:value-type="float" office:value="0.00030780118">
                <text:p>0.000307801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">
                <text:p>2210</text:p>
              </table:table-cell>
              <table:table-cell office:value-type="float" office:value="0.09492548">
                <text:p>0.09492548</text:p>
              </table:table-cell>
              <table:table-cell office:value-type="float" office:value="0.09492548">
                <text:p>0.09492548</text:p>
              </table:table-cell>
              <table:table-cell office:value-type="float" office:value="0.00006947581">
                <text:p>0.00006947581</text:p>
              </table:table-cell>
              <table:table-cell office:value-type="float" office:value="0.008122416">
                <text:p>0.0081224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">
                <text:p>2215</text:p>
              </table:table-cell>
              <table:table-cell office:value-type="float" office:value="0.09433072">
                <text:p>0.09433072</text:p>
              </table:table-cell>
              <table:table-cell office:value-type="float" office:value="0.09433072">
                <text:p>0.09433072</text:p>
              </table:table-cell>
              <table:table-cell office:value-type="float" office:value="0.00013081158">
                <text:p>0.00013081158</text:p>
              </table:table-cell>
              <table:table-cell office:value-type="float" office:value="0.015584278">
                <text:p>0.0155842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">
                <text:p>2220</text:p>
              </table:table-cell>
              <table:table-cell office:value-type="float" office:value="0.09385495">
                <text:p>0.09385495</text:p>
              </table:table-cell>
              <table:table-cell office:value-type="float" office:value="0.09385495">
                <text:p>0.09385495</text:p>
              </table:table-cell>
              <table:table-cell office:value-type="float" office:value="0.00018134736">
                <text:p>0.00018134736</text:p>
              </table:table-cell>
              <table:table-cell office:value-type="float" office:value="0.021935103">
                <text:p>0.0219351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">
                <text:p>2225</text:p>
              </table:table-cell>
              <table:table-cell office:value-type="float" office:value="0.09337924">
                <text:p>0.09337924</text:p>
              </table:table-cell>
              <table:table-cell office:value-type="float" office:value="0.09337924">
                <text:p>0.09337924</text:p>
              </table:table-cell>
              <table:table-cell office:value-type="float" office:value="0.00022297604">
                <text:p>0.00022297604</text:p>
              </table:table-cell>
              <table:table-cell office:value-type="float" office:value="0.027384654">
                <text:p>0.0273846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">
                <text:p>2230</text:p>
              </table:table-cell>
              <table:table-cell office:value-type="float" office:value="0.09285786">
                <text:p>0.09285786</text:p>
              </table:table-cell>
              <table:table-cell office:value-type="float" office:value="0.09285786">
                <text:p>0.09285786</text:p>
              </table:table-cell>
              <table:table-cell office:value-type="float" office:value="0.0002541585">
                <text:p>0.0002541585</text:p>
              </table:table-cell>
              <table:table-cell office:value-type="float" office:value="0.031743053">
                <text:p>0.0317430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">
                <text:p>2235</text:p>
              </table:table-cell>
              <table:table-cell office:value-type="float" office:value="0.092400566">
                <text:p>0.092400566</text:p>
              </table:table-cell>
              <table:table-cell office:value-type="float" office:value="0.092400566">
                <text:p>0.092400566</text:p>
              </table:table-cell>
              <table:table-cell office:value-type="float" office:value="0.00027587335">
                <text:p>0.00027587335</text:p>
              </table:table-cell>
              <table:table-cell office:value-type="float" office:value="0.034969214">
                <text:p>0.0349692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">
                <text:p>2240</text:p>
              </table:table-cell>
              <table:table-cell office:value-type="float" office:value="0.09197075">
                <text:p>0.09197075</text:p>
              </table:table-cell>
              <table:table-cell office:value-type="float" office:value="0.09197075">
                <text:p>0.09197075</text:p>
              </table:table-cell>
              <table:table-cell office:value-type="float" office:value="0.00028628722">
                <text:p>0.00028628722</text:p>
              </table:table-cell>
              <table:table-cell office:value-type="float" office:value="0.03680042">
                <text:p>0.036800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">
                <text:p>2245</text:p>
              </table:table-cell>
              <table:table-cell office:value-type="float" office:value="0.091568395">
                <text:p>0.091568395</text:p>
              </table:table-cell>
              <table:table-cell office:value-type="float" office:value="0.091568395">
                <text:p>0.091568395</text:p>
              </table:table-cell>
              <table:table-cell office:value-type="float" office:value="0.00028788522">
                <text:p>0.00028788522</text:p>
              </table:table-cell>
              <table:table-cell office:value-type="float" office:value="0.037495796">
                <text:p>0.0374957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">
                <text:p>2250</text:p>
              </table:table-cell>
              <table:table-cell office:value-type="float" office:value="0.09116604">
                <text:p>0.09116604</text:p>
              </table:table-cell>
              <table:table-cell office:value-type="float" office:value="0.09116604">
                <text:p>0.09116604</text:p>
              </table:table-cell>
              <table:table-cell office:value-type="float" office:value="0.0002792969">
                <text:p>0.0002792969</text:p>
              </table:table-cell>
              <table:table-cell office:value-type="float" office:value="0.03686097">
                <text:p>0.036860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">
                <text:p>2255</text:p>
              </table:table-cell>
              <table:table-cell office:value-type="float" office:value="0.0907911">
                <text:p>0.0907911</text:p>
              </table:table-cell>
              <table:table-cell office:value-type="float" office:value="0.0907911">
                <text:p>0.0907911</text:p>
              </table:table-cell>
              <table:table-cell office:value-type="float" office:value="0.00026452707">
                <text:p>0.00026452707</text:p>
              </table:table-cell>
              <table:table-cell office:value-type="float" office:value="0.035346005">
                <text:p>0.0353460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">
                <text:p>2260</text:p>
              </table:table-cell>
              <table:table-cell office:value-type="float" office:value="0.090425275">
                <text:p>0.090425275</text:p>
              </table:table-cell>
              <table:table-cell office:value-type="float" office:value="0.090425275">
                <text:p>0.090425275</text:p>
              </table:table-cell>
              <table:table-cell office:value-type="float" office:value="0.00024366322">
                <text:p>0.00024366322</text:p>
              </table:table-cell>
              <table:table-cell office:value-type="float" office:value="0.03295494">
                <text:p>0.032954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">
                <text:p>2265</text:p>
              </table:table-cell>
              <table:table-cell office:value-type="float" office:value="0.090050265">
                <text:p>0.090050265</text:p>
              </table:table-cell>
              <table:table-cell office:value-type="float" office:value="0.090050265">
                <text:p>0.090050265</text:p>
              </table:table-cell>
              <table:table-cell office:value-type="float" office:value="0.00021680997">
                <text:p>0.00021680997</text:p>
              </table:table-cell>
              <table:table-cell office:value-type="float" office:value="0.029690962">
                <text:p>0.0296909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">
                <text:p>2270</text:p>
              </table:table-cell>
              <table:table-cell office:value-type="float" office:value="0.08972097">
                <text:p>0.08972097</text:p>
              </table:table-cell>
              <table:table-cell office:value-type="float" office:value="0.08972097">
                <text:p>0.08972097</text:p>
              </table:table-cell>
              <table:table-cell office:value-type="float" office:value="0.00018248186">
                <text:p>0.00018248186</text:p>
              </table:table-cell>
              <table:table-cell office:value-type="float" office:value="0.025266074">
                <text:p>0.0252660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">
                <text:p>2275</text:p>
              </table:table-cell>
              <table:table-cell office:value-type="float" office:value="0.08943735">
                <text:p>0.08943735</text:p>
              </table:table-cell>
              <table:table-cell office:value-type="float" office:value="0.08943735">
                <text:p>0.08943735</text:p>
              </table:table-cell>
              <table:table-cell office:value-type="float" office:value="0.00014270261">
                <text:p>0.00014270261</text:p>
              </table:table-cell>
              <table:table-cell office:value-type="float" office:value="0.019946888">
                <text:p>0.0199468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">
                <text:p>2280</text:p>
              </table:table-cell>
              <table:table-cell office:value-type="float" office:value="0.08908052">
                <text:p>0.08908052</text:p>
              </table:table-cell>
              <table:table-cell office:value-type="float" office:value="0.08908052">
                <text:p>0.08908052</text:p>
              </table:table-cell>
              <table:table-cell office:value-type="float" office:value="0.00010244064">
                <text:p>0.00010244064</text:p>
              </table:table-cell>
              <table:table-cell office:value-type="float" office:value="0.014491858">
                <text:p>0.0144918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">
                <text:p>2285</text:p>
              </table:table-cell>
              <table:table-cell office:value-type="float" office:value="0.088641316">
                <text:p>0.088641316</text:p>
              </table:table-cell>
              <table:table-cell office:value-type="float" office:value="0.088641316">
                <text:p>0.088641316</text:p>
              </table:table-cell>
              <table:table-cell office:value-type="float" office:value="0.000062400344">
                <text:p>0.000062400344</text:p>
              </table:table-cell>
              <table:table-cell office:value-type="float" office:value="0.008959389">
                <text:p>0.0089593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">
                <text:p>2290</text:p>
              </table:table-cell>
              <table:table-cell office:value-type="float" office:value="0.088101424">
                <text:p>0.088101424</text:p>
              </table:table-cell>
              <table:table-cell office:value-type="float" office:value="0.088101424">
                <text:p>0.088101424</text:p>
              </table:table-cell>
              <table:table-cell office:value-type="float" office:value="0.000022839817">
                <text:p>0.000022839817</text:p>
              </table:table-cell>
              <table:table-cell office:value-type="float" office:value="0.0033399798">
                <text:p>0.00333997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">
                <text:p>2295</text:p>
              </table:table-cell>
              <table:table-cell office:value-type="float" office:value="0.08747">
                <text:p>0.08747</text:p>
              </table:table-cell>
              <table:table-cell office:value-type="float" office:value="0.08747">
                <text:p>0.08747</text:p>
              </table:table-cell>
              <table:table-cell office:value-type="float" office:value="-0.00001190543">
                <text:p>-0.00001190543</text:p>
              </table:table-cell>
              <table:table-cell office:value-type="float" office:value="-0.0017789663">
                <text:p>-0.00177896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">
                <text:p>2300</text:p>
              </table:table-cell>
              <table:table-cell office:value-type="float" office:value="0.08684772">
                <text:p>0.08684772</text:p>
              </table:table-cell>
              <table:table-cell office:value-type="float" office:value="0.08684772">
                <text:p>0.08684772</text:p>
              </table:table-cell>
              <table:table-cell office:value-type="float" office:value="-0.00004148776">
                <text:p>-0.00004148776</text:p>
              </table:table-cell>
              <table:table-cell office:value-type="float" office:value="-0.006333513">
                <text:p>-0.0063335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0.08628954">
                <text:p>0.08628954</text:p>
              </table:table-cell>
              <table:table-cell office:value-type="float" office:value="0.08628954">
                <text:p>0.08628954</text:p>
              </table:table-cell>
              <table:table-cell office:value-type="float" office:value="-0.000065408356">
                <text:p>-0.000065408356</text:p>
              </table:table-cell>
              <table:table-cell office:value-type="float" office:value="-0.010180258">
                <text:p>-0.0101802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">
                <text:p>2310</text:p>
              </table:table-cell>
              <table:table-cell office:value-type="float" office:value="0.08581372">
                <text:p>0.08581372</text:p>
              </table:table-cell>
              <table:table-cell office:value-type="float" office:value="0.08581372">
                <text:p>0.08581372</text:p>
              </table:table-cell>
              <table:table-cell office:value-type="float" office:value="-0.00008155837">
                <text:p>-0.00008155837</text:p>
              </table:table-cell>
              <table:table-cell office:value-type="float" office:value="-0.012906198">
                <text:p>-0.0129061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">
                <text:p>2315</text:p>
              </table:table-cell>
              <table:table-cell office:value-type="float" office:value="0.08529217">
                <text:p>0.08529217</text:p>
              </table:table-cell>
              <table:table-cell office:value-type="float" office:value="0.08529217">
                <text:p>0.08529217</text:p>
              </table:table-cell>
              <table:table-cell office:value-type="float" office:value="-0.00008926841">
                <text:p>-0.00008926841</text:p>
              </table:table-cell>
              <table:table-cell office:value-type="float" office:value="-0.014387004">
                <text:p>-0.0143870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">
                <text:p>2320</text:p>
              </table:table-cell>
              <table:table-cell office:value-type="float" office:value="0.084688276">
                <text:p>0.084688276</text:p>
              </table:table-cell>
              <table:table-cell office:value-type="float" office:value="0.084688276">
                <text:p>0.084688276</text:p>
              </table:table-cell>
              <table:table-cell office:value-type="float" office:value="-0.0000888202">
                <text:p>-0.0000888202</text:p>
              </table:table-cell>
              <table:table-cell office:value-type="float" office:value="-0.014623182">
                <text:p>-0.0146231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">
                <text:p>2325</text:p>
              </table:table-cell>
              <table:table-cell office:value-type="float" office:value="0.084075205">
                <text:p>0.084075205</text:p>
              </table:table-cell>
              <table:table-cell office:value-type="float" office:value="0.084075205">
                <text:p>0.084075205</text:p>
              </table:table-cell>
              <table:table-cell office:value-type="float" office:value="-0.00008237841">
                <text:p>-0.00008237841</text:p>
              </table:table-cell>
              <table:table-cell office:value-type="float" office:value="-0.013861479">
                <text:p>-0.0138614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">
                <text:p>2330</text:p>
              </table:table-cell>
              <table:table-cell office:value-type="float" office:value="0.08342554">
                <text:p>0.08342554</text:p>
              </table:table-cell>
              <table:table-cell office:value-type="float" office:value="0.08342554">
                <text:p>0.08342554</text:p>
              </table:table-cell>
              <table:table-cell office:value-type="float" office:value="-0.00006830863">
                <text:p>-0.00006830863</text:p>
              </table:table-cell>
              <table:table-cell office:value-type="float" office:value="-0.011764638">
                <text:p>-0.0117646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">
                <text:p>2335</text:p>
              </table:table-cell>
              <table:table-cell office:value-type="float" office:value="0.082766704">
                <text:p>0.082766704</text:p>
              </table:table-cell>
              <table:table-cell office:value-type="float" office:value="0.082766704">
                <text:p>0.082766704</text:p>
              </table:table-cell>
              <table:table-cell office:value-type="float" office:value="-0.00004753424">
                <text:p>-0.00004753424</text:p>
              </table:table-cell>
              <table:table-cell office:value-type="float" office:value="-0.008383774">
                <text:p>-0.0083837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">
                <text:p>2340</text:p>
              </table:table-cell>
              <table:table-cell office:value-type="float" office:value="0.08214444">
                <text:p>0.08214444</text:p>
              </table:table-cell>
              <table:table-cell office:value-type="float" office:value="0.08214444">
                <text:p>0.08214444</text:p>
              </table:table-cell>
              <table:table-cell office:value-type="float" office:value="-0.000022383023">
                <text:p>-0.000022383023</text:p>
              </table:table-cell>
              <table:table-cell office:value-type="float" office:value="-0.0040381667">
                <text:p>-0.0040381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">
                <text:p>2345</text:p>
              </table:table-cell>
              <table:table-cell office:value-type="float" office:value="0.08158622">
                <text:p>0.08158622</text:p>
              </table:table-cell>
              <table:table-cell office:value-type="float" office:value="0.08158622">
                <text:p>0.08158622</text:p>
              </table:table-cell>
              <table:table-cell office:value-type="float" office:value="0.0000051196375">
                <text:p>0.0000051196375</text:p>
              </table:table-cell>
              <table:table-cell office:value-type="float" office:value="0.00094273314">
                <text:p>0.000942733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">
                <text:p>2350</text:p>
              </table:table-cell>
              <table:table-cell office:value-type="float" office:value="0.08100055">
                <text:p>0.08100055</text:p>
              </table:table-cell>
              <table:table-cell office:value-type="float" office:value="0.08100055">
                <text:p>0.08100055</text:p>
              </table:table-cell>
              <table:table-cell office:value-type="float" office:value="0.000038413982">
                <text:p>0.000038413982</text:p>
              </table:table-cell>
              <table:table-cell office:value-type="float" office:value="0.007228121">
                <text:p>0.0072281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">
                <text:p>2355</text:p>
              </table:table-cell>
              <table:table-cell office:value-type="float" office:value="0.08038748">
                <text:p>0.08038748</text:p>
              </table:table-cell>
              <table:table-cell office:value-type="float" office:value="0.08038748">
                <text:p>0.08038748</text:p>
              </table:table-cell>
              <table:table-cell office:value-type="float" office:value="0.00007635657">
                <text:p>0.00007635657</text:p>
              </table:table-cell>
              <table:table-cell office:value-type="float" office:value="0.014698775">
                <text:p>0.0146987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">
                <text:p>2360</text:p>
              </table:table-cell>
              <table:table-cell office:value-type="float" office:value="0.07993916">
                <text:p>0.07993916</text:p>
              </table:table-cell>
              <table:table-cell office:value-type="float" office:value="0.07993916">
                <text:p>0.07993916</text:p>
              </table:table-cell>
              <table:table-cell office:value-type="float" office:value="0.00011062273">
                <text:p>0.00011062273</text:p>
              </table:table-cell>
              <table:table-cell office:value-type="float" office:value="0.021655373">
                <text:p>0.0216553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">
                <text:p>2365</text:p>
              </table:table-cell>
              <table:table-cell office:value-type="float" office:value="0.07949089">
                <text:p>0.07949089</text:p>
              </table:table-cell>
              <table:table-cell office:value-type="float" office:value="0.07949089">
                <text:p>0.07949089</text:p>
              </table:table-cell>
              <table:table-cell office:value-type="float" office:value="0.00014056194">
                <text:p>0.00014056194</text:p>
              </table:table-cell>
              <table:table-cell office:value-type="float" office:value="0.027984373">
                <text:p>0.0279843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">
                <text:p>2370</text:p>
              </table:table-cell>
              <table:table-cell office:value-type="float" office:value="0.07901526">
                <text:p>0.07901526</text:p>
              </table:table-cell>
              <table:table-cell office:value-type="float" office:value="0.07901526">
                <text:p>0.07901526</text:p>
              </table:table-cell>
              <table:table-cell office:value-type="float" office:value="0.00016786436">
                <text:p>0.00016786436</text:p>
              </table:table-cell>
              <table:table-cell office:value-type="float" office:value="0.034027148">
                <text:p>0.0340271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">
                <text:p>2375</text:p>
              </table:table-cell>
              <table:table-cell office:value-type="float" office:value="0.07853974">
                <text:p>0.07853974</text:p>
              </table:table-cell>
              <table:table-cell office:value-type="float" office:value="0.07853974">
                <text:p>0.07853974</text:p>
              </table:table-cell>
              <table:table-cell office:value-type="float" office:value="0.0001871952">
                <text:p>0.0001871952</text:p>
              </table:table-cell>
              <table:table-cell office:value-type="float" office:value="0.038639046">
                <text:p>0.0386390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">
                <text:p>2380</text:p>
              </table:table-cell>
              <table:table-cell office:value-type="float" office:value="0.07814658">
                <text:p>0.07814658</text:p>
              </table:table-cell>
              <table:table-cell office:value-type="float" office:value="0.07814658">
                <text:p>0.07814658</text:p>
              </table:table-cell>
              <table:table-cell office:value-type="float" office:value="0.00019838114">
                <text:p>0.00019838114</text:p>
              </table:table-cell>
              <table:table-cell office:value-type="float" office:value="0.041569088">
                <text:p>0.0415690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">
                <text:p>2385</text:p>
              </table:table-cell>
              <table:table-cell office:value-type="float" office:value="0.07774428">
                <text:p>0.07774428</text:p>
              </table:table-cell>
              <table:table-cell office:value-type="float" office:value="0.07774428">
                <text:p>0.07774428</text:p>
              </table:table-cell>
              <table:table-cell office:value-type="float" office:value="0.00020261527">
                <text:p>0.00020261527</text:p>
              </table:table-cell>
              <table:table-cell office:value-type="float" office:value="0.043118812">
                <text:p>0.0431188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">
                <text:p>2390</text:p>
              </table:table-cell>
              <table:table-cell office:value-type="float" office:value="0.07736946">
                <text:p>0.07736946</text:p>
              </table:table-cell>
              <table:table-cell office:value-type="float" office:value="0.07736946">
                <text:p>0.07736946</text:p>
              </table:table-cell>
              <table:table-cell office:value-type="float" office:value="0.00019974">
                <text:p>0.00019974</text:p>
              </table:table-cell>
              <table:table-cell office:value-type="float" office:value="0.043127708">
                <text:p>0.0431277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">
                <text:p>2395</text:p>
              </table:table-cell>
              <table:table-cell office:value-type="float" office:value="0.07703119">
                <text:p>0.07703119</text:p>
              </table:table-cell>
              <table:table-cell office:value-type="float" office:value="0.07703119">
                <text:p>0.07703119</text:p>
              </table:table-cell>
              <table:table-cell office:value-type="float" office:value="0.0001909857">
                <text:p>0.0001909857</text:p>
              </table:table-cell>
              <table:table-cell office:value-type="float" office:value="0.04178314">
                <text:p>0.041783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">
                <text:p>2400</text:p>
              </table:table-cell>
              <table:table-cell office:value-type="float" office:value="0.07672033">
                <text:p>0.07672033</text:p>
              </table:table-cell>
              <table:table-cell office:value-type="float" office:value="0.07672033">
                <text:p>0.07672033</text:p>
              </table:table-cell>
              <table:table-cell office:value-type="float" office:value="0.0001780043">
                <text:p>0.0001780043</text:p>
              </table:table-cell>
              <table:table-cell office:value-type="float" office:value="0.039418414">
                <text:p>0.0394184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">
                <text:p>2405</text:p>
              </table:table-cell>
              <table:table-cell office:value-type="float" office:value="0.07648257">
                <text:p>0.07648257</text:p>
              </table:table-cell>
              <table:table-cell office:value-type="float" office:value="0.07648257">
                <text:p>0.07648257</text:p>
              </table:table-cell>
              <table:table-cell office:value-type="float" office:value="0.00015901016">
                <text:p>0.00015901016</text:p>
              </table:table-cell>
              <table:table-cell office:value-type="float" office:value="0.03554164">
                <text:p>0.035541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">
                <text:p>2410</text:p>
              </table:table-cell>
              <table:table-cell office:value-type="float" office:value="0.07625392">
                <text:p>0.07625392</text:p>
              </table:table-cell>
              <table:table-cell office:value-type="float" office:value="0.07625392">
                <text:p>0.07625392</text:p>
              </table:table-cell>
              <table:table-cell office:value-type="float" office:value="0.00013412298">
                <text:p>0.00013412298</text:p>
              </table:table-cell>
              <table:table-cell office:value-type="float" office:value="0.030249394">
                <text:p>0.0302493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">
                <text:p>2415</text:p>
              </table:table-cell>
              <table:table-cell office:value-type="float" office:value="0.07601607">
                <text:p>0.07601607</text:p>
              </table:table-cell>
              <table:table-cell office:value-type="float" office:value="0.07601607">
                <text:p>0.07601607</text:p>
              </table:table-cell>
              <table:table-cell office:value-type="float" office:value="0.00010576508">
                <text:p>0.00010576508</text:p>
              </table:table-cell>
              <table:table-cell office:value-type="float" office:value="0.024078315">
                <text:p>0.0240783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0.07571414">
                <text:p>0.07571414</text:p>
              </table:table-cell>
              <table:table-cell office:value-type="float" office:value="0.07571414">
                <text:p>0.07571414</text:p>
              </table:table-cell>
              <table:table-cell office:value-type="float" office:value="0.000076271834">
                <text:p>0.000076271834</text:p>
              </table:table-cell>
              <table:table-cell office:value-type="float" office:value="0.017572485">
                <text:p>0.0175724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">
                <text:p>2425</text:p>
              </table:table-cell>
              <table:table-cell office:value-type="float" office:value="0.07532985">
                <text:p>0.07532985</text:p>
              </table:table-cell>
              <table:table-cell office:value-type="float" office:value="0.07532985">
                <text:p>0.07532985</text:p>
              </table:table-cell>
              <table:table-cell office:value-type="float" office:value="0.000046407575">
                <text:p>0.000046407575</text:p>
              </table:table-cell>
              <table:table-cell office:value-type="float" office:value="0.010856444">
                <text:p>0.0108564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">
                <text:p>2430</text:p>
              </table:table-cell>
              <table:table-cell office:value-type="float" office:value="0.07482656">
                <text:p>0.07482656</text:p>
              </table:table-cell>
              <table:table-cell office:value-type="float" office:value="0.07482656">
                <text:p>0.07482656</text:p>
              </table:table-cell>
              <table:table-cell office:value-type="float" office:value="0.000017533413">
                <text:p>0.000017533413</text:p>
              </table:table-cell>
              <table:table-cell office:value-type="float" office:value="0.0041850354">
                <text:p>0.00418503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">
                <text:p>2435</text:p>
              </table:table-cell>
              <table:table-cell office:value-type="float" office:value="0.074350715">
                <text:p>0.074350715</text:p>
              </table:table-cell>
              <table:table-cell office:value-type="float" office:value="0.074350715">
                <text:p>0.074350715</text:p>
              </table:table-cell>
              <table:table-cell office:value-type="float" office:value="-0.0000057397856">
                <text:p>-0.0000057397856</text:p>
              </table:table-cell>
              <table:table-cell office:value-type="float" office:value="-0.0013964977">
                <text:p>-0.00139649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">
                <text:p>2440</text:p>
              </table:table-cell>
              <table:table-cell office:value-type="float" office:value="0.07392061">
                <text:p>0.07392061</text:p>
              </table:table-cell>
              <table:table-cell office:value-type="float" office:value="0.07392061">
                <text:p>0.07392061</text:p>
              </table:table-cell>
              <table:table-cell office:value-type="float" office:value="-0.000024815357">
                <text:p>-0.000024815357</text:p>
              </table:table-cell>
              <table:table-cell office:value-type="float" office:value="-0.006143614">
                <text:p>-0.0061436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">
                <text:p>2445</text:p>
              </table:table-cell>
              <table:table-cell office:value-type="float" office:value="0.07357288">
                <text:p>0.07357288</text:p>
              </table:table-cell>
              <table:table-cell office:value-type="float" office:value="0.07357288">
                <text:p>0.07357288</text:p>
              </table:table-cell>
              <table:table-cell office:value-type="float" office:value="-0.00003839734">
                <text:p>-0.00003839734</text:p>
              </table:table-cell>
              <table:table-cell office:value-type="float" office:value="-0.009641572">
                <text:p>-0.0096415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">
                <text:p>2450</text:p>
              </table:table-cell>
              <table:table-cell office:value-type="float" office:value="0.07324347">
                <text:p>0.07324347</text:p>
              </table:table-cell>
              <table:table-cell office:value-type="float" office:value="0.07324347">
                <text:p>0.07324347</text:p>
              </table:table-cell>
              <table:table-cell office:value-type="float" office:value="-0.00004801364">
                <text:p>-0.00004801364</text:p>
              </table:table-cell>
              <table:table-cell office:value-type="float" office:value="-0.012219627">
                <text:p>-0.0122196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">
                <text:p>2455</text:p>
              </table:table-cell>
              <table:table-cell office:value-type="float" office:value="0.072758496">
                <text:p>0.072758496</text:p>
              </table:table-cell>
              <table:table-cell office:value-type="float" office:value="0.072758496">
                <text:p>0.072758496</text:p>
              </table:table-cell>
              <table:table-cell office:value-type="float" office:value="-0.000048665905">
                <text:p>-0.000048665905</text:p>
              </table:table-cell>
              <table:table-cell office:value-type="float" office:value="-0.0126349535">
                <text:p>-0.01263495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">
                <text:p>2460</text:p>
              </table:table-cell>
              <table:table-cell office:value-type="float" office:value="0.07218204">
                <text:p>0.07218204</text:p>
              </table:table-cell>
              <table:table-cell office:value-type="float" office:value="0.07218204">
                <text:p>0.07218204</text:p>
              </table:table-cell>
              <table:table-cell office:value-type="float" office:value="-0.0000441284">
                <text:p>-0.0000441284</text:p>
              </table:table-cell>
              <table:table-cell office:value-type="float" office:value="-0.011733587">
                <text:p>-0.0117335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">
                <text:p>2465</text:p>
              </table:table-cell>
              <table:table-cell office:value-type="float" office:value="0.07162387">
                <text:p>0.07162387</text:p>
              </table:table-cell>
              <table:table-cell office:value-type="float" office:value="0.07162387">
                <text:p>0.07162387</text:p>
              </table:table-cell>
              <table:table-cell office:value-type="float" office:value="-0.000036820435">
                <text:p>-0.000036820435</text:p>
              </table:table-cell>
              <table:table-cell office:value-type="float" office:value="-0.0100211045">
                <text:p>-0.01002110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">
                <text:p>2470</text:p>
              </table:table-cell>
              <table:table-cell office:value-type="float" office:value="0.07111144">
                <text:p>0.07111144</text:p>
              </table:table-cell>
              <table:table-cell office:value-type="float" office:value="0.07111144">
                <text:p>0.07111144</text:p>
              </table:table-cell>
              <table:table-cell office:value-type="float" office:value="-0.000025727324">
                <text:p>-0.000025727324</text:p>
              </table:table-cell>
              <table:table-cell office:value-type="float" office:value="-0.0071544484">
                <text:p>-0.00715444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">
                <text:p>2475</text:p>
              </table:table-cell>
              <table:table-cell office:value-type="float" office:value="0.07058984">
                <text:p>0.07058984</text:p>
              </table:table-cell>
              <table:table-cell office:value-type="float" office:value="0.07058984">
                <text:p>0.07058984</text:p>
              </table:table-cell>
              <table:table-cell office:value-type="float" office:value="-0.000011488642">
                <text:p>-0.000011488642</text:p>
              </table:table-cell>
              <table:table-cell office:value-type="float" office:value="-0.0032661948">
                <text:p>-0.00326619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">
                <text:p>2480</text:p>
              </table:table-cell>
              <table:table-cell office:value-type="float" office:value="0.070059076">
                <text:p>0.070059076</text:p>
              </table:table-cell>
              <table:table-cell office:value-type="float" office:value="0.070059076">
                <text:p>0.070059076</text:p>
              </table:table-cell>
              <table:table-cell office:value-type="float" office:value="0.000007980054">
                <text:p>0.000007980054</text:p>
              </table:table-cell>
              <table:table-cell office:value-type="float" office:value="0.0023206659">
                <text:p>0.00232066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">
                <text:p>2485</text:p>
              </table:table-cell>
              <table:table-cell office:value-type="float" office:value="0.06953747">
                <text:p>0.06953747</text:p>
              </table:table-cell>
              <table:table-cell office:value-type="float" office:value="0.06953747">
                <text:p>0.06953747</text:p>
              </table:table-cell>
              <table:table-cell office:value-type="float" office:value="0.00003054828">
                <text:p>0.00003054828</text:p>
              </table:table-cell>
              <table:table-cell office:value-type="float" office:value="0.0090851085">
                <text:p>0.00908510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">
                <text:p>2490</text:p>
              </table:table-cell>
              <table:table-cell office:value-type="float" office:value="0.06911655">
                <text:p>0.06911655</text:p>
              </table:table-cell>
              <table:table-cell office:value-type="float" office:value="0.06911655">
                <text:p>0.06911655</text:p>
              </table:table-cell>
              <table:table-cell office:value-type="float" office:value="0.000053983917">
                <text:p>0.000053983917</text:p>
              </table:table-cell>
              <table:table-cell office:value-type="float" office:value="0.01635002">
                <text:p>0.016350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">
                <text:p>2495</text:p>
              </table:table-cell>
              <table:table-cell office:value-type="float" office:value="0.06868653">
                <text:p>0.06868653</text:p>
              </table:table-cell>
              <table:table-cell office:value-type="float" office:value="0.06868653">
                <text:p>0.06868653</text:p>
              </table:table-cell>
              <table:table-cell office:value-type="float" office:value="0.00007819347">
                <text:p>0.00007819347</text:p>
              </table:table-cell>
              <table:table-cell office:value-type="float" office:value="0.024129914">
                <text:p>0.0241299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0.06822916">
                <text:p>0.06822916</text:p>
              </table:table-cell>
              <table:table-cell office:value-type="float" office:value="0.06822916">
                <text:p>0.06822916</text:p>
              </table:table-cell>
              <table:table-cell office:value-type="float" office:value="0.000100486126">
                <text:p>0.000100486126</text:p>
              </table:table-cell>
              <table:table-cell office:value-type="float" office:value="0.031637054">
                <text:p>0.0316370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5">
                <text:p>2505</text:p>
              </table:table-cell>
              <table:table-cell office:value-type="float" office:value="0.06789078">
                <text:p>0.06789078</text:p>
              </table:table-cell>
              <table:table-cell office:value-type="float" office:value="0.06789078">
                <text:p>0.06789078</text:p>
              </table:table-cell>
              <table:table-cell office:value-type="float" office:value="0.000116820454">
                <text:p>0.000116820454</text:p>
              </table:table-cell>
              <table:table-cell office:value-type="float" office:value="0.037332453">
                <text:p>0.0373324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10">
                <text:p>2510</text:p>
              </table:table-cell>
              <table:table-cell office:value-type="float" office:value="0.06755244">
                <text:p>0.06755244</text:p>
              </table:table-cell>
              <table:table-cell office:value-type="float" office:value="0.06755244">
                <text:p>0.06755244</text:p>
              </table:table-cell>
              <table:table-cell office:value-type="float" office:value="0.00012861661">
                <text:p>0.00012861661</text:p>
              </table:table-cell>
              <table:table-cell office:value-type="float" office:value="0.041722845">
                <text:p>0.0417228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5">
                <text:p>2515</text:p>
              </table:table-cell>
              <table:table-cell office:value-type="float" office:value="0.067195885">
                <text:p>0.067195885</text:p>
              </table:table-cell>
              <table:table-cell office:value-type="float" office:value="0.067195885">
                <text:p>0.067195885</text:p>
              </table:table-cell>
              <table:table-cell office:value-type="float" office:value="0.00013596879">
                <text:p>0.00013596879</text:p>
              </table:table-cell>
              <table:table-cell office:value-type="float" office:value="0.04481374">
                <text:p>0.044813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20">
                <text:p>2520</text:p>
              </table:table-cell>
              <table:table-cell office:value-type="float" office:value="0.066875935">
                <text:p>0.066875935</text:p>
              </table:table-cell>
              <table:table-cell office:value-type="float" office:value="0.066875935">
                <text:p>0.066875935</text:p>
              </table:table-cell>
              <table:table-cell office:value-type="float" office:value="0.000140863">
                <text:p>0.000140863</text:p>
              </table:table-cell>
              <table:table-cell office:value-type="float" office:value="0.04709636">
                <text:p>0.047096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5">
                <text:p>2525</text:p>
              </table:table-cell>
              <table:table-cell office:value-type="float" office:value="0.06656514">
                <text:p>0.06656514</text:p>
              </table:table-cell>
              <table:table-cell office:value-type="float" office:value="0.06656514">
                <text:p>0.06656514</text:p>
              </table:table-cell>
              <table:table-cell office:value-type="float" office:value="0.00014034423">
                <text:p>0.00014034423</text:p>
              </table:table-cell>
              <table:table-cell office:value-type="float" office:value="0.04758324">
                <text:p>0.047583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30">
                <text:p>2530</text:p>
              </table:table-cell>
              <table:table-cell office:value-type="float" office:value="0.066272624">
                <text:p>0.066272624</text:p>
              </table:table-cell>
              <table:table-cell office:value-type="float" office:value="0.066272624">
                <text:p>0.066272624</text:p>
              </table:table-cell>
              <table:table-cell office:value-type="float" office:value="0.000135231">
                <text:p>0.000135231</text:p>
              </table:table-cell>
              <table:table-cell office:value-type="float" office:value="0.04645942">
                <text:p>0.046459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5">
                <text:p>2535</text:p>
              </table:table-cell>
              <table:table-cell office:value-type="float" office:value="0.06598923">
                <text:p>0.06598923</text:p>
              </table:table-cell>
              <table:table-cell office:value-type="float" office:value="0.06598923">
                <text:p>0.06598923</text:p>
              </table:table-cell>
              <table:table-cell office:value-type="float" office:value="0.00012736947">
                <text:p>0.00012736947</text:p>
              </table:table-cell>
              <table:table-cell office:value-type="float" office:value="0.044324726">
                <text:p>0.0443247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40">
                <text:p>2540</text:p>
              </table:table-cell>
              <table:table-cell office:value-type="float" office:value="0.06574237">
                <text:p>0.06574237</text:p>
              </table:table-cell>
              <table:table-cell office:value-type="float" office:value="0.06574237">
                <text:p>0.06574237</text:p>
              </table:table-cell>
              <table:table-cell office:value-type="float" office:value="0.00011524042">
                <text:p>0.00011524042</text:p>
              </table:table-cell>
              <table:table-cell office:value-type="float" office:value="0.040557273">
                <text:p>0.0405572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5">
                <text:p>2545</text:p>
              </table:table-cell>
              <table:table-cell office:value-type="float" office:value="0.065541185">
                <text:p>0.065541185</text:p>
              </table:table-cell>
              <table:table-cell office:value-type="float" office:value="0.065541185">
                <text:p>0.065541185</text:p>
              </table:table-cell>
              <table:table-cell office:value-type="float" office:value="0.00009952342">
                <text:p>0.00009952342</text:p>
              </table:table-cell>
              <table:table-cell office:value-type="float" office:value="0.03534943">
                <text:p>0.035349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50">
                <text:p>2550</text:p>
              </table:table-cell>
              <table:table-cell office:value-type="float" office:value="0.065330826">
                <text:p>0.065330826</text:p>
              </table:table-cell>
              <table:table-cell office:value-type="float" office:value="0.065330826">
                <text:p>0.065330826</text:p>
              </table:table-cell>
              <table:table-cell office:value-type="float" office:value="0.000081227634">
                <text:p>0.000081227634</text:p>
              </table:table-cell>
              <table:table-cell office:value-type="float" office:value="0.029130597">
                <text:p>0.0291305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5">
                <text:p>2555</text:p>
              </table:table-cell>
              <table:table-cell office:value-type="float" office:value="0.06504724">
                <text:p>0.06504724</text:p>
              </table:table-cell>
              <table:table-cell office:value-type="float" office:value="0.06504724">
                <text:p>0.06504724</text:p>
              </table:table-cell>
              <table:table-cell office:value-type="float" office:value="0.00006161652">
                <text:p>0.00006161652</text:p>
              </table:table-cell>
              <table:table-cell office:value-type="float" office:value="0.02238775">
                <text:p>0.022387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0">
                <text:p>2560</text:p>
              </table:table-cell>
              <table:table-cell office:value-type="float" office:value="0.064662986">
                <text:p>0.064662986</text:p>
              </table:table-cell>
              <table:table-cell office:value-type="float" office:value="0.064662986">
                <text:p>0.064662986</text:p>
              </table:table-cell>
              <table:table-cell office:value-type="float" office:value="0.00004212114">
                <text:p>0.00004212114</text:p>
              </table:table-cell>
              <table:table-cell office:value-type="float" office:value="0.015578758">
                <text:p>0.0155787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5">
                <text:p>2565</text:p>
              </table:table-cell>
              <table:table-cell office:value-type="float" office:value="0.06415058">
                <text:p>0.06415058</text:p>
              </table:table-cell>
              <table:table-cell office:value-type="float" office:value="0.06415058">
                <text:p>0.06415058</text:p>
              </table:table-cell>
              <table:table-cell office:value-type="float" office:value="0.000023110646">
                <text:p>0.000023110646</text:p>
              </table:table-cell>
              <table:table-cell office:value-type="float" office:value="0.008754076">
                <text:p>0.0087540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70">
                <text:p>2570</text:p>
              </table:table-cell>
              <table:table-cell office:value-type="float" office:value="0.06367473">
                <text:p>0.06367473</text:p>
              </table:table-cell>
              <table:table-cell office:value-type="float" office:value="0.06367473">
                <text:p>0.06367473</text:p>
              </table:table-cell>
              <table:table-cell office:value-type="float" office:value="0.0000075926337">
                <text:p>0.0000075926337</text:p>
              </table:table-cell>
              <table:table-cell office:value-type="float" office:value="0.0029409728">
                <text:p>0.00294097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5">
                <text:p>2575</text:p>
              </table:table-cell>
              <table:table-cell office:value-type="float" office:value="0.063272096">
                <text:p>0.063272096</text:p>
              </table:table-cell>
              <table:table-cell office:value-type="float" office:value="0.063272096">
                <text:p>0.063272096</text:p>
              </table:table-cell>
              <table:table-cell office:value-type="float" office:value="-0.0000050175936">
                <text:p>-0.0000050175936</text:p>
              </table:table-cell>
              <table:table-cell office:value-type="float" office:value="-0.001980883">
                <text:p>-0.0019808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80">
                <text:p>2580</text:p>
              </table:table-cell>
              <table:table-cell office:value-type="float" office:value="0.06293351">
                <text:p>0.06293351</text:p>
              </table:table-cell>
              <table:table-cell office:value-type="float" office:value="0.06293351">
                <text:p>0.06293351</text:p>
              </table:table-cell>
              <table:table-cell office:value-type="float" office:value="-0.000014112352">
                <text:p>-0.000014112352</text:p>
              </table:table-cell>
              <table:table-cell office:value-type="float" office:value="-0.0056617865">
                <text:p>-0.00566178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5">
                <text:p>2585</text:p>
              </table:table-cell>
              <table:table-cell office:value-type="float" office:value="0.062613234">
                <text:p>0.062613234</text:p>
              </table:table-cell>
              <table:table-cell office:value-type="float" office:value="0.062613234">
                <text:p>0.062613234</text:p>
              </table:table-cell>
              <table:table-cell office:value-type="float" office:value="-0.000020356687">
                <text:p>-0.000020356687</text:p>
              </table:table-cell>
              <table:table-cell office:value-type="float" office:value="-0.008292943">
                <text:p>-0.0082929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90">
                <text:p>2590</text:p>
              </table:table-cell>
              <table:table-cell office:value-type="float" office:value="0.062320407">
                <text:p>0.062320407</text:p>
              </table:table-cell>
              <table:table-cell office:value-type="float" office:value="0.062320407">
                <text:p>0.062320407</text:p>
              </table:table-cell>
              <table:table-cell office:value-type="float" office:value="-0.000023073082">
                <text:p>-0.000023073082</text:p>
              </table:table-cell>
              <table:table-cell office:value-type="float" office:value="-0.009532673">
                <text:p>-0.0095326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5">
                <text:p>2595</text:p>
              </table:table-cell>
              <table:table-cell office:value-type="float" office:value="0.061890315">
                <text:p>0.061890315</text:p>
              </table:table-cell>
              <table:table-cell office:value-type="float" office:value="0.061890315">
                <text:p>0.061890315</text:p>
              </table:table-cell>
              <table:table-cell office:value-type="float" office:value="-0.000021014177">
                <text:p>-0.000021014177</text:p>
              </table:table-cell>
              <table:table-cell office:value-type="float" office:value="-0.008864297">
                <text:p>-0.0088642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0">
                <text:p>2600</text:p>
              </table:table-cell>
              <table:table-cell office:value-type="float" office:value="0.061432775">
                <text:p>0.061432775</text:p>
              </table:table-cell>
              <table:table-cell office:value-type="float" office:value="0.061432775">
                <text:p>0.061432775</text:p>
              </table:table-cell>
              <table:table-cell office:value-type="float" office:value="-0.000016677875">
                <text:p>-0.000016677875</text:p>
              </table:table-cell>
              <table:table-cell office:value-type="float" office:value="-0.0071935016">
                <text:p>-0.00719350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5">
                <text:p>2605</text:p>
              </table:table-cell>
              <table:table-cell office:value-type="float" office:value="0.06096608">
                <text:p>0.06096608</text:p>
              </table:table-cell>
              <table:table-cell office:value-type="float" office:value="0.06096608">
                <text:p>0.06096608</text:p>
              </table:table-cell>
              <table:table-cell office:value-type="float" office:value="-0.000009613008">
                <text:p>-0.000009613008</text:p>
              </table:table-cell>
              <table:table-cell office:value-type="float" office:value="-0.004242233">
                <text:p>-0.0042422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10">
                <text:p>2610</text:p>
              </table:table-cell>
              <table:table-cell office:value-type="float" office:value="0.060462773">
                <text:p>0.060462773</text:p>
              </table:table-cell>
              <table:table-cell office:value-type="float" office:value="0.060462773">
                <text:p>0.060462773</text:p>
              </table:table-cell>
              <table:table-cell office:value-type="float" office:value="0.0000004421733">
                <text:p>0.0000004421733</text:p>
              </table:table-cell>
              <table:table-cell office:value-type="float" office:value="0.0002000453">
                <text:p>0.00020004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5">
                <text:p>2615</text:p>
              </table:table-cell>
              <table:table-cell office:value-type="float" office:value="0.059986934">
                <text:p>0.059986934</text:p>
              </table:table-cell>
              <table:table-cell office:value-type="float" office:value="0.059986934">
                <text:p>0.059986934</text:p>
              </table:table-cell>
              <table:table-cell office:value-type="float" office:value="0.0000131274655">
                <text:p>0.0000131274655</text:p>
              </table:table-cell>
              <table:table-cell office:value-type="float" office:value="0.0060815024">
                <text:p>0.0060815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0">
                <text:p>2620</text:p>
              </table:table-cell>
              <table:table-cell office:value-type="float" office:value="0.059575155">
                <text:p>0.059575155</text:p>
              </table:table-cell>
              <table:table-cell office:value-type="float" office:value="0.059575155">
                <text:p>0.059575155</text:p>
              </table:table-cell>
              <table:table-cell office:value-type="float" office:value="0.000027492299">
                <text:p>0.000027492299</text:p>
              </table:table-cell>
              <table:table-cell office:value-type="float" office:value="0.013002161">
                <text:p>0.0130021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5">
                <text:p>2625</text:p>
              </table:table-cell>
              <table:table-cell office:value-type="float" office:value="0.05914512">
                <text:p>0.05914512</text:p>
              </table:table-cell>
              <table:table-cell office:value-type="float" office:value="0.05914512">
                <text:p>0.05914512</text:p>
              </table:table-cell>
              <table:table-cell office:value-type="float" office:value="0.00004298951">
                <text:p>0.00004298951</text:p>
              </table:table-cell>
              <table:table-cell office:value-type="float" office:value="0.020778097">
                <text:p>0.0207780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30">
                <text:p>2630</text:p>
              </table:table-cell>
              <table:table-cell office:value-type="float" office:value="0.058715153">
                <text:p>0.058715153</text:p>
              </table:table-cell>
              <table:table-cell office:value-type="float" office:value="0.058715153">
                <text:p>0.058715153</text:p>
              </table:table-cell>
              <table:table-cell office:value-type="float" office:value="0.000058727037">
                <text:p>0.000058727037</text:p>
              </table:table-cell>
              <table:table-cell office:value-type="float" office:value="0.029012658">
                <text:p>0.0290126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5">
                <text:p>2635</text:p>
              </table:table-cell>
              <table:table-cell office:value-type="float" office:value="0.05833102">
                <text:p>0.05833102</text:p>
              </table:table-cell>
              <table:table-cell office:value-type="float" office:value="0.05833102">
                <text:p>0.05833102</text:p>
              </table:table-cell>
              <table:table-cell office:value-type="float" office:value="0.000072803894">
                <text:p>0.000072803894</text:p>
              </table:table-cell>
              <table:table-cell office:value-type="float" office:value="0.036682244">
                <text:p>0.0366822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40">
                <text:p>2640</text:p>
              </table:table-cell>
              <table:table-cell office:value-type="float" office:value="0.057965267">
                <text:p>0.057965267</text:p>
              </table:table-cell>
              <table:table-cell office:value-type="float" office:value="0.057965267">
                <text:p>0.057965267</text:p>
              </table:table-cell>
              <table:table-cell office:value-type="float" office:value="0.000083076426">
                <text:p>0.000083076426</text:p>
              </table:table-cell>
              <table:table-cell office:value-type="float" office:value="0.042655427">
                <text:p>0.0426554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5">
                <text:p>2645</text:p>
              </table:table-cell>
              <table:table-cell office:value-type="float" office:value="0.05760875">
                <text:p>0.05760875</text:p>
              </table:table-cell>
              <table:table-cell office:value-type="float" office:value="0.05760875">
                <text:p>0.05760875</text:p>
              </table:table-cell>
              <table:table-cell office:value-type="float" office:value="0.000090609625">
                <text:p>0.000090609625</text:p>
              </table:table-cell>
              <table:table-cell office:value-type="float" office:value="0.04739243">
                <text:p>0.047392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50">
                <text:p>2650</text:p>
              </table:table-cell>
              <table:table-cell office:value-type="float" office:value="0.057288837">
                <text:p>0.057288837</text:p>
              </table:table-cell>
              <table:table-cell office:value-type="float" office:value="0.057288837">
                <text:p>0.057288837</text:p>
              </table:table-cell>
              <table:table-cell office:value-type="float" office:value="0.00009500226">
                <text:p>0.00009500226</text:p>
              </table:table-cell>
              <table:table-cell office:value-type="float" office:value="0.050527047">
                <text:p>0.0505270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5">
                <text:p>2655</text:p>
              </table:table-cell>
              <table:table-cell office:value-type="float" office:value="0.056996383">
                <text:p>0.056996383</text:p>
              </table:table-cell>
              <table:table-cell office:value-type="float" office:value="0.056996383">
                <text:p>0.056996383</text:p>
              </table:table-cell>
              <table:table-cell office:value-type="float" office:value="0.000097000244">
                <text:p>0.000097000244</text:p>
              </table:table-cell>
              <table:table-cell office:value-type="float" office:value="0.052387893">
                <text:p>0.0523878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60">
                <text:p>2660</text:p>
              </table:table-cell>
              <table:table-cell office:value-type="float" office:value="0.05673138">
                <text:p>0.05673138</text:p>
              </table:table-cell>
              <table:table-cell office:value-type="float" office:value="0.05673138">
                <text:p>0.05673138</text:p>
              </table:table-cell>
              <table:table-cell office:value-type="float" office:value="0.00009573538">
                <text:p>0.00009573538</text:p>
              </table:table-cell>
              <table:table-cell office:value-type="float" office:value="0.05243272">
                <text:p>0.052432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5">
                <text:p>2665</text:p>
              </table:table-cell>
              <table:table-cell office:value-type="float" office:value="0.056457203">
                <text:p>0.056457203</text:p>
              </table:table-cell>
              <table:table-cell office:value-type="float" office:value="0.056457203">
                <text:p>0.056457203</text:p>
              </table:table-cell>
              <table:table-cell office:value-type="float" office:value="0.00009193133">
                <text:p>0.00009193133</text:p>
              </table:table-cell>
              <table:table-cell office:value-type="float" office:value="0.05108642">
                <text:p>0.051086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70">
                <text:p>2670</text:p>
              </table:table-cell>
              <table:table-cell office:value-type="float" office:value="0.056219578">
                <text:p>0.056219578</text:p>
              </table:table-cell>
              <table:table-cell office:value-type="float" office:value="0.056219578">
                <text:p>0.056219578</text:p>
              </table:table-cell>
              <table:table-cell office:value-type="float" office:value="0.00008618209">
                <text:p>0.00008618209</text:p>
              </table:table-cell>
              <table:table-cell office:value-type="float" office:value="0.048501402">
                <text:p>0.0485014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5">
                <text:p>2675</text:p>
              </table:table-cell>
              <table:table-cell office:value-type="float" office:value="0.05603674">
                <text:p>0.05603674</text:p>
              </table:table-cell>
              <table:table-cell office:value-type="float" office:value="0.05603674">
                <text:p>0.05603674</text:p>
              </table:table-cell>
              <table:table-cell office:value-type="float" office:value="0.000077880926">
                <text:p>0.000077880926</text:p>
              </table:table-cell>
              <table:table-cell office:value-type="float" office:value="0.044260107">
                <text:p>0.0442601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80">
                <text:p>2680</text:p>
              </table:table-cell>
              <table:table-cell office:value-type="float" office:value="0.0558813">
                <text:p>0.0558813</text:p>
              </table:table-cell>
              <table:table-cell office:value-type="float" office:value="0.0558813">
                <text:p>0.0558813</text:p>
              </table:table-cell>
              <table:table-cell office:value-type="float" office:value="0.000067796886">
                <text:p>0.000067796886</text:p>
              </table:table-cell>
              <table:table-cell office:value-type="float" office:value="0.038851723">
                <text:p>0.0388517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5">
                <text:p>2685</text:p>
              </table:table-cell>
              <table:table-cell office:value-type="float" office:value="0.055744134">
                <text:p>0.055744134</text:p>
              </table:table-cell>
              <table:table-cell office:value-type="float" office:value="0.055744134">
                <text:p>0.055744134</text:p>
              </table:table-cell>
              <table:table-cell office:value-type="float" office:value="0.00005580669">
                <text:p>0.00005580669</text:p>
              </table:table-cell>
              <table:table-cell office:value-type="float" office:value="0.03221727">
                <text:p>0.032217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90">
                <text:p>2690</text:p>
              </table:table-cell>
              <table:table-cell office:value-type="float" office:value="0.05557034">
                <text:p>0.05557034</text:p>
              </table:table-cell>
              <table:table-cell office:value-type="float" office:value="0.05557034">
                <text:p>0.05557034</text:p>
              </table:table-cell>
              <table:table-cell office:value-type="float" office:value="0.00004276244">
                <text:p>0.00004276244</text:p>
              </table:table-cell>
              <table:table-cell office:value-type="float" office:value="0.024919152">
                <text:p>0.0249191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5">
                <text:p>2695</text:p>
              </table:table-cell>
              <table:table-cell office:value-type="float" office:value="0.05528672">
                <text:p>0.05528672</text:p>
              </table:table-cell>
              <table:table-cell office:value-type="float" office:value="0.05528672">
                <text:p>0.05528672</text:p>
              </table:table-cell>
              <table:table-cell office:value-type="float" office:value="0.000029811124">
                <text:p>0.000029811124</text:p>
              </table:table-cell>
              <table:table-cell office:value-type="float" office:value="0.017640702">
                <text:p>0.0176407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00">
                <text:p>2700</text:p>
              </table:table-cell>
              <table:table-cell office:value-type="float" office:value="0.05493903">
                <text:p>0.05493903</text:p>
              </table:table-cell>
              <table:table-cell office:value-type="float" office:value="0.05493903">
                <text:p>0.05493903</text:p>
              </table:table-cell>
              <table:table-cell office:value-type="float" office:value="0.00001748085">
                <text:p>0.00001748085</text:p>
              </table:table-cell>
              <table:table-cell office:value-type="float" office:value="0.010541915">
                <text:p>0.0105419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5">
                <text:p>2705</text:p>
              </table:table-cell>
              <table:table-cell office:value-type="float" office:value="0.05461877">
                <text:p>0.05461877</text:p>
              </table:table-cell>
              <table:table-cell office:value-type="float" office:value="0.05461877">
                <text:p>0.05461877</text:p>
              </table:table-cell>
              <table:table-cell office:value-type="float" office:value="0.0000071631066">
                <text:p>0.0000071631066</text:p>
              </table:table-cell>
              <table:table-cell office:value-type="float" office:value="0.0043961825">
                <text:p>0.00439618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10">
                <text:p>2710</text:p>
              </table:table-cell>
              <table:table-cell office:value-type="float" office:value="0.05435338">
                <text:p>0.05435338</text:p>
              </table:table-cell>
              <table:table-cell office:value-type="float" office:value="0.05435338">
                <text:p>0.05435338</text:p>
              </table:table-cell>
              <table:table-cell office:value-type="float" office:value="-0.0000005124499">
                <text:p>-0.0000005124499</text:p>
              </table:table-cell>
              <table:table-cell office:value-type="float" office:value="-0.00031913305">
                <text:p>-0.000319133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5">
                <text:p>2715</text:p>
              </table:table-cell>
              <table:table-cell office:value-type="float" office:value="0.05409714">
                <text:p>0.05409714</text:p>
              </table:table-cell>
              <table:table-cell office:value-type="float" office:value="0.05409714">
                <text:p>0.05409714</text:p>
              </table:table-cell>
              <table:table-cell office:value-type="float" office:value="-0.000005999489">
                <text:p>-0.000005999489</text:p>
              </table:table-cell>
              <table:table-cell office:value-type="float" office:value="-0.0037895828">
                <text:p>-0.00378958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20">
                <text:p>2720</text:p>
              </table:table-cell>
              <table:table-cell office:value-type="float" office:value="0.0538226">
                <text:p>0.0538226</text:p>
              </table:table-cell>
              <table:table-cell office:value-type="float" office:value="0.0538226">
                <text:p>0.0538226</text:p>
              </table:table-cell>
              <table:table-cell office:value-type="float" office:value="-0.000009267767">
                <text:p>-0.000009267767</text:p>
              </table:table-cell>
              <table:table-cell office:value-type="float" office:value="-0.0059440313">
                <text:p>-0.00594403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5">
                <text:p>2725</text:p>
              </table:table-cell>
              <table:table-cell office:value-type="float" office:value="0.053456575">
                <text:p>0.053456575</text:p>
              </table:table-cell>
              <table:table-cell office:value-type="float" office:value="0.053456575">
                <text:p>0.053456575</text:p>
              </table:table-cell>
              <table:table-cell office:value-type="float" office:value="-0.000009550194">
                <text:p>-0.000009550194</text:p>
              </table:table-cell>
              <table:table-cell office:value-type="float" office:value="-0.006251854">
                <text:p>-0.0062518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30">
                <text:p>2730</text:p>
              </table:table-cell>
              <table:table-cell office:value-type="float" office:value="0.05305395">
                <text:p>0.05305395</text:p>
              </table:table-cell>
              <table:table-cell office:value-type="float" office:value="0.05305395">
                <text:p>0.05305395</text:p>
              </table:table-cell>
              <table:table-cell office:value-type="float" office:value="-0.0000076111664">
                <text:p>-0.0000076111664</text:p>
              </table:table-cell>
              <table:table-cell office:value-type="float" office:value="-0.0050968057">
                <text:p>-0.00509680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5">
                <text:p>2735</text:p>
              </table:table-cell>
              <table:table-cell office:value-type="float" office:value="0.05267877">
                <text:p>0.05267877</text:p>
              </table:table-cell>
              <table:table-cell office:value-type="float" office:value="0.05267877">
                <text:p>0.05267877</text:p>
              </table:table-cell>
              <table:table-cell office:value-type="float" office:value="-0.00000408659">
                <text:p>-0.00000408659</text:p>
              </table:table-cell>
              <table:table-cell office:value-type="float" office:value="-0.0027954653">
                <text:p>-0.00279546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0">
                <text:p>2740</text:p>
              </table:table-cell>
              <table:table-cell office:value-type="float" office:value="0.05229444">
                <text:p>0.05229444</text:p>
              </table:table-cell>
              <table:table-cell office:value-type="float" office:value="0.05229444">
                <text:p>0.05229444</text:p>
              </table:table-cell>
              <table:table-cell office:value-type="float" office:value="0.0000009402182">
                <text:p>0.0000009402182</text:p>
              </table:table-cell>
              <table:table-cell office:value-type="float" office:value="0.000657449">
                <text:p>0.0006574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5">
                <text:p>2745</text:p>
              </table:table-cell>
              <table:table-cell office:value-type="float" office:value="0.05191925">
                <text:p>0.05191925</text:p>
              </table:table-cell>
              <table:table-cell office:value-type="float" office:value="0.05191925">
                <text:p>0.05191925</text:p>
              </table:table-cell>
              <table:table-cell office:value-type="float" office:value="0.000007937755">
                <text:p>0.000007937755</text:p>
              </table:table-cell>
              <table:table-cell office:value-type="float" office:value="0.0056716893">
                <text:p>0.00567168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50">
                <text:p>2750</text:p>
              </table:table-cell>
              <table:table-cell office:value-type="float" office:value="0.05155324">
                <text:p>0.05155324</text:p>
              </table:table-cell>
              <table:table-cell office:value-type="float" office:value="0.05155324">
                <text:p>0.05155324</text:p>
              </table:table-cell>
              <table:table-cell office:value-type="float" office:value="0.000016611282">
                <text:p>0.000016611282</text:p>
              </table:table-cell>
              <table:table-cell office:value-type="float" office:value="0.012123702">
                <text:p>0.0121237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5">
                <text:p>2755</text:p>
              </table:table-cell>
              <table:table-cell office:value-type="float" office:value="0.05118725">
                <text:p>0.05118725</text:p>
              </table:table-cell>
              <table:table-cell office:value-type="float" office:value="0.05118725">
                <text:p>0.05118725</text:p>
              </table:table-cell>
              <table:table-cell office:value-type="float" office:value="0.000026229856">
                <text:p>0.000026229856</text:p>
              </table:table-cell>
              <table:table-cell office:value-type="float" office:value="0.019557372">
                <text:p>0.0195573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0">
                <text:p>2760</text:p>
              </table:table-cell>
              <table:table-cell office:value-type="float" office:value="0.050839614">
                <text:p>0.050839614</text:p>
              </table:table-cell>
              <table:table-cell office:value-type="float" office:value="0.050839614">
                <text:p>0.050839614</text:p>
              </table:table-cell>
              <table:table-cell office:value-type="float" office:value="0.00003605401">
                <text:p>0.00003605401</text:p>
              </table:table-cell>
              <table:table-cell office:value-type="float" office:value="0.027437646">
                <text:p>0.0274376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5">
                <text:p>2765</text:p>
              </table:table-cell>
              <table:table-cell office:value-type="float" office:value="0.05047376">
                <text:p>0.05047376</text:p>
              </table:table-cell>
              <table:table-cell office:value-type="float" office:value="0.05047376">
                <text:p>0.05047376</text:p>
              </table:table-cell>
              <table:table-cell office:value-type="float" office:value="0.00004532834">
                <text:p>0.00004532834</text:p>
              </table:table-cell>
              <table:table-cell office:value-type="float" office:value="0.03525111">
                <text:p>0.03525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70">
                <text:p>2770</text:p>
              </table:table-cell>
              <table:table-cell office:value-type="float" office:value="0.050080575">
                <text:p>0.050080575</text:p>
              </table:table-cell>
              <table:table-cell office:value-type="float" office:value="0.050080575">
                <text:p>0.050080575</text:p>
              </table:table-cell>
              <table:table-cell office:value-type="float" office:value="0.000053604737">
                <text:p>0.000053604737</text:p>
              </table:table-cell>
              <table:table-cell office:value-type="float" office:value="0.04267713">
                <text:p>0.042677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5">
                <text:p>2775</text:p>
              </table:table-cell>
              <table:table-cell office:value-type="float" office:value="0.04976062">
                <text:p>0.04976062</text:p>
              </table:table-cell>
              <table:table-cell office:value-type="float" office:value="0.04976062">
                <text:p>0.04976062</text:p>
              </table:table-cell>
              <table:table-cell office:value-type="float" office:value="0.00005909213">
                <text:p>0.00005909213</text:p>
              </table:table-cell>
              <table:table-cell office:value-type="float" office:value="0.04795924">
                <text:p>0.047959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80">
                <text:p>2780</text:p>
              </table:table-cell>
              <table:table-cell office:value-type="float" office:value="0.049486417">
                <text:p>0.049486417</text:p>
              </table:table-cell>
              <table:table-cell office:value-type="float" office:value="0.049486417">
                <text:p>0.049486417</text:p>
              </table:table-cell>
              <table:table-cell office:value-type="float" office:value="0.00006264854">
                <text:p>0.00006264854</text:p>
              </table:table-cell>
              <table:table-cell office:value-type="float" office:value="0.051695526">
                <text:p>0.0516955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5">
                <text:p>2785</text:p>
              </table:table-cell>
              <table:table-cell office:value-type="float" office:value="0.049212277">
                <text:p>0.049212277</text:p>
              </table:table-cell>
              <table:table-cell office:value-type="float" office:value="0.049212277">
                <text:p>0.049212277</text:p>
              </table:table-cell>
              <table:table-cell office:value-type="float" office:value="0.000064502026">
                <text:p>0.000064502026</text:p>
              </table:table-cell>
              <table:table-cell office:value-type="float" office:value="0.0541194">
                <text:p>0.05411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90">
                <text:p>2790</text:p>
              </table:table-cell>
              <table:table-cell office:value-type="float" office:value="0.04897471">
                <text:p>0.04897471</text:p>
              </table:table-cell>
              <table:table-cell office:value-type="float" office:value="0.04897471">
                <text:p>0.04897471</text:p>
              </table:table-cell>
              <table:table-cell office:value-type="float" office:value="0.00006466477">
                <text:p>0.00006466477</text:p>
              </table:table-cell>
              <table:table-cell office:value-type="float" office:value="0.055049334">
                <text:p>0.05504933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5">
                <text:p>2795</text:p>
              </table:table-cell>
              <table:table-cell office:value-type="float" office:value="0.048727997">
                <text:p>0.048727997</text:p>
              </table:table-cell>
              <table:table-cell office:value-type="float" office:value="0.048727997">
                <text:p>0.048727997</text:p>
              </table:table-cell>
              <table:table-cell office:value-type="float" office:value="0.00006301165">
                <text:p>0.00006301165</text:p>
              </table:table-cell>
              <table:table-cell office:value-type="float" office:value="0.054460946">
                <text:p>0.054460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00">
                <text:p>2800</text:p>
              </table:table-cell>
              <table:table-cell office:value-type="float" office:value="0.04848129">
                <text:p>0.04848129</text:p>
              </table:table-cell>
              <table:table-cell office:value-type="float" office:value="0.04848129">
                <text:p>0.04848129</text:p>
              </table:table-cell>
              <table:table-cell office:value-type="float" office:value="0.000060018563">
                <text:p>0.000060018563</text:p>
              </table:table-cell>
              <table:table-cell office:value-type="float" office:value="0.05266998">
                <text:p>0.052669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5">
                <text:p>2805</text:p>
              </table:table-cell>
              <table:table-cell office:value-type="float" office:value="0.04828024">
                <text:p>0.04828024</text:p>
              </table:table-cell>
              <table:table-cell office:value-type="float" office:value="0.04828024">
                <text:p>0.04828024</text:p>
              </table:table-cell>
              <table:table-cell office:value-type="float" office:value="0.000055469085">
                <text:p>0.000055469085</text:p>
              </table:table-cell>
              <table:table-cell office:value-type="float" office:value="0.049288176">
                <text:p>0.0492881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0">
                <text:p>2810</text:p>
              </table:table-cell>
              <table:table-cell office:value-type="float" office:value="0.0481157">
                <text:p>0.0481157</text:p>
              </table:table-cell>
              <table:table-cell office:value-type="float" office:value="0.0481157">
                <text:p>0.0481157</text:p>
              </table:table-cell>
              <table:table-cell office:value-type="float" office:value="0.000049596372">
                <text:p>0.000049596372</text:p>
              </table:table-cell>
              <table:table-cell office:value-type="float" office:value="0.04452352">
                <text:p>0.044523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5">
                <text:p>2815</text:p>
              </table:table-cell>
              <table:table-cell office:value-type="float" office:value="0.047932833">
                <text:p>0.047932833</text:p>
              </table:table-cell>
              <table:table-cell office:value-type="float" office:value="0.047932833">
                <text:p>0.047932833</text:p>
              </table:table-cell>
              <table:table-cell office:value-type="float" office:value="0.0000426112">
                <text:p>0.0000426112</text:p>
              </table:table-cell>
              <table:table-cell office:value-type="float" office:value="0.03869229">
                <text:p>0.038692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0">
                <text:p>2820</text:p>
              </table:table-cell>
              <table:table-cell office:value-type="float" office:value="0.047786504">
                <text:p>0.047786504</text:p>
              </table:table-cell>
              <table:table-cell office:value-type="float" office:value="0.047786504">
                <text:p>0.047786504</text:p>
              </table:table-cell>
              <table:table-cell office:value-type="float" office:value="0.00003478699">
                <text:p>0.00003478699</text:p>
              </table:table-cell>
              <table:table-cell office:value-type="float" office:value="0.031878736">
                <text:p>0.0318787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5">
                <text:p>2825</text:p>
              </table:table-cell>
              <table:table-cell office:value-type="float" office:value="0.047603555">
                <text:p>0.047603555</text:p>
              </table:table-cell>
              <table:table-cell office:value-type="float" office:value="0.047603555">
                <text:p>0.047603555</text:p>
              </table:table-cell>
              <table:table-cell office:value-type="float" office:value="0.00002660873">
                <text:p>0.00002660873</text:p>
              </table:table-cell>
              <table:table-cell office:value-type="float" office:value="0.024666412">
                <text:p>0.0246664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30">
                <text:p>2830</text:p>
              </table:table-cell>
              <table:table-cell office:value-type="float" office:value="0.047374822">
                <text:p>0.047374822</text:p>
              </table:table-cell>
              <table:table-cell office:value-type="float" office:value="0.047374822">
                <text:p>0.047374822</text:p>
              </table:table-cell>
              <table:table-cell office:value-type="float" office:value="0.00001862182">
                <text:p>0.00001862182</text:p>
              </table:table-cell>
              <table:table-cell office:value-type="float" office:value="0.017513758">
                <text:p>0.0175137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5">
                <text:p>2835</text:p>
              </table:table-cell>
              <table:table-cell office:value-type="float" office:value="0.047100317">
                <text:p>0.047100317</text:p>
              </table:table-cell>
              <table:table-cell office:value-type="float" office:value="0.047100317">
                <text:p>0.047100317</text:p>
              </table:table-cell>
              <table:table-cell office:value-type="float" office:value="0.000011571828">
                <text:p>0.000011571828</text:p>
              </table:table-cell>
              <table:table-cell office:value-type="float" office:value="0.01107466">
                <text:p>0.011074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40">
                <text:p>2840</text:p>
              </table:table-cell>
              <table:table-cell office:value-type="float" office:value="0.04680748">
                <text:p>0.04680748</text:p>
              </table:table-cell>
              <table:table-cell office:value-type="float" office:value="0.04680748">
                <text:p>0.04680748</text:p>
              </table:table-cell>
              <table:table-cell office:value-type="float" office:value="0.0000059511876">
                <text:p>0.0000059511876</text:p>
              </table:table-cell>
              <table:table-cell office:value-type="float" office:value="0.0058030714">
                <text:p>0.00580307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5">
                <text:p>2845</text:p>
              </table:table-cell>
              <table:table-cell office:value-type="float" office:value="0.046532944">
                <text:p>0.046532944</text:p>
              </table:table-cell>
              <table:table-cell office:value-type="float" office:value="0.046532944">
                <text:p>0.046532944</text:p>
              </table:table-cell>
              <table:table-cell office:value-type="float" office:value="0.0000021152846">
                <text:p>0.0000021152846</text:p>
              </table:table-cell>
              <table:table-cell office:value-type="float" office:value="0.0020993613">
                <text:p>0.00209936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50">
                <text:p>2850</text:p>
              </table:table-cell>
              <table:table-cell office:value-type="float" office:value="0.046249256">
                <text:p>0.046249256</text:p>
              </table:table-cell>
              <table:table-cell office:value-type="float" office:value="0.046249256">
                <text:p>0.046249256</text:p>
              </table:table-cell>
              <table:table-cell office:value-type="float" office:value="-0.0000003539253">
                <text:p>-0.0000003539253</text:p>
              </table:table-cell>
              <table:table-cell office:value-type="float" office:value="-0.0003577646">
                <text:p>-0.00035776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5">
                <text:p>2855</text:p>
              </table:table-cell>
              <table:table-cell office:value-type="float" office:value="0.045974713">
                <text:p>0.045974713</text:p>
              </table:table-cell>
              <table:table-cell office:value-type="float" office:value="0.045974713">
                <text:p>0.045974713</text:p>
              </table:table-cell>
              <table:table-cell office:value-type="float" office:value="-0.0000015173252">
                <text:p>-0.0000015173252</text:p>
              </table:table-cell>
              <table:table-cell office:value-type="float" office:value="-0.0015614266">
                <text:p>-0.00156142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60">
                <text:p>2860</text:p>
              </table:table-cell>
              <table:table-cell office:value-type="float" office:value="0.045608677">
                <text:p>0.045608677</text:p>
              </table:table-cell>
              <table:table-cell office:value-type="float" office:value="0.045608677">
                <text:p>0.045608677</text:p>
              </table:table-cell>
              <table:table-cell office:value-type="float" office:value="-0.0000008593214">
                <text:p>-0.0000008593214</text:p>
              </table:table-cell>
              <table:table-cell office:value-type="float" office:value="-0.00090576016">
                <text:p>-0.000905760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5">
                <text:p>2865</text:p>
              </table:table-cell>
              <table:table-cell office:value-type="float" office:value="0.045224346">
                <text:p>0.045224346</text:p>
              </table:table-cell>
              <table:table-cell office:value-type="float" office:value="0.045224346">
                <text:p>0.045224346</text:p>
              </table:table-cell>
              <table:table-cell office:value-type="float" office:value="0.0000011333182">
                <text:p>0.0000011333182</text:p>
              </table:table-cell>
              <table:table-cell office:value-type="float" office:value="0.001225279">
                <text:p>0.0012252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70">
                <text:p>2870</text:p>
              </table:table-cell>
              <table:table-cell office:value-type="float" office:value="0.04479424">
                <text:p>0.04479424</text:p>
              </table:table-cell>
              <table:table-cell office:value-type="float" office:value="0.04479424">
                <text:p>0.04479424</text:p>
              </table:table-cell>
              <table:table-cell office:value-type="float" office:value="0.00000393681">
                <text:p>0.00000393681</text:p>
              </table:table-cell>
              <table:table-cell office:value-type="float" office:value="0.004380039">
                <text:p>0.0043800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5">
                <text:p>2875</text:p>
              </table:table-cell>
              <table:table-cell office:value-type="float" office:value="0.04442821">
                <text:p>0.04442821</text:p>
              </table:table-cell>
              <table:table-cell office:value-type="float" office:value="0.04442821">
                <text:p>0.04442821</text:p>
              </table:table-cell>
              <table:table-cell office:value-type="float" office:value="0.000007740603">
                <text:p>0.000007740603</text:p>
              </table:table-cell>
              <table:table-cell office:value-type="float" office:value="0.008826699">
                <text:p>0.0088266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80">
                <text:p>2880</text:p>
              </table:table-cell>
              <table:table-cell office:value-type="float" office:value="0.04407133">
                <text:p>0.04407133</text:p>
              </table:table-cell>
              <table:table-cell office:value-type="float" office:value="0.04407133">
                <text:p>0.04407133</text:p>
              </table:table-cell>
              <table:table-cell office:value-type="float" office:value="0.000012364273">
                <text:p>0.000012364273</text:p>
              </table:table-cell>
              <table:table-cell office:value-type="float" office:value="0.014444418">
                <text:p>0.014444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5">
                <text:p>2885</text:p>
              </table:table-cell>
              <table:table-cell office:value-type="float" office:value="0.04367789">
                <text:p>0.04367789</text:p>
              </table:table-cell>
              <table:table-cell office:value-type="float" office:value="0.04367789">
                <text:p>0.04367789</text:p>
              </table:table-cell>
              <table:table-cell office:value-type="float" office:value="0.00001788223">
                <text:p>0.00001788223</text:p>
              </table:table-cell>
              <table:table-cell office:value-type="float" office:value="0.021460349">
                <text:p>0.0214603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0">
                <text:p>2890</text:p>
              </table:table-cell>
              <table:table-cell office:value-type="float" office:value="0.043311957">
                <text:p>0.043311957</text:p>
              </table:table-cell>
              <table:table-cell office:value-type="float" office:value="0.043311957">
                <text:p>0.043311957</text:p>
              </table:table-cell>
              <table:table-cell office:value-type="float" office:value="0.000023882982">
                <text:p>0.000023882982</text:p>
              </table:table-cell>
              <table:table-cell office:value-type="float" office:value="0.029394433">
                <text:p>0.0293944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5">
                <text:p>2895</text:p>
              </table:table-cell>
              <table:table-cell office:value-type="float" office:value="0.043028433">
                <text:p>0.043028433</text:p>
              </table:table-cell>
              <table:table-cell office:value-type="float" office:value="0.043028433">
                <text:p>0.043028433</text:p>
              </table:table-cell>
              <table:table-cell office:value-type="float" office:value="0.000029369505">
                <text:p>0.000029369505</text:p>
              </table:table-cell>
              <table:table-cell office:value-type="float" office:value="0.036866345">
                <text:p>0.0368663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00">
                <text:p>2900</text:p>
              </table:table-cell>
              <table:table-cell office:value-type="float" office:value="0.04273585">
                <text:p>0.04273585</text:p>
              </table:table-cell>
              <table:table-cell office:value-type="float" office:value="0.04273585">
                <text:p>0.04273585</text:p>
              </table:table-cell>
              <table:table-cell office:value-type="float" office:value="0.000034288096">
                <text:p>0.000034288096</text:p>
              </table:table-cell>
              <table:table-cell office:value-type="float" office:value="0.04393052">
                <text:p>0.043930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5">
                <text:p>2905</text:p>
              </table:table-cell>
              <table:table-cell office:value-type="float" office:value="0.04242507">
                <text:p>0.04242507</text:p>
              </table:table-cell>
              <table:table-cell office:value-type="float" office:value="0.04242507">
                <text:p>0.04242507</text:p>
              </table:table-cell>
              <table:table-cell office:value-type="float" office:value="0.000038075923">
                <text:p>0.000038075923</text:p>
              </table:table-cell>
              <table:table-cell office:value-type="float" office:value="0.049863495">
                <text:p>0.0498634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0">
                <text:p>2910</text:p>
              </table:table-cell>
              <table:table-cell office:value-type="float" office:value="0.04214177">
                <text:p>0.04214177</text:p>
              </table:table-cell>
              <table:table-cell office:value-type="float" office:value="0.04214177">
                <text:p>0.04214177</text:p>
              </table:table-cell>
              <table:table-cell office:value-type="float" office:value="0.000040417963">
                <text:p>0.000040417963</text:p>
              </table:table-cell>
              <table:table-cell office:value-type="float" office:value="0.054005273">
                <text:p>0.0540052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5">
                <text:p>2915</text:p>
              </table:table-cell>
              <table:table-cell office:value-type="float" office:value="0.04189507">
                <text:p>0.04189507</text:p>
              </table:table-cell>
              <table:table-cell office:value-type="float" office:value="0.04189507">
                <text:p>0.04189507</text:p>
              </table:table-cell>
              <table:table-cell office:value-type="float" office:value="0.000041664283">
                <text:p>0.000041664283</text:p>
              </table:table-cell>
              <table:table-cell office:value-type="float" office:value="0.056659818">
                <text:p>0.0566598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20">
                <text:p>2920</text:p>
              </table:table-cell>
              <table:table-cell office:value-type="float" office:value="0.0417215">
                <text:p>0.0417215</text:p>
              </table:table-cell>
              <table:table-cell office:value-type="float" office:value="0.0417215">
                <text:p>0.0417215</text:p>
              </table:table-cell>
              <table:table-cell office:value-type="float" office:value="0.000041949614">
                <text:p>0.000041949614</text:p>
              </table:table-cell>
              <table:table-cell office:value-type="float" office:value="0.057762798">
                <text:p>0.0577627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5">
                <text:p>2925</text:p>
              </table:table-cell>
              <table:table-cell office:value-type="float" office:value="0.04155705">
                <text:p>0.04155705</text:p>
              </table:table-cell>
              <table:table-cell office:value-type="float" office:value="0.04155705">
                <text:p>0.04155705</text:p>
              </table:table-cell>
              <table:table-cell office:value-type="float" office:value="0.000041045445">
                <text:p>0.000041045445</text:p>
              </table:table-cell>
              <table:table-cell office:value-type="float" office:value="0.057191413">
                <text:p>0.0571914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30">
                <text:p>2930</text:p>
              </table:table-cell>
              <table:table-cell office:value-type="float" office:value="0.041365188">
                <text:p>0.041365188</text:p>
              </table:table-cell>
              <table:table-cell office:value-type="float" office:value="0.041365188">
                <text:p>0.041365188</text:p>
              </table:table-cell>
              <table:table-cell office:value-type="float" office:value="0.00003929829">
                <text:p>0.00003929829</text:p>
              </table:table-cell>
              <table:table-cell office:value-type="float" office:value="0.055522457">
                <text:p>0.0555224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5">
                <text:p>2935</text:p>
              </table:table-cell>
              <table:table-cell office:value-type="float" office:value="0.041246388">
                <text:p>0.041246388</text:p>
              </table:table-cell>
              <table:table-cell office:value-type="float" office:value="0.041246388">
                <text:p>0.041246388</text:p>
              </table:table-cell>
              <table:table-cell office:value-type="float" office:value="0.000036594283">
                <text:p>0.000036594283</text:p>
              </table:table-cell>
              <table:table-cell office:value-type="float" office:value="0.05215014">
                <text:p>0.052150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40">
                <text:p>2940</text:p>
              </table:table-cell>
              <table:table-cell office:value-type="float" office:value="0.041173268">
                <text:p>0.041173268</text:p>
              </table:table-cell>
              <table:table-cell office:value-type="float" office:value="0.041173268">
                <text:p>0.041173268</text:p>
              </table:table-cell>
              <table:table-cell office:value-type="float" office:value="0.000033117132">
                <text:p>0.000033117132</text:p>
              </table:table-cell>
              <table:table-cell office:value-type="float" office:value="0.047446772">
                <text:p>0.0474467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5">
                <text:p>2945</text:p>
              </table:table-cell>
              <table:table-cell office:value-type="float" office:value="0.041136704">
                <text:p>0.041136704</text:p>
              </table:table-cell>
              <table:table-cell office:value-type="float" office:value="0.041136704">
                <text:p>0.041136704</text:p>
              </table:table-cell>
              <table:table-cell office:value-type="float" office:value="0.000028794182">
                <text:p>0.000028794182</text:p>
              </table:table-cell>
              <table:table-cell office:value-type="float" office:value="0.041363403">
                <text:p>0.0413634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50">
                <text:p>2950</text:p>
              </table:table-cell>
              <table:table-cell office:value-type="float" office:value="0.041136704">
                <text:p>0.041136704</text:p>
              </table:table-cell>
              <table:table-cell office:value-type="float" office:value="0.041136704">
                <text:p>0.041136704</text:p>
              </table:table-cell>
              <table:table-cell office:value-type="float" office:value="0.000023790635">
                <text:p>0.000023790635</text:p>
              </table:table-cell>
              <table:table-cell office:value-type="float" office:value="0.03417571">
                <text:p>0.034175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5">
                <text:p>2955</text:p>
              </table:table-cell>
              <table:table-cell office:value-type="float" office:value="0.041036103">
                <text:p>0.041036103</text:p>
              </table:table-cell>
              <table:table-cell office:value-type="float" office:value="0.041036103">
                <text:p>0.041036103</text:p>
              </table:table-cell>
              <table:table-cell office:value-type="float" office:value="0.000018563282">
                <text:p>0.000018563282</text:p>
              </table:table-cell>
              <table:table-cell office:value-type="float" office:value="0.026863119">
                <text:p>0.0268631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60">
                <text:p>2960</text:p>
              </table:table-cell>
              <table:table-cell office:value-type="float" office:value="0.04085313">
                <text:p>0.04085313</text:p>
              </table:table-cell>
              <table:table-cell office:value-type="float" office:value="0.04085313">
                <text:p>0.04085313</text:p>
              </table:table-cell>
              <table:table-cell office:value-type="float" office:value="0.000013395405">
                <text:p>0.000013395405</text:p>
              </table:table-cell>
              <table:table-cell office:value-type="float" office:value="0.019646257">
                <text:p>0.0196462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5">
                <text:p>2965</text:p>
              </table:table-cell>
              <table:table-cell office:value-type="float" office:value="0.040615235">
                <text:p>0.040615235</text:p>
              </table:table-cell>
              <table:table-cell office:value-type="float" office:value="0.040615235">
                <text:p>0.040615235</text:p>
              </table:table-cell>
              <table:table-cell office:value-type="float" office:value="0.000008857286">
                <text:p>0.000008857286</text:p>
              </table:table-cell>
              <table:table-cell office:value-type="float" office:value="0.01322007">
                <text:p>0.013220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70">
                <text:p>2970</text:p>
              </table:table-cell>
              <table:table-cell office:value-type="float" office:value="0.040413924">
                <text:p>0.040413924</text:p>
              </table:table-cell>
              <table:table-cell office:value-type="float" office:value="0.040413924">
                <text:p>0.040413924</text:p>
              </table:table-cell>
              <table:table-cell office:value-type="float" office:value="0.00000515849">
                <text:p>0.00000515849</text:p>
              </table:table-cell>
              <table:table-cell office:value-type="float" office:value="0.007815009">
                <text:p>0.0078150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5">
                <text:p>2975</text:p>
              </table:table-cell>
              <table:table-cell office:value-type="float" office:value="0.040212613">
                <text:p>0.040212613</text:p>
              </table:table-cell>
              <table:table-cell office:value-type="float" office:value="0.040212613">
                <text:p>0.040212613</text:p>
              </table:table-cell>
              <table:table-cell office:value-type="float" office:value="0.000002417364">
                <text:p>0.000002417364</text:p>
              </table:table-cell>
              <table:table-cell office:value-type="float" office:value="0.0037175356">
                <text:p>0.00371753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80">
                <text:p>2980</text:p>
              </table:table-cell>
              <table:table-cell office:value-type="float" office:value="0.039993">
                <text:p>0.039993</text:p>
              </table:table-cell>
              <table:table-cell office:value-type="float" office:value="0.039993">
                <text:p>0.039993</text:p>
              </table:table-cell>
              <table:table-cell office:value-type="float" office:value="0.00000051274793">
                <text:p>0.00000051274793</text:p>
              </table:table-cell>
              <table:table-cell office:value-type="float" office:value="0.0008015896">
                <text:p>0.00080158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5">
                <text:p>2985</text:p>
              </table:table-cell>
              <table:table-cell office:value-type="float" office:value="0.039745938">
                <text:p>0.039745938</text:p>
              </table:table-cell>
              <table:table-cell office:value-type="float" office:value="0.039745938">
                <text:p>0.039745938</text:p>
              </table:table-cell>
              <table:table-cell office:value-type="float" office:value="-0.0000004576632">
                <text:p>-0.0000004576632</text:p>
              </table:table-cell>
              <table:table-cell office:value-type="float" office:value="-0.0007288996">
                <text:p>-0.00072889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90">
                <text:p>2990</text:p>
              </table:table-cell>
              <table:table-cell office:value-type="float" office:value="0.03940735">
                <text:p>0.03940735</text:p>
              </table:table-cell>
              <table:table-cell office:value-type="float" office:value="0.03940735">
                <text:p>0.03940735</text:p>
              </table:table-cell>
              <table:table-cell office:value-type="float" office:value="-0.00000040899548">
                <text:p>-0.00000040899548</text:p>
              </table:table-cell>
              <table:table-cell office:value-type="float" office:value="-0.0006683236">
                <text:p>-0.00066832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5">
                <text:p>2995</text:p>
              </table:table-cell>
              <table:table-cell office:value-type="float" office:value="0.039013866">
                <text:p>0.039013866</text:p>
              </table:table-cell>
              <table:table-cell office:value-type="float" office:value="0.039013866">
                <text:p>0.039013866</text:p>
              </table:table-cell>
              <table:table-cell office:value-type="float" office:value="0.00000059212687">
                <text:p>0.00000059212687</text:p>
              </table:table-cell>
              <table:table-cell office:value-type="float" office:value="0.0009971438">
                <text:p>0.00099714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00">
                <text:p>3000</text:p>
              </table:table-cell>
              <table:table-cell office:value-type="float" office:value="0.038638685">
                <text:p>0.038638685</text:p>
              </table:table-cell>
              <table:table-cell office:value-type="float" office:value="0.038638685">
                <text:p>0.038638685</text:p>
              </table:table-cell>
              <table:table-cell office:value-type="float" office:value="0.0000020081673">
                <text:p>0.0000020081673</text:p>
              </table:table-cell>
              <table:table-cell office:value-type="float" office:value="0.0034812312">
                <text:p>0.0034812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